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shapes>
          <draw:frame draw:z-index="0" draw:style-name="gr1" draw:text-style-name="P1" svg:width="15.997cm" svg:height="9.005cm" draw:transform="rotate (0.0010471975511966) translate (8.971cm 3.567cm)">
            <draw:object draw:notify-on-update-of-ranges="Лист1.A1:Лист1.A1 Лист1.A2:Лист1.A975 Лист1.B1:Лист1.B1 Лист1.B2:Лист1.B97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2.9875558404266" calcext:value-type="float">
            <text:p>2,9875558404266</text:p>
          </table:table-cell>
          <table:table-cell office:value-type="float" office:value="3.75698230744679" calcext:value-type="float">
            <text:p>3,75698230744679</text:p>
          </table:table-cell>
        </table:table-row>
        <table:table-row table:style-name="ro1">
          <table:table-cell office:value-type="float" office:value="1.61014181608897" calcext:value-type="float">
            <text:p>1,61014181608897</text:p>
          </table:table-cell>
          <table:table-cell office:value-type="float" office:value="1.76434772677874" calcext:value-type="float">
            <text:p>1,76434772677874</text:p>
          </table:table-cell>
        </table:table-row>
        <table:table-row table:style-name="ro1">
          <table:table-cell office:value-type="float" office:value="9.14131311358067" calcext:value-type="float">
            <text:p>9,14131311358067</text:p>
          </table:table-cell>
          <table:table-cell office:value-type="float" office:value="7.08363931924283" calcext:value-type="float">
            <text:p>7,08363931924283</text:p>
          </table:table-cell>
        </table:table-row>
        <table:table-row table:style-name="ro1">
          <table:table-cell office:value-type="float" office:value="1.24515477554108" calcext:value-type="float">
            <text:p>1,24515477554108</text:p>
          </table:table-cell>
          <table:table-cell office:value-type="float" office:value="2.36799074298843" calcext:value-type="float">
            <text:p>2,36799074298843</text:p>
          </table:table-cell>
        </table:table-row>
        <table:table-row table:style-name="ro1">
          <table:table-cell office:value-type="float" office:value="3.87266862737325" calcext:value-type="float">
            <text:p>3,87266862737325</text:p>
          </table:table-cell>
          <table:table-cell office:value-type="float" office:value="2.31052889897307" calcext:value-type="float">
            <text:p>2,31052889897307</text:p>
          </table:table-cell>
        </table:table-row>
        <table:table-row table:style-name="ro1">
          <table:table-cell office:value-type="float" office:value="9.28402608715429" calcext:value-type="float">
            <text:p>9,28402608715429</text:p>
          </table:table-cell>
          <table:table-cell office:value-type="float" office:value="7.23842912638391" calcext:value-type="float">
            <text:p>7,23842912638391</text:p>
          </table:table-cell>
        </table:table-row>
        <table:table-row table:style-name="ro1">
          <table:table-cell office:value-type="float" office:value="3.51946159453403" calcext:value-type="float">
            <text:p>3,51946159453403</text:p>
          </table:table-cell>
          <table:table-cell office:value-type="float" office:value="3.40846322589175" calcext:value-type="float">
            <text:p>3,40846322589175</text:p>
          </table:table-cell>
        </table:table-row>
        <table:table-row table:style-name="ro1">
          <table:table-cell office:value-type="float" office:value="2.77498475167189" calcext:value-type="float">
            <text:p>2,77498475167189</text:p>
          </table:table-cell>
          <table:table-cell office:value-type="float" office:value="3.62843920518089" calcext:value-type="float">
            <text:p>3,62843920518089</text:p>
          </table:table-cell>
        </table:table-row>
        <table:table-row table:style-name="ro1">
          <table:table-cell office:value-type="float" office:value="3.78849751836671" calcext:value-type="float">
            <text:p>3,78849751836671</text:p>
          </table:table-cell>
          <table:table-cell office:value-type="float" office:value="2.85349076340891" calcext:value-type="float">
            <text:p>2,85349076340891</text:p>
          </table:table-cell>
        </table:table-row>
        <table:table-row table:style-name="ro1">
          <table:table-cell office:value-type="float" office:value="2.66422606948712" calcext:value-type="float">
            <text:p>2,66422606948712</text:p>
          </table:table-cell>
          <table:table-cell office:value-type="float" office:value="3.33114534758021" calcext:value-type="float">
            <text:p>3,33114534758021</text:p>
          </table:table-cell>
        </table:table-row>
        <table:table-row table:style-name="ro1">
          <table:table-cell office:value-type="float" office:value="2.65268176877507" calcext:value-type="float">
            <text:p>2,65268176877507</text:p>
          </table:table-cell>
          <table:table-cell office:value-type="float" office:value="3.23184660556309" calcext:value-type="float">
            <text:p>3,23184660556309</text:p>
          </table:table-cell>
        </table:table-row>
        <table:table-row table:style-name="ro1">
          <table:table-cell office:value-type="float" office:value="1.65021856968411" calcext:value-type="float">
            <text:p>1,65021856968411</text:p>
          </table:table-cell>
          <table:table-cell office:value-type="float" office:value="3.51494263290769" calcext:value-type="float">
            <text:p>3,51494263290769</text:p>
          </table:table-cell>
        </table:table-row>
        <table:table-row table:style-name="ro1">
          <table:table-cell office:value-type="float" office:value="2.78133242928301" calcext:value-type="float">
            <text:p>2,78133242928301</text:p>
          </table:table-cell>
          <table:table-cell office:value-type="float" office:value="2.33683133014297" calcext:value-type="float">
            <text:p>2,33683133014297</text:p>
          </table:table-cell>
        </table:table-row>
        <table:table-row table:style-name="ro1">
          <table:table-cell office:value-type="float" office:value="1.80352734903434" calcext:value-type="float">
            <text:p>1,80352734903434</text:p>
          </table:table-cell>
          <table:table-cell office:value-type="float" office:value="7.20923783478455" calcext:value-type="float">
            <text:p>7,20923783478455</text:p>
          </table:table-cell>
        </table:table-row>
        <table:table-row table:style-name="ro1">
          <table:table-cell office:value-type="float" office:value="7.02781800172574" calcext:value-type="float">
            <text:p>7,02781800172574</text:p>
          </table:table-cell>
          <table:table-cell office:value-type="float" office:value="6.85151102269359" calcext:value-type="float">
            <text:p>6,85151102269359</text:p>
          </table:table-cell>
        </table:table-row>
        <table:table-row table:style-name="ro1">
          <table:table-cell office:value-type="float" office:value="9.187745469948" calcext:value-type="float">
            <text:p>9,187745469948</text:p>
          </table:table-cell>
          <table:table-cell office:value-type="float" office:value="6.96449430467052" calcext:value-type="float">
            <text:p>6,96449430467052</text:p>
          </table:table-cell>
        </table:table-row>
        <table:table-row table:style-name="ro1">
          <table:table-cell office:value-type="float" office:value="9.38045659995541" calcext:value-type="float">
            <text:p>9,38045659995541</text:p>
          </table:table-cell>
          <table:table-cell office:value-type="float" office:value="6.60082395387449" calcext:value-type="float">
            <text:p>6,60082395387449</text:p>
          </table:table-cell>
        </table:table-row>
        <table:table-row table:style-name="ro1">
          <table:table-cell office:value-type="float" office:value="9.87144018270931" calcext:value-type="float">
            <text:p>9,87144018270931</text:p>
          </table:table-cell>
          <table:table-cell office:value-type="float" office:value="7.09365118832502" calcext:value-type="float">
            <text:p>7,09365118832502</text:p>
          </table:table-cell>
        </table:table-row>
        <table:table-row table:style-name="ro1">
          <table:table-cell office:value-type="float" office:value="9.00910845563748" calcext:value-type="float">
            <text:p>9,00910845563748</text:p>
          </table:table-cell>
          <table:table-cell office:value-type="float" office:value="7.58123191312456" calcext:value-type="float">
            <text:p>7,58123191312456</text:p>
          </table:table-cell>
        </table:table-row>
        <table:table-row table:style-name="ro1">
          <table:table-cell office:value-type="float" office:value="3.84337937198023" calcext:value-type="float">
            <text:p>3,84337937198023</text:p>
          </table:table-cell>
          <table:table-cell office:value-type="float" office:value="2.74338637878941" calcext:value-type="float">
            <text:p>2,74338637878941</text:p>
          </table:table-cell>
        </table:table-row>
        <table:table-row table:style-name="ro1">
          <table:table-cell office:value-type="float" office:value="7.53752406060546" calcext:value-type="float">
            <text:p>7,53752406060546</text:p>
          </table:table-cell>
          <table:table-cell office:value-type="float" office:value="6.8235861651205" calcext:value-type="float">
            <text:p>6,8235861651205</text:p>
          </table:table-cell>
        </table:table-row>
        <table:table-row table:style-name="ro1">
          <table:table-cell office:value-type="float" office:value="1.60473739201262" calcext:value-type="float">
            <text:p>1,60473739201262</text:p>
          </table:table-cell>
          <table:table-cell office:value-type="float" office:value="2.40743257279235" calcext:value-type="float">
            <text:p>2,40743257279235</text:p>
          </table:table-cell>
        </table:table-row>
        <table:table-row table:style-name="ro1">
          <table:table-cell office:value-type="float" office:value="3.87827616331487" calcext:value-type="float">
            <text:p>3,87827616331487</text:p>
          </table:table-cell>
          <table:table-cell office:value-type="float" office:value="2.64083965126389" calcext:value-type="float">
            <text:p>2,64083965126389</text:p>
          </table:table-cell>
        </table:table-row>
        <table:table-row table:style-name="ro1">
          <table:table-cell office:value-type="float" office:value="1.57908626875955" calcext:value-type="float">
            <text:p>1,57908626875955</text:p>
          </table:table-cell>
          <table:table-cell office:value-type="float" office:value="3.04304048995936" calcext:value-type="float">
            <text:p>3,04304048995936</text:p>
          </table:table-cell>
        </table:table-row>
        <table:table-row table:style-name="ro1">
          <table:table-cell office:value-type="float" office:value="9.81212365232252" calcext:value-type="float">
            <text:p>9,81212365232252</text:p>
          </table:table-cell>
          <table:table-cell office:value-type="float" office:value="7.22796610426384" calcext:value-type="float">
            <text:p>7,22796610426384</text:p>
          </table:table-cell>
        </table:table-row>
        <table:table-row table:style-name="ro1">
          <table:table-cell office:value-type="float" office:value="9.81028774136243" calcext:value-type="float">
            <text:p>9,81028774136243</text:p>
          </table:table-cell>
          <table:table-cell office:value-type="float" office:value="7.38868722205481" calcext:value-type="float">
            <text:p>7,38868722205481</text:p>
          </table:table-cell>
        </table:table-row>
        <table:table-row table:style-name="ro1">
          <table:table-cell office:value-type="float" office:value="7.88515348131211" calcext:value-type="float">
            <text:p>7,88515348131211</text:p>
          </table:table-cell>
          <table:table-cell office:value-type="float" office:value="7.62621889808392" calcext:value-type="float">
            <text:p>7,62621889808392</text:p>
          </table:table-cell>
        </table:table-row>
        <table:table-row table:style-name="ro1">
          <table:table-cell office:value-type="float" office:value="2.08587783756081" calcext:value-type="float">
            <text:p>2,08587783756081</text:p>
          </table:table-cell>
          <table:table-cell office:value-type="float" office:value="2.00576785583653" calcext:value-type="float">
            <text:p>2,00576785583653</text:p>
          </table:table-cell>
        </table:table-row>
        <table:table-row table:style-name="ro1">
          <table:table-cell office:value-type="float" office:value="8.53601902880552" calcext:value-type="float">
            <text:p>8,53601902880552</text:p>
          </table:table-cell>
          <table:table-cell office:value-type="float" office:value="6.36204524348678" calcext:value-type="float">
            <text:p>6,36204524348678</text:p>
          </table:table-cell>
        </table:table-row>
        <table:table-row table:style-name="ro1">
          <table:table-cell office:value-type="float" office:value="1.95855408280139" calcext:value-type="float">
            <text:p>1,95855408280139</text:p>
          </table:table-cell>
          <table:table-cell office:value-type="float" office:value="2.01093528742137" calcext:value-type="float">
            <text:p>2,01093528742137</text:p>
          </table:table-cell>
        </table:table-row>
        <table:table-row table:style-name="ro1">
          <table:table-cell office:value-type="float" office:value="9.78887972601689" calcext:value-type="float">
            <text:p>9,78887972601689</text:p>
          </table:table-cell>
          <table:table-cell office:value-type="float" office:value="6.73233200488885" calcext:value-type="float">
            <text:p>6,73233200488885</text:p>
          </table:table-cell>
        </table:table-row>
        <table:table-row table:style-name="ro1">
          <table:table-cell office:value-type="float" office:value="3.61550801702562" calcext:value-type="float">
            <text:p>3,61550801702562</text:p>
          </table:table-cell>
          <table:table-cell office:value-type="float" office:value="2.1464054055245" calcext:value-type="float">
            <text:p>2,1464054055245</text:p>
          </table:table-cell>
        </table:table-row>
        <table:table-row table:style-name="ro1">
          <table:table-cell office:value-type="float" office:value="8.46748422547166" calcext:value-type="float">
            <text:p>8,46748422547166</text:p>
          </table:table-cell>
          <table:table-cell office:value-type="float" office:value="7.07086347478265" calcext:value-type="float">
            <text:p>7,07086347478265</text:p>
          </table:table-cell>
        </table:table-row>
        <table:table-row table:style-name="ro1">
          <table:table-cell office:value-type="float" office:value="8.02205556056305" calcext:value-type="float">
            <text:p>8,02205556056305</text:p>
          </table:table-cell>
          <table:table-cell office:value-type="float" office:value="7.51453662350921" calcext:value-type="float">
            <text:p>7,51453662350921</text:p>
          </table:table-cell>
        </table:table-row>
        <table:table-row table:style-name="ro1">
          <table:table-cell office:value-type="float" office:value="8.30314483535349" calcext:value-type="float">
            <text:p>8,30314483535349</text:p>
          </table:table-cell>
          <table:table-cell office:value-type="float" office:value="6.25556207009957" calcext:value-type="float">
            <text:p>6,25556207009957</text:p>
          </table:table-cell>
        </table:table-row>
        <table:table-row table:style-name="ro1">
          <table:table-cell office:value-type="float" office:value="3.10075058810275" calcext:value-type="float">
            <text:p>3,10075058810275</text:p>
          </table:table-cell>
          <table:table-cell office:value-type="float" office:value="2.84487824882607" calcext:value-type="float">
            <text:p>2,84487824882607</text:p>
          </table:table-cell>
        </table:table-row>
        <table:table-row table:style-name="ro1">
          <table:table-cell office:value-type="float" office:value="1.52206917988011" calcext:value-type="float">
            <text:p>1,52206917988011</text:p>
          </table:table-cell>
          <table:table-cell office:value-type="float" office:value="3.17647649628568" calcext:value-type="float">
            <text:p>3,17647649628568</text:p>
          </table:table-cell>
        </table:table-row>
        <table:table-row table:style-name="ro1">
          <table:table-cell office:value-type="float" office:value="7.53010071375206" calcext:value-type="float">
            <text:p>7,53010071375206</text:p>
          </table:table-cell>
          <table:table-cell office:value-type="float" office:value="7.52468150807491" calcext:value-type="float">
            <text:p>7,52468150807491</text:p>
          </table:table-cell>
        </table:table-row>
        <table:table-row table:style-name="ro1">
          <table:table-cell office:value-type="float" office:value="6.88217161203351" calcext:value-type="float">
            <text:p>6,88217161203351</text:p>
          </table:table-cell>
          <table:table-cell office:value-type="float" office:value="6.70331451061741" calcext:value-type="float">
            <text:p>6,70331451061741</text:p>
          </table:table-cell>
        </table:table-row>
        <table:table-row table:style-name="ro1">
          <table:table-cell office:value-type="float" office:value="8.94152927339099" calcext:value-type="float">
            <text:p>8,94152927339099</text:p>
          </table:table-cell>
          <table:table-cell office:value-type="float" office:value="7.77280382080405" calcext:value-type="float">
            <text:p>7,77280382080405</text:p>
          </table:table-cell>
        </table:table-row>
        <table:table-row table:style-name="ro1">
          <table:table-cell office:value-type="float" office:value="2.77251591987068" calcext:value-type="float">
            <text:p>2,77251591987068</text:p>
          </table:table-cell>
          <table:table-cell office:value-type="float" office:value="1.39893546443466" calcext:value-type="float">
            <text:p>1,39893546443466</text:p>
          </table:table-cell>
        </table:table-row>
        <table:table-row table:style-name="ro1">
          <table:table-cell office:value-type="float" office:value="7.58634751682701" calcext:value-type="float">
            <text:p>7,58634751682701</text:p>
          </table:table-cell>
          <table:table-cell office:value-type="float" office:value="6.90598589546849" calcext:value-type="float">
            <text:p>6,90598589546849</text:p>
          </table:table-cell>
        </table:table-row>
        <table:table-row table:style-name="ro1">
          <table:table-cell office:value-type="float" office:value="3.32410004902071" calcext:value-type="float">
            <text:p>3,32410004902071</text:p>
          </table:table-cell>
          <table:table-cell office:value-type="float" office:value="2.74881073332975" calcext:value-type="float">
            <text:p>2,74881073332975</text:p>
          </table:table-cell>
        </table:table-row>
        <table:table-row table:style-name="ro1">
          <table:table-cell office:value-type="float" office:value="1.43217961150975" calcext:value-type="float">
            <text:p>1,43217961150975</text:p>
          </table:table-cell>
          <table:table-cell office:value-type="float" office:value="3.51273235906743" calcext:value-type="float">
            <text:p>3,51273235906743</text:p>
          </table:table-cell>
        </table:table-row>
        <table:table-row table:style-name="ro1">
          <table:table-cell office:value-type="float" office:value="2.34813301329384" calcext:value-type="float">
            <text:p>2,34813301329384</text:p>
          </table:table-cell>
          <table:table-cell office:value-type="float" office:value="1.81562547901779" calcext:value-type="float">
            <text:p>1,81562547901779</text:p>
          </table:table-cell>
        </table:table-row>
        <table:table-row table:style-name="ro1">
          <table:table-cell office:value-type="float" office:value="3.44301987284449" calcext:value-type="float">
            <text:p>3,44301987284449</text:p>
          </table:table-cell>
          <table:table-cell office:value-type="float" office:value="1.4395770062391" calcext:value-type="float">
            <text:p>1,4395770062391</text:p>
          </table:table-cell>
        </table:table-row>
        <table:table-row table:style-name="ro1">
          <table:table-cell office:value-type="float" office:value="6.62388589749107" calcext:value-type="float">
            <text:p>6,62388589749107</text:p>
          </table:table-cell>
          <table:table-cell office:value-type="float" office:value="6.9444625836534" calcext:value-type="float">
            <text:p>6,9444625836534</text:p>
          </table:table-cell>
        </table:table-row>
        <table:table-row table:style-name="ro1">
          <table:table-cell office:value-type="float" office:value="1.08923893476348" calcext:value-type="float">
            <text:p>1,08923893476348</text:p>
          </table:table-cell>
          <table:table-cell office:value-type="float" office:value="7.31891278237347" calcext:value-type="float">
            <text:p>7,31891278237347</text:p>
          </table:table-cell>
        </table:table-row>
        <table:table-row table:style-name="ro1">
          <table:table-cell office:value-type="float" office:value="2.48381143236035" calcext:value-type="float">
            <text:p>2,48381143236035</text:p>
          </table:table-cell>
          <table:table-cell office:value-type="float" office:value="1.97212250402309" calcext:value-type="float">
            <text:p>1,97212250402309</text:p>
          </table:table-cell>
        </table:table-row>
        <table:table-row table:style-name="ro1">
          <table:table-cell office:value-type="float" office:value="9.77457619116516" calcext:value-type="float">
            <text:p>9,77457619116516</text:p>
          </table:table-cell>
          <table:table-cell office:value-type="float" office:value="6.68376160521304" calcext:value-type="float">
            <text:p>6,68376160521304</text:p>
          </table:table-cell>
        </table:table-row>
        <table:table-row table:style-name="ro1">
          <table:table-cell office:value-type="float" office:value="2.95088956672692" calcext:value-type="float">
            <text:p>2,95088956672692</text:p>
          </table:table-cell>
          <table:table-cell office:value-type="float" office:value="3.8231046560921" calcext:value-type="float">
            <text:p>3,8231046560921</text:p>
          </table:table-cell>
        </table:table-row>
        <table:table-row table:style-name="ro1">
          <table:table-cell office:value-type="float" office:value="7.74193555376589" calcext:value-type="float">
            <text:p>7,74193555376589</text:p>
          </table:table-cell>
          <table:table-cell office:value-type="float" office:value="7.96022347696619" calcext:value-type="float">
            <text:p>7,96022347696619</text:p>
          </table:table-cell>
        </table:table-row>
        <table:table-row table:style-name="ro1">
          <table:table-cell office:value-type="float" office:value="9.44403044219395" calcext:value-type="float">
            <text:p>9,44403044219395</text:p>
          </table:table-cell>
          <table:table-cell office:value-type="float" office:value="7.07622970943233" calcext:value-type="float">
            <text:p>7,07622970943233</text:p>
          </table:table-cell>
        </table:table-row>
        <table:table-row table:style-name="ro1">
          <table:table-cell office:value-type="float" office:value="9.68098221712245" calcext:value-type="float">
            <text:p>9,68098221712245</text:p>
          </table:table-cell>
          <table:table-cell office:value-type="float" office:value="6.84405374759054" calcext:value-type="float">
            <text:p>6,84405374759054</text:p>
          </table:table-cell>
        </table:table-row>
        <table:table-row table:style-name="ro1">
          <table:table-cell office:value-type="float" office:value="1.82888045325171" calcext:value-type="float">
            <text:p>1,82888045325171</text:p>
          </table:table-cell>
          <table:table-cell office:value-type="float" office:value="1.19351411629132" calcext:value-type="float">
            <text:p>1,19351411629132</text:p>
          </table:table-cell>
        </table:table-row>
        <table:table-row table:style-name="ro1">
          <table:table-cell office:value-type="float" office:value="2.28365546734993" calcext:value-type="float">
            <text:p>2,28365546734993</text:p>
          </table:table-cell>
          <table:table-cell office:value-type="float" office:value="3.29171168767096" calcext:value-type="float">
            <text:p>3,29171168767096</text:p>
          </table:table-cell>
        </table:table-row>
        <table:table-row table:style-name="ro1">
          <table:table-cell office:value-type="float" office:value="7.80331270017042" calcext:value-type="float">
            <text:p>7,80331270017042</text:p>
          </table:table-cell>
          <table:table-cell office:value-type="float" office:value="6.8458022856968" calcext:value-type="float">
            <text:p>6,8458022856968</text:p>
          </table:table-cell>
        </table:table-row>
        <table:table-row table:style-name="ro1">
          <table:table-cell office:value-type="float" office:value="6.31972461047625" calcext:value-type="float">
            <text:p>6,31972461047625</text:p>
          </table:table-cell>
          <table:table-cell office:value-type="float" office:value="6.9865364470891" calcext:value-type="float">
            <text:p>6,9865364470891</text:p>
          </table:table-cell>
        </table:table-row>
        <table:table-row table:style-name="ro1">
          <table:table-cell office:value-type="float" office:value="8.36423629626238" calcext:value-type="float">
            <text:p>8,36423629626238</text:p>
          </table:table-cell>
          <table:table-cell office:value-type="float" office:value="7.81348358676569" calcext:value-type="float">
            <text:p>7,81348358676569</text:p>
          </table:table-cell>
        </table:table-row>
        <table:table-row table:style-name="ro1">
          <table:table-cell office:value-type="float" office:value="9.85730407947096" calcext:value-type="float">
            <text:p>9,85730407947096</text:p>
          </table:table-cell>
          <table:table-cell office:value-type="float" office:value="7.33768918306117" calcext:value-type="float">
            <text:p>7,33768918306117</text:p>
          </table:table-cell>
        </table:table-row>
        <table:table-row table:style-name="ro1">
          <table:table-cell office:value-type="float" office:value="8.71793273181043" calcext:value-type="float">
            <text:p>8,71793273181043</text:p>
          </table:table-cell>
          <table:table-cell office:value-type="float" office:value="7.46495699490375" calcext:value-type="float">
            <text:p>7,46495699490375</text:p>
          </table:table-cell>
        </table:table-row>
        <table:table-row table:style-name="ro1">
          <table:table-cell office:value-type="float" office:value="9.39039367417006" calcext:value-type="float">
            <text:p>9,39039367417006</text:p>
          </table:table-cell>
          <table:table-cell office:value-type="float" office:value="7.55501900848758" calcext:value-type="float">
            <text:p>7,55501900848758</text:p>
          </table:table-cell>
        </table:table-row>
        <table:table-row table:style-name="ro1">
          <table:table-cell office:value-type="float" office:value="2.59177218716077" calcext:value-type="float">
            <text:p>2,59177218716077</text:p>
          </table:table-cell>
          <table:table-cell office:value-type="float" office:value="3.97664209553174" calcext:value-type="float">
            <text:p>3,97664209553174</text:p>
          </table:table-cell>
        </table:table-row>
        <table:table-row table:style-name="ro1">
          <table:table-cell office:value-type="float" office:value="9.48152591834844" calcext:value-type="float">
            <text:p>9,48152591834844</text:p>
          </table:table-cell>
          <table:table-cell office:value-type="float" office:value="6.6440223248969" calcext:value-type="float">
            <text:p>6,6440223248969</text:p>
          </table:table-cell>
        </table:table-row>
        <table:table-row table:style-name="ro1">
          <table:table-cell office:value-type="float" office:value="6.68488808336042" calcext:value-type="float">
            <text:p>6,68488808336042</text:p>
          </table:table-cell>
          <table:table-cell office:value-type="float" office:value="6.54035373643342" calcext:value-type="float">
            <text:p>6,54035373643342</text:p>
          </table:table-cell>
        </table:table-row>
        <table:table-row table:style-name="ro1">
          <table:table-cell office:value-type="float" office:value="1.60204672609841" calcext:value-type="float">
            <text:p>1,60204672609841</text:p>
          </table:table-cell>
          <table:table-cell office:value-type="float" office:value="1.75812324999787" calcext:value-type="float">
            <text:p>1,75812324999787</text:p>
          </table:table-cell>
        </table:table-row>
        <table:table-row table:style-name="ro1">
          <table:table-cell office:value-type="float" office:value="1.56007837913325" calcext:value-type="float">
            <text:p>1,56007837913325</text:p>
          </table:table-cell>
          <table:table-cell office:value-type="float" office:value="2.85459889680231" calcext:value-type="float">
            <text:p>2,85459889680231</text:p>
          </table:table-cell>
        </table:table-row>
        <table:table-row table:style-name="ro1">
          <table:table-cell office:value-type="float" office:value="1.77668040395471" calcext:value-type="float">
            <text:p>1,77668040395471</text:p>
          </table:table-cell>
          <table:table-cell office:value-type="float" office:value="1.73417438377382" calcext:value-type="float">
            <text:p>1,73417438377382</text:p>
          </table:table-cell>
        </table:table-row>
        <table:table-row table:style-name="ro1">
          <table:table-cell office:value-type="float" office:value="6.75521673612405" calcext:value-type="float">
            <text:p>6,75521673612405</text:p>
          </table:table-cell>
          <table:table-cell office:value-type="float" office:value="6.91254669154242" calcext:value-type="float">
            <text:p>6,91254669154242</text:p>
          </table:table-cell>
        </table:table-row>
        <table:table-row table:style-name="ro1">
          <table:table-cell office:value-type="float" office:value="6.84982496717638" calcext:value-type="float">
            <text:p>6,84982496717638</text:p>
          </table:table-cell>
          <table:table-cell office:value-type="float" office:value="6.51158536403431" calcext:value-type="float">
            <text:p>6,51158536403431</text:p>
          </table:table-cell>
        </table:table-row>
        <table:table-row table:style-name="ro1">
          <table:table-cell office:value-type="float" office:value="8.4239772644092" calcext:value-type="float">
            <text:p>8,4239772644092</text:p>
          </table:table-cell>
          <table:table-cell office:value-type="float" office:value="6.30529286459502" calcext:value-type="float">
            <text:p>6,30529286459502</text:p>
          </table:table-cell>
        </table:table-row>
        <table:table-row table:style-name="ro1">
          <table:table-cell office:value-type="float" office:value="6.74040457933566" calcext:value-type="float">
            <text:p>6,74040457933566</text:p>
          </table:table-cell>
          <table:table-cell office:value-type="float" office:value="6.55704737274492" calcext:value-type="float">
            <text:p>6,55704737274492</text:p>
          </table:table-cell>
        </table:table-row>
        <table:table-row table:style-name="ro1">
          <table:table-cell office:value-type="float" office:value="8.27506111181499" calcext:value-type="float">
            <text:p>8,27506111181499</text:p>
          </table:table-cell>
          <table:table-cell office:value-type="float" office:value="7.79939948466838" calcext:value-type="float">
            <text:p>7,79939948466838</text:p>
          </table:table-cell>
        </table:table-row>
        <table:table-row table:style-name="ro1">
          <table:table-cell office:value-type="float" office:value="3.03390284723589" calcext:value-type="float">
            <text:p>3,03390284723589</text:p>
          </table:table-cell>
          <table:table-cell office:value-type="float" office:value="1.55455675345646" calcext:value-type="float">
            <text:p>1,55455675345646</text:p>
          </table:table-cell>
        </table:table-row>
        <table:table-row table:style-name="ro1">
          <table:table-cell office:value-type="float" office:value="6.44314729810492" calcext:value-type="float">
            <text:p>6,44314729810492</text:p>
          </table:table-cell>
          <table:table-cell office:value-type="float" office:value="7.10522965540438" calcext:value-type="float">
            <text:p>7,10522965540438</text:p>
          </table:table-cell>
        </table:table-row>
        <table:table-row table:style-name="ro1">
          <table:table-cell office:value-type="float" office:value="9.19641884778127" calcext:value-type="float">
            <text:p>9,19641884778127</text:p>
          </table:table-cell>
          <table:table-cell office:value-type="float" office:value="6.67060161310444" calcext:value-type="float">
            <text:p>6,67060161310444</text:p>
          </table:table-cell>
        </table:table-row>
        <table:table-row table:style-name="ro1">
          <table:table-cell office:value-type="float" office:value="6.76765499338458" calcext:value-type="float">
            <text:p>6,76765499338458</text:p>
          </table:table-cell>
          <table:table-cell office:value-type="float" office:value="6.72910751437478" calcext:value-type="float">
            <text:p>6,72910751437478</text:p>
          </table:table-cell>
        </table:table-row>
        <table:table-row table:style-name="ro1">
          <table:table-cell office:value-type="float" office:value="2.87570824050606" calcext:value-type="float">
            <text:p>2,87570824050606</text:p>
          </table:table-cell>
          <table:table-cell office:value-type="float" office:value="2.39808212217216" calcext:value-type="float">
            <text:p>2,39808212217216</text:p>
          </table:table-cell>
        </table:table-row>
        <table:table-row table:style-name="ro1">
          <table:table-cell office:value-type="float" office:value="3.65824051160503" calcext:value-type="float">
            <text:p>3,65824051160503</text:p>
          </table:table-cell>
          <table:table-cell office:value-type="float" office:value="3.03535764749431" calcext:value-type="float">
            <text:p>3,03535764749431</text:p>
          </table:table-cell>
        </table:table-row>
        <table:table-row table:style-name="ro1">
          <table:table-cell office:value-type="float" office:value="7.47488211048664" calcext:value-type="float">
            <text:p>7,47488211048664</text:p>
          </table:table-cell>
          <table:table-cell office:value-type="float" office:value="6.57048148660885" calcext:value-type="float">
            <text:p>6,57048148660885</text:p>
          </table:table-cell>
        </table:table-row>
        <table:table-row table:style-name="ro1">
          <table:table-cell office:value-type="float" office:value="7.28169988319289" calcext:value-type="float">
            <text:p>7,28169988319289</text:p>
          </table:table-cell>
          <table:table-cell office:value-type="float" office:value="7.57357048156003" calcext:value-type="float">
            <text:p>7,57357048156003</text:p>
          </table:table-cell>
        </table:table-row>
        <table:table-row table:style-name="ro1">
          <table:table-cell office:value-type="float" office:value="2.63481517330395" calcext:value-type="float">
            <text:p>2,63481517330395</text:p>
          </table:table-cell>
          <table:table-cell office:value-type="float" office:value="2.16526371464745" calcext:value-type="float">
            <text:p>2,16526371464745</text:p>
          </table:table-cell>
        </table:table-row>
        <table:table-row table:style-name="ro1">
          <table:table-cell office:value-type="float" office:value="1.93608748233248" calcext:value-type="float">
            <text:p>1,93608748233248</text:p>
          </table:table-cell>
          <table:table-cell office:value-type="float" office:value="1.98062279815363" calcext:value-type="float">
            <text:p>1,98062279815363</text:p>
          </table:table-cell>
        </table:table-row>
        <table:table-row table:style-name="ro1">
          <table:table-cell office:value-type="float" office:value="7.49559213941545" calcext:value-type="float">
            <text:p>7,49559213941545</text:p>
          </table:table-cell>
          <table:table-cell office:value-type="float" office:value="7.80927417840556" calcext:value-type="float">
            <text:p>7,80927417840556</text:p>
          </table:table-cell>
        </table:table-row>
        <table:table-row table:style-name="ro1">
          <table:table-cell office:value-type="float" office:value="7.59278524745683" calcext:value-type="float">
            <text:p>7,59278524745683</text:p>
          </table:table-cell>
          <table:table-cell office:value-type="float" office:value="7.54995826781824" calcext:value-type="float">
            <text:p>7,54995826781824</text:p>
          </table:table-cell>
        </table:table-row>
        <table:table-row table:style-name="ro1">
          <table:table-cell office:value-type="float" office:value="7.26662684197414" calcext:value-type="float">
            <text:p>7,26662684197414</text:p>
          </table:table-cell>
          <table:table-cell office:value-type="float" office:value="7.3427388862162" calcext:value-type="float">
            <text:p>7,3427388862162</text:p>
          </table:table-cell>
        </table:table-row>
        <table:table-row table:style-name="ro1">
          <table:table-cell office:value-type="float" office:value="7.07323396314856" calcext:value-type="float">
            <text:p>7,07323396314856</text:p>
          </table:table-cell>
          <table:table-cell office:value-type="float" office:value="7.65663271436626" calcext:value-type="float">
            <text:p>7,65663271436626</text:p>
          </table:table-cell>
        </table:table-row>
        <table:table-row table:style-name="ro1">
          <table:table-cell office:value-type="float" office:value="2.46513679679238" calcext:value-type="float">
            <text:p>2,46513679679238</text:p>
          </table:table-cell>
          <table:table-cell office:value-type="float" office:value="1.92718942113386" calcext:value-type="float">
            <text:p>1,92718942113386</text:p>
          </table:table-cell>
        </table:table-row>
        <table:table-row table:style-name="ro1">
          <table:table-cell office:value-type="float" office:value="6.58192793291164" calcext:value-type="float">
            <text:p>6,58192793291164</text:p>
          </table:table-cell>
          <table:table-cell office:value-type="float" office:value="6.98915507149938" calcext:value-type="float">
            <text:p>6,98915507149938</text:p>
          </table:table-cell>
        </table:table-row>
        <table:table-row table:style-name="ro1">
          <table:table-cell office:value-type="float" office:value="2.27328668125414" calcext:value-type="float">
            <text:p>2,27328668125414</text:p>
          </table:table-cell>
          <table:table-cell office:value-type="float" office:value="2.7236599582425" calcext:value-type="float">
            <text:p>2,7236599582425</text:p>
          </table:table-cell>
        </table:table-row>
        <table:table-row table:style-name="ro1">
          <table:table-cell office:value-type="float" office:value="1.61279865292891" calcext:value-type="float">
            <text:p>1,61279865292891</text:p>
          </table:table-cell>
          <table:table-cell office:value-type="float" office:value="3.18144451913946" calcext:value-type="float">
            <text:p>3,18144451913946</text:p>
          </table:table-cell>
        </table:table-row>
        <table:table-row table:style-name="ro1">
          <table:table-cell office:value-type="float" office:value="2.83699360114176" calcext:value-type="float">
            <text:p>2,83699360114176</text:p>
          </table:table-cell>
          <table:table-cell office:value-type="float" office:value="1.54437494816457" calcext:value-type="float">
            <text:p>1,54437494816457</text:p>
          </table:table-cell>
        </table:table-row>
        <table:table-row table:style-name="ro1">
          <table:table-cell office:value-type="float" office:value="3.72491965198306" calcext:value-type="float">
            <text:p>3,72491965198306</text:p>
          </table:table-cell>
          <table:table-cell office:value-type="float" office:value="2.13277617702442" calcext:value-type="float">
            <text:p>2,13277617702442</text:p>
          </table:table-cell>
        </table:table-row>
        <table:table-row table:style-name="ro1">
          <table:table-cell office:value-type="float" office:value="3.65296054950944" calcext:value-type="float">
            <text:p>3,65296054950944</text:p>
          </table:table-cell>
          <table:table-cell office:value-type="float" office:value="1.93314389873305" calcext:value-type="float">
            <text:p>1,93314389873305</text:p>
          </table:table-cell>
        </table:table-row>
        <table:table-row table:style-name="ro1">
          <table:table-cell office:value-type="float" office:value="7.40552447429492" calcext:value-type="float">
            <text:p>7,40552447429492</text:p>
          </table:table-cell>
          <table:table-cell office:value-type="float" office:value="7.41575538302137" calcext:value-type="float">
            <text:p>7,41575538302137</text:p>
          </table:table-cell>
        </table:table-row>
        <table:table-row table:style-name="ro1">
          <table:table-cell office:value-type="float" office:value="1.43671118751275" calcext:value-type="float">
            <text:p>1,43671118751275</text:p>
          </table:table-cell>
          <table:table-cell office:value-type="float" office:value="3.06672455480305" calcext:value-type="float">
            <text:p>3,06672455480305</text:p>
          </table:table-cell>
        </table:table-row>
        <table:table-row table:style-name="ro1">
          <table:table-cell office:value-type="float" office:value="8.81769674122208" calcext:value-type="float">
            <text:p>8,81769674122208</text:p>
          </table:table-cell>
          <table:table-cell office:value-type="float" office:value="7.78717372114697" calcext:value-type="float">
            <text:p>7,78717372114697</text:p>
          </table:table-cell>
        </table:table-row>
        <table:table-row table:style-name="ro1">
          <table:table-cell office:value-type="float" office:value="1.69638094072196" calcext:value-type="float">
            <text:p>1,69638094072196</text:p>
          </table:table-cell>
          <table:table-cell office:value-type="float" office:value="1.76381094874028" calcext:value-type="float">
            <text:p>1,76381094874028</text:p>
          </table:table-cell>
        </table:table-row>
        <table:table-row table:style-name="ro1">
          <table:table-cell office:value-type="float" office:value="3.28688041317021" calcext:value-type="float">
            <text:p>3,28688041317021</text:p>
          </table:table-cell>
          <table:table-cell office:value-type="float" office:value="1.54919176830499" calcext:value-type="float">
            <text:p>1,54919176830499</text:p>
          </table:table-cell>
        </table:table-row>
        <table:table-row table:style-name="ro1">
          <table:table-cell office:value-type="float" office:value="8.0692987867201" calcext:value-type="float">
            <text:p>8,0692987867201</text:p>
          </table:table-cell>
          <table:table-cell office:value-type="float" office:value="6.99030181000693" calcext:value-type="float">
            <text:p>6,99030181000693</text:p>
          </table:table-cell>
        </table:table-row>
        <table:table-row table:style-name="ro1">
          <table:table-cell office:value-type="float" office:value="6.74348253230096" calcext:value-type="float">
            <text:p>6,74348253230096</text:p>
          </table:table-cell>
          <table:table-cell office:value-type="float" office:value="6.76743698778427" calcext:value-type="float">
            <text:p>6,76743698778427</text:p>
          </table:table-cell>
        </table:table-row>
        <table:table-row table:style-name="ro1">
          <table:table-cell office:value-type="float" office:value="2.54524156174843" calcext:value-type="float">
            <text:p>2,54524156174843</text:p>
          </table:table-cell>
          <table:table-cell office:value-type="float" office:value="3.82232879966047" calcext:value-type="float">
            <text:p>3,82232879966047</text:p>
          </table:table-cell>
        </table:table-row>
        <table:table-row table:style-name="ro1">
          <table:table-cell office:value-type="float" office:value="8.92872672043652" calcext:value-type="float">
            <text:p>8,92872672043652</text:p>
          </table:table-cell>
          <table:table-cell office:value-type="float" office:value="7.14644244159362" calcext:value-type="float">
            <text:p>7,14644244159362</text:p>
          </table:table-cell>
        </table:table-row>
        <table:table-row table:style-name="ro1">
          <table:table-cell office:value-type="float" office:value="7.77344419701213" calcext:value-type="float">
            <text:p>7,77344419701213</text:p>
          </table:table-cell>
          <table:table-cell office:value-type="float" office:value="6.80316264533191" calcext:value-type="float">
            <text:p>6,80316264533191</text:p>
          </table:table-cell>
        </table:table-row>
        <table:table-row table:style-name="ro1">
          <table:table-cell office:value-type="float" office:value="3.97933968393127" calcext:value-type="float">
            <text:p>3,97933968393127</text:p>
          </table:table-cell>
          <table:table-cell office:value-type="float" office:value="2.53496130395891" calcext:value-type="float">
            <text:p>2,53496130395891</text:p>
          </table:table-cell>
        </table:table-row>
        <table:table-row table:style-name="ro1">
          <table:table-cell office:value-type="float" office:value="8.59682854181768" calcext:value-type="float">
            <text:p>8,59682854181768</text:p>
          </table:table-cell>
          <table:table-cell office:value-type="float" office:value="6.46455856303371" calcext:value-type="float">
            <text:p>6,46455856303371</text:p>
          </table:table-cell>
        </table:table-row>
        <table:table-row table:style-name="ro1">
          <table:table-cell office:value-type="float" office:value="6.4736836474374" calcext:value-type="float">
            <text:p>6,4736836474374</text:p>
          </table:table-cell>
          <table:table-cell office:value-type="float" office:value="7.44834372977047" calcext:value-type="float">
            <text:p>7,44834372977047</text:p>
          </table:table-cell>
        </table:table-row>
        <table:table-row table:style-name="ro1">
          <table:table-cell office:value-type="float" office:value="7.83442182445661" calcext:value-type="float">
            <text:p>7,83442182445661</text:p>
          </table:table-cell>
          <table:table-cell office:value-type="float" office:value="7.79191854539768" calcext:value-type="float">
            <text:p>7,79191854539768</text:p>
          </table:table-cell>
        </table:table-row>
        <table:table-row table:style-name="ro1">
          <table:table-cell office:value-type="float" office:value="9.47430216077337" calcext:value-type="float">
            <text:p>9,47430216077337</text:p>
          </table:table-cell>
          <table:table-cell office:value-type="float" office:value="6.40229898203578" calcext:value-type="float">
            <text:p>6,40229898203578</text:p>
          </table:table-cell>
        </table:table-row>
        <table:table-row table:style-name="ro1">
          <table:table-cell office:value-type="float" office:value="6.1989309810685" calcext:value-type="float">
            <text:p>6,1989309810685</text:p>
          </table:table-cell>
          <table:table-cell office:value-type="float" office:value="6.8979641824252" calcext:value-type="float">
            <text:p>6,8979641824252</text:p>
          </table:table-cell>
        </table:table-row>
        <table:table-row table:style-name="ro1">
          <table:table-cell office:value-type="float" office:value="2.10084193699685" calcext:value-type="float">
            <text:p>2,10084193699685</text:p>
          </table:table-cell>
          <table:table-cell office:value-type="float" office:value="1.56783955683627" calcext:value-type="float">
            <text:p>1,56783955683627</text:p>
          </table:table-cell>
        </table:table-row>
        <table:table-row table:style-name="ro1">
          <table:table-cell office:value-type="float" office:value="1.71087232244236" calcext:value-type="float">
            <text:p>1,71087232244236</text:p>
          </table:table-cell>
          <table:table-cell office:value-type="float" office:value="2.17093665593126" calcext:value-type="float">
            <text:p>2,17093665593126</text:p>
          </table:table-cell>
        </table:table-row>
        <table:table-row table:style-name="ro1">
          <table:table-cell office:value-type="float" office:value="1.34233656842401" calcext:value-type="float">
            <text:p>1,34233656842401</text:p>
          </table:table-cell>
          <table:table-cell office:value-type="float" office:value="1.8541642568078" calcext:value-type="float">
            <text:p>1,8541642568078</text:p>
          </table:table-cell>
        </table:table-row>
        <table:table-row table:style-name="ro1">
          <table:table-cell office:value-type="float" office:value="8.5417560142886" calcext:value-type="float">
            <text:p>8,5417560142886</text:p>
          </table:table-cell>
          <table:table-cell office:value-type="float" office:value="6.475780393159" calcext:value-type="float">
            <text:p>6,475780393159</text:p>
          </table:table-cell>
        </table:table-row>
        <table:table-row table:style-name="ro1">
          <table:table-cell office:value-type="float" office:value="6.37467346048747" calcext:value-type="float">
            <text:p>6,37467346048747</text:p>
          </table:table-cell>
          <table:table-cell office:value-type="float" office:value="6.7399536990437" calcext:value-type="float">
            <text:p>6,7399536990437</text:p>
          </table:table-cell>
        </table:table-row>
        <table:table-row table:style-name="ro1">
          <table:table-cell office:value-type="float" office:value="8.79969121982982" calcext:value-type="float">
            <text:p>8,79969121982982</text:p>
          </table:table-cell>
          <table:table-cell office:value-type="float" office:value="7.41159724498903" calcext:value-type="float">
            <text:p>7,41159724498903</text:p>
          </table:table-cell>
        </table:table-row>
        <table:table-row table:style-name="ro1">
          <table:table-cell office:value-type="float" office:value="2.1650404455799" calcext:value-type="float">
            <text:p>2,1650404455799</text:p>
          </table:table-cell>
          <table:table-cell office:value-type="float" office:value="3.24731606046558" calcext:value-type="float">
            <text:p>3,24731606046558</text:p>
          </table:table-cell>
        </table:table-row>
        <table:table-row table:style-name="ro1">
          <table:table-cell office:value-type="float" office:value="3.76084550928449" calcext:value-type="float">
            <text:p>3,76084550928449</text:p>
          </table:table-cell>
          <table:table-cell office:value-type="float" office:value="2.0894609220801" calcext:value-type="float">
            <text:p>2,0894609220801</text:p>
          </table:table-cell>
        </table:table-row>
        <table:table-row table:style-name="ro1">
          <table:table-cell office:value-type="float" office:value="6.09334055064037" calcext:value-type="float">
            <text:p>6,09334055064037</text:p>
          </table:table-cell>
          <table:table-cell office:value-type="float" office:value="6.94628798042365" calcext:value-type="float">
            <text:p>6,94628798042365</text:p>
          </table:table-cell>
        </table:table-row>
        <table:table-row table:style-name="ro1">
          <table:table-cell office:value-type="float" office:value="1.54853677214482" calcext:value-type="float">
            <text:p>1,54853677214482</text:p>
          </table:table-cell>
          <table:table-cell office:value-type="float" office:value="3.23104768817744" calcext:value-type="float">
            <text:p>3,23104768817744</text:p>
          </table:table-cell>
        </table:table-row>
        <table:table-row table:style-name="ro1">
          <table:table-cell office:value-type="float" office:value="9.56913100264484" calcext:value-type="float">
            <text:p>9,56913100264484</text:p>
          </table:table-cell>
          <table:table-cell office:value-type="float" office:value="6.57963771232493" calcext:value-type="float">
            <text:p>6,57963771232493</text:p>
          </table:table-cell>
        </table:table-row>
        <table:table-row table:style-name="ro1">
          <table:table-cell office:value-type="float" office:value="9.34890238660348" calcext:value-type="float">
            <text:p>9,34890238660348</text:p>
          </table:table-cell>
          <table:table-cell office:value-type="float" office:value="6.90948583401549" calcext:value-type="float">
            <text:p>6,90948583401549</text:p>
          </table:table-cell>
        </table:table-row>
        <table:table-row table:style-name="ro1">
          <table:table-cell office:value-type="float" office:value="7.32017541149525" calcext:value-type="float">
            <text:p>7,32017541149525</text:p>
          </table:table-cell>
          <table:table-cell office:value-type="float" office:value="7.92912467677625" calcext:value-type="float">
            <text:p>7,92912467677625</text:p>
          </table:table-cell>
        </table:table-row>
        <table:table-row table:style-name="ro1">
          <table:table-cell office:value-type="float" office:value="1.49819080460156" calcext:value-type="float">
            <text:p>1,49819080460156</text:p>
          </table:table-cell>
          <table:table-cell office:value-type="float" office:value="3.04541874350426" calcext:value-type="float">
            <text:p>3,04541874350426</text:p>
          </table:table-cell>
        </table:table-row>
        <table:table-row table:style-name="ro1">
          <table:table-cell office:value-type="float" office:value="8.38381895289061" calcext:value-type="float">
            <text:p>8,38381895289061</text:p>
          </table:table-cell>
          <table:table-cell office:value-type="float" office:value="6.99925978155151" calcext:value-type="float">
            <text:p>6,99925978155151</text:p>
          </table:table-cell>
        </table:table-row>
        <table:table-row table:style-name="ro1">
          <table:table-cell office:value-type="float" office:value="2.80084869476277" calcext:value-type="float">
            <text:p>2,80084869476277</text:p>
          </table:table-cell>
          <table:table-cell office:value-type="float" office:value="1.47021659438046" calcext:value-type="float">
            <text:p>1,47021659438046</text:p>
          </table:table-cell>
        </table:table-row>
        <table:table-row table:style-name="ro1">
          <table:table-cell office:value-type="float" office:value="7.55122268755512" calcext:value-type="float">
            <text:p>7,55122268755512</text:p>
          </table:table-cell>
          <table:table-cell office:value-type="float" office:value="7.79257613919434" calcext:value-type="float">
            <text:p>7,79257613919434</text:p>
          </table:table-cell>
        </table:table-row>
        <table:table-row table:style-name="ro1">
          <table:table-cell office:value-type="float" office:value="1.39888640753203" calcext:value-type="float">
            <text:p>1,39888640753203</text:p>
          </table:table-cell>
          <table:table-cell office:value-type="float" office:value="2.59444465232287" calcext:value-type="float">
            <text:p>2,59444465232287</text:p>
          </table:table-cell>
        </table:table-row>
        <table:table-row table:style-name="ro1">
          <table:table-cell office:value-type="float" office:value="9.70621512584019" calcext:value-type="float">
            <text:p>9,70621512584019</text:p>
          </table:table-cell>
          <table:table-cell office:value-type="float" office:value="7.3873597602065" calcext:value-type="float">
            <text:p>7,3873597602065</text:p>
          </table:table-cell>
        </table:table-row>
        <table:table-row table:style-name="ro1">
          <table:table-cell office:value-type="float" office:value="8.12988965292783" calcext:value-type="float">
            <text:p>8,12988965292783</text:p>
          </table:table-cell>
          <table:table-cell office:value-type="float" office:value="7.42964236769987" calcext:value-type="float">
            <text:p>7,42964236769987</text:p>
          </table:table-cell>
        </table:table-row>
        <table:table-row table:style-name="ro1">
          <table:table-cell office:value-type="float" office:value="9.11078456739051" calcext:value-type="float">
            <text:p>9,11078456739051</text:p>
          </table:table-cell>
          <table:table-cell office:value-type="float" office:value="6.84145632355088" calcext:value-type="float">
            <text:p>6,84145632355088</text:p>
          </table:table-cell>
        </table:table-row>
        <table:table-row table:style-name="ro1">
          <table:table-cell office:value-type="float" office:value="2.45907611928228" calcext:value-type="float">
            <text:p>2,45907611928228</text:p>
          </table:table-cell>
          <table:table-cell office:value-type="float" office:value="3.53591888326862" calcext:value-type="float">
            <text:p>3,53591888326862</text:p>
          </table:table-cell>
        </table:table-row>
        <table:table-row table:style-name="ro1">
          <table:table-cell office:value-type="float" office:value="6.20642139059474" calcext:value-type="float">
            <text:p>6,20642139059474</text:p>
          </table:table-cell>
          <table:table-cell office:value-type="float" office:value="6.7470295055899" calcext:value-type="float">
            <text:p>6,7470295055899</text:p>
          </table:table-cell>
        </table:table-row>
        <table:table-row table:style-name="ro1">
          <table:table-cell office:value-type="float" office:value="8.45228514385252" calcext:value-type="float">
            <text:p>8,45228514385252</text:p>
          </table:table-cell>
          <table:table-cell office:value-type="float" office:value="6.75218504986189" calcext:value-type="float">
            <text:p>6,75218504986189</text:p>
          </table:table-cell>
        </table:table-row>
        <table:table-row table:style-name="ro1">
          <table:table-cell office:value-type="float" office:value="3.84389882655928" calcext:value-type="float">
            <text:p>3,84389882655928</text:p>
          </table:table-cell>
          <table:table-cell office:value-type="float" office:value="3.09049327630506" calcext:value-type="float">
            <text:p>3,09049327630506</text:p>
          </table:table-cell>
        </table:table-row>
        <table:table-row table:style-name="ro1">
          <table:table-cell office:value-type="float" office:value="7.73893475942156" calcext:value-type="float">
            <text:p>7,73893475942156</text:p>
          </table:table-cell>
          <table:table-cell office:value-type="float" office:value="6.52458986485244" calcext:value-type="float">
            <text:p>6,52458986485244</text:p>
          </table:table-cell>
        </table:table-row>
        <table:table-row table:style-name="ro1">
          <table:table-cell office:value-type="float" office:value="2.51974673821891" calcext:value-type="float">
            <text:p>2,51974673821891</text:p>
          </table:table-cell>
          <table:table-cell office:value-type="float" office:value="3.3215609242518" calcext:value-type="float">
            <text:p>3,3215609242518</text:p>
          </table:table-cell>
        </table:table-row>
        <table:table-row table:style-name="ro1">
          <table:table-cell office:value-type="float" office:value="3.57175591773217" calcext:value-type="float">
            <text:p>3,57175591773217</text:p>
          </table:table-cell>
          <table:table-cell office:value-type="float" office:value="3.16396223481717" calcext:value-type="float">
            <text:p>3,16396223481717</text:p>
          </table:table-cell>
        </table:table-row>
        <table:table-row table:style-name="ro1">
          <table:table-cell office:value-type="float" office:value="8.4870958728977" calcext:value-type="float">
            <text:p>8,4870958728977</text:p>
          </table:table-cell>
          <table:table-cell office:value-type="float" office:value="6.87363282710927" calcext:value-type="float">
            <text:p>6,87363282710927</text:p>
          </table:table-cell>
        </table:table-row>
        <table:table-row table:style-name="ro1">
          <table:table-cell office:value-type="float" office:value="2.6201433722213" calcext:value-type="float">
            <text:p>2,6201433722213</text:p>
          </table:table-cell>
          <table:table-cell office:value-type="float" office:value="2.05341216856083" calcext:value-type="float">
            <text:p>2,05341216856083</text:p>
          </table:table-cell>
        </table:table-row>
        <table:table-row table:style-name="ro1">
          <table:table-cell office:value-type="float" office:value="9.84451756770374" calcext:value-type="float">
            <text:p>9,84451756770374</text:p>
          </table:table-cell>
          <table:table-cell office:value-type="float" office:value="7.19659740629248" calcext:value-type="float">
            <text:p>7,19659740629248</text:p>
          </table:table-cell>
        </table:table-row>
        <table:table-row table:style-name="ro1">
          <table:table-cell office:value-type="float" office:value="8.63273275613247" calcext:value-type="float">
            <text:p>8,63273275613247</text:p>
          </table:table-cell>
          <table:table-cell office:value-type="float" office:value="7.36316044930497" calcext:value-type="float">
            <text:p>7,36316044930497</text:p>
          </table:table-cell>
        </table:table-row>
        <table:table-row table:style-name="ro1">
          <table:table-cell office:value-type="float" office:value="6.11758777691123" calcext:value-type="float">
            <text:p>6,11758777691123</text:p>
          </table:table-cell>
          <table:table-cell office:value-type="float" office:value="7.13506283339367" calcext:value-type="float">
            <text:p>7,13506283339367</text:p>
          </table:table-cell>
        </table:table-row>
        <table:table-row table:style-name="ro1">
          <table:table-cell office:value-type="float" office:value="1.9088863499713" calcext:value-type="float">
            <text:p>1,9088863499713</text:p>
          </table:table-cell>
          <table:table-cell office:value-type="float" office:value="1.20460273078218" calcext:value-type="float">
            <text:p>1,20460273078218</text:p>
          </table:table-cell>
        </table:table-row>
        <table:table-row table:style-name="ro1">
          <table:table-cell office:value-type="float" office:value="9.70219143026737" calcext:value-type="float">
            <text:p>9,70219143026737</text:p>
          </table:table-cell>
          <table:table-cell office:value-type="float" office:value="6.7878617233495" calcext:value-type="float">
            <text:p>6,7878617233495</text:p>
          </table:table-cell>
        </table:table-row>
        <table:table-row table:style-name="ro1">
          <table:table-cell office:value-type="float" office:value="3.45590867036265" calcext:value-type="float">
            <text:p>3,45590867036265</text:p>
          </table:table-cell>
          <table:table-cell office:value-type="float" office:value="1.46399146778618" calcext:value-type="float">
            <text:p>1,46399146778618</text:p>
          </table:table-cell>
        </table:table-row>
        <table:table-row table:style-name="ro1">
          <table:table-cell office:value-type="float" office:value="6.61108560993318" calcext:value-type="float">
            <text:p>6,61108560993318</text:p>
          </table:table-cell>
          <table:table-cell office:value-type="float" office:value="7.02518453921571" calcext:value-type="float">
            <text:p>7,02518453921571</text:p>
          </table:table-cell>
        </table:table-row>
        <table:table-row table:style-name="ro1">
          <table:table-cell office:value-type="float" office:value="2.87808865894272" calcext:value-type="float">
            <text:p>2,87808865894272</text:p>
          </table:table-cell>
          <table:table-cell office:value-type="float" office:value="3.36261616991338" calcext:value-type="float">
            <text:p>3,36261616991338</text:p>
          </table:table-cell>
        </table:table-row>
        <table:table-row table:style-name="ro1">
          <table:table-cell office:value-type="float" office:value="7.23650999095534" calcext:value-type="float">
            <text:p>7,23650999095534</text:p>
          </table:table-cell>
          <table:table-cell office:value-type="float" office:value="6.31396519259283" calcext:value-type="float">
            <text:p>6,31396519259283</text:p>
          </table:table-cell>
        </table:table-row>
        <table:table-row table:style-name="ro1">
          <table:table-cell office:value-type="float" office:value="6.49347480258989" calcext:value-type="float">
            <text:p>6,49347480258989</text:p>
          </table:table-cell>
          <table:table-cell office:value-type="float" office:value="6.94853761882722" calcext:value-type="float">
            <text:p>6,94853761882722</text:p>
          </table:table-cell>
        </table:table-row>
        <table:table-row table:style-name="ro1">
          <table:table-cell office:value-type="float" office:value="1.61334378742525" calcext:value-type="float">
            <text:p>1,61334378742525</text:p>
          </table:table-cell>
          <table:table-cell office:value-type="float" office:value="2.19656071305986" calcext:value-type="float">
            <text:p>2,19656071305986</text:p>
          </table:table-cell>
        </table:table-row>
        <table:table-row table:style-name="ro1">
          <table:table-cell office:value-type="float" office:value="9.49894071255598" calcext:value-type="float">
            <text:p>9,49894071255598</text:p>
          </table:table-cell>
          <table:table-cell office:value-type="float" office:value="6.5530995530488" calcext:value-type="float">
            <text:p>6,5530995530488</text:p>
          </table:table-cell>
        </table:table-row>
        <table:table-row table:style-name="ro1">
          <table:table-cell office:value-type="float" office:value="1.41328923789237" calcext:value-type="float">
            <text:p>1,41328923789237</text:p>
          </table:table-cell>
          <table:table-cell office:value-type="float" office:value="7.17123234323823" calcext:value-type="float">
            <text:p>7,17123234323823</text:p>
          </table:table-cell>
        </table:table-row>
        <table:table-row table:style-name="ro1">
          <table:table-cell office:value-type="float" office:value="7.75413158028219" calcext:value-type="float">
            <text:p>7,75413158028219</text:p>
          </table:table-cell>
          <table:table-cell office:value-type="float" office:value="7.83375893097987" calcext:value-type="float">
            <text:p>7,83375893097987</text:p>
          </table:table-cell>
        </table:table-row>
        <table:table-row table:style-name="ro1">
          <table:table-cell office:value-type="float" office:value="2.36344165468773" calcext:value-type="float">
            <text:p>2,36344165468773</text:p>
          </table:table-cell>
          <table:table-cell office:value-type="float" office:value="1.23794913255221" calcext:value-type="float">
            <text:p>1,23794913255221</text:p>
          </table:table-cell>
        </table:table-row>
        <table:table-row table:style-name="ro1">
          <table:table-cell office:value-type="float" office:value="3.66627964871822" calcext:value-type="float">
            <text:p>3,66627964871822</text:p>
          </table:table-cell>
          <table:table-cell office:value-type="float" office:value="2.66459391831562" calcext:value-type="float">
            <text:p>2,66459391831562</text:p>
          </table:table-cell>
        </table:table-row>
        <table:table-row table:style-name="ro1">
          <table:table-cell office:value-type="float" office:value="6.69011289154461" calcext:value-type="float">
            <text:p>6,69011289154461</text:p>
          </table:table-cell>
          <table:table-cell office:value-type="float" office:value="6.58304703260624" calcext:value-type="float">
            <text:p>6,58304703260624</text:p>
          </table:table-cell>
        </table:table-row>
        <table:table-row table:style-name="ro1">
          <table:table-cell office:value-type="float" office:value="1.25123456789" calcext:value-type="float">
            <text:p>1,25123456789</text:p>
          </table:table-cell>
          <table:table-cell office:value-type="float" office:value="7.86868686869" calcext:value-type="float">
            <text:p>7,86868686869</text:p>
          </table:table-cell>
        </table:table-row>
        <table:table-row table:style-name="ro1">
          <table:table-cell office:value-type="float" office:value="3.02844079170489" calcext:value-type="float">
            <text:p>3,02844079170489</text:p>
          </table:table-cell>
          <table:table-cell office:value-type="float" office:value="1.81442490341785" calcext:value-type="float">
            <text:p>1,81442490341785</text:p>
          </table:table-cell>
        </table:table-row>
        <table:table-row table:style-name="ro1">
          <table:table-cell office:value-type="float" office:value="3.0063689001852" calcext:value-type="float">
            <text:p>3,0063689001852</text:p>
          </table:table-cell>
          <table:table-cell office:value-type="float" office:value="1.45676479073108" calcext:value-type="float">
            <text:p>1,45676479073108</text:p>
          </table:table-cell>
        </table:table-row>
        <table:table-row table:style-name="ro1">
          <table:table-cell office:value-type="float" office:value="1.12806280504067" calcext:value-type="float">
            <text:p>1,12806280504067</text:p>
          </table:table-cell>
          <table:table-cell office:value-type="float" office:value="2.05187923125275" calcext:value-type="float">
            <text:p>2,05187923125275</text:p>
          </table:table-cell>
        </table:table-row>
        <table:table-row table:style-name="ro1">
          <table:table-cell office:value-type="float" office:value="9.89528675562672" calcext:value-type="float">
            <text:p>9,89528675562672</text:p>
          </table:table-cell>
          <table:table-cell office:value-type="float" office:value="6.75437025571391" calcext:value-type="float">
            <text:p>6,75437025571391</text:p>
          </table:table-cell>
        </table:table-row>
        <table:table-row table:style-name="ro1">
          <table:table-cell office:value-type="float" office:value="7.70588250215447" calcext:value-type="float">
            <text:p>7,70588250215447</text:p>
          </table:table-cell>
          <table:table-cell office:value-type="float" office:value="7.10810779566182" calcext:value-type="float">
            <text:p>7,10810779566182</text:p>
          </table:table-cell>
        </table:table-row>
        <table:table-row table:style-name="ro1">
          <table:table-cell office:value-type="float" office:value="3.74701401293862" calcext:value-type="float">
            <text:p>3,74701401293862</text:p>
          </table:table-cell>
          <table:table-cell office:value-type="float" office:value="1.86486314011671" calcext:value-type="float">
            <text:p>1,86486314011671</text:p>
          </table:table-cell>
        </table:table-row>
        <table:table-row table:style-name="ro1">
          <table:table-cell office:value-type="float" office:value="8.37717370344705" calcext:value-type="float">
            <text:p>8,37717370344705</text:p>
          </table:table-cell>
          <table:table-cell office:value-type="float" office:value="7.70767300718842" calcext:value-type="float">
            <text:p>7,70767300718842</text:p>
          </table:table-cell>
        </table:table-row>
        <table:table-row table:style-name="ro1">
          <table:table-cell office:value-type="float" office:value="8.62843036340586" calcext:value-type="float">
            <text:p>8,62843036340586</text:p>
          </table:table-cell>
          <table:table-cell office:value-type="float" office:value="7.93412037223429" calcext:value-type="float">
            <text:p>7,93412037223429</text:p>
          </table:table-cell>
        </table:table-row>
        <table:table-row table:style-name="ro1">
          <table:table-cell office:value-type="float" office:value="8.83353644522835" calcext:value-type="float">
            <text:p>8,83353644522835</text:p>
          </table:table-cell>
          <table:table-cell office:value-type="float" office:value="6.16244986096818" calcext:value-type="float">
            <text:p>6,16244986096818</text:p>
          </table:table-cell>
        </table:table-row>
        <table:table-row table:style-name="ro1">
          <table:table-cell office:value-type="float" office:value="6.35481429965416" calcext:value-type="float">
            <text:p>6,35481429965416</text:p>
          </table:table-cell>
          <table:table-cell office:value-type="float" office:value="6.55930856499817" calcext:value-type="float">
            <text:p>6,55930856499817</text:p>
          </table:table-cell>
        </table:table-row>
        <table:table-row table:style-name="ro1">
          <table:table-cell office:value-type="float" office:value="8.39109576622843" calcext:value-type="float">
            <text:p>8,39109576622843</text:p>
          </table:table-cell>
          <table:table-cell office:value-type="float" office:value="6.95316238788513" calcext:value-type="float">
            <text:p>6,95316238788513</text:p>
          </table:table-cell>
        </table:table-row>
        <table:table-row table:style-name="ro1">
          <table:table-cell office:value-type="float" office:value="6.35337948642784" calcext:value-type="float">
            <text:p>6,35337948642784</text:p>
          </table:table-cell>
          <table:table-cell office:value-type="float" office:value="6.45924259538082" calcext:value-type="float">
            <text:p>6,45924259538082</text:p>
          </table:table-cell>
        </table:table-row>
        <table:table-row table:style-name="ro1">
          <table:table-cell office:value-type="float" office:value="8.57235345128016" calcext:value-type="float">
            <text:p>8,57235345128016</text:p>
          </table:table-cell>
          <table:table-cell office:value-type="float" office:value="6.98244372170731" calcext:value-type="float">
            <text:p>6,98244372170731</text:p>
          </table:table-cell>
        </table:table-row>
        <table:table-row table:style-name="ro1">
          <table:table-cell office:value-type="float" office:value="7.93192592448923" calcext:value-type="float">
            <text:p>7,93192592448923</text:p>
          </table:table-cell>
          <table:table-cell office:value-type="float" office:value="6.13743278465746" calcext:value-type="float">
            <text:p>6,13743278465746</text:p>
          </table:table-cell>
        </table:table-row>
        <table:table-row table:style-name="ro1">
          <table:table-cell office:value-type="float" office:value="2.81559375886435" calcext:value-type="float">
            <text:p>2,81559375886435</text:p>
          </table:table-cell>
          <table:table-cell office:value-type="float" office:value="2.77505534821419" calcext:value-type="float">
            <text:p>2,77505534821419</text:p>
          </table:table-cell>
        </table:table-row>
        <table:table-row table:style-name="ro1">
          <table:table-cell office:value-type="float" office:value="1.68713706217625" calcext:value-type="float">
            <text:p>1,68713706217625</text:p>
          </table:table-cell>
          <table:table-cell office:value-type="float" office:value="3.13340693684261" calcext:value-type="float">
            <text:p>3,13340693684261</text:p>
          </table:table-cell>
        </table:table-row>
        <table:table-row table:style-name="ro1">
          <table:table-cell office:value-type="float" office:value="2.30492935217683" calcext:value-type="float">
            <text:p>2,30492935217683</text:p>
          </table:table-cell>
          <table:table-cell office:value-type="float" office:value="1.28372960306135" calcext:value-type="float">
            <text:p>1,28372960306135</text:p>
          </table:table-cell>
        </table:table-row>
        <table:table-row table:style-name="ro1">
          <table:table-cell office:value-type="float" office:value="8.82949254347184" calcext:value-type="float">
            <text:p>8,82949254347184</text:p>
          </table:table-cell>
          <table:table-cell office:value-type="float" office:value="7.0070771304957" calcext:value-type="float">
            <text:p>7,0070771304957</text:p>
          </table:table-cell>
        </table:table-row>
        <table:table-row table:style-name="ro1">
          <table:table-cell office:value-type="float" office:value="2.90700358109286" calcext:value-type="float">
            <text:p>2,90700358109286</text:p>
          </table:table-cell>
          <table:table-cell office:value-type="float" office:value="2.8738986366281" calcext:value-type="float">
            <text:p>2,8738986366281</text:p>
          </table:table-cell>
        </table:table-row>
        <table:table-row table:style-name="ro1">
          <table:table-cell office:value-type="float" office:value="6.79344237910412" calcext:value-type="float">
            <text:p>6,79344237910412</text:p>
          </table:table-cell>
          <table:table-cell office:value-type="float" office:value="6.59694540440664" calcext:value-type="float">
            <text:p>6,59694540440664</text:p>
          </table:table-cell>
        </table:table-row>
        <table:table-row table:style-name="ro1">
          <table:table-cell office:value-type="float" office:value="1.7942053780502" calcext:value-type="float">
            <text:p>1,7942053780502</text:p>
          </table:table-cell>
          <table:table-cell office:value-type="float" office:value="1.77909170018356" calcext:value-type="float">
            <text:p>1,77909170018356</text:p>
          </table:table-cell>
        </table:table-row>
        <table:table-row table:style-name="ro1">
          <table:table-cell office:value-type="float" office:value="2.60503096765737" calcext:value-type="float">
            <text:p>2,60503096765737</text:p>
          </table:table-cell>
          <table:table-cell office:value-type="float" office:value="1.54773540117628" calcext:value-type="float">
            <text:p>1,54773540117628</text:p>
          </table:table-cell>
        </table:table-row>
        <table:table-row table:style-name="ro1">
          <table:table-cell office:value-type="float" office:value="2.4270904529994" calcext:value-type="float">
            <text:p>2,4270904529994</text:p>
          </table:table-cell>
          <table:table-cell office:value-type="float" office:value="2.08034473198886" calcext:value-type="float">
            <text:p>2,08034473198886</text:p>
          </table:table-cell>
        </table:table-row>
        <table:table-row table:style-name="ro1">
          <table:table-cell office:value-type="float" office:value="2.89845884410022" calcext:value-type="float">
            <text:p>2,89845884410022</text:p>
          </table:table-cell>
          <table:table-cell office:value-type="float" office:value="2.21657517126075" calcext:value-type="float">
            <text:p>2,21657517126075</text:p>
          </table:table-cell>
        </table:table-row>
        <table:table-row table:style-name="ro1">
          <table:table-cell office:value-type="float" office:value="7.34883621206087" calcext:value-type="float">
            <text:p>7,34883621206087</text:p>
          </table:table-cell>
          <table:table-cell office:value-type="float" office:value="7.36272410748798" calcext:value-type="float">
            <text:p>7,36272410748798</text:p>
          </table:table-cell>
        </table:table-row>
        <table:table-row table:style-name="ro1">
          <table:table-cell office:value-type="float" office:value="9.92063799031324" calcext:value-type="float">
            <text:p>9,92063799031324</text:p>
          </table:table-cell>
          <table:table-cell office:value-type="float" office:value="7.21315380417016" calcext:value-type="float">
            <text:p>7,21315380417016</text:p>
          </table:table-cell>
        </table:table-row>
        <table:table-row table:style-name="ro1">
          <table:table-cell office:value-type="float" office:value="9.15594881140874" calcext:value-type="float">
            <text:p>9,15594881140874</text:p>
          </table:table-cell>
          <table:table-cell office:value-type="float" office:value="6.54470260974328" calcext:value-type="float">
            <text:p>6,54470260974328</text:p>
          </table:table-cell>
        </table:table-row>
        <table:table-row table:style-name="ro1">
          <table:table-cell office:value-type="float" office:value="2.50744623477741" calcext:value-type="float">
            <text:p>2,50744623477741</text:p>
          </table:table-cell>
          <table:table-cell office:value-type="float" office:value="3.35020869984156" calcext:value-type="float">
            <text:p>3,35020869984156</text:p>
          </table:table-cell>
        </table:table-row>
        <table:table-row table:style-name="ro1">
          <table:table-cell office:value-type="float" office:value="2.85971618628584" calcext:value-type="float">
            <text:p>2,85971618628584</text:p>
          </table:table-cell>
          <table:table-cell office:value-type="float" office:value="2.25795324804155" calcext:value-type="float">
            <text:p>2,25795324804155</text:p>
          </table:table-cell>
        </table:table-row>
        <table:table-row table:style-name="ro1">
          <table:table-cell office:value-type="float" office:value="9.52534195201014" calcext:value-type="float">
            <text:p>9,52534195201014</text:p>
          </table:table-cell>
          <table:table-cell office:value-type="float" office:value="6.62785973251542" calcext:value-type="float">
            <text:p>6,62785973251542</text:p>
          </table:table-cell>
        </table:table-row>
        <table:table-row table:style-name="ro1">
          <table:table-cell office:value-type="float" office:value="9.00523592159487" calcext:value-type="float">
            <text:p>9,00523592159487</text:p>
          </table:table-cell>
          <table:table-cell office:value-type="float" office:value="7.44214464279609" calcext:value-type="float">
            <text:p>7,44214464279609</text:p>
          </table:table-cell>
        </table:table-row>
        <table:table-row table:style-name="ro1">
          <table:table-cell office:value-type="float" office:value="2.53441889049417" calcext:value-type="float">
            <text:p>2,53441889049417</text:p>
          </table:table-cell>
          <table:table-cell office:value-type="float" office:value="2.67091665609184" calcext:value-type="float">
            <text:p>2,67091665609184</text:p>
          </table:table-cell>
        </table:table-row>
        <table:table-row table:style-name="ro1">
          <table:table-cell office:value-type="float" office:value="3.15501498939968" calcext:value-type="float">
            <text:p>3,15501498939968</text:p>
          </table:table-cell>
          <table:table-cell office:value-type="float" office:value="3.29613732201983" calcext:value-type="float">
            <text:p>3,29613732201983</text:p>
          </table:table-cell>
        </table:table-row>
        <table:table-row table:style-name="ro1">
          <table:table-cell office:value-type="float" office:value="3.02191910644128" calcext:value-type="float">
            <text:p>3,02191910644128</text:p>
          </table:table-cell>
          <table:table-cell office:value-type="float" office:value="2.24275039984545" calcext:value-type="float">
            <text:p>2,24275039984545</text:p>
          </table:table-cell>
        </table:table-row>
        <table:table-row table:style-name="ro1">
          <table:table-cell office:value-type="float" office:value="1.11791711576907" calcext:value-type="float">
            <text:p>1,11791711576907</text:p>
          </table:table-cell>
          <table:table-cell office:value-type="float" office:value="2.50263441199826" calcext:value-type="float">
            <text:p>2,50263441199826</text:p>
          </table:table-cell>
        </table:table-row>
        <table:table-row table:style-name="ro1">
          <table:table-cell office:value-type="float" office:value="9.55747435075084" calcext:value-type="float">
            <text:p>9,55747435075084</text:p>
          </table:table-cell>
          <table:table-cell office:value-type="float" office:value="6.74670511808331" calcext:value-type="float">
            <text:p>6,74670511808331</text:p>
          </table:table-cell>
        </table:table-row>
        <table:table-row table:style-name="ro1">
          <table:table-cell office:value-type="float" office:value="1.40559600409824" calcext:value-type="float">
            <text:p>1,40559600409824</text:p>
          </table:table-cell>
          <table:table-cell office:value-type="float" office:value="1.49174537929162" calcext:value-type="float">
            <text:p>1,49174537929162</text:p>
          </table:table-cell>
        </table:table-row>
        <table:table-row table:style-name="ro1">
          <table:table-cell office:value-type="float" office:value="1.85799229859105" calcext:value-type="float">
            <text:p>1,85799229859105</text:p>
          </table:table-cell>
          <table:table-cell office:value-type="float" office:value="3.34848781911356" calcext:value-type="float">
            <text:p>3,34848781911356</text:p>
          </table:table-cell>
        </table:table-row>
        <table:table-row table:style-name="ro1">
          <table:table-cell office:value-type="float" office:value="1.05164676474052" calcext:value-type="float">
            <text:p>1,05164676474052</text:p>
          </table:table-cell>
          <table:table-cell office:value-type="float" office:value="2.16141531447541" calcext:value-type="float">
            <text:p>2,16141531447541</text:p>
          </table:table-cell>
        </table:table-row>
        <table:table-row table:style-name="ro1">
          <table:table-cell office:value-type="float" office:value="8.5594656392162" calcext:value-type="float">
            <text:p>8,5594656392162</text:p>
          </table:table-cell>
          <table:table-cell office:value-type="float" office:value="7.4212002018502" calcext:value-type="float">
            <text:p>7,4212002018502</text:p>
          </table:table-cell>
        </table:table-row>
        <table:table-row table:style-name="ro1">
          <table:table-cell office:value-type="float" office:value="2.24018200776001" calcext:value-type="float">
            <text:p>2,24018200776001</text:p>
          </table:table-cell>
          <table:table-cell office:value-type="float" office:value="1.89723190096099" calcext:value-type="float">
            <text:p>1,89723190096099</text:p>
          </table:table-cell>
        </table:table-row>
        <table:table-row table:style-name="ro1">
          <table:table-cell office:value-type="float" office:value="9.67941082729534" calcext:value-type="float">
            <text:p>9,67941082729534</text:p>
          </table:table-cell>
          <table:table-cell office:value-type="float" office:value="7.08713565229603" calcext:value-type="float">
            <text:p>7,08713565229603</text:p>
          </table:table-cell>
        </table:table-row>
        <table:table-row table:style-name="ro1">
          <table:table-cell office:value-type="float" office:value="1.88931113782644" calcext:value-type="float">
            <text:p>1,88931113782644</text:p>
          </table:table-cell>
          <table:table-cell office:value-type="float" office:value="2.8974593156045" calcext:value-type="float">
            <text:p>2,8974593156045</text:p>
          </table:table-cell>
        </table:table-row>
        <table:table-row table:style-name="ro1">
          <table:table-cell office:value-type="float" office:value="2.83131707976178" calcext:value-type="float">
            <text:p>2,83131707976178</text:p>
          </table:table-cell>
          <table:table-cell office:value-type="float" office:value="3.07833742240597" calcext:value-type="float">
            <text:p>3,07833742240597</text:p>
          </table:table-cell>
        </table:table-row>
        <table:table-row table:style-name="ro1">
          <table:table-cell office:value-type="float" office:value="3.1213860743392" calcext:value-type="float">
            <text:p>3,1213860743392</text:p>
          </table:table-cell>
          <table:table-cell office:value-type="float" office:value="3.72658812304375" calcext:value-type="float">
            <text:p>3,72658812304375</text:p>
          </table:table-cell>
        </table:table-row>
        <table:table-row table:style-name="ro1">
          <table:table-cell office:value-type="float" office:value="6.82120861035916" calcext:value-type="float">
            <text:p>6,82120861035916</text:p>
          </table:table-cell>
          <table:table-cell office:value-type="float" office:value="6.19931040862411" calcext:value-type="float">
            <text:p>6,19931040862411</text:p>
          </table:table-cell>
        </table:table-row>
        <table:table-row table:style-name="ro1">
          <table:table-cell office:value-type="float" office:value="7.3485819515271" calcext:value-type="float">
            <text:p>7,3485819515271</text:p>
          </table:table-cell>
          <table:table-cell office:value-type="float" office:value="7.72179286011967" calcext:value-type="float">
            <text:p>7,72179286011967</text:p>
          </table:table-cell>
        </table:table-row>
        <table:table-row table:style-name="ro1">
          <table:table-cell office:value-type="float" office:value="2.29470082450912" calcext:value-type="float">
            <text:p>2,29470082450912</text:p>
          </table:table-cell>
          <table:table-cell office:value-type="float" office:value="3.93091598240716" calcext:value-type="float">
            <text:p>3,93091598240716</text:p>
          </table:table-cell>
        </table:table-row>
        <table:table-row table:style-name="ro1">
          <table:table-cell office:value-type="float" office:value="8.77797964943204" calcext:value-type="float">
            <text:p>8,77797964943204</text:p>
          </table:table-cell>
          <table:table-cell office:value-type="float" office:value="7.78272158667035" calcext:value-type="float">
            <text:p>7,78272158667035</text:p>
          </table:table-cell>
        </table:table-row>
        <table:table-row table:style-name="ro1">
          <table:table-cell office:value-type="float" office:value="1.0301056424222" calcext:value-type="float">
            <text:p>1,0301056424222</text:p>
          </table:table-cell>
          <table:table-cell office:value-type="float" office:value="2.51300885930675" calcext:value-type="float">
            <text:p>2,51300885930675</text:p>
          </table:table-cell>
        </table:table-row>
        <table:table-row table:style-name="ro1">
          <table:table-cell office:value-type="float" office:value="9.62202654983843" calcext:value-type="float">
            <text:p>9,62202654983843</text:p>
          </table:table-cell>
          <table:table-cell office:value-type="float" office:value="6.92539927018232" calcext:value-type="float">
            <text:p>6,92539927018232</text:p>
          </table:table-cell>
        </table:table-row>
        <table:table-row table:style-name="ro1">
          <table:table-cell office:value-type="float" office:value="9.42703502439245" calcext:value-type="float">
            <text:p>9,42703502439245</text:p>
          </table:table-cell>
          <table:table-cell office:value-type="float" office:value="6.62731243288405" calcext:value-type="float">
            <text:p>6,62731243288405</text:p>
          </table:table-cell>
        </table:table-row>
        <table:table-row table:style-name="ro1">
          <table:table-cell office:value-type="float" office:value="1.2155348373793" calcext:value-type="float">
            <text:p>1,2155348373793</text:p>
          </table:table-cell>
          <table:table-cell office:value-type="float" office:value="3.23839495389116" calcext:value-type="float">
            <text:p>3,23839495389116</text:p>
          </table:table-cell>
        </table:table-row>
        <table:table-row table:style-name="ro1">
          <table:table-cell office:value-type="float" office:value="1.70914306134962" calcext:value-type="float">
            <text:p>1,70914306134962</text:p>
          </table:table-cell>
          <table:table-cell office:value-type="float" office:value="3.7242174239657" calcext:value-type="float">
            <text:p>3,7242174239657</text:p>
          </table:table-cell>
        </table:table-row>
        <table:table-row table:style-name="ro1">
          <table:table-cell office:value-type="float" office:value="8.50915761856608" calcext:value-type="float">
            <text:p>8,50915761856608</text:p>
          </table:table-cell>
          <table:table-cell office:value-type="float" office:value="7.90031852997321" calcext:value-type="float">
            <text:p>7,90031852997321</text:p>
          </table:table-cell>
        </table:table-row>
        <table:table-row table:style-name="ro1">
          <table:table-cell office:value-type="float" office:value="6.72776769807278" calcext:value-type="float">
            <text:p>6,72776769807278</text:p>
          </table:table-cell>
          <table:table-cell office:value-type="float" office:value="6.62283632890667" calcext:value-type="float">
            <text:p>6,62283632890667</text:p>
          </table:table-cell>
        </table:table-row>
        <table:table-row table:style-name="ro1">
          <table:table-cell office:value-type="float" office:value="3.59020697850286" calcext:value-type="float">
            <text:p>3,59020697850286</text:p>
          </table:table-cell>
          <table:table-cell office:value-type="float" office:value="2.44888828335606" calcext:value-type="float">
            <text:p>2,44888828335606</text:p>
          </table:table-cell>
        </table:table-row>
        <table:table-row table:style-name="ro1">
          <table:table-cell office:value-type="float" office:value="8.21309296422091" calcext:value-type="float">
            <text:p>8,21309296422091</text:p>
          </table:table-cell>
          <table:table-cell office:value-type="float" office:value="6.24666776541851" calcext:value-type="float">
            <text:p>6,24666776541851</text:p>
          </table:table-cell>
        </table:table-row>
        <table:table-row table:style-name="ro1">
          <table:table-cell office:value-type="float" office:value="1.2746133489685" calcext:value-type="float">
            <text:p>1,2746133489685</text:p>
          </table:table-cell>
          <table:table-cell office:value-type="float" office:value="3.07253773740012" calcext:value-type="float">
            <text:p>3,07253773740012</text:p>
          </table:table-cell>
        </table:table-row>
        <table:table-row table:style-name="ro1">
          <table:table-cell office:value-type="float" office:value="3.4244772794782" calcext:value-type="float">
            <text:p>3,4244772794782</text:p>
          </table:table-cell>
          <table:table-cell office:value-type="float" office:value="3.2374745386204" calcext:value-type="float">
            <text:p>3,2374745386204</text:p>
          </table:table-cell>
        </table:table-row>
        <table:table-row table:style-name="ro1">
          <table:table-cell office:value-type="float" office:value="2.64780752973194" calcext:value-type="float">
            <text:p>2,64780752973194</text:p>
          </table:table-cell>
          <table:table-cell office:value-type="float" office:value="3.55482414348818" calcext:value-type="float">
            <text:p>3,55482414348818</text:p>
          </table:table-cell>
        </table:table-row>
        <table:table-row table:style-name="ro1">
          <table:table-cell office:value-type="float" office:value="3.68463601736654" calcext:value-type="float">
            <text:p>3,68463601736654</text:p>
          </table:table-cell>
          <table:table-cell office:value-type="float" office:value="2.45024721074725" calcext:value-type="float">
            <text:p>2,45024721074725</text:p>
          </table:table-cell>
        </table:table-row>
        <table:table-row table:style-name="ro1">
          <table:table-cell office:value-type="float" office:value="9.73486608179323" calcext:value-type="float">
            <text:p>9,73486608179323</text:p>
          </table:table-cell>
          <table:table-cell office:value-type="float" office:value="6.64104313205073" calcext:value-type="float">
            <text:p>6,64104313205073</text:p>
          </table:table-cell>
        </table:table-row>
        <table:table-row table:style-name="ro1">
          <table:table-cell office:value-type="float" office:value="2.98235738531626" calcext:value-type="float">
            <text:p>2,98235738531626</text:p>
          </table:table-cell>
          <table:table-cell office:value-type="float" office:value="2.73107239598812" calcext:value-type="float">
            <text:p>2,73107239598812</text:p>
          </table:table-cell>
        </table:table-row>
        <table:table-row table:style-name="ro1">
          <table:table-cell office:value-type="float" office:value="2.09317952633666" calcext:value-type="float">
            <text:p>2,09317952633666</text:p>
          </table:table-cell>
          <table:table-cell office:value-type="float" office:value="2.12426821757896" calcext:value-type="float">
            <text:p>2,12426821757896</text:p>
          </table:table-cell>
        </table:table-row>
        <table:table-row table:style-name="ro1">
          <table:table-cell office:value-type="float" office:value="2.95536185703787" calcext:value-type="float">
            <text:p>2,95536185703787</text:p>
          </table:table-cell>
          <table:table-cell office:value-type="float" office:value="2.79394512592837" calcext:value-type="float">
            <text:p>2,79394512592837</text:p>
          </table:table-cell>
        </table:table-row>
        <table:table-row table:style-name="ro1">
          <table:table-cell office:value-type="float" office:value="7.31622384747163" calcext:value-type="float">
            <text:p>7,31622384747163</text:p>
          </table:table-cell>
          <table:table-cell office:value-type="float" office:value="6.95212138621346" calcext:value-type="float">
            <text:p>6,95212138621346</text:p>
          </table:table-cell>
        </table:table-row>
        <table:table-row table:style-name="ro1">
          <table:table-cell office:value-type="float" office:value="6.19759516470465" calcext:value-type="float">
            <text:p>6,19759516470465</text:p>
          </table:table-cell>
          <table:table-cell office:value-type="float" office:value="6.57491077782863" calcext:value-type="float">
            <text:p>6,57491077782863</text:p>
          </table:table-cell>
        </table:table-row>
        <table:table-row table:style-name="ro1">
          <table:table-cell office:value-type="float" office:value="2.30950808253418" calcext:value-type="float">
            <text:p>2,30950808253418</text:p>
          </table:table-cell>
          <table:table-cell office:value-type="float" office:value="3.3069474703006" calcext:value-type="float">
            <text:p>3,3069474703006</text:p>
          </table:table-cell>
        </table:table-row>
        <table:table-row table:style-name="ro1">
          <table:table-cell office:value-type="float" office:value="3.86631198361108" calcext:value-type="float">
            <text:p>3,86631198361108</text:p>
          </table:table-cell>
          <table:table-cell office:value-type="float" office:value="3.00432415381672" calcext:value-type="float">
            <text:p>3,00432415381672</text:p>
          </table:table-cell>
        </table:table-row>
        <table:table-row table:style-name="ro1">
          <table:table-cell office:value-type="float" office:value="2.34475353578162" calcext:value-type="float">
            <text:p>2,34475353578162</text:p>
          </table:table-cell>
          <table:table-cell office:value-type="float" office:value="3.74373266614801" calcext:value-type="float">
            <text:p>3,74373266614801</text:p>
          </table:table-cell>
        </table:table-row>
        <table:table-row table:style-name="ro1">
          <table:table-cell office:value-type="float" office:value="9.02510048444607" calcext:value-type="float">
            <text:p>9,02510048444607</text:p>
          </table:table-cell>
          <table:table-cell office:value-type="float" office:value="6.68999857229021" calcext:value-type="float">
            <text:p>6,68999857229021</text:p>
          </table:table-cell>
        </table:table-row>
        <table:table-row table:style-name="ro1">
          <table:table-cell office:value-type="float" office:value="2.75411942633084" calcext:value-type="float">
            <text:p>2,75411942633084</text:p>
          </table:table-cell>
          <table:table-cell office:value-type="float" office:value="3.19194497327208" calcext:value-type="float">
            <text:p>3,19194497327208</text:p>
          </table:table-cell>
        </table:table-row>
        <table:table-row table:style-name="ro1">
          <table:table-cell office:value-type="float" office:value="8.67431875182409" calcext:value-type="float">
            <text:p>8,67431875182409</text:p>
          </table:table-cell>
          <table:table-cell office:value-type="float" office:value="7.17892385382896" calcext:value-type="float">
            <text:p>7,17892385382896</text:p>
          </table:table-cell>
        </table:table-row>
        <table:table-row table:style-name="ro1">
          <table:table-cell office:value-type="float" office:value="2.18217901778003" calcext:value-type="float">
            <text:p>2,18217901778003</text:p>
          </table:table-cell>
          <table:table-cell office:value-type="float" office:value="2.27309410732538" calcext:value-type="float">
            <text:p>2,27309410732538</text:p>
          </table:table-cell>
        </table:table-row>
        <table:table-row table:style-name="ro1">
          <table:table-cell office:value-type="float" office:value="3.8998028543929" calcext:value-type="float">
            <text:p>3,8998028543929</text:p>
          </table:table-cell>
          <table:table-cell office:value-type="float" office:value="2.72909993793703" calcext:value-type="float">
            <text:p>2,72909993793703</text:p>
          </table:table-cell>
        </table:table-row>
        <table:table-row table:style-name="ro1">
          <table:table-cell office:value-type="float" office:value="7.20859001627582" calcext:value-type="float">
            <text:p>7,20859001627582</text:p>
          </table:table-cell>
          <table:table-cell office:value-type="float" office:value="7.14452875765035" calcext:value-type="float">
            <text:p>7,14452875765035</text:p>
          </table:table-cell>
        </table:table-row>
        <table:table-row table:style-name="ro1">
          <table:table-cell office:value-type="float" office:value="1.78424013896366" calcext:value-type="float">
            <text:p>1,78424013896366</text:p>
          </table:table-cell>
          <table:table-cell office:value-type="float" office:value="3.70391253081385" calcext:value-type="float">
            <text:p>3,70391253081385</text:p>
          </table:table-cell>
        </table:table-row>
        <table:table-row table:style-name="ro1">
          <table:table-cell office:value-type="float" office:value="8.08111385245773" calcext:value-type="float">
            <text:p>8,08111385245773</text:p>
          </table:table-cell>
          <table:table-cell office:value-type="float" office:value="6.23179674817343" calcext:value-type="float">
            <text:p>6,23179674817343</text:p>
          </table:table-cell>
        </table:table-row>
        <table:table-row table:style-name="ro1">
          <table:table-cell office:value-type="float" office:value="6.93552487883847" calcext:value-type="float">
            <text:p>6,93552487883847</text:p>
          </table:table-cell>
          <table:table-cell office:value-type="float" office:value="6.84238335426333" calcext:value-type="float">
            <text:p>6,84238335426333</text:p>
          </table:table-cell>
        </table:table-row>
        <table:table-row table:style-name="ro1">
          <table:table-cell office:value-type="float" office:value="9.75323466564762" calcext:value-type="float">
            <text:p>9,75323466564762</text:p>
          </table:table-cell>
          <table:table-cell office:value-type="float" office:value="6.9311890898937" calcext:value-type="float">
            <text:p>6,9311890898937</text:p>
          </table:table-cell>
        </table:table-row>
        <table:table-row table:style-name="ro1">
          <table:table-cell office:value-type="float" office:value="6.3678121646642" calcext:value-type="float">
            <text:p>6,3678121646642</text:p>
          </table:table-cell>
          <table:table-cell office:value-type="float" office:value="7.53108729908245" calcext:value-type="float">
            <text:p>7,53108729908245</text:p>
          </table:table-cell>
        </table:table-row>
        <table:table-row table:style-name="ro1">
          <table:table-cell office:value-type="float" office:value="2.71591538983515" calcext:value-type="float">
            <text:p>2,71591538983515</text:p>
          </table:table-cell>
          <table:table-cell office:value-type="float" office:value="3.80724830607711" calcext:value-type="float">
            <text:p>3,80724830607711</text:p>
          </table:table-cell>
        </table:table-row>
        <table:table-row table:style-name="ro1">
          <table:table-cell office:value-type="float" office:value="8.60227145085973" calcext:value-type="float">
            <text:p>8,60227145085973</text:p>
          </table:table-cell>
          <table:table-cell office:value-type="float" office:value="7.40690688580356" calcext:value-type="float">
            <text:p>7,40690688580356</text:p>
          </table:table-cell>
        </table:table-row>
        <table:table-row table:style-name="ro1">
          <table:table-cell office:value-type="float" office:value="7.30043930861203" calcext:value-type="float">
            <text:p>7,30043930861203</text:p>
          </table:table-cell>
          <table:table-cell office:value-type="float" office:value="6.08673288002253" calcext:value-type="float">
            <text:p>6,08673288002253</text:p>
          </table:table-cell>
        </table:table-row>
        <table:table-row table:style-name="ro1">
          <table:table-cell office:value-type="float" office:value="3.59025773752955" calcext:value-type="float">
            <text:p>3,59025773752955</text:p>
          </table:table-cell>
          <table:table-cell office:value-type="float" office:value="2.38718315346623" calcext:value-type="float">
            <text:p>2,38718315346623</text:p>
          </table:table-cell>
        </table:table-row>
        <table:table-row table:style-name="ro1">
          <table:table-cell office:value-type="float" office:value="1.23895962838266" calcext:value-type="float">
            <text:p>1,23895962838266</text:p>
          </table:table-cell>
          <table:table-cell office:value-type="float" office:value="3.15522415758891" calcext:value-type="float">
            <text:p>3,15522415758891</text:p>
          </table:table-cell>
        </table:table-row>
        <table:table-row table:style-name="ro1">
          <table:table-cell office:value-type="float" office:value="7.76281790256857" calcext:value-type="float">
            <text:p>7,76281790256857</text:p>
          </table:table-cell>
          <table:table-cell office:value-type="float" office:value="7.53787169363699" calcext:value-type="float">
            <text:p>7,53787169363699</text:p>
          </table:table-cell>
        </table:table-row>
        <table:table-row table:style-name="ro1">
          <table:table-cell office:value-type="float" office:value="7.28668631834042" calcext:value-type="float">
            <text:p>7,28668631834042</text:p>
          </table:table-cell>
          <table:table-cell office:value-type="float" office:value="7.44822129083818" calcext:value-type="float">
            <text:p>7,44822129083818</text:p>
          </table:table-cell>
        </table:table-row>
        <table:table-row table:style-name="ro1">
          <table:table-cell office:value-type="float" office:value="7.15486832332392" calcext:value-type="float">
            <text:p>7,15486832332392</text:p>
          </table:table-cell>
          <table:table-cell office:value-type="float" office:value="7.45395835861471" calcext:value-type="float">
            <text:p>7,45395835861471</text:p>
          </table:table-cell>
        </table:table-row>
        <table:table-row table:style-name="ro1">
          <table:table-cell office:value-type="float" office:value="9.81906861500805" calcext:value-type="float">
            <text:p>9,81906861500805</text:p>
          </table:table-cell>
          <table:table-cell office:value-type="float" office:value="7.36206098018883" calcext:value-type="float">
            <text:p>7,36206098018883</text:p>
          </table:table-cell>
        </table:table-row>
        <table:table-row table:style-name="ro1">
          <table:table-cell office:value-type="float" office:value="8.5682756955708" calcext:value-type="float">
            <text:p>8,5682756955708</text:p>
          </table:table-cell>
          <table:table-cell office:value-type="float" office:value="6.61707074863174" calcext:value-type="float">
            <text:p>6,61707074863174</text:p>
          </table:table-cell>
        </table:table-row>
        <table:table-row table:style-name="ro1">
          <table:table-cell office:value-type="float" office:value="2.45410712107627" calcext:value-type="float">
            <text:p>2,45410712107627</text:p>
          </table:table-cell>
          <table:table-cell office:value-type="float" office:value="1.45039523133637" calcext:value-type="float">
            <text:p>1,45039523133637</text:p>
          </table:table-cell>
        </table:table-row>
        <table:table-row table:style-name="ro1">
          <table:table-cell office:value-type="float" office:value="2.18875609856583" calcext:value-type="float">
            <text:p>2,18875609856583</text:p>
          </table:table-cell>
          <table:table-cell office:value-type="float" office:value="3.2018993143899" calcext:value-type="float">
            <text:p>3,2018993143899</text:p>
          </table:table-cell>
        </table:table-row>
        <table:table-row table:style-name="ro1">
          <table:table-cell office:value-type="float" office:value="3.28066357511581" calcext:value-type="float">
            <text:p>3,28066357511581</text:p>
          </table:table-cell>
          <table:table-cell office:value-type="float" office:value="2.72535851999064" calcext:value-type="float">
            <text:p>2,72535851999064</text:p>
          </table:table-cell>
        </table:table-row>
        <table:table-row table:style-name="ro1">
          <table:table-cell office:value-type="float" office:value="3.86641274011419" calcext:value-type="float">
            <text:p>3,86641274011419</text:p>
          </table:table-cell>
          <table:table-cell office:value-type="float" office:value="2.05250307003273" calcext:value-type="float">
            <text:p>2,05250307003273</text:p>
          </table:table-cell>
        </table:table-row>
        <table:table-row table:style-name="ro1">
          <table:table-cell office:value-type="float" office:value="7.53669405861238" calcext:value-type="float">
            <text:p>7,53669405861238</text:p>
          </table:table-cell>
          <table:table-cell office:value-type="float" office:value="6.17910962717176" calcext:value-type="float">
            <text:p>6,17910962717176</text:p>
          </table:table-cell>
        </table:table-row>
        <table:table-row table:style-name="ro1">
          <table:table-cell office:value-type="float" office:value="9.26321019135891" calcext:value-type="float">
            <text:p>9,26321019135891</text:p>
          </table:table-cell>
          <table:table-cell office:value-type="float" office:value="6.71893018880183" calcext:value-type="float">
            <text:p>6,71893018880183</text:p>
          </table:table-cell>
        </table:table-row>
        <table:table-row table:style-name="ro1">
          <table:table-cell office:value-type="float" office:value="6.07376124776395" calcext:value-type="float">
            <text:p>6,07376124776395</text:p>
          </table:table-cell>
          <table:table-cell office:value-type="float" office:value="6.95028681722979" calcext:value-type="float">
            <text:p>6,95028681722979</text:p>
          </table:table-cell>
        </table:table-row>
        <table:table-row table:style-name="ro1">
          <table:table-cell office:value-type="float" office:value="6.8188618394626" calcext:value-type="float">
            <text:p>6,8188618394626</text:p>
          </table:table-cell>
          <table:table-cell office:value-type="float" office:value="6.90696285725393" calcext:value-type="float">
            <text:p>6,90696285725393</text:p>
          </table:table-cell>
        </table:table-row>
        <table:table-row table:style-name="ro1">
          <table:table-cell office:value-type="float" office:value="1.70297064426606" calcext:value-type="float">
            <text:p>1,70297064426606</text:p>
          </table:table-cell>
          <table:table-cell office:value-type="float" office:value="2.3324423160721" calcext:value-type="float">
            <text:p>2,3324423160721</text:p>
          </table:table-cell>
        </table:table-row>
        <table:table-row table:style-name="ro1">
          <table:table-cell office:value-type="float" office:value="9.49924946145753" calcext:value-type="float">
            <text:p>9,49924946145753</text:p>
          </table:table-cell>
          <table:table-cell office:value-type="float" office:value="6.66447322783029" calcext:value-type="float">
            <text:p>6,66447322783029</text:p>
          </table:table-cell>
        </table:table-row>
        <table:table-row table:style-name="ro1">
          <table:table-cell office:value-type="float" office:value="3.75607693160884" calcext:value-type="float">
            <text:p>3,75607693160884</text:p>
          </table:table-cell>
          <table:table-cell office:value-type="float" office:value="2.61992622819245" calcext:value-type="float">
            <text:p>2,61992622819245</text:p>
          </table:table-cell>
        </table:table-row>
        <table:table-row table:style-name="ro1">
          <table:table-cell office:value-type="float" office:value="2.50928557750165" calcext:value-type="float">
            <text:p>2,50928557750165</text:p>
          </table:table-cell>
          <table:table-cell office:value-type="float" office:value="1.47285080255642" calcext:value-type="float">
            <text:p>1,47285080255642</text:p>
          </table:table-cell>
        </table:table-row>
        <table:table-row table:style-name="ro1">
          <table:table-cell office:value-type="float" office:value="7.54765393001193" calcext:value-type="float">
            <text:p>7,54765393001193</text:p>
          </table:table-cell>
          <table:table-cell office:value-type="float" office:value="7.05295190515571" calcext:value-type="float">
            <text:p>7,05295190515571</text:p>
          </table:table-cell>
        </table:table-row>
        <table:table-row table:style-name="ro1">
          <table:table-cell office:value-type="float" office:value="8.35273538212274" calcext:value-type="float">
            <text:p>8,35273538212274</text:p>
          </table:table-cell>
          <table:table-cell office:value-type="float" office:value="6.60091097833672" calcext:value-type="float">
            <text:p>6,60091097833672</text:p>
          </table:table-cell>
        </table:table-row>
        <table:table-row table:style-name="ro1">
          <table:table-cell office:value-type="float" office:value="8.27032584635499" calcext:value-type="float">
            <text:p>8,27032584635499</text:p>
          </table:table-cell>
          <table:table-cell office:value-type="float" office:value="6.33828578131354" calcext:value-type="float">
            <text:p>6,33828578131354</text:p>
          </table:table-cell>
        </table:table-row>
        <table:table-row table:style-name="ro1">
          <table:table-cell office:value-type="float" office:value="3.99108649482061" calcext:value-type="float">
            <text:p>3,99108649482061</text:p>
          </table:table-cell>
          <table:table-cell office:value-type="float" office:value="2.48129282181715" calcext:value-type="float">
            <text:p>2,48129282181715</text:p>
          </table:table-cell>
        </table:table-row>
        <table:table-row table:style-name="ro1">
          <table:table-cell office:value-type="float" office:value="1.7836335600376" calcext:value-type="float">
            <text:p>1,7836335600376</text:p>
          </table:table-cell>
          <table:table-cell office:value-type="float" office:value="1.32450442113189" calcext:value-type="float">
            <text:p>1,32450442113189</text:p>
          </table:table-cell>
        </table:table-row>
        <table:table-row table:style-name="ro1">
          <table:table-cell office:value-type="float" office:value="2.34000909180105" calcext:value-type="float">
            <text:p>2,34000909180105</text:p>
          </table:table-cell>
          <table:table-cell office:value-type="float" office:value="3.81512165950803" calcext:value-type="float">
            <text:p>3,81512165950803</text:p>
          </table:table-cell>
        </table:table-row>
        <table:table-row table:style-name="ro1">
          <table:table-cell office:value-type="float" office:value="1.57284207515435" calcext:value-type="float">
            <text:p>1,57284207515435</text:p>
          </table:table-cell>
          <table:table-cell office:value-type="float" office:value="1.82140472172333" calcext:value-type="float">
            <text:p>1,82140472172333</text:p>
          </table:table-cell>
        </table:table-row>
        <table:table-row table:style-name="ro1">
          <table:table-cell office:value-type="float" office:value="3.92033883222586" calcext:value-type="float">
            <text:p>3,92033883222586</text:p>
          </table:table-cell>
          <table:table-cell office:value-type="float" office:value="2.93127713338553" calcext:value-type="float">
            <text:p>2,93127713338553</text:p>
          </table:table-cell>
        </table:table-row>
        <table:table-row table:style-name="ro1">
          <table:table-cell office:value-type="float" office:value="3.34893599193528" calcext:value-type="float">
            <text:p>3,34893599193528</text:p>
          </table:table-cell>
          <table:table-cell office:value-type="float" office:value="2.94100208380732" calcext:value-type="float">
            <text:p>2,94100208380732</text:p>
          </table:table-cell>
        </table:table-row>
        <table:table-row table:style-name="ro1">
          <table:table-cell office:value-type="float" office:value="9.1882774786252" calcext:value-type="float">
            <text:p>9,1882774786252</text:p>
          </table:table-cell>
          <table:table-cell office:value-type="float" office:value="6.38522754514406" calcext:value-type="float">
            <text:p>6,38522754514406</text:p>
          </table:table-cell>
        </table:table-row>
        <table:table-row table:style-name="ro1">
          <table:table-cell office:value-type="float" office:value="8.07850887959453" calcext:value-type="float">
            <text:p>8,07850887959453</text:p>
          </table:table-cell>
          <table:table-cell office:value-type="float" office:value="6.45346996499595" calcext:value-type="float">
            <text:p>6,45346996499595</text:p>
          </table:table-cell>
        </table:table-row>
        <table:table-row table:style-name="ro1">
          <table:table-cell office:value-type="float" office:value="8.49020483590154" calcext:value-type="float">
            <text:p>8,49020483590154</text:p>
          </table:table-cell>
          <table:table-cell office:value-type="float" office:value="7.60983738304867" calcext:value-type="float">
            <text:p>7,60983738304867</text:p>
          </table:table-cell>
        </table:table-row>
        <table:table-row table:style-name="ro1">
          <table:table-cell office:value-type="float" office:value="6.93041412236971" calcext:value-type="float">
            <text:p>6,93041412236971</text:p>
          </table:table-cell>
          <table:table-cell office:value-type="float" office:value="6.48971897988082" calcext:value-type="float">
            <text:p>6,48971897988082</text:p>
          </table:table-cell>
        </table:table-row>
        <table:table-row table:style-name="ro1">
          <table:table-cell office:value-type="float" office:value="6.41768706242034" calcext:value-type="float">
            <text:p>6,41768706242034</text:p>
          </table:table-cell>
          <table:table-cell office:value-type="float" office:value="6.86926960829656" calcext:value-type="float">
            <text:p>6,86926960829656</text:p>
          </table:table-cell>
        </table:table-row>
        <table:table-row table:style-name="ro1">
          <table:table-cell office:value-type="float" office:value="7.34185889994146" calcext:value-type="float">
            <text:p>7,34185889994146</text:p>
          </table:table-cell>
          <table:table-cell office:value-type="float" office:value="7.44627228371314" calcext:value-type="float">
            <text:p>7,44627228371314</text:p>
          </table:table-cell>
        </table:table-row>
        <table:table-row table:style-name="ro1">
          <table:table-cell office:value-type="float" office:value="7.20652511861861" calcext:value-type="float">
            <text:p>7,20652511861861</text:p>
          </table:table-cell>
          <table:table-cell office:value-type="float" office:value="6.73256821869778" calcext:value-type="float">
            <text:p>6,73256821869778</text:p>
          </table:table-cell>
        </table:table-row>
        <table:table-row table:style-name="ro1">
          <table:table-cell office:value-type="float" office:value="3.98794970925727" calcext:value-type="float">
            <text:p>3,98794970925727</text:p>
          </table:table-cell>
          <table:table-cell office:value-type="float" office:value="2.6595971887438" calcext:value-type="float">
            <text:p>2,6595971887438</text:p>
          </table:table-cell>
        </table:table-row>
        <table:table-row table:style-name="ro1">
          <table:table-cell office:value-type="float" office:value="1.13031634744333" calcext:value-type="float">
            <text:p>1,13031634744333</text:p>
          </table:table-cell>
          <table:table-cell office:value-type="float" office:value="2.39561095086227" calcext:value-type="float">
            <text:p>2,39561095086227</text:p>
          </table:table-cell>
        </table:table-row>
        <table:table-row table:style-name="ro1">
          <table:table-cell office:value-type="float" office:value="3.63181074589495" calcext:value-type="float">
            <text:p>3,63181074589495</text:p>
          </table:table-cell>
          <table:table-cell office:value-type="float" office:value="2.88867474688417" calcext:value-type="float">
            <text:p>2,88867474688417</text:p>
          </table:table-cell>
        </table:table-row>
        <table:table-row table:style-name="ro1">
          <table:table-cell office:value-type="float" office:value="9.65676988122859" calcext:value-type="float">
            <text:p>9,65676988122859</text:p>
          </table:table-cell>
          <table:table-cell office:value-type="float" office:value="7.29372336576303" calcext:value-type="float">
            <text:p>7,29372336576303</text:p>
          </table:table-cell>
        </table:table-row>
        <table:table-row table:style-name="ro1">
          <table:table-cell office:value-type="float" office:value="6.22500665972139" calcext:value-type="float">
            <text:p>6,22500665972139</text:p>
          </table:table-cell>
          <table:table-cell office:value-type="float" office:value="7.11054050222774" calcext:value-type="float">
            <text:p>7,11054050222774</text:p>
          </table:table-cell>
        </table:table-row>
        <table:table-row table:style-name="ro1">
          <table:table-cell office:value-type="float" office:value="6.22384268789757" calcext:value-type="float">
            <text:p>6,22384268789757</text:p>
          </table:table-cell>
          <table:table-cell office:value-type="float" office:value="7.42634854278788" calcext:value-type="float">
            <text:p>7,42634854278788</text:p>
          </table:table-cell>
        </table:table-row>
        <table:table-row table:style-name="ro1">
          <table:table-cell office:value-type="float" office:value="3.3990752214672" calcext:value-type="float">
            <text:p>3,3990752214672</text:p>
          </table:table-cell>
          <table:table-cell office:value-type="float" office:value="2.88697402236203" calcext:value-type="float">
            <text:p>2,88697402236203</text:p>
          </table:table-cell>
        </table:table-row>
        <table:table-row table:style-name="ro1">
          <table:table-cell office:value-type="float" office:value="6.34414268859563" calcext:value-type="float">
            <text:p>6,34414268859563</text:p>
          </table:table-cell>
          <table:table-cell office:value-type="float" office:value="7.30734051029431" calcext:value-type="float">
            <text:p>7,30734051029431</text:p>
          </table:table-cell>
        </table:table-row>
        <table:table-row table:style-name="ro1">
          <table:table-cell office:value-type="float" office:value="2.45633625871741" calcext:value-type="float">
            <text:p>2,45633625871741</text:p>
          </table:table-cell>
          <table:table-cell office:value-type="float" office:value="3.33235179305993" calcext:value-type="float">
            <text:p>3,33235179305993</text:p>
          </table:table-cell>
        </table:table-row>
        <table:table-row table:style-name="ro1">
          <table:table-cell office:value-type="float" office:value="7.15884888855513" calcext:value-type="float">
            <text:p>7,15884888855513</text:p>
          </table:table-cell>
          <table:table-cell office:value-type="float" office:value="6.51545267602636" calcext:value-type="float">
            <text:p>6,51545267602636</text:p>
          </table:table-cell>
        </table:table-row>
        <table:table-row table:style-name="ro1">
          <table:table-cell office:value-type="float" office:value="7.35827502193364" calcext:value-type="float">
            <text:p>7,35827502193364</text:p>
          </table:table-cell>
          <table:table-cell office:value-type="float" office:value="7.20115018747576" calcext:value-type="float">
            <text:p>7,20115018747576</text:p>
          </table:table-cell>
        </table:table-row>
        <table:table-row table:style-name="ro1">
          <table:table-cell office:value-type="float" office:value="7.98688115948127" calcext:value-type="float">
            <text:p>7,98688115948127</text:p>
          </table:table-cell>
          <table:table-cell office:value-type="float" office:value="7.29743511081752" calcext:value-type="float">
            <text:p>7,29743511081752</text:p>
          </table:table-cell>
        </table:table-row>
        <table:table-row table:style-name="ro1">
          <table:table-cell office:value-type="float" office:value="9.39043284484036" calcext:value-type="float">
            <text:p>9,39043284484036</text:p>
          </table:table-cell>
          <table:table-cell office:value-type="float" office:value="7.70908406178617" calcext:value-type="float">
            <text:p>7,70908406178617</text:p>
          </table:table-cell>
        </table:table-row>
        <table:table-row table:style-name="ro1">
          <table:table-cell office:value-type="float" office:value="1.24055344220335" calcext:value-type="float">
            <text:p>1,24055344220335</text:p>
          </table:table-cell>
          <table:table-cell office:value-type="float" office:value="1.74930515076492" calcext:value-type="float">
            <text:p>1,74930515076492</text:p>
          </table:table-cell>
        </table:table-row>
        <table:table-row table:style-name="ro1">
          <table:table-cell office:value-type="float" office:value="8.54589778266798" calcext:value-type="float">
            <text:p>8,54589778266798</text:p>
          </table:table-cell>
          <table:table-cell office:value-type="float" office:value="6.89105198793747" calcext:value-type="float">
            <text:p>6,89105198793747</text:p>
          </table:table-cell>
        </table:table-row>
        <table:table-row table:style-name="ro1">
          <table:table-cell office:value-type="float" office:value="6.11292150451403" calcext:value-type="float">
            <text:p>6,11292150451403</text:p>
          </table:table-cell>
          <table:table-cell office:value-type="float" office:value="7.14390014358003" calcext:value-type="float">
            <text:p>7,14390014358003</text:p>
          </table:table-cell>
        </table:table-row>
        <table:table-row table:style-name="ro1">
          <table:table-cell office:value-type="float" office:value="9.29305328744701" calcext:value-type="float">
            <text:p>9,29305328744701</text:p>
          </table:table-cell>
          <table:table-cell office:value-type="float" office:value="7.67872362464226" calcext:value-type="float">
            <text:p>7,67872362464226</text:p>
          </table:table-cell>
        </table:table-row>
        <table:table-row table:style-name="ro1">
          <table:table-cell office:value-type="float" office:value="1.45771597298183" calcext:value-type="float">
            <text:p>1,45771597298183</text:p>
          </table:table-cell>
          <table:table-cell office:value-type="float" office:value="3.12846070177059" calcext:value-type="float">
            <text:p>3,12846070177059</text:p>
          </table:table-cell>
        </table:table-row>
        <table:table-row table:style-name="ro1">
          <table:table-cell office:value-type="float" office:value="9.77113915255309" calcext:value-type="float">
            <text:p>9,77113915255309</text:p>
          </table:table-cell>
          <table:table-cell office:value-type="float" office:value="6.97043456166009" calcext:value-type="float">
            <text:p>6,97043456166009</text:p>
          </table:table-cell>
        </table:table-row>
        <table:table-row table:style-name="ro1">
          <table:table-cell office:value-type="float" office:value="3.78546825140102" calcext:value-type="float">
            <text:p>3,78546825140102</text:p>
          </table:table-cell>
          <table:table-cell office:value-type="float" office:value="2.68051794433026" calcext:value-type="float">
            <text:p>2,68051794433026</text:p>
          </table:table-cell>
        </table:table-row>
        <table:table-row table:style-name="ro1">
          <table:table-cell office:value-type="float" office:value="2.63200736633198" calcext:value-type="float">
            <text:p>2,63200736633198</text:p>
          </table:table-cell>
          <table:table-cell office:value-type="float" office:value="3.68044344963642" calcext:value-type="float">
            <text:p>3,68044344963642</text:p>
          </table:table-cell>
        </table:table-row>
        <table:table-row table:style-name="ro1">
          <table:table-cell office:value-type="float" office:value="2.74789569410161" calcext:value-type="float">
            <text:p>2,74789569410161</text:p>
          </table:table-cell>
          <table:table-cell office:value-type="float" office:value="3.10971699379764" calcext:value-type="float">
            <text:p>3,10971699379764</text:p>
          </table:table-cell>
        </table:table-row>
        <table:table-row table:style-name="ro1">
          <table:table-cell office:value-type="float" office:value="6.81669616444207" calcext:value-type="float">
            <text:p>6,81669616444207</text:p>
          </table:table-cell>
          <table:table-cell office:value-type="float" office:value="6.27184263807587" calcext:value-type="float">
            <text:p>6,27184263807587</text:p>
          </table:table-cell>
        </table:table-row>
        <table:table-row table:style-name="ro1">
          <table:table-cell office:value-type="float" office:value="7.51129246543956" calcext:value-type="float">
            <text:p>7,51129246543956</text:p>
          </table:table-cell>
          <table:table-cell office:value-type="float" office:value="6.26966374616519" calcext:value-type="float">
            <text:p>6,26966374616519</text:p>
          </table:table-cell>
        </table:table-row>
        <table:table-row table:style-name="ro1">
          <table:table-cell office:value-type="float" office:value="7.93149512208489" calcext:value-type="float">
            <text:p>7,93149512208489</text:p>
          </table:table-cell>
          <table:table-cell office:value-type="float" office:value="7.17167936776019" calcext:value-type="float">
            <text:p>7,17167936776019</text:p>
          </table:table-cell>
        </table:table-row>
        <table:table-row table:style-name="ro1">
          <table:table-cell office:value-type="float" office:value="8.25224059036772" calcext:value-type="float">
            <text:p>8,25224059036772</text:p>
          </table:table-cell>
          <table:table-cell office:value-type="float" office:value="7.65924216910205" calcext:value-type="float">
            <text:p>7,65924216910205</text:p>
          </table:table-cell>
        </table:table-row>
        <table:table-row table:style-name="ro1">
          <table:table-cell office:value-type="float" office:value="6.82536237336373" calcext:value-type="float">
            <text:p>6,82536237336373</text:p>
          </table:table-cell>
          <table:table-cell office:value-type="float" office:value="6.71103663795421" calcext:value-type="float">
            <text:p>6,71103663795421</text:p>
          </table:table-cell>
        </table:table-row>
        <table:table-row table:style-name="ro1">
          <table:table-cell office:value-type="float" office:value="8.7741677466546" calcext:value-type="float">
            <text:p>8,7741677466546</text:p>
          </table:table-cell>
          <table:table-cell office:value-type="float" office:value="7.87177402017239" calcext:value-type="float">
            <text:p>7,87177402017239</text:p>
          </table:table-cell>
        </table:table-row>
        <table:table-row table:style-name="ro1">
          <table:table-cell office:value-type="float" office:value="6.64151206705799" calcext:value-type="float">
            <text:p>6,64151206705799</text:p>
          </table:table-cell>
          <table:table-cell office:value-type="float" office:value="6.68921589038376" calcext:value-type="float">
            <text:p>6,68921589038376</text:p>
          </table:table-cell>
        </table:table-row>
        <table:table-row table:style-name="ro1">
          <table:table-cell office:value-type="float" office:value="7.18060496829486" calcext:value-type="float">
            <text:p>7,18060496829486</text:p>
          </table:table-cell>
          <table:table-cell office:value-type="float" office:value="6.48139265002532" calcext:value-type="float">
            <text:p>6,48139265002532</text:p>
          </table:table-cell>
        </table:table-row>
        <table:table-row table:style-name="ro1">
          <table:table-cell office:value-type="float" office:value="7.01597152638423" calcext:value-type="float">
            <text:p>7,01597152638423</text:p>
          </table:table-cell>
          <table:table-cell office:value-type="float" office:value="6.81753563534581" calcext:value-type="float">
            <text:p>6,81753563534581</text:p>
          </table:table-cell>
        </table:table-row>
        <table:table-row table:style-name="ro1">
          <table:table-cell office:value-type="float" office:value="6.26756118076422" calcext:value-type="float">
            <text:p>6,26756118076422</text:p>
          </table:table-cell>
          <table:table-cell office:value-type="float" office:value="7.47626930386131" calcext:value-type="float">
            <text:p>7,47626930386131</text:p>
          </table:table-cell>
        </table:table-row>
        <table:table-row table:style-name="ro1">
          <table:table-cell office:value-type="float" office:value="1.88168913738066" calcext:value-type="float">
            <text:p>1,88168913738066</text:p>
          </table:table-cell>
          <table:table-cell office:value-type="float" office:value="2.94729032285863" calcext:value-type="float">
            <text:p>2,94729032285863</text:p>
          </table:table-cell>
        </table:table-row>
        <table:table-row table:style-name="ro1">
          <table:table-cell office:value-type="float" office:value="2.22164402234723" calcext:value-type="float">
            <text:p>2,22164402234723</text:p>
          </table:table-cell>
          <table:table-cell office:value-type="float" office:value="1.70011384867303" calcext:value-type="float">
            <text:p>1,70011384867303</text:p>
          </table:table-cell>
        </table:table-row>
        <table:table-row table:style-name="ro1">
          <table:table-cell office:value-type="float" office:value="9.06000768663736" calcext:value-type="float">
            <text:p>9,06000768663736</text:p>
          </table:table-cell>
          <table:table-cell office:value-type="float" office:value="7.00912854391845" calcext:value-type="float">
            <text:p>7,00912854391845</text:p>
          </table:table-cell>
        </table:table-row>
        <table:table-row table:style-name="ro1">
          <table:table-cell office:value-type="float" office:value="3.10788983180194" calcext:value-type="float">
            <text:p>3,10788983180194</text:p>
          </table:table-cell>
          <table:table-cell office:value-type="float" office:value="3.40838714355781" calcext:value-type="float">
            <text:p>3,40838714355781</text:p>
          </table:table-cell>
        </table:table-row>
        <table:table-row table:style-name="ro1">
          <table:table-cell office:value-type="float" office:value="2.69862446741702" calcext:value-type="float">
            <text:p>2,69862446741702</text:p>
          </table:table-cell>
          <table:table-cell office:value-type="float" office:value="2.78983235354286" calcext:value-type="float">
            <text:p>2,78983235354286</text:p>
          </table:table-cell>
        </table:table-row>
        <table:table-row table:style-name="ro1">
          <table:table-cell office:value-type="float" office:value="2.99058984267476" calcext:value-type="float">
            <text:p>2,99058984267476</text:p>
          </table:table-cell>
          <table:table-cell office:value-type="float" office:value="2.78333655166794" calcext:value-type="float">
            <text:p>2,78333655166794</text:p>
          </table:table-cell>
        </table:table-row>
        <table:table-row table:style-name="ro1">
          <table:table-cell office:value-type="float" office:value="3.28406497754388" calcext:value-type="float">
            <text:p>3,28406497754388</text:p>
          </table:table-cell>
          <table:table-cell office:value-type="float" office:value="3.729604679432" calcext:value-type="float">
            <text:p>3,729604679432</text:p>
          </table:table-cell>
        </table:table-row>
        <table:table-row table:style-name="ro1">
          <table:table-cell office:value-type="float" office:value="3.01825882228279" calcext:value-type="float">
            <text:p>3,01825882228279</text:p>
          </table:table-cell>
          <table:table-cell office:value-type="float" office:value="3.31099820837845" calcext:value-type="float">
            <text:p>3,31099820837845</text:p>
          </table:table-cell>
        </table:table-row>
        <table:table-row table:style-name="ro1">
          <table:table-cell office:value-type="float" office:value="8.45165335409997" calcext:value-type="float">
            <text:p>8,45165335409997</text:p>
          </table:table-cell>
          <table:table-cell office:value-type="float" office:value="7.08731304706673" calcext:value-type="float">
            <text:p>7,08731304706673</text:p>
          </table:table-cell>
        </table:table-row>
        <table:table-row table:style-name="ro1">
          <table:table-cell office:value-type="float" office:value="6.70321757964643" calcext:value-type="float">
            <text:p>6,70321757964643</text:p>
          </table:table-cell>
          <table:table-cell office:value-type="float" office:value="6.60207838179616" calcext:value-type="float">
            <text:p>6,60207838179616</text:p>
          </table:table-cell>
        </table:table-row>
        <table:table-row table:style-name="ro1">
          <table:table-cell office:value-type="float" office:value="7.50696645932709" calcext:value-type="float">
            <text:p>7,50696645932709</text:p>
          </table:table-cell>
          <table:table-cell office:value-type="float" office:value="6.96348726620543" calcext:value-type="float">
            <text:p>6,96348726620543</text:p>
          </table:table-cell>
        </table:table-row>
        <table:table-row table:style-name="ro1">
          <table:table-cell office:value-type="float" office:value="1.47006596114983" calcext:value-type="float">
            <text:p>1,47006596114983</text:p>
          </table:table-cell>
          <table:table-cell office:value-type="float" office:value="3.03240039923542" calcext:value-type="float">
            <text:p>3,03240039923542</text:p>
          </table:table-cell>
        </table:table-row>
        <table:table-row table:style-name="ro1">
          <table:table-cell office:value-type="float" office:value="3.9638529454914" calcext:value-type="float">
            <text:p>3,9638529454914</text:p>
          </table:table-cell>
          <table:table-cell office:value-type="float" office:value="2.521819011398" calcext:value-type="float">
            <text:p>2,521819011398</text:p>
          </table:table-cell>
        </table:table-row>
        <table:table-row table:style-name="ro1">
          <table:table-cell office:value-type="float" office:value="8.55834498377439" calcext:value-type="float">
            <text:p>8,55834498377439</text:p>
          </table:table-cell>
          <table:table-cell office:value-type="float" office:value="7.22420458720117" calcext:value-type="float">
            <text:p>7,22420458720117</text:p>
          </table:table-cell>
        </table:table-row>
        <table:table-row table:style-name="ro1">
          <table:table-cell office:value-type="float" office:value="2.57962172900506" calcext:value-type="float">
            <text:p>2,57962172900506</text:p>
          </table:table-cell>
          <table:table-cell office:value-type="float" office:value="2.21162281711045" calcext:value-type="float">
            <text:p>2,21162281711045</text:p>
          </table:table-cell>
        </table:table-row>
        <table:table-row table:style-name="ro1">
          <table:table-cell office:value-type="float" office:value="7.53604508336752" calcext:value-type="float">
            <text:p>7,53604508336752</text:p>
          </table:table-cell>
          <table:table-cell office:value-type="float" office:value="6.05463741937963" calcext:value-type="float">
            <text:p>6,05463741937963</text:p>
          </table:table-cell>
        </table:table-row>
        <table:table-row table:style-name="ro1">
          <table:table-cell office:value-type="float" office:value="6.40177543671095" calcext:value-type="float">
            <text:p>6,40177543671095</text:p>
          </table:table-cell>
          <table:table-cell office:value-type="float" office:value="6.82631854591965" calcext:value-type="float">
            <text:p>6,82631854591965</text:p>
          </table:table-cell>
        </table:table-row>
        <table:table-row table:style-name="ro1">
          <table:table-cell office:value-type="float" office:value="6.48518918661278" calcext:value-type="float">
            <text:p>6,48518918661278</text:p>
          </table:table-cell>
          <table:table-cell office:value-type="float" office:value="7.2506570399384" calcext:value-type="float">
            <text:p>7,2506570399384</text:p>
          </table:table-cell>
        </table:table-row>
        <table:table-row table:style-name="ro1">
          <table:table-cell office:value-type="float" office:value="7.02442681711684" calcext:value-type="float">
            <text:p>7,02442681711684</text:p>
          </table:table-cell>
          <table:table-cell office:value-type="float" office:value="7.07325686358357" calcext:value-type="float">
            <text:p>7,07325686358357</text:p>
          </table:table-cell>
        </table:table-row>
        <table:table-row table:style-name="ro1">
          <table:table-cell office:value-type="float" office:value="1.47849726747324" calcext:value-type="float">
            <text:p>1,47849726747324</text:p>
          </table:table-cell>
          <table:table-cell office:value-type="float" office:value="3.58930374647088" calcext:value-type="float">
            <text:p>3,58930374647088</text:p>
          </table:table-cell>
        </table:table-row>
        <table:table-row table:style-name="ro1">
          <table:table-cell office:value-type="float" office:value="9.04369679335781" calcext:value-type="float">
            <text:p>9,04369679335781</text:p>
          </table:table-cell>
          <table:table-cell office:value-type="float" office:value="7.45186653503556" calcext:value-type="float">
            <text:p>7,45186653503556</text:p>
          </table:table-cell>
        </table:table-row>
        <table:table-row table:style-name="ro1">
          <table:table-cell office:value-type="float" office:value="1.96886697402407" calcext:value-type="float">
            <text:p>1,96886697402407</text:p>
          </table:table-cell>
          <table:table-cell office:value-type="float" office:value="1.36417003945987" calcext:value-type="float">
            <text:p>1,36417003945987</text:p>
          </table:table-cell>
        </table:table-row>
        <table:table-row table:style-name="ro1">
          <table:table-cell office:value-type="float" office:value="1.28841165635956" calcext:value-type="float">
            <text:p>1,28841165635956</text:p>
          </table:table-cell>
          <table:table-cell office:value-type="float" office:value="2.58592678465487" calcext:value-type="float">
            <text:p>2,58592678465487</text:p>
          </table:table-cell>
        </table:table-row>
        <table:table-row table:style-name="ro1">
          <table:table-cell office:value-type="float" office:value="6.00099251942831" calcext:value-type="float">
            <text:p>6,00099251942831</text:p>
          </table:table-cell>
          <table:table-cell office:value-type="float" office:value="7.00757874633069" calcext:value-type="float">
            <text:p>7,00757874633069</text:p>
          </table:table-cell>
        </table:table-row>
        <table:table-row table:style-name="ro1">
          <table:table-cell office:value-type="float" office:value="1.22054329471639" calcext:value-type="float">
            <text:p>1,22054329471639</text:p>
          </table:table-cell>
          <table:table-cell office:value-type="float" office:value="2.2277020112001" calcext:value-type="float">
            <text:p>2,2277020112001</text:p>
          </table:table-cell>
        </table:table-row>
        <table:table-row table:style-name="ro1">
          <table:table-cell office:value-type="float" office:value="1.16325422869016" calcext:value-type="float">
            <text:p>1,16325422869016</text:p>
          </table:table-cell>
          <table:table-cell office:value-type="float" office:value="1.97555618011113" calcext:value-type="float">
            <text:p>1,97555618011113</text:p>
          </table:table-cell>
        </table:table-row>
        <table:table-row table:style-name="ro1">
          <table:table-cell office:value-type="float" office:value="2.55471714948534" calcext:value-type="float">
            <text:p>2,55471714948534</text:p>
          </table:table-cell>
          <table:table-cell office:value-type="float" office:value="3.07109333744751" calcext:value-type="float">
            <text:p>3,07109333744751</text:p>
          </table:table-cell>
        </table:table-row>
        <table:table-row table:style-name="ro1">
          <table:table-cell office:value-type="float" office:value="7.37104758309077" calcext:value-type="float">
            <text:p>7,37104758309077</text:p>
          </table:table-cell>
          <table:table-cell office:value-type="float" office:value="7.89275500241558" calcext:value-type="float">
            <text:p>7,89275500241558</text:p>
          </table:table-cell>
        </table:table-row>
        <table:table-row table:style-name="ro1">
          <table:table-cell office:value-type="float" office:value="2.46521467125005" calcext:value-type="float">
            <text:p>2,46521467125005</text:p>
          </table:table-cell>
          <table:table-cell office:value-type="float" office:value="3.46239555685815" calcext:value-type="float">
            <text:p>3,46239555685815</text:p>
          </table:table-cell>
        </table:table-row>
        <table:table-row table:style-name="ro1">
          <table:table-cell office:value-type="float" office:value="1.07941035524798" calcext:value-type="float">
            <text:p>1,07941035524798</text:p>
          </table:table-cell>
          <table:table-cell office:value-type="float" office:value="2.55776189053032" calcext:value-type="float">
            <text:p>2,55776189053032</text:p>
          </table:table-cell>
        </table:table-row>
        <table:table-row table:style-name="ro1">
          <table:table-cell office:value-type="float" office:value="3.13553041795976" calcext:value-type="float">
            <text:p>3,13553041795976</text:p>
          </table:table-cell>
          <table:table-cell office:value-type="float" office:value="2.70717253063824" calcext:value-type="float">
            <text:p>2,70717253063824</text:p>
          </table:table-cell>
        </table:table-row>
        <table:table-row table:style-name="ro1">
          <table:table-cell office:value-type="float" office:value="3.00300349932473" calcext:value-type="float">
            <text:p>3,00300349932473</text:p>
          </table:table-cell>
          <table:table-cell office:value-type="float" office:value="2.77342408596401" calcext:value-type="float">
            <text:p>2,77342408596401</text:p>
          </table:table-cell>
        </table:table-row>
        <table:table-row table:style-name="ro1">
          <table:table-cell office:value-type="float" office:value="7.2398345537972" calcext:value-type="float">
            <text:p>7,2398345537972</text:p>
          </table:table-cell>
          <table:table-cell office:value-type="float" office:value="7.51137612497781" calcext:value-type="float">
            <text:p>7,51137612497781</text:p>
          </table:table-cell>
        </table:table-row>
        <table:table-row table:style-name="ro1">
          <table:table-cell office:value-type="float" office:value="2.10433878471768" calcext:value-type="float">
            <text:p>2,10433878471768</text:p>
          </table:table-cell>
          <table:table-cell office:value-type="float" office:value="2.9951415345148" calcext:value-type="float">
            <text:p>2,9951415345148</text:p>
          </table:table-cell>
        </table:table-row>
        <table:table-row table:style-name="ro1">
          <table:table-cell office:value-type="float" office:value="6.70547299984197" calcext:value-type="float">
            <text:p>6,70547299984197</text:p>
          </table:table-cell>
          <table:table-cell office:value-type="float" office:value="6.54526793582009" calcext:value-type="float">
            <text:p>6,54526793582009</text:p>
          </table:table-cell>
        </table:table-row>
        <table:table-row table:style-name="ro1">
          <table:table-cell office:value-type="float" office:value="8.67448656821625" calcext:value-type="float">
            <text:p>8,67448656821625</text:p>
          </table:table-cell>
          <table:table-cell office:value-type="float" office:value="6.14328668511612" calcext:value-type="float">
            <text:p>6,14328668511612</text:p>
          </table:table-cell>
        </table:table-row>
        <table:table-row table:style-name="ro1">
          <table:table-cell office:value-type="float" office:value="6.18305980156957" calcext:value-type="float">
            <text:p>6,18305980156957</text:p>
          </table:table-cell>
          <table:table-cell office:value-type="float" office:value="7.00847691612905" calcext:value-type="float">
            <text:p>7,00847691612905</text:p>
          </table:table-cell>
        </table:table-row>
        <table:table-row table:style-name="ro1">
          <table:table-cell office:value-type="float" office:value="8.73324870816244" calcext:value-type="float">
            <text:p>8,73324870816244</text:p>
          </table:table-cell>
          <table:table-cell office:value-type="float" office:value="7.76469228364165" calcext:value-type="float">
            <text:p>7,76469228364165</text:p>
          </table:table-cell>
        </table:table-row>
        <table:table-row table:style-name="ro1">
          <table:table-cell office:value-type="float" office:value="1.410861843654" calcext:value-type="float">
            <text:p>1,410861843654</text:p>
          </table:table-cell>
          <table:table-cell office:value-type="float" office:value="2.58498828768335" calcext:value-type="float">
            <text:p>2,58498828768335</text:p>
          </table:table-cell>
        </table:table-row>
        <table:table-row table:style-name="ro1">
          <table:table-cell office:value-type="float" office:value="3.53788482319238" calcext:value-type="float">
            <text:p>3,53788482319238</text:p>
          </table:table-cell>
          <table:table-cell office:value-type="float" office:value="1.66369315549869" calcext:value-type="float">
            <text:p>1,66369315549869</text:p>
          </table:table-cell>
        </table:table-row>
        <table:table-row table:style-name="ro1">
          <table:table-cell office:value-type="float" office:value="1.26978425556347" calcext:value-type="float">
            <text:p>1,26978425556347</text:p>
          </table:table-cell>
          <table:table-cell office:value-type="float" office:value="2.54155976152908" calcext:value-type="float">
            <text:p>2,54155976152908</text:p>
          </table:table-cell>
        </table:table-row>
        <table:table-row table:style-name="ro1">
          <table:table-cell office:value-type="float" office:value="9.73293091022403" calcext:value-type="float">
            <text:p>9,73293091022403</text:p>
          </table:table-cell>
          <table:table-cell office:value-type="float" office:value="7.00564673096337" calcext:value-type="float">
            <text:p>7,00564673096337</text:p>
          </table:table-cell>
        </table:table-row>
        <table:table-row table:style-name="ro1">
          <table:table-cell office:value-type="float" office:value="9.70041090303317" calcext:value-type="float">
            <text:p>9,70041090303317</text:p>
          </table:table-cell>
          <table:table-cell office:value-type="float" office:value="7.13074999719994" calcext:value-type="float">
            <text:p>7,13074999719994</text:p>
          </table:table-cell>
        </table:table-row>
        <table:table-row table:style-name="ro1">
          <table:table-cell office:value-type="float" office:value="3.1711215559532" calcext:value-type="float">
            <text:p>3,1711215559532</text:p>
          </table:table-cell>
          <table:table-cell office:value-type="float" office:value="2.99775490251408" calcext:value-type="float">
            <text:p>2,99775490251408</text:p>
          </table:table-cell>
        </table:table-row>
        <table:table-row table:style-name="ro1">
          <table:table-cell office:value-type="float" office:value="2.52415964183512" calcext:value-type="float">
            <text:p>2,52415964183512</text:p>
          </table:table-cell>
          <table:table-cell office:value-type="float" office:value="1.91972277695423" calcext:value-type="float">
            <text:p>1,91972277695423</text:p>
          </table:table-cell>
        </table:table-row>
        <table:table-row table:style-name="ro1">
          <table:table-cell office:value-type="float" office:value="8.93259003938476" calcext:value-type="float">
            <text:p>8,93259003938476</text:p>
          </table:table-cell>
          <table:table-cell office:value-type="float" office:value="7.79044659298888" calcext:value-type="float">
            <text:p>7,79044659298888</text:p>
          </table:table-cell>
        </table:table-row>
        <table:table-row table:style-name="ro1">
          <table:table-cell office:value-type="float" office:value="3.02170486204239" calcext:value-type="float">
            <text:p>3,02170486204239</text:p>
          </table:table-cell>
          <table:table-cell office:value-type="float" office:value="2.02987063052234" calcext:value-type="float">
            <text:p>2,02987063052234</text:p>
          </table:table-cell>
        </table:table-row>
        <table:table-row table:style-name="ro1">
          <table:table-cell office:value-type="float" office:value="3.32759474741829" calcext:value-type="float">
            <text:p>3,32759474741829</text:p>
          </table:table-cell>
          <table:table-cell office:value-type="float" office:value="2.9730069833712" calcext:value-type="float">
            <text:p>2,9730069833712</text:p>
          </table:table-cell>
        </table:table-row>
        <table:table-row table:style-name="ro1">
          <table:table-cell office:value-type="float" office:value="3.89811092902559" calcext:value-type="float">
            <text:p>3,89811092902559</text:p>
          </table:table-cell>
          <table:table-cell office:value-type="float" office:value="2.44648091371329" calcext:value-type="float">
            <text:p>2,44648091371329</text:p>
          </table:table-cell>
        </table:table-row>
        <table:table-row table:style-name="ro1">
          <table:table-cell office:value-type="float" office:value="1.51890128923348" calcext:value-type="float">
            <text:p>1,51890128923348</text:p>
          </table:table-cell>
          <table:table-cell office:value-type="float" office:value="7.53131313131" calcext:value-type="float">
            <text:p>7,53131313131</text:p>
          </table:table-cell>
        </table:table-row>
        <table:table-row table:style-name="ro1">
          <table:table-cell office:value-type="float" office:value="9.37318143054573" calcext:value-type="float">
            <text:p>9,37318143054573</text:p>
          </table:table-cell>
          <table:table-cell office:value-type="float" office:value="6.5567615434056" calcext:value-type="float">
            <text:p>6,5567615434056</text:p>
          </table:table-cell>
        </table:table-row>
        <table:table-row table:style-name="ro1">
          <table:table-cell office:value-type="float" office:value="1.73094995497002" calcext:value-type="float">
            <text:p>1,73094995497002</text:p>
          </table:table-cell>
          <table:table-cell office:value-type="float" office:value="3.16625833130216" calcext:value-type="float">
            <text:p>3,16625833130216</text:p>
          </table:table-cell>
        </table:table-row>
        <table:table-row table:style-name="ro1">
          <table:table-cell office:value-type="float" office:value="8.55597330044561" calcext:value-type="float">
            <text:p>8,55597330044561</text:p>
          </table:table-cell>
          <table:table-cell office:value-type="float" office:value="6.31424608996297" calcext:value-type="float">
            <text:p>6,31424608996297</text:p>
          </table:table-cell>
        </table:table-row>
        <table:table-row table:style-name="ro1">
          <table:table-cell office:value-type="float" office:value="6.56009707642148" calcext:value-type="float">
            <text:p>6,56009707642148</text:p>
          </table:table-cell>
          <table:table-cell office:value-type="float" office:value="6.35108743814011" calcext:value-type="float">
            <text:p>6,35108743814011</text:p>
          </table:table-cell>
        </table:table-row>
        <table:table-row table:style-name="ro1">
          <table:table-cell office:value-type="float" office:value="2.72705869024307" calcext:value-type="float">
            <text:p>2,72705869024307</text:p>
          </table:table-cell>
          <table:table-cell office:value-type="float" office:value="3.74424728310043" calcext:value-type="float">
            <text:p>3,74424728310043</text:p>
          </table:table-cell>
        </table:table-row>
        <table:table-row table:style-name="ro1">
          <table:table-cell office:value-type="float" office:value="6.44270536365982" calcext:value-type="float">
            <text:p>6,44270536365982</text:p>
          </table:table-cell>
          <table:table-cell office:value-type="float" office:value="6.83133092235403" calcext:value-type="float">
            <text:p>6,83133092235403</text:p>
          </table:table-cell>
        </table:table-row>
        <table:table-row table:style-name="ro1">
          <table:table-cell office:value-type="float" office:value="3.2711995732899" calcext:value-type="float">
            <text:p>3,2711995732899</text:p>
          </table:table-cell>
          <table:table-cell office:value-type="float" office:value="1.9884208433975" calcext:value-type="float">
            <text:p>1,9884208433975</text:p>
          </table:table-cell>
        </table:table-row>
        <table:table-row table:style-name="ro1">
          <table:table-cell office:value-type="float" office:value="9.74922327859956" calcext:value-type="float">
            <text:p>9,74922327859956</text:p>
          </table:table-cell>
          <table:table-cell office:value-type="float" office:value="7.37036156775906" calcext:value-type="float">
            <text:p>7,37036156775906</text:p>
          </table:table-cell>
        </table:table-row>
        <table:table-row table:style-name="ro1">
          <table:table-cell office:value-type="float" office:value="6.65833757240444" calcext:value-type="float">
            <text:p>6,65833757240444</text:p>
          </table:table-cell>
          <table:table-cell office:value-type="float" office:value="6.89396087130288" calcext:value-type="float">
            <text:p>6,89396087130288</text:p>
          </table:table-cell>
        </table:table-row>
        <table:table-row table:style-name="ro1">
          <table:table-cell office:value-type="float" office:value="2.87934202685373" calcext:value-type="float">
            <text:p>2,87934202685373</text:p>
          </table:table-cell>
          <table:table-cell office:value-type="float" office:value="3.83083920505989" calcext:value-type="float">
            <text:p>3,83083920505989</text:p>
          </table:table-cell>
        </table:table-row>
        <table:table-row table:style-name="ro1">
          <table:table-cell office:value-type="float" office:value="2.45553584055664" calcext:value-type="float">
            <text:p>2,45553584055664</text:p>
          </table:table-cell>
          <table:table-cell office:value-type="float" office:value="2.87118555885184" calcext:value-type="float">
            <text:p>2,87118555885184</text:p>
          </table:table-cell>
        </table:table-row>
        <table:table-row table:style-name="ro1">
          <table:table-cell office:value-type="float" office:value="9.2528551427454" calcext:value-type="float">
            <text:p>9,2528551427454</text:p>
          </table:table-cell>
          <table:table-cell office:value-type="float" office:value="7.22118883053755" calcext:value-type="float">
            <text:p>7,22118883053755</text:p>
          </table:table-cell>
        </table:table-row>
        <table:table-row table:style-name="ro1">
          <table:table-cell office:value-type="float" office:value="9.47338930731378" calcext:value-type="float">
            <text:p>9,47338930731378</text:p>
          </table:table-cell>
          <table:table-cell office:value-type="float" office:value="7.05821018250042" calcext:value-type="float">
            <text:p>7,05821018250042</text:p>
          </table:table-cell>
        </table:table-row>
        <table:table-row table:style-name="ro1">
          <table:table-cell office:value-type="float" office:value="2.14323683795429" calcext:value-type="float">
            <text:p>2,14323683795429</text:p>
          </table:table-cell>
          <table:table-cell office:value-type="float" office:value="3.57462020335974" calcext:value-type="float">
            <text:p>3,57462020335974</text:p>
          </table:table-cell>
        </table:table-row>
        <table:table-row table:style-name="ro1">
          <table:table-cell office:value-type="float" office:value="6.30114703039847" calcext:value-type="float">
            <text:p>6,30114703039847</text:p>
          </table:table-cell>
          <table:table-cell office:value-type="float" office:value="7.26417778247615" calcext:value-type="float">
            <text:p>7,26417778247615</text:p>
          </table:table-cell>
        </table:table-row>
        <table:table-row table:style-name="ro1">
          <table:table-cell office:value-type="float" office:value="2.37084289862807" calcext:value-type="float">
            <text:p>2,37084289862807</text:p>
          </table:table-cell>
          <table:table-cell office:value-type="float" office:value="3.15558406093309" calcext:value-type="float">
            <text:p>3,15558406093309</text:p>
          </table:table-cell>
        </table:table-row>
        <table:table-row table:style-name="ro1">
          <table:table-cell office:value-type="float" office:value="1.53073547038075" calcext:value-type="float">
            <text:p>1,53073547038075</text:p>
          </table:table-cell>
          <table:table-cell office:value-type="float" office:value="3.42261150833784" calcext:value-type="float">
            <text:p>3,42261150833784</text:p>
          </table:table-cell>
        </table:table-row>
        <table:table-row table:style-name="ro1">
          <table:table-cell office:value-type="float" office:value="9.86721289192658" calcext:value-type="float">
            <text:p>9,86721289192658</text:p>
          </table:table-cell>
          <table:table-cell office:value-type="float" office:value="7.1557594389884" calcext:value-type="float">
            <text:p>7,1557594389884</text:p>
          </table:table-cell>
        </table:table-row>
        <table:table-row table:style-name="ro1">
          <table:table-cell office:value-type="float" office:value="1.15930890088136" calcext:value-type="float">
            <text:p>1,15930890088136</text:p>
          </table:table-cell>
          <table:table-cell office:value-type="float" office:value="2.94107793672056" calcext:value-type="float">
            <text:p>2,94107793672056</text:p>
          </table:table-cell>
        </table:table-row>
        <table:table-row table:style-name="ro1">
          <table:table-cell office:value-type="float" office:value="9.11320291960881" calcext:value-type="float">
            <text:p>9,11320291960881</text:p>
          </table:table-cell>
          <table:table-cell office:value-type="float" office:value="7.5128506873279" calcext:value-type="float">
            <text:p>7,5128506873279</text:p>
          </table:table-cell>
        </table:table-row>
        <table:table-row table:style-name="ro1">
          <table:table-cell office:value-type="float" office:value="7.1663942488312" calcext:value-type="float">
            <text:p>7,1663942488312</text:p>
          </table:table-cell>
          <table:table-cell office:value-type="float" office:value="7.74520721252363" calcext:value-type="float">
            <text:p>7,74520721252363</text:p>
          </table:table-cell>
        </table:table-row>
        <table:table-row table:style-name="ro1">
          <table:table-cell office:value-type="float" office:value="2.68837462559067" calcext:value-type="float">
            <text:p>2,68837462559067</text:p>
          </table:table-cell>
          <table:table-cell office:value-type="float" office:value="1.27612167471162" calcext:value-type="float">
            <text:p>1,27612167471162</text:p>
          </table:table-cell>
        </table:table-row>
        <table:table-row table:style-name="ro1">
          <table:table-cell office:value-type="float" office:value="6.78961919856335" calcext:value-type="float">
            <text:p>6,78961919856335</text:p>
          </table:table-cell>
          <table:table-cell office:value-type="float" office:value="7.78642811943612" calcext:value-type="float">
            <text:p>7,78642811943612</text:p>
          </table:table-cell>
        </table:table-row>
        <table:table-row table:style-name="ro1">
          <table:table-cell office:value-type="float" office:value="1.48368286460699" calcext:value-type="float">
            <text:p>1,48368286460699</text:p>
          </table:table-cell>
          <table:table-cell office:value-type="float" office:value="2.50799664865216" calcext:value-type="float">
            <text:p>2,50799664865216</text:p>
          </table:table-cell>
        </table:table-row>
        <table:table-row table:style-name="ro1">
          <table:table-cell office:value-type="float" office:value="2.40417476258862" calcext:value-type="float">
            <text:p>2,40417476258862</text:p>
          </table:table-cell>
          <table:table-cell office:value-type="float" office:value="2.98097961477516" calcext:value-type="float">
            <text:p>2,98097961477516</text:p>
          </table:table-cell>
        </table:table-row>
        <table:table-row table:style-name="ro1">
          <table:table-cell office:value-type="float" office:value="1.26492812731111" calcext:value-type="float">
            <text:p>1,26492812731111</text:p>
          </table:table-cell>
          <table:table-cell office:value-type="float" office:value="1.95256661184945" calcext:value-type="float">
            <text:p>1,95256661184945</text:p>
          </table:table-cell>
        </table:table-row>
        <table:table-row table:style-name="ro1">
          <table:table-cell office:value-type="float" office:value="7.05318823008398" calcext:value-type="float">
            <text:p>7,05318823008398</text:p>
          </table:table-cell>
          <table:table-cell office:value-type="float" office:value="6.7607843546766" calcext:value-type="float">
            <text:p>6,7607843546766</text:p>
          </table:table-cell>
        </table:table-row>
        <table:table-row table:style-name="ro1">
          <table:table-cell office:value-type="float" office:value="1.18803332147224" calcext:value-type="float">
            <text:p>1,18803332147224</text:p>
          </table:table-cell>
          <table:table-cell office:value-type="float" office:value="2.34422207106289" calcext:value-type="float">
            <text:p>2,34422207106289</text:p>
          </table:table-cell>
        </table:table-row>
        <table:table-row table:style-name="ro1">
          <table:table-cell office:value-type="float" office:value="1.14661498850006" calcext:value-type="float">
            <text:p>1,14661498850006</text:p>
          </table:table-cell>
          <table:table-cell office:value-type="float" office:value="2.96550638478048" calcext:value-type="float">
            <text:p>2,96550638478048</text:p>
          </table:table-cell>
        </table:table-row>
        <table:table-row table:style-name="ro1">
          <table:table-cell office:value-type="float" office:value="7.37673543329625" calcext:value-type="float">
            <text:p>7,37673543329625</text:p>
          </table:table-cell>
          <table:table-cell office:value-type="float" office:value="7.1509889323336" calcext:value-type="float">
            <text:p>7,1509889323336</text:p>
          </table:table-cell>
        </table:table-row>
        <table:table-row table:style-name="ro1">
          <table:table-cell office:value-type="float" office:value="9.8392275090936" calcext:value-type="float">
            <text:p>9,8392275090936</text:p>
          </table:table-cell>
          <table:table-cell office:value-type="float" office:value="7.3185217926663" calcext:value-type="float">
            <text:p>7,3185217926663</text:p>
          </table:table-cell>
        </table:table-row>
        <table:table-row table:style-name="ro1">
          <table:table-cell office:value-type="float" office:value="1.4069131469831" calcext:value-type="float">
            <text:p>1,4069131469831</text:p>
          </table:table-cell>
          <table:table-cell office:value-type="float" office:value="2.32190244247276" calcext:value-type="float">
            <text:p>2,32190244247276</text:p>
          </table:table-cell>
        </table:table-row>
        <table:table-row table:style-name="ro1">
          <table:table-cell office:value-type="float" office:value="3.21800520783968" calcext:value-type="float">
            <text:p>3,21800520783968</text:p>
          </table:table-cell>
          <table:table-cell office:value-type="float" office:value="1.88009733330132" calcext:value-type="float">
            <text:p>1,88009733330132</text:p>
          </table:table-cell>
        </table:table-row>
        <table:table-row table:style-name="ro1">
          <table:table-cell office:value-type="float" office:value="2.50507750807227" calcext:value-type="float">
            <text:p>2,50507750807227</text:p>
          </table:table-cell>
          <table:table-cell office:value-type="float" office:value="2.76321093507273" calcext:value-type="float">
            <text:p>2,76321093507273</text:p>
          </table:table-cell>
        </table:table-row>
        <table:table-row table:style-name="ro1">
          <table:table-cell office:value-type="float" office:value="1.71817851370382" calcext:value-type="float">
            <text:p>1,71817851370382</text:p>
          </table:table-cell>
          <table:table-cell office:value-type="float" office:value="1.68400654323953" calcext:value-type="float">
            <text:p>1,68400654323953</text:p>
          </table:table-cell>
        </table:table-row>
        <table:table-row table:style-name="ro1">
          <table:table-cell office:value-type="float" office:value="3.75697231403842" calcext:value-type="float">
            <text:p>3,75697231403842</text:p>
          </table:table-cell>
          <table:table-cell office:value-type="float" office:value="1.98436048248767" calcext:value-type="float">
            <text:p>1,98436048248767</text:p>
          </table:table-cell>
        </table:table-row>
        <table:table-row table:style-name="ro1">
          <table:table-cell office:value-type="float" office:value="6.18683032333718" calcext:value-type="float">
            <text:p>6,18683032333718</text:p>
          </table:table-cell>
          <table:table-cell office:value-type="float" office:value="6.59836752598578" calcext:value-type="float">
            <text:p>6,59836752598578</text:p>
          </table:table-cell>
        </table:table-row>
        <table:table-row table:style-name="ro1">
          <table:table-cell office:value-type="float" office:value="2.23326563293751" calcext:value-type="float">
            <text:p>2,23326563293751</text:p>
          </table:table-cell>
          <table:table-cell office:value-type="float" office:value="2.97616148093756" calcext:value-type="float">
            <text:p>2,97616148093756</text:p>
          </table:table-cell>
        </table:table-row>
        <table:table-row table:style-name="ro1">
          <table:table-cell office:value-type="float" office:value="7.14336753865369" calcext:value-type="float">
            <text:p>7,14336753865369</text:p>
          </table:table-cell>
          <table:table-cell office:value-type="float" office:value="6.50461240641771" calcext:value-type="float">
            <text:p>6,50461240641771</text:p>
          </table:table-cell>
        </table:table-row>
        <table:table-row table:style-name="ro1">
          <table:table-cell office:value-type="float" office:value="6.09278284217395" calcext:value-type="float">
            <text:p>6,09278284217395</text:p>
          </table:table-cell>
          <table:table-cell office:value-type="float" office:value="7.0929540705896" calcext:value-type="float">
            <text:p>7,0929540705896</text:p>
          </table:table-cell>
        </table:table-row>
        <table:table-row table:style-name="ro1">
          <table:table-cell office:value-type="float" office:value="6.49016540712724" calcext:value-type="float">
            <text:p>6,49016540712724</text:p>
          </table:table-cell>
          <table:table-cell office:value-type="float" office:value="7.42255944999273" calcext:value-type="float">
            <text:p>7,42255944999273</text:p>
          </table:table-cell>
        </table:table-row>
        <table:table-row table:style-name="ro1">
          <table:table-cell office:value-type="float" office:value="1.5048197979951" calcext:value-type="float">
            <text:p>1,5048197979951</text:p>
          </table:table-cell>
          <table:table-cell office:value-type="float" office:value="2.31808453812931" calcext:value-type="float">
            <text:p>2,31808453812931</text:p>
          </table:table-cell>
        </table:table-row>
        <table:table-row table:style-name="ro1">
          <table:table-cell office:value-type="float" office:value="9.46444235411373" calcext:value-type="float">
            <text:p>9,46444235411373</text:p>
          </table:table-cell>
          <table:table-cell office:value-type="float" office:value="7.49650571099984" calcext:value-type="float">
            <text:p>7,49650571099984</text:p>
          </table:table-cell>
        </table:table-row>
        <table:table-row table:style-name="ro1">
          <table:table-cell office:value-type="float" office:value="1.10468641173364" calcext:value-type="float">
            <text:p>1,10468641173364</text:p>
          </table:table-cell>
          <table:table-cell office:value-type="float" office:value="2.31641096971525" calcext:value-type="float">
            <text:p>2,31641096971525</text:p>
          </table:table-cell>
        </table:table-row>
        <table:table-row table:style-name="ro1">
          <table:table-cell office:value-type="float" office:value="2.57405359799911" calcext:value-type="float">
            <text:p>2,57405359799911</text:p>
          </table:table-cell>
          <table:table-cell office:value-type="float" office:value="1.56415985331387" calcext:value-type="float">
            <text:p>1,56415985331387</text:p>
          </table:table-cell>
        </table:table-row>
        <table:table-row table:style-name="ro1">
          <table:table-cell office:value-type="float" office:value="9.88832599487543" calcext:value-type="float">
            <text:p>9,88832599487543</text:p>
          </table:table-cell>
          <table:table-cell office:value-type="float" office:value="7.25582330053727" calcext:value-type="float">
            <text:p>7,25582330053727</text:p>
          </table:table-cell>
        </table:table-row>
        <table:table-row table:style-name="ro1">
          <table:table-cell office:value-type="float" office:value="1.30355648333676" calcext:value-type="float">
            <text:p>1,30355648333676</text:p>
          </table:table-cell>
          <table:table-cell office:value-type="float" office:value="2.20611415866069" calcext:value-type="float">
            <text:p>2,20611415866069</text:p>
          </table:table-cell>
        </table:table-row>
        <table:table-row table:style-name="ro1">
          <table:table-cell office:value-type="float" office:value="8.84661781034706" calcext:value-type="float">
            <text:p>8,84661781034706</text:p>
          </table:table-cell>
          <table:table-cell office:value-type="float" office:value="6.71688759508547" calcext:value-type="float">
            <text:p>6,71688759508547</text:p>
          </table:table-cell>
        </table:table-row>
        <table:table-row table:style-name="ro1">
          <table:table-cell office:value-type="float" office:value="3.86626745575903" calcext:value-type="float">
            <text:p>3,86626745575903</text:p>
          </table:table-cell>
          <table:table-cell office:value-type="float" office:value="2.015085817847" calcext:value-type="float">
            <text:p>2,015085817847</text:p>
          </table:table-cell>
        </table:table-row>
        <table:table-row table:style-name="ro1">
          <table:table-cell office:value-type="float" office:value="2.33479768339862" calcext:value-type="float">
            <text:p>2,33479768339862</text:p>
          </table:table-cell>
          <table:table-cell office:value-type="float" office:value="3.57243803220572" calcext:value-type="float">
            <text:p>3,57243803220572</text:p>
          </table:table-cell>
        </table:table-row>
        <table:table-row table:style-name="ro1">
          <table:table-cell office:value-type="float" office:value="1.15095856672349" calcext:value-type="float">
            <text:p>1,15095856672349</text:p>
          </table:table-cell>
          <table:table-cell office:value-type="float" office:value="2.18901968512327" calcext:value-type="float">
            <text:p>2,18901968512327</text:p>
          </table:table-cell>
        </table:table-row>
        <table:table-row table:style-name="ro1">
          <table:table-cell office:value-type="float" office:value="7.04915865529623" calcext:value-type="float">
            <text:p>7,04915865529623</text:p>
          </table:table-cell>
          <table:table-cell office:value-type="float" office:value="7.14482953478311" calcext:value-type="float">
            <text:p>7,14482953478311</text:p>
          </table:table-cell>
        </table:table-row>
        <table:table-row table:style-name="ro1">
          <table:table-cell office:value-type="float" office:value="2.03879402596916" calcext:value-type="float">
            <text:p>2,03879402596916</text:p>
          </table:table-cell>
          <table:table-cell office:value-type="float" office:value="2.54817618145239" calcext:value-type="float">
            <text:p>2,54817618145239</text:p>
          </table:table-cell>
        </table:table-row>
        <table:table-row table:style-name="ro1">
          <table:table-cell office:value-type="float" office:value="2.56704391805627" calcext:value-type="float">
            <text:p>2,56704391805627</text:p>
          </table:table-cell>
          <table:table-cell office:value-type="float" office:value="3.12469381887524" calcext:value-type="float">
            <text:p>3,12469381887524</text:p>
          </table:table-cell>
        </table:table-row>
        <table:table-row table:style-name="ro1">
          <table:table-cell office:value-type="float" office:value="6.34089119042556" calcext:value-type="float">
            <text:p>6,34089119042556</text:p>
          </table:table-cell>
          <table:table-cell office:value-type="float" office:value="6.94044779251762" calcext:value-type="float">
            <text:p>6,94044779251762</text:p>
          </table:table-cell>
        </table:table-row>
        <table:table-row table:style-name="ro1">
          <table:table-cell office:value-type="float" office:value="7.61601582109177" calcext:value-type="float">
            <text:p>7,61601582109177</text:p>
          </table:table-cell>
          <table:table-cell office:value-type="float" office:value="7.25375096734838" calcext:value-type="float">
            <text:p>7,25375096734838</text:p>
          </table:table-cell>
        </table:table-row>
        <table:table-row table:style-name="ro1">
          <table:table-cell office:value-type="float" office:value="6.51400639249584" calcext:value-type="float">
            <text:p>6,51400639249584</text:p>
          </table:table-cell>
          <table:table-cell office:value-type="float" office:value="7.41076869632527" calcext:value-type="float">
            <text:p>7,41076869632527</text:p>
          </table:table-cell>
        </table:table-row>
        <table:table-row table:style-name="ro1">
          <table:table-cell office:value-type="float" office:value="3.08839488113521" calcext:value-type="float">
            <text:p>3,08839488113521</text:p>
          </table:table-cell>
          <table:table-cell office:value-type="float" office:value="1.17556823986447" calcext:value-type="float">
            <text:p>1,17556823986447</text:p>
          </table:table-cell>
        </table:table-row>
        <table:table-row table:style-name="ro1">
          <table:table-cell office:value-type="float" office:value="3.64903935637642" calcext:value-type="float">
            <text:p>3,64903935637642</text:p>
          </table:table-cell>
          <table:table-cell office:value-type="float" office:value="3.19308198183554" calcext:value-type="float">
            <text:p>3,19308198183554</text:p>
          </table:table-cell>
        </table:table-row>
        <table:table-row table:style-name="ro1">
          <table:table-cell office:value-type="float" office:value="8.60591121482012" calcext:value-type="float">
            <text:p>8,60591121482012</text:p>
          </table:table-cell>
          <table:table-cell office:value-type="float" office:value="6.38359872828489" calcext:value-type="float">
            <text:p>6,38359872828489</text:p>
          </table:table-cell>
        </table:table-row>
        <table:table-row table:style-name="ro1">
          <table:table-cell office:value-type="float" office:value="2.48906000710634" calcext:value-type="float">
            <text:p>2,48906000710634</text:p>
          </table:table-cell>
          <table:table-cell office:value-type="float" office:value="2.96951725726161" calcext:value-type="float">
            <text:p>2,96951725726161</text:p>
          </table:table-cell>
        </table:table-row>
        <table:table-row table:style-name="ro1">
          <table:table-cell office:value-type="float" office:value="7.71271479604405" calcext:value-type="float">
            <text:p>7,71271479604405</text:p>
          </table:table-cell>
          <table:table-cell office:value-type="float" office:value="7.49582930550102" calcext:value-type="float">
            <text:p>7,49582930550102</text:p>
          </table:table-cell>
        </table:table-row>
        <table:table-row table:style-name="ro1">
          <table:table-cell office:value-type="float" office:value="7.45742210371734" calcext:value-type="float">
            <text:p>7,45742210371734</text:p>
          </table:table-cell>
          <table:table-cell office:value-type="float" office:value="6.08553911425768" calcext:value-type="float">
            <text:p>6,08553911425768</text:p>
          </table:table-cell>
        </table:table-row>
        <table:table-row table:style-name="ro1">
          <table:table-cell office:value-type="float" office:value="2.03708437160538" calcext:value-type="float">
            <text:p>2,03708437160538</text:p>
          </table:table-cell>
          <table:table-cell office:value-type="float" office:value="2.67980398571692" calcext:value-type="float">
            <text:p>2,67980398571692</text:p>
          </table:table-cell>
        </table:table-row>
        <table:table-row table:style-name="ro1">
          <table:table-cell office:value-type="float" office:value="1.99507315554083" calcext:value-type="float">
            <text:p>1,99507315554083</text:p>
          </table:table-cell>
          <table:table-cell office:value-type="float" office:value="2.6881351504785" calcext:value-type="float">
            <text:p>2,6881351504785</text:p>
          </table:table-cell>
        </table:table-row>
        <table:table-row table:style-name="ro1">
          <table:table-cell office:value-type="float" office:value="2.81954723733939" calcext:value-type="float">
            <text:p>2,81954723733939</text:p>
          </table:table-cell>
          <table:table-cell office:value-type="float" office:value="3.4710701516713" calcext:value-type="float">
            <text:p>3,4710701516713</text:p>
          </table:table-cell>
        </table:table-row>
        <table:table-row table:style-name="ro1">
          <table:table-cell office:value-type="float" office:value="8.8072384142572" calcext:value-type="float">
            <text:p>8,8072384142572</text:p>
          </table:table-cell>
          <table:table-cell office:value-type="float" office:value="6.35173381874441" calcext:value-type="float">
            <text:p>6,35173381874441</text:p>
          </table:table-cell>
        </table:table-row>
        <table:table-row table:style-name="ro1">
          <table:table-cell office:value-type="float" office:value="2.6818844602729" calcext:value-type="float">
            <text:p>2,6818844602729</text:p>
          </table:table-cell>
          <table:table-cell office:value-type="float" office:value="1.80603968531677" calcext:value-type="float">
            <text:p>1,80603968531677</text:p>
          </table:table-cell>
        </table:table-row>
        <table:table-row table:style-name="ro1">
          <table:table-cell office:value-type="float" office:value="7.61622122814417" calcext:value-type="float">
            <text:p>7,61622122814417</text:p>
          </table:table-cell>
          <table:table-cell office:value-type="float" office:value="7.02521613265522" calcext:value-type="float">
            <text:p>7,02521613265522</text:p>
          </table:table-cell>
        </table:table-row>
        <table:table-row table:style-name="ro1">
          <table:table-cell office:value-type="float" office:value="3.92773761797576" calcext:value-type="float">
            <text:p>3,92773761797576</text:p>
          </table:table-cell>
          <table:table-cell office:value-type="float" office:value="2.16543265790738" calcext:value-type="float">
            <text:p>2,16543265790738</text:p>
          </table:table-cell>
        </table:table-row>
        <table:table-row table:style-name="ro1">
          <table:table-cell office:value-type="float" office:value="6.5855493932824" calcext:value-type="float">
            <text:p>6,5855493932824</text:p>
          </table:table-cell>
          <table:table-cell office:value-type="float" office:value="7.44521339440593" calcext:value-type="float">
            <text:p>7,44521339440593</text:p>
          </table:table-cell>
        </table:table-row>
        <table:table-row table:style-name="ro1">
          <table:table-cell office:value-type="float" office:value="6.32733890646978" calcext:value-type="float">
            <text:p>6,32733890646978</text:p>
          </table:table-cell>
          <table:table-cell office:value-type="float" office:value="6.57298508352341" calcext:value-type="float">
            <text:p>6,57298508352341</text:p>
          </table:table-cell>
        </table:table-row>
        <table:table-row table:style-name="ro1">
          <table:table-cell office:value-type="float" office:value="2.82359840013125" calcext:value-type="float">
            <text:p>2,82359840013125</text:p>
          </table:table-cell>
          <table:table-cell office:value-type="float" office:value="1.5714295500266" calcext:value-type="float">
            <text:p>1,5714295500266</text:p>
          </table:table-cell>
        </table:table-row>
        <table:table-row table:style-name="ro1">
          <table:table-cell office:value-type="float" office:value="1.16064143647041" calcext:value-type="float">
            <text:p>1,16064143647041</text:p>
          </table:table-cell>
          <table:table-cell office:value-type="float" office:value="3.07322166370552" calcext:value-type="float">
            <text:p>3,07322166370552</text:p>
          </table:table-cell>
        </table:table-row>
        <table:table-row table:style-name="ro1">
          <table:table-cell office:value-type="float" office:value="3.31321699130807" calcext:value-type="float">
            <text:p>3,31321699130807</text:p>
          </table:table-cell>
          <table:table-cell office:value-type="float" office:value="3.08193480724728" calcext:value-type="float">
            <text:p>3,08193480724728</text:p>
          </table:table-cell>
        </table:table-row>
        <table:table-row table:style-name="ro1">
          <table:table-cell office:value-type="float" office:value="2.28949186533704" calcext:value-type="float">
            <text:p>2,28949186533704</text:p>
          </table:table-cell>
          <table:table-cell office:value-type="float" office:value="2.09800806461731" calcext:value-type="float">
            <text:p>2,09800806461731</text:p>
          </table:table-cell>
        </table:table-row>
        <table:table-row table:style-name="ro1">
          <table:table-cell office:value-type="float" office:value="3.17753481158647" calcext:value-type="float">
            <text:p>3,17753481158647</text:p>
          </table:table-cell>
          <table:table-cell office:value-type="float" office:value="1.93360418661785" calcext:value-type="float">
            <text:p>1,93360418661785</text:p>
          </table:table-cell>
        </table:table-row>
        <table:table-row table:style-name="ro1">
          <table:table-cell office:value-type="float" office:value="7.05137161727692" calcext:value-type="float">
            <text:p>7,05137161727692</text:p>
          </table:table-cell>
          <table:table-cell office:value-type="float" office:value="7.85284549910683" calcext:value-type="float">
            <text:p>7,85284549910683</text:p>
          </table:table-cell>
        </table:table-row>
        <table:table-row table:style-name="ro1">
          <table:table-cell office:value-type="float" office:value="2.24551631781179" calcext:value-type="float">
            <text:p>2,24551631781179</text:p>
          </table:table-cell>
          <table:table-cell office:value-type="float" office:value="1.18421409699638" calcext:value-type="float">
            <text:p>1,18421409699638</text:p>
          </table:table-cell>
        </table:table-row>
        <table:table-row table:style-name="ro1">
          <table:table-cell office:value-type="float" office:value="6.48570411760838" calcext:value-type="float">
            <text:p>6,48570411760838</text:p>
          </table:table-cell>
          <table:table-cell office:value-type="float" office:value="6.49806844956619" calcext:value-type="float">
            <text:p>6,49806844956619</text:p>
          </table:table-cell>
        </table:table-row>
        <table:table-row table:style-name="ro1">
          <table:table-cell office:value-type="float" office:value="2.12653185809763" calcext:value-type="float">
            <text:p>2,12653185809763</text:p>
          </table:table-cell>
          <table:table-cell office:value-type="float" office:value="3.26058296173613" calcext:value-type="float">
            <text:p>3,26058296173613</text:p>
          </table:table-cell>
        </table:table-row>
        <table:table-row table:style-name="ro1">
          <table:table-cell office:value-type="float" office:value="6.54888331196704" calcext:value-type="float">
            <text:p>6,54888331196704</text:p>
          </table:table-cell>
          <table:table-cell office:value-type="float" office:value="6.84171025398791" calcext:value-type="float">
            <text:p>6,84171025398791</text:p>
          </table:table-cell>
        </table:table-row>
        <table:table-row table:style-name="ro1">
          <table:table-cell office:value-type="float" office:value="7.07258550757412" calcext:value-type="float">
            <text:p>7,07258550757412</text:p>
          </table:table-cell>
          <table:table-cell office:value-type="float" office:value="7.17901902852425" calcext:value-type="float">
            <text:p>7,17901902852425</text:p>
          </table:table-cell>
        </table:table-row>
        <table:table-row table:style-name="ro1">
          <table:table-cell office:value-type="float" office:value="9.16173192345767" calcext:value-type="float">
            <text:p>9,16173192345767</text:p>
          </table:table-cell>
          <table:table-cell office:value-type="float" office:value="6.60523866350057" calcext:value-type="float">
            <text:p>6,60523866350057</text:p>
          </table:table-cell>
        </table:table-row>
        <table:table-row table:style-name="ro1">
          <table:table-cell office:value-type="float" office:value="6.49411452822747" calcext:value-type="float">
            <text:p>6,49411452822747</text:p>
          </table:table-cell>
          <table:table-cell office:value-type="float" office:value="7.45195393247652" calcext:value-type="float">
            <text:p>7,45195393247652</text:p>
          </table:table-cell>
        </table:table-row>
        <table:table-row table:style-name="ro1">
          <table:table-cell office:value-type="float" office:value="9.87326701353236" calcext:value-type="float">
            <text:p>9,87326701353236</text:p>
          </table:table-cell>
          <table:table-cell office:value-type="float" office:value="6.86453820875269" calcext:value-type="float">
            <text:p>6,86453820875269</text:p>
          </table:table-cell>
        </table:table-row>
        <table:table-row table:style-name="ro1">
          <table:table-cell office:value-type="float" office:value="3.80616007186679" calcext:value-type="float">
            <text:p>3,80616007186679</text:p>
          </table:table-cell>
          <table:table-cell office:value-type="float" office:value="2.87974981487415" calcext:value-type="float">
            <text:p>2,87974981487415</text:p>
          </table:table-cell>
        </table:table-row>
        <table:table-row table:style-name="ro1">
          <table:table-cell office:value-type="float" office:value="9.76728167285605" calcext:value-type="float">
            <text:p>9,76728167285605</text:p>
          </table:table-cell>
          <table:table-cell office:value-type="float" office:value="6.782917398583" calcext:value-type="float">
            <text:p>6,782917398583</text:p>
          </table:table-cell>
        </table:table-row>
        <table:table-row table:style-name="ro1">
          <table:table-cell office:value-type="float" office:value="9.01931706242158" calcext:value-type="float">
            <text:p>9,01931706242158</text:p>
          </table:table-cell>
          <table:table-cell office:value-type="float" office:value="6.47422710538106" calcext:value-type="float">
            <text:p>6,47422710538106</text:p>
          </table:table-cell>
        </table:table-row>
        <table:table-row table:style-name="ro1">
          <table:table-cell office:value-type="float" office:value="2.80987463081771" calcext:value-type="float">
            <text:p>2,80987463081771</text:p>
          </table:table-cell>
          <table:table-cell office:value-type="float" office:value="2.45388453541398" calcext:value-type="float">
            <text:p>2,45388453541398</text:p>
          </table:table-cell>
        </table:table-row>
        <table:table-row table:style-name="ro1">
          <table:table-cell office:value-type="float" office:value="2.40842330705991" calcext:value-type="float">
            <text:p>2,40842330705991</text:p>
          </table:table-cell>
          <table:table-cell office:value-type="float" office:value="3.80139226275842" calcext:value-type="float">
            <text:p>3,80139226275842</text:p>
          </table:table-cell>
        </table:table-row>
        <table:table-row table:style-name="ro1">
          <table:table-cell office:value-type="float" office:value="8.52630910417879" calcext:value-type="float">
            <text:p>8,52630910417879</text:p>
          </table:table-cell>
          <table:table-cell office:value-type="float" office:value="7.05696989118425" calcext:value-type="float">
            <text:p>7,05696989118425</text:p>
          </table:table-cell>
        </table:table-row>
        <table:table-row table:style-name="ro1">
          <table:table-cell office:value-type="float" office:value="8.92080243948141" calcext:value-type="float">
            <text:p>8,92080243948141</text:p>
          </table:table-cell>
          <table:table-cell office:value-type="float" office:value="7.10523494014037" calcext:value-type="float">
            <text:p>7,10523494014037</text:p>
          </table:table-cell>
        </table:table-row>
        <table:table-row table:style-name="ro1">
          <table:table-cell office:value-type="float" office:value="2.46882781387402" calcext:value-type="float">
            <text:p>2,46882781387402</text:p>
          </table:table-cell>
          <table:table-cell office:value-type="float" office:value="1.82212910042243" calcext:value-type="float">
            <text:p>1,82212910042243</text:p>
          </table:table-cell>
        </table:table-row>
        <table:table-row table:style-name="ro1">
          <table:table-cell office:value-type="float" office:value="2.60563114546025" calcext:value-type="float">
            <text:p>2,60563114546025</text:p>
          </table:table-cell>
          <table:table-cell office:value-type="float" office:value="3.58747859984655" calcext:value-type="float">
            <text:p>3,58747859984655</text:p>
          </table:table-cell>
        </table:table-row>
        <table:table-row table:style-name="ro1">
          <table:table-cell office:value-type="float" office:value="3.86296645414805" calcext:value-type="float">
            <text:p>3,86296645414805</text:p>
          </table:table-cell>
          <table:table-cell office:value-type="float" office:value="2.94115968966846" calcext:value-type="float">
            <text:p>2,94115968966846</text:p>
          </table:table-cell>
        </table:table-row>
        <table:table-row table:style-name="ro1">
          <table:table-cell office:value-type="float" office:value="1.89829360340403" calcext:value-type="float">
            <text:p>1,89829360340403</text:p>
          </table:table-cell>
          <table:table-cell office:value-type="float" office:value="3.22415247441443" calcext:value-type="float">
            <text:p>3,22415247441443</text:p>
          </table:table-cell>
        </table:table-row>
        <table:table-row table:style-name="ro1">
          <table:table-cell office:value-type="float" office:value="3.33423810502683" calcext:value-type="float">
            <text:p>3,33423810502683</text:p>
          </table:table-cell>
          <table:table-cell office:value-type="float" office:value="1.39373673654536" calcext:value-type="float">
            <text:p>1,39373673654536</text:p>
          </table:table-cell>
        </table:table-row>
        <table:table-row table:style-name="ro1">
          <table:table-cell office:value-type="float" office:value="9.97482647109631" calcext:value-type="float">
            <text:p>9,97482647109631</text:p>
          </table:table-cell>
          <table:table-cell office:value-type="float" office:value="7.12307663707102" calcext:value-type="float">
            <text:p>7,12307663707102</text:p>
          </table:table-cell>
        </table:table-row>
        <table:table-row table:style-name="ro1">
          <table:table-cell office:value-type="float" office:value="2.05823782376231" calcext:value-type="float">
            <text:p>2,05823782376231</text:p>
          </table:table-cell>
          <table:table-cell office:value-type="float" office:value="7.31897234863428" calcext:value-type="float">
            <text:p>7,31897234863428</text:p>
          </table:table-cell>
        </table:table-row>
        <table:table-row table:style-name="ro1">
          <table:table-cell office:value-type="float" office:value="3.80032056925694" calcext:value-type="float">
            <text:p>3,80032056925694</text:p>
          </table:table-cell>
          <table:table-cell office:value-type="float" office:value="2.12601040947539" calcext:value-type="float">
            <text:p>2,12601040947539</text:p>
          </table:table-cell>
        </table:table-row>
        <table:table-row table:style-name="ro1">
          <table:table-cell office:value-type="float" office:value="6.51035515791423" calcext:value-type="float">
            <text:p>6,51035515791423</text:p>
          </table:table-cell>
          <table:table-cell office:value-type="float" office:value="7.04691743009055" calcext:value-type="float">
            <text:p>7,04691743009055</text:p>
          </table:table-cell>
        </table:table-row>
        <table:table-row table:style-name="ro1">
          <table:table-cell office:value-type="float" office:value="1.87880110373466" calcext:value-type="float">
            <text:p>1,87880110373466</text:p>
          </table:table-cell>
          <table:table-cell office:value-type="float" office:value="1.2949530683918" calcext:value-type="float">
            <text:p>1,2949530683918</text:p>
          </table:table-cell>
        </table:table-row>
        <table:table-row table:style-name="ro1">
          <table:table-cell office:value-type="float" office:value="2.20288675443063" calcext:value-type="float">
            <text:p>2,20288675443063</text:p>
          </table:table-cell>
          <table:table-cell office:value-type="float" office:value="2.99323314715063" calcext:value-type="float">
            <text:p>2,99323314715063</text:p>
          </table:table-cell>
        </table:table-row>
        <table:table-row table:style-name="ro1">
          <table:table-cell office:value-type="float" office:value="9.27321572351497" calcext:value-type="float">
            <text:p>9,27321572351497</text:p>
          </table:table-cell>
          <table:table-cell office:value-type="float" office:value="7.52286884924542" calcext:value-type="float">
            <text:p>7,52286884924542</text:p>
          </table:table-cell>
        </table:table-row>
        <table:table-row table:style-name="ro1">
          <table:table-cell office:value-type="float" office:value="3.15416980808572" calcext:value-type="float">
            <text:p>3,15416980808572</text:p>
          </table:table-cell>
          <table:table-cell office:value-type="float" office:value="3.83992625719065" calcext:value-type="float">
            <text:p>3,83992625719065</text:p>
          </table:table-cell>
        </table:table-row>
        <table:table-row table:style-name="ro1">
          <table:table-cell office:value-type="float" office:value="3.16626108043139" calcext:value-type="float">
            <text:p>3,16626108043139</text:p>
          </table:table-cell>
          <table:table-cell office:value-type="float" office:value="1.53541990695745" calcext:value-type="float">
            <text:p>1,53541990695745</text:p>
          </table:table-cell>
        </table:table-row>
        <table:table-row table:style-name="ro1">
          <table:table-cell office:value-type="float" office:value="9.16334597237481" calcext:value-type="float">
            <text:p>9,16334597237481</text:p>
          </table:table-cell>
          <table:table-cell office:value-type="float" office:value="7.60286524512852" calcext:value-type="float">
            <text:p>7,60286524512852</text:p>
          </table:table-cell>
        </table:table-row>
        <table:table-row table:style-name="ro1">
          <table:table-cell office:value-type="float" office:value="1.96677839074836" calcext:value-type="float">
            <text:p>1,96677839074836</text:p>
          </table:table-cell>
          <table:table-cell office:value-type="float" office:value="2.93386234512525" calcext:value-type="float">
            <text:p>2,93386234512525</text:p>
          </table:table-cell>
        </table:table-row>
        <table:table-row table:style-name="ro1">
          <table:table-cell office:value-type="float" office:value="7.77128257675762" calcext:value-type="float">
            <text:p>7,77128257675762</text:p>
          </table:table-cell>
          <table:table-cell office:value-type="float" office:value="6.89945214615513" calcext:value-type="float">
            <text:p>6,89945214615513</text:p>
          </table:table-cell>
        </table:table-row>
        <table:table-row table:style-name="ro1">
          <table:table-cell office:value-type="float" office:value="1.0275275056523" calcext:value-type="float">
            <text:p>1,0275275056523</text:p>
          </table:table-cell>
          <table:table-cell office:value-type="float" office:value="2.73674816021035" calcext:value-type="float">
            <text:p>2,73674816021035</text:p>
          </table:table-cell>
        </table:table-row>
        <table:table-row table:style-name="ro1">
          <table:table-cell office:value-type="float" office:value="7.16777150743249" calcext:value-type="float">
            <text:p>7,16777150743249</text:p>
          </table:table-cell>
          <table:table-cell office:value-type="float" office:value="6.20762569985061" calcext:value-type="float">
            <text:p>6,20762569985061</text:p>
          </table:table-cell>
        </table:table-row>
        <table:table-row table:style-name="ro1">
          <table:table-cell office:value-type="float" office:value="3.39368348979653" calcext:value-type="float">
            <text:p>3,39368348979653</text:p>
          </table:table-cell>
          <table:table-cell office:value-type="float" office:value="2.89584903686568" calcext:value-type="float">
            <text:p>2,89584903686568</text:p>
          </table:table-cell>
        </table:table-row>
        <table:table-row table:style-name="ro1">
          <table:table-cell office:value-type="float" office:value="1.58831751533888" calcext:value-type="float">
            <text:p>1,58831751533888</text:p>
          </table:table-cell>
          <table:table-cell office:value-type="float" office:value="2.2456692848027" calcext:value-type="float">
            <text:p>2,2456692848027</text:p>
          </table:table-cell>
        </table:table-row>
        <table:table-row table:style-name="ro1">
          <table:table-cell office:value-type="float" office:value="8.78430590497354" calcext:value-type="float">
            <text:p>8,78430590497354</text:p>
          </table:table-cell>
          <table:table-cell office:value-type="float" office:value="6.09975850938418" calcext:value-type="float">
            <text:p>6,09975850938418</text:p>
          </table:table-cell>
        </table:table-row>
        <table:table-row table:style-name="ro1">
          <table:table-cell office:value-type="float" office:value="2.66763091684005" calcext:value-type="float">
            <text:p>2,66763091684005</text:p>
          </table:table-cell>
          <table:table-cell office:value-type="float" office:value="2.85196317036465" calcext:value-type="float">
            <text:p>2,85196317036465</text:p>
          </table:table-cell>
        </table:table-row>
        <table:table-row table:style-name="ro1">
          <table:table-cell office:value-type="float" office:value="2.42381575642134" calcext:value-type="float">
            <text:p>2,42381575642134</text:p>
          </table:table-cell>
          <table:table-cell office:value-type="float" office:value="1.686275844154" calcext:value-type="float">
            <text:p>1,686275844154</text:p>
          </table:table-cell>
        </table:table-row>
        <table:table-row table:style-name="ro1">
          <table:table-cell office:value-type="float" office:value="8.90742008988392" calcext:value-type="float">
            <text:p>8,90742008988392</text:p>
          </table:table-cell>
          <table:table-cell office:value-type="float" office:value="7.58221735652355" calcext:value-type="float">
            <text:p>7,58221735652355</text:p>
          </table:table-cell>
        </table:table-row>
        <table:table-row table:style-name="ro1">
          <table:table-cell office:value-type="float" office:value="2.00242589199178" calcext:value-type="float">
            <text:p>2,00242589199178</text:p>
          </table:table-cell>
          <table:table-cell office:value-type="float" office:value="3.43098718929498" calcext:value-type="float">
            <text:p>3,43098718929498</text:p>
          </table:table-cell>
        </table:table-row>
        <table:table-row table:style-name="ro1">
          <table:table-cell office:value-type="float" office:value="1.8862585570123" calcext:value-type="float">
            <text:p>1,8862585570123</text:p>
          </table:table-cell>
          <table:table-cell office:value-type="float" office:value="1.72438673667833" calcext:value-type="float">
            <text:p>1,72438673667833</text:p>
          </table:table-cell>
        </table:table-row>
        <table:table-row table:style-name="ro1">
          <table:table-cell office:value-type="float" office:value="7.82031158049682" calcext:value-type="float">
            <text:p>7,82031158049682</text:p>
          </table:table-cell>
          <table:table-cell office:value-type="float" office:value="7.47920054770209" calcext:value-type="float">
            <text:p>7,47920054770209</text:p>
          </table:table-cell>
        </table:table-row>
        <table:table-row table:style-name="ro1">
          <table:table-cell office:value-type="float" office:value="3.43081386985637" calcext:value-type="float">
            <text:p>3,43081386985637</text:p>
          </table:table-cell>
          <table:table-cell office:value-type="float" office:value="1.93055227723577" calcext:value-type="float">
            <text:p>1,93055227723577</text:p>
          </table:table-cell>
        </table:table-row>
        <table:table-row table:style-name="ro1">
          <table:table-cell office:value-type="float" office:value="7.51308374575439" calcext:value-type="float">
            <text:p>7,51308374575439</text:p>
          </table:table-cell>
          <table:table-cell office:value-type="float" office:value="7.92559747488075" calcext:value-type="float">
            <text:p>7,92559747488075</text:p>
          </table:table-cell>
        </table:table-row>
        <table:table-row table:style-name="ro1">
          <table:table-cell office:value-type="float" office:value="6.74763471798185" calcext:value-type="float">
            <text:p>6,74763471798185</text:p>
          </table:table-cell>
          <table:table-cell office:value-type="float" office:value="7.08541369169121" calcext:value-type="float">
            <text:p>7,08541369169121</text:p>
          </table:table-cell>
        </table:table-row>
        <table:table-row table:style-name="ro1">
          <table:table-cell office:value-type="float" office:value="6.98595887121791" calcext:value-type="float">
            <text:p>6,98595887121791</text:p>
          </table:table-cell>
          <table:table-cell office:value-type="float" office:value="7.39966928432202" calcext:value-type="float">
            <text:p>7,39966928432202</text:p>
          </table:table-cell>
        </table:table-row>
        <table:table-row table:style-name="ro1">
          <table:table-cell office:value-type="float" office:value="1.88223759378748" calcext:value-type="float">
            <text:p>1,88223759378748</text:p>
          </table:table-cell>
          <table:table-cell office:value-type="float" office:value="2.30655329001227" calcext:value-type="float">
            <text:p>2,30655329001227</text:p>
          </table:table-cell>
        </table:table-row>
        <table:table-row table:style-name="ro1">
          <table:table-cell office:value-type="float" office:value="1.20791037096745" calcext:value-type="float">
            <text:p>1,20791037096745</text:p>
          </table:table-cell>
          <table:table-cell office:value-type="float" office:value="2.31912988513821" calcext:value-type="float">
            <text:p>2,31912988513821</text:p>
          </table:table-cell>
        </table:table-row>
        <table:table-row table:style-name="ro1">
          <table:table-cell office:value-type="float" office:value="6.45474389797861" calcext:value-type="float">
            <text:p>6,45474389797861</text:p>
          </table:table-cell>
          <table:table-cell office:value-type="float" office:value="7.51899203307061" calcext:value-type="float">
            <text:p>7,51899203307061</text:p>
          </table:table-cell>
        </table:table-row>
        <table:table-row table:style-name="ro1">
          <table:table-cell office:value-type="float" office:value="6.39208592670429" calcext:value-type="float">
            <text:p>6,39208592670429</text:p>
          </table:table-cell>
          <table:table-cell office:value-type="float" office:value="7.40402602008875" calcext:value-type="float">
            <text:p>7,40402602008875</text:p>
          </table:table-cell>
        </table:table-row>
        <table:table-row table:style-name="ro1">
          <table:table-cell office:value-type="float" office:value="2.38549223533919" calcext:value-type="float">
            <text:p>2,38549223533919</text:p>
          </table:table-cell>
          <table:table-cell office:value-type="float" office:value="2.84468737879382" calcext:value-type="float">
            <text:p>2,84468737879382</text:p>
          </table:table-cell>
        </table:table-row>
        <table:table-row table:style-name="ro1">
          <table:table-cell office:value-type="float" office:value="9.67919721334907" calcext:value-type="float">
            <text:p>9,67919721334907</text:p>
          </table:table-cell>
          <table:table-cell office:value-type="float" office:value="7.27126678367566" calcext:value-type="float">
            <text:p>7,27126678367566</text:p>
          </table:table-cell>
        </table:table-row>
        <table:table-row table:style-name="ro1">
          <table:table-cell office:value-type="float" office:value="6.51695474706928" calcext:value-type="float">
            <text:p>6,51695474706928</text:p>
          </table:table-cell>
          <table:table-cell office:value-type="float" office:value="6.51149658204429" calcext:value-type="float">
            <text:p>6,51149658204429</text:p>
          </table:table-cell>
        </table:table-row>
        <table:table-row table:style-name="ro1">
          <table:table-cell office:value-type="float" office:value="8.81024018180941" calcext:value-type="float">
            <text:p>8,81024018180941</text:p>
          </table:table-cell>
          <table:table-cell office:value-type="float" office:value="6.23526593443489" calcext:value-type="float">
            <text:p>6,23526593443489</text:p>
          </table:table-cell>
        </table:table-row>
        <table:table-row table:style-name="ro1">
          <table:table-cell office:value-type="float" office:value="2.56486759754333" calcext:value-type="float">
            <text:p>2,56486759754333</text:p>
          </table:table-cell>
          <table:table-cell office:value-type="float" office:value="1.18387282103476" calcext:value-type="float">
            <text:p>1,18387282103476</text:p>
          </table:table-cell>
        </table:table-row>
        <table:table-row table:style-name="ro1">
          <table:table-cell office:value-type="float" office:value="3.74179922100798" calcext:value-type="float">
            <text:p>3,74179922100798</text:p>
          </table:table-cell>
          <table:table-cell office:value-type="float" office:value="3.04330105629735" calcext:value-type="float">
            <text:p>3,04330105629735</text:p>
          </table:table-cell>
        </table:table-row>
        <table:table-row table:style-name="ro1">
          <table:table-cell office:value-type="float" office:value="8.33610475450933" calcext:value-type="float">
            <text:p>8,33610475450933</text:p>
          </table:table-cell>
          <table:table-cell office:value-type="float" office:value="7.02671033227261" calcext:value-type="float">
            <text:p>7,02671033227261</text:p>
          </table:table-cell>
        </table:table-row>
        <table:table-row table:style-name="ro1">
          <table:table-cell office:value-type="float" office:value="1.53513264556029" calcext:value-type="float">
            <text:p>1,53513264556029</text:p>
          </table:table-cell>
          <table:table-cell office:value-type="float" office:value="1.43449524826355" calcext:value-type="float">
            <text:p>1,43449524826355</text:p>
          </table:table-cell>
        </table:table-row>
        <table:table-row table:style-name="ro1">
          <table:table-cell office:value-type="float" office:value="3.25038382517536" calcext:value-type="float">
            <text:p>3,25038382517536</text:p>
          </table:table-cell>
          <table:table-cell office:value-type="float" office:value="3.26897056955705" calcext:value-type="float">
            <text:p>3,26897056955705</text:p>
          </table:table-cell>
        </table:table-row>
        <table:table-row table:style-name="ro1">
          <table:table-cell office:value-type="float" office:value="9.11278216309356" calcext:value-type="float">
            <text:p>9,11278216309356</text:p>
          </table:table-cell>
          <table:table-cell office:value-type="float" office:value="6.55797809433926" calcext:value-type="float">
            <text:p>6,55797809433926</text:p>
          </table:table-cell>
        </table:table-row>
        <table:table-row table:style-name="ro1">
          <table:table-cell office:value-type="float" office:value="6.59291713859635" calcext:value-type="float">
            <text:p>6,59291713859635</text:p>
          </table:table-cell>
          <table:table-cell office:value-type="float" office:value="6.75650987728235" calcext:value-type="float">
            <text:p>6,75650987728235</text:p>
          </table:table-cell>
        </table:table-row>
        <table:table-row table:style-name="ro1">
          <table:table-cell office:value-type="float" office:value="3.09351375999551" calcext:value-type="float">
            <text:p>3,09351375999551</text:p>
          </table:table-cell>
          <table:table-cell office:value-type="float" office:value="3.32530455319436" calcext:value-type="float">
            <text:p>3,32530455319436</text:p>
          </table:table-cell>
        </table:table-row>
        <table:table-row table:style-name="ro1">
          <table:table-cell office:value-type="float" office:value="9.58383879991398" calcext:value-type="float">
            <text:p>9,58383879991398</text:p>
          </table:table-cell>
          <table:table-cell office:value-type="float" office:value="6.67505647374489" calcext:value-type="float">
            <text:p>6,67505647374489</text:p>
          </table:table-cell>
        </table:table-row>
        <table:table-row table:style-name="ro1">
          <table:table-cell office:value-type="float" office:value="3.27205584980836" calcext:value-type="float">
            <text:p>3,27205584980836</text:p>
          </table:table-cell>
          <table:table-cell office:value-type="float" office:value="1.5763643344415" calcext:value-type="float">
            <text:p>1,5763643344415</text:p>
          </table:table-cell>
        </table:table-row>
        <table:table-row table:style-name="ro1">
          <table:table-cell office:value-type="float" office:value="6.361059357085" calcext:value-type="float">
            <text:p>6,361059357085</text:p>
          </table:table-cell>
          <table:table-cell office:value-type="float" office:value="6.9112212418291" calcext:value-type="float">
            <text:p>6,9112212418291</text:p>
          </table:table-cell>
        </table:table-row>
        <table:table-row table:style-name="ro1">
          <table:table-cell office:value-type="float" office:value="2.94548540827248" calcext:value-type="float">
            <text:p>2,94548540827248</text:p>
          </table:table-cell>
          <table:table-cell office:value-type="float" office:value="3.91859837333243" calcext:value-type="float">
            <text:p>3,91859837333243</text:p>
          </table:table-cell>
        </table:table-row>
        <table:table-row table:style-name="ro1">
          <table:table-cell office:value-type="float" office:value="9.59094010227246" calcext:value-type="float">
            <text:p>9,59094010227246</text:p>
          </table:table-cell>
          <table:table-cell office:value-type="float" office:value="7.04892804280745" calcext:value-type="float">
            <text:p>7,04892804280745</text:p>
          </table:table-cell>
        </table:table-row>
        <table:table-row table:style-name="ro1">
          <table:table-cell office:value-type="float" office:value="3.60664569917226" calcext:value-type="float">
            <text:p>3,60664569917226</text:p>
          </table:table-cell>
          <table:table-cell office:value-type="float" office:value="1.57139383759728" calcext:value-type="float">
            <text:p>1,57139383759728</text:p>
          </table:table-cell>
        </table:table-row>
        <table:table-row table:style-name="ro1">
          <table:table-cell office:value-type="float" office:value="1.83716777651752" calcext:value-type="float">
            <text:p>1,83716777651752</text:p>
          </table:table-cell>
          <table:table-cell office:value-type="float" office:value="1.23365578171963" calcext:value-type="float">
            <text:p>1,23365578171963</text:p>
          </table:table-cell>
        </table:table-row>
        <table:table-row table:style-name="ro1">
          <table:table-cell office:value-type="float" office:value="8.32943109729706" calcext:value-type="float">
            <text:p>8,32943109729706</text:p>
          </table:table-cell>
          <table:table-cell office:value-type="float" office:value="7.23869832423244" calcext:value-type="float">
            <text:p>7,23869832423244</text:p>
          </table:table-cell>
        </table:table-row>
        <table:table-row table:style-name="ro1">
          <table:table-cell office:value-type="float" office:value="7.1891228626019" calcext:value-type="float">
            <text:p>7,1891228626019</text:p>
          </table:table-cell>
          <table:table-cell office:value-type="float" office:value="6.22283078254363" calcext:value-type="float">
            <text:p>6,22283078254363</text:p>
          </table:table-cell>
        </table:table-row>
        <table:table-row table:style-name="ro1">
          <table:table-cell office:value-type="float" office:value="6.09059486343443" calcext:value-type="float">
            <text:p>6,09059486343443</text:p>
          </table:table-cell>
          <table:table-cell office:value-type="float" office:value="7.05554088542091" calcext:value-type="float">
            <text:p>7,05554088542091</text:p>
          </table:table-cell>
        </table:table-row>
        <table:table-row table:style-name="ro1">
          <table:table-cell office:value-type="float" office:value="6.0356835837616" calcext:value-type="float">
            <text:p>6,0356835837616</text:p>
          </table:table-cell>
          <table:table-cell office:value-type="float" office:value="7.02176512882701" calcext:value-type="float">
            <text:p>7,02176512882701</text:p>
          </table:table-cell>
        </table:table-row>
        <table:table-row table:style-name="ro1">
          <table:table-cell office:value-type="float" office:value="7.18442040962519" calcext:value-type="float">
            <text:p>7,18442040962519</text:p>
          </table:table-cell>
          <table:table-cell office:value-type="float" office:value="7.60048907235083" calcext:value-type="float">
            <text:p>7,60048907235083</text:p>
          </table:table-cell>
        </table:table-row>
        <table:table-row table:style-name="ro1">
          <table:table-cell office:value-type="float" office:value="9.81493747298828" calcext:value-type="float">
            <text:p>9,81493747298828</text:p>
          </table:table-cell>
          <table:table-cell office:value-type="float" office:value="6.72519920943821" calcext:value-type="float">
            <text:p>6,72519920943821</text:p>
          </table:table-cell>
        </table:table-row>
        <table:table-row table:style-name="ro1">
          <table:table-cell office:value-type="float" office:value="3.29899221607171" calcext:value-type="float">
            <text:p>3,29899221607171</text:p>
          </table:table-cell>
          <table:table-cell office:value-type="float" office:value="3.42749190546423" calcext:value-type="float">
            <text:p>3,42749190546423</text:p>
          </table:table-cell>
        </table:table-row>
        <table:table-row table:style-name="ro1">
          <table:table-cell office:value-type="float" office:value="8.60642532684936" calcext:value-type="float">
            <text:p>8,60642532684936</text:p>
          </table:table-cell>
          <table:table-cell office:value-type="float" office:value="7.41219566014188" calcext:value-type="float">
            <text:p>7,41219566014188</text:p>
          </table:table-cell>
        </table:table-row>
        <table:table-row table:style-name="ro1">
          <table:table-cell office:value-type="float" office:value="1.95764497908844" calcext:value-type="float">
            <text:p>1,95764497908844</text:p>
          </table:table-cell>
          <table:table-cell office:value-type="float" office:value="1.45149100581006" calcext:value-type="float">
            <text:p>1,45149100581006</text:p>
          </table:table-cell>
        </table:table-row>
        <table:table-row table:style-name="ro1">
          <table:table-cell office:value-type="float" office:value="1.75791943354514" calcext:value-type="float">
            <text:p>1,75791943354514</text:p>
          </table:table-cell>
          <table:table-cell office:value-type="float" office:value="1.44498139578629" calcext:value-type="float">
            <text:p>1,44498139578629</text:p>
          </table:table-cell>
        </table:table-row>
        <table:table-row table:style-name="ro1">
          <table:table-cell office:value-type="float" office:value="6.76183685075287" calcext:value-type="float">
            <text:p>6,76183685075287</text:p>
          </table:table-cell>
          <table:table-cell office:value-type="float" office:value="7.11033418627192" calcext:value-type="float">
            <text:p>7,11033418627192</text:p>
          </table:table-cell>
        </table:table-row>
        <table:table-row table:style-name="ro1">
          <table:table-cell office:value-type="float" office:value="9.47084358715817" calcext:value-type="float">
            <text:p>9,47084358715817</text:p>
          </table:table-cell>
          <table:table-cell office:value-type="float" office:value="7.21871899793109" calcext:value-type="float">
            <text:p>7,21871899793109</text:p>
          </table:table-cell>
        </table:table-row>
        <table:table-row table:style-name="ro1">
          <table:table-cell office:value-type="float" office:value="2.01491051791334" calcext:value-type="float">
            <text:p>2,01491051791334</text:p>
          </table:table-cell>
          <table:table-cell office:value-type="float" office:value="3.05568452219262" calcext:value-type="float">
            <text:p>3,05568452219262</text:p>
          </table:table-cell>
        </table:table-row>
        <table:table-row table:style-name="ro1">
          <table:table-cell office:value-type="float" office:value="6.67790549552185" calcext:value-type="float">
            <text:p>6,67790549552185</text:p>
          </table:table-cell>
          <table:table-cell office:value-type="float" office:value="6.92446068918676" calcext:value-type="float">
            <text:p>6,92446068918676</text:p>
          </table:table-cell>
        </table:table-row>
        <table:table-row table:style-name="ro1">
          <table:table-cell office:value-type="float" office:value="8.07930194630681" calcext:value-type="float">
            <text:p>8,07930194630681</text:p>
          </table:table-cell>
          <table:table-cell office:value-type="float" office:value="7.9620931918975" calcext:value-type="float">
            <text:p>7,9620931918975</text:p>
          </table:table-cell>
        </table:table-row>
        <table:table-row table:style-name="ro1">
          <table:table-cell office:value-type="float" office:value="3.90043861208318" calcext:value-type="float">
            <text:p>3,90043861208318</text:p>
          </table:table-cell>
          <table:table-cell office:value-type="float" office:value="2.48916086020018" calcext:value-type="float">
            <text:p>2,48916086020018</text:p>
          </table:table-cell>
        </table:table-row>
        <table:table-row table:style-name="ro1">
          <table:table-cell office:value-type="float" office:value="1.98975404290756" calcext:value-type="float">
            <text:p>1,98975404290756</text:p>
          </table:table-cell>
          <table:table-cell office:value-type="float" office:value="2.84874531418894" calcext:value-type="float">
            <text:p>2,84874531418894</text:p>
          </table:table-cell>
        </table:table-row>
        <table:table-row table:style-name="ro1">
          <table:table-cell office:value-type="float" office:value="8.75339697280707" calcext:value-type="float">
            <text:p>8,75339697280707</text:p>
          </table:table-cell>
          <table:table-cell office:value-type="float" office:value="7.60099185476267" calcext:value-type="float">
            <text:p>7,60099185476267</text:p>
          </table:table-cell>
        </table:table-row>
        <table:table-row table:style-name="ro1">
          <table:table-cell office:value-type="float" office:value="7.89099524534861" calcext:value-type="float">
            <text:p>7,89099524534861</text:p>
          </table:table-cell>
          <table:table-cell office:value-type="float" office:value="7.33352229090398" calcext:value-type="float">
            <text:p>7,33352229090398</text:p>
          </table:table-cell>
        </table:table-row>
        <table:table-row table:style-name="ro1">
          <table:table-cell office:value-type="float" office:value="1.15259249198864" calcext:value-type="float">
            <text:p>1,15259249198864</text:p>
          </table:table-cell>
          <table:table-cell office:value-type="float" office:value="3.11628769380572" calcext:value-type="float">
            <text:p>3,11628769380572</text:p>
          </table:table-cell>
        </table:table-row>
        <table:table-row table:style-name="ro1">
          <table:table-cell office:value-type="float" office:value="7.68703934016146" calcext:value-type="float">
            <text:p>7,68703934016146</text:p>
          </table:table-cell>
          <table:table-cell office:value-type="float" office:value="6.33486256991809" calcext:value-type="float">
            <text:p>6,33486256991809</text:p>
          </table:table-cell>
        </table:table-row>
        <table:table-row table:style-name="ro1">
          <table:table-cell office:value-type="float" office:value="2.49396317710696" calcext:value-type="float">
            <text:p>2,49396317710696</text:p>
          </table:table-cell>
          <table:table-cell office:value-type="float" office:value="2.8011918656427" calcext:value-type="float">
            <text:p>2,8011918656427</text:p>
          </table:table-cell>
        </table:table-row>
        <table:table-row table:style-name="ro1">
          <table:table-cell office:value-type="float" office:value="6.39695565718206" calcext:value-type="float">
            <text:p>6,39695565718206</text:p>
          </table:table-cell>
          <table:table-cell office:value-type="float" office:value="6.52558336659256" calcext:value-type="float">
            <text:p>6,52558336659256</text:p>
          </table:table-cell>
        </table:table-row>
        <table:table-row table:style-name="ro1">
          <table:table-cell office:value-type="float" office:value="9.56606694165073" calcext:value-type="float">
            <text:p>9,56606694165073</text:p>
          </table:table-cell>
          <table:table-cell office:value-type="float" office:value="7.16213395963718" calcext:value-type="float">
            <text:p>7,16213395963718</text:p>
          </table:table-cell>
        </table:table-row>
        <table:table-row table:style-name="ro1">
          <table:table-cell office:value-type="float" office:value="2.09512487493983" calcext:value-type="float">
            <text:p>2,09512487493983</text:p>
          </table:table-cell>
          <table:table-cell office:value-type="float" office:value="3.55677203241825" calcext:value-type="float">
            <text:p>3,55677203241825</text:p>
          </table:table-cell>
        </table:table-row>
        <table:table-row table:style-name="ro1">
          <table:table-cell office:value-type="float" office:value="9.7135186320291" calcext:value-type="float">
            <text:p>9,7135186320291</text:p>
          </table:table-cell>
          <table:table-cell office:value-type="float" office:value="7.24321183801364" calcext:value-type="float">
            <text:p>7,24321183801364</text:p>
          </table:table-cell>
        </table:table-row>
        <table:table-row table:style-name="ro1">
          <table:table-cell office:value-type="float" office:value="2.96459927828198" calcext:value-type="float">
            <text:p>2,96459927828198</text:p>
          </table:table-cell>
          <table:table-cell office:value-type="float" office:value="3.91845814562155" calcext:value-type="float">
            <text:p>3,91845814562155</text:p>
          </table:table-cell>
        </table:table-row>
        <table:table-row table:style-name="ro1">
          <table:table-cell office:value-type="float" office:value="9.81706030729714" calcext:value-type="float">
            <text:p>9,81706030729714</text:p>
          </table:table-cell>
          <table:table-cell office:value-type="float" office:value="7.10880768797041" calcext:value-type="float">
            <text:p>7,10880768797041</text:p>
          </table:table-cell>
        </table:table-row>
        <table:table-row table:style-name="ro1">
          <table:table-cell office:value-type="float" office:value="6.94018410477195" calcext:value-type="float">
            <text:p>6,94018410477195</text:p>
          </table:table-cell>
          <table:table-cell office:value-type="float" office:value="6.97363013424567" calcext:value-type="float">
            <text:p>6,97363013424567</text:p>
          </table:table-cell>
        </table:table-row>
        <table:table-row table:style-name="ro1">
          <table:table-cell office:value-type="float" office:value="6.25550924930391" calcext:value-type="float">
            <text:p>6,25550924930391</text:p>
          </table:table-cell>
          <table:table-cell office:value-type="float" office:value="7.38979506391457" calcext:value-type="float">
            <text:p>7,38979506391457</text:p>
          </table:table-cell>
        </table:table-row>
        <table:table-row table:style-name="ro1">
          <table:table-cell office:value-type="float" office:value="2.16291983763602" calcext:value-type="float">
            <text:p>2,16291983763602</text:p>
          </table:table-cell>
          <table:table-cell office:value-type="float" office:value="3.3918243305564" calcext:value-type="float">
            <text:p>3,3918243305564</text:p>
          </table:table-cell>
        </table:table-row>
        <table:table-row table:style-name="ro1">
          <table:table-cell office:value-type="float" office:value="6.64179240822562" calcext:value-type="float">
            <text:p>6,64179240822562</text:p>
          </table:table-cell>
          <table:table-cell office:value-type="float" office:value="7.39958955648008" calcext:value-type="float">
            <text:p>7,39958955648008</text:p>
          </table:table-cell>
        </table:table-row>
        <table:table-row table:style-name="ro1">
          <table:table-cell office:value-type="float" office:value="7.03207243067317" calcext:value-type="float">
            <text:p>7,03207243067317</text:p>
          </table:table-cell>
          <table:table-cell office:value-type="float" office:value="7.60727896638607" calcext:value-type="float">
            <text:p>7,60727896638607</text:p>
          </table:table-cell>
        </table:table-row>
        <table:table-row table:style-name="ro1">
          <table:table-cell office:value-type="float" office:value="2.78214996391737" calcext:value-type="float">
            <text:p>2,78214996391737</text:p>
          </table:table-cell>
          <table:table-cell office:value-type="float" office:value="1.11217706190264" calcext:value-type="float">
            <text:p>1,11217706190264</text:p>
          </table:table-cell>
        </table:table-row>
        <table:table-row table:style-name="ro1">
          <table:table-cell office:value-type="float" office:value="3.6127398880089" calcext:value-type="float">
            <text:p>3,6127398880089</text:p>
          </table:table-cell>
          <table:table-cell office:value-type="float" office:value="2.07460272285708" calcext:value-type="float">
            <text:p>2,07460272285708</text:p>
          </table:table-cell>
        </table:table-row>
        <table:table-row table:style-name="ro1">
          <table:table-cell office:value-type="float" office:value="6.80087558478998" calcext:value-type="float">
            <text:p>6,80087558478998</text:p>
          </table:table-cell>
          <table:table-cell office:value-type="float" office:value="7.65585266888652" calcext:value-type="float">
            <text:p>7,65585266888652</text:p>
          </table:table-cell>
        </table:table-row>
        <table:table-row table:style-name="ro1">
          <table:table-cell office:value-type="float" office:value="3.86122931606588" calcext:value-type="float">
            <text:p>3,86122931606588</text:p>
          </table:table-cell>
          <table:table-cell office:value-type="float" office:value="2.81649329269547" calcext:value-type="float">
            <text:p>2,81649329269547</text:p>
          </table:table-cell>
        </table:table-row>
        <table:table-row table:style-name="ro1">
          <table:table-cell office:value-type="float" office:value="3.35215832396419" calcext:value-type="float">
            <text:p>3,35215832396419</text:p>
          </table:table-cell>
          <table:table-cell office:value-type="float" office:value="3.22335438491659" calcext:value-type="float">
            <text:p>3,22335438491659</text:p>
          </table:table-cell>
        </table:table-row>
        <table:table-row table:style-name="ro1">
          <table:table-cell office:value-type="float" office:value="9.14280796983073" calcext:value-type="float">
            <text:p>9,14280796983073</text:p>
          </table:table-cell>
          <table:table-cell office:value-type="float" office:value="6.809708718382" calcext:value-type="float">
            <text:p>6,809708718382</text:p>
          </table:table-cell>
        </table:table-row>
        <table:table-row table:style-name="ro1">
          <table:table-cell office:value-type="float" office:value="6.16082793338491" calcext:value-type="float">
            <text:p>6,16082793338491</text:p>
          </table:table-cell>
          <table:table-cell office:value-type="float" office:value="6.78538731914441" calcext:value-type="float">
            <text:p>6,78538731914441</text:p>
          </table:table-cell>
        </table:table-row>
        <table:table-row table:style-name="ro1">
          <table:table-cell office:value-type="float" office:value="3.98000341129611" calcext:value-type="float">
            <text:p>3,98000341129611</text:p>
          </table:table-cell>
          <table:table-cell office:value-type="float" office:value="2.5644705318989" calcext:value-type="float">
            <text:p>2,5644705318989</text:p>
          </table:table-cell>
        </table:table-row>
        <table:table-row table:style-name="ro1">
          <table:table-cell office:value-type="float" office:value="3.82329403427817" calcext:value-type="float">
            <text:p>3,82329403427817</text:p>
          </table:table-cell>
          <table:table-cell office:value-type="float" office:value="1.95456855417851" calcext:value-type="float">
            <text:p>1,95456855417851</text:p>
          </table:table-cell>
        </table:table-row>
        <table:table-row table:style-name="ro1">
          <table:table-cell office:value-type="float" office:value="2.08138587492562" calcext:value-type="float">
            <text:p>2,08138587492562</text:p>
          </table:table-cell>
          <table:table-cell office:value-type="float" office:value="2.84160381625059" calcext:value-type="float">
            <text:p>2,84160381625059</text:p>
          </table:table-cell>
        </table:table-row>
        <table:table-row table:style-name="ro1">
          <table:table-cell office:value-type="float" office:value="9.78510035959562" calcext:value-type="float">
            <text:p>9,78510035959562</text:p>
          </table:table-cell>
          <table:table-cell office:value-type="float" office:value="6.84149639614461" calcext:value-type="float">
            <text:p>6,84149639614461</text:p>
          </table:table-cell>
        </table:table-row>
        <table:table-row table:style-name="ro1">
          <table:table-cell office:value-type="float" office:value="6.26780578110962" calcext:value-type="float">
            <text:p>6,26780578110962</text:p>
          </table:table-cell>
          <table:table-cell office:value-type="float" office:value="7.48406952634227" calcext:value-type="float">
            <text:p>7,48406952634227</text:p>
          </table:table-cell>
        </table:table-row>
        <table:table-row table:style-name="ro1">
          <table:table-cell office:value-type="float" office:value="2.12646435719769" calcext:value-type="float">
            <text:p>2,12646435719769</text:p>
          </table:table-cell>
          <table:table-cell office:value-type="float" office:value="2.48957168264705" calcext:value-type="float">
            <text:p>2,48957168264705</text:p>
          </table:table-cell>
        </table:table-row>
        <table:table-row table:style-name="ro1">
          <table:table-cell office:value-type="float" office:value="3.98119555960534" calcext:value-type="float">
            <text:p>3,98119555960534</text:p>
          </table:table-cell>
          <table:table-cell office:value-type="float" office:value="2.3681938694046" calcext:value-type="float">
            <text:p>2,3681938694046</text:p>
          </table:table-cell>
        </table:table-row>
        <table:table-row table:style-name="ro1">
          <table:table-cell office:value-type="float" office:value="7.990320528713" calcext:value-type="float">
            <text:p>7,990320528713</text:p>
          </table:table-cell>
          <table:table-cell office:value-type="float" office:value="6.84498499003908" calcext:value-type="float">
            <text:p>6,84498499003908</text:p>
          </table:table-cell>
        </table:table-row>
        <table:table-row table:style-name="ro1">
          <table:table-cell office:value-type="float" office:value="8.95440799470211" calcext:value-type="float">
            <text:p>8,95440799470211</text:p>
          </table:table-cell>
          <table:table-cell office:value-type="float" office:value="7.87246828478429" calcext:value-type="float">
            <text:p>7,87246828478429</text:p>
          </table:table-cell>
        </table:table-row>
        <table:table-row table:style-name="ro1">
          <table:table-cell office:value-type="float" office:value="1.98594960834753" calcext:value-type="float">
            <text:p>1,98594960834753</text:p>
          </table:table-cell>
          <table:table-cell office:value-type="float" office:value="2.98537208204129" calcext:value-type="float">
            <text:p>2,98537208204129</text:p>
          </table:table-cell>
        </table:table-row>
        <table:table-row table:style-name="ro1">
          <table:table-cell office:value-type="float" office:value="2.35139053641073" calcext:value-type="float">
            <text:p>2,35139053641073</text:p>
          </table:table-cell>
          <table:table-cell office:value-type="float" office:value="2.71600328613513" calcext:value-type="float">
            <text:p>2,71600328613513</text:p>
          </table:table-cell>
        </table:table-row>
        <table:table-row table:style-name="ro1">
          <table:table-cell office:value-type="float" office:value="2.92354849482639" calcext:value-type="float">
            <text:p>2,92354849482639</text:p>
          </table:table-cell>
          <table:table-cell office:value-type="float" office:value="1.55161966366061" calcext:value-type="float">
            <text:p>1,55161966366061</text:p>
          </table:table-cell>
        </table:table-row>
        <table:table-row table:style-name="ro1">
          <table:table-cell office:value-type="float" office:value="7.35614002975473" calcext:value-type="float">
            <text:p>7,35614002975473</text:p>
          </table:table-cell>
          <table:table-cell office:value-type="float" office:value="7.47244784016617" calcext:value-type="float">
            <text:p>7,47244784016617</text:p>
          </table:table-cell>
        </table:table-row>
        <table:table-row table:style-name="ro1">
          <table:table-cell office:value-type="float" office:value="7.96709208293923" calcext:value-type="float">
            <text:p>7,96709208293923</text:p>
          </table:table-cell>
          <table:table-cell office:value-type="float" office:value="6.80869505430412" calcext:value-type="float">
            <text:p>6,80869505430412</text:p>
          </table:table-cell>
        </table:table-row>
        <table:table-row table:style-name="ro1">
          <table:table-cell office:value-type="float" office:value="2.0051593066682" calcext:value-type="float">
            <text:p>2,0051593066682</text:p>
          </table:table-cell>
          <table:table-cell office:value-type="float" office:value="2.29395382977982" calcext:value-type="float">
            <text:p>2,29395382977982</text:p>
          </table:table-cell>
        </table:table-row>
        <table:table-row table:style-name="ro1">
          <table:table-cell office:value-type="float" office:value="2.91569866404091" calcext:value-type="float">
            <text:p>2,91569866404091</text:p>
          </table:table-cell>
          <table:table-cell office:value-type="float" office:value="1.95064063182068" calcext:value-type="float">
            <text:p>1,95064063182068</text:p>
          </table:table-cell>
        </table:table-row>
        <table:table-row table:style-name="ro1">
          <table:table-cell office:value-type="float" office:value="1.18408607326597" calcext:value-type="float">
            <text:p>1,18408607326597</text:p>
          </table:table-cell>
          <table:table-cell office:value-type="float" office:value="2.43287979732003" calcext:value-type="float">
            <text:p>2,43287979732003</text:p>
          </table:table-cell>
        </table:table-row>
        <table:table-row table:style-name="ro1">
          <table:table-cell office:value-type="float" office:value="8.74008061295827" calcext:value-type="float">
            <text:p>8,74008061295827</text:p>
          </table:table-cell>
          <table:table-cell office:value-type="float" office:value="7.76778643549673" calcext:value-type="float">
            <text:p>7,76778643549673</text:p>
          </table:table-cell>
        </table:table-row>
        <table:table-row table:style-name="ro1">
          <table:table-cell office:value-type="float" office:value="2.3308049226429" calcext:value-type="float">
            <text:p>2,3308049226429</text:p>
          </table:table-cell>
          <table:table-cell office:value-type="float" office:value="3.72341769886638" calcext:value-type="float">
            <text:p>3,72341769886638</text:p>
          </table:table-cell>
        </table:table-row>
        <table:table-row table:style-name="ro1">
          <table:table-cell office:value-type="float" office:value="9.44274053812473" calcext:value-type="float">
            <text:p>9,44274053812473</text:p>
          </table:table-cell>
          <table:table-cell office:value-type="float" office:value="6.55406384083712" calcext:value-type="float">
            <text:p>6,55406384083712</text:p>
          </table:table-cell>
        </table:table-row>
        <table:table-row table:style-name="ro1">
          <table:table-cell office:value-type="float" office:value="7.56723632961448" calcext:value-type="float">
            <text:p>7,56723632961448</text:p>
          </table:table-cell>
          <table:table-cell office:value-type="float" office:value="7.45912618849301" calcext:value-type="float">
            <text:p>7,45912618849301</text:p>
          </table:table-cell>
        </table:table-row>
        <table:table-row table:style-name="ro1">
          <table:table-cell office:value-type="float" office:value="9.50580709360906" calcext:value-type="float">
            <text:p>9,50580709360906</text:p>
          </table:table-cell>
          <table:table-cell office:value-type="float" office:value="6.53475322702384" calcext:value-type="float">
            <text:p>6,53475322702384</text:p>
          </table:table-cell>
        </table:table-row>
        <table:table-row table:style-name="ro1">
          <table:table-cell office:value-type="float" office:value="2.65524052978214" calcext:value-type="float">
            <text:p>2,65524052978214</text:p>
          </table:table-cell>
          <table:table-cell office:value-type="float" office:value="2.62147897865761" calcext:value-type="float">
            <text:p>2,62147897865761</text:p>
          </table:table-cell>
        </table:table-row>
        <table:table-row table:style-name="ro1">
          <table:table-cell office:value-type="float" office:value="2.97040834302331" calcext:value-type="float">
            <text:p>2,97040834302331</text:p>
          </table:table-cell>
          <table:table-cell office:value-type="float" office:value="3.12369470998938" calcext:value-type="float">
            <text:p>3,12369470998938</text:p>
          </table:table-cell>
        </table:table-row>
        <table:table-row table:style-name="ro1">
          <table:table-cell office:value-type="float" office:value="7.78388393938105" calcext:value-type="float">
            <text:p>7,78388393938105</text:p>
          </table:table-cell>
          <table:table-cell office:value-type="float" office:value="7.95922050985026" calcext:value-type="float">
            <text:p>7,95922050985026</text:p>
          </table:table-cell>
        </table:table-row>
        <table:table-row table:style-name="ro1">
          <table:table-cell office:value-type="float" office:value="7.20063935157564" calcext:value-type="float">
            <text:p>7,20063935157564</text:p>
          </table:table-cell>
          <table:table-cell office:value-type="float" office:value="7.68528854859805" calcext:value-type="float">
            <text:p>7,68528854859805</text:p>
          </table:table-cell>
        </table:table-row>
        <table:table-row table:style-name="ro1">
          <table:table-cell office:value-type="float" office:value="1.92461333259774" calcext:value-type="float">
            <text:p>1,92461333259774</text:p>
          </table:table-cell>
          <table:table-cell office:value-type="float" office:value="2.12243215729788" calcext:value-type="float">
            <text:p>2,12243215729788</text:p>
          </table:table-cell>
        </table:table-row>
        <table:table-row table:style-name="ro1">
          <table:table-cell office:value-type="float" office:value="3.32202163086056" calcext:value-type="float">
            <text:p>3,32202163086056</text:p>
          </table:table-cell>
          <table:table-cell office:value-type="float" office:value="2.35415140488462" calcext:value-type="float">
            <text:p>2,35415140488462</text:p>
          </table:table-cell>
        </table:table-row>
        <table:table-row table:style-name="ro1">
          <table:table-cell office:value-type="float" office:value="2.42632659256285" calcext:value-type="float">
            <text:p>2,42632659256285</text:p>
          </table:table-cell>
          <table:table-cell office:value-type="float" office:value="1.61873407563682" calcext:value-type="float">
            <text:p>1,61873407563682</text:p>
          </table:table-cell>
        </table:table-row>
        <table:table-row table:style-name="ro1">
          <table:table-cell office:value-type="float" office:value="2.72917031667002" calcext:value-type="float">
            <text:p>2,72917031667002</text:p>
          </table:table-cell>
          <table:table-cell office:value-type="float" office:value="1.03705896008483" calcext:value-type="float">
            <text:p>1,03705896008483</text:p>
          </table:table-cell>
        </table:table-row>
        <table:table-row table:style-name="ro1">
          <table:table-cell office:value-type="float" office:value="7.79119134352845" calcext:value-type="float">
            <text:p>7,79119134352845</text:p>
          </table:table-cell>
          <table:table-cell office:value-type="float" office:value="7.30281254639877" calcext:value-type="float">
            <text:p>7,30281254639877</text:p>
          </table:table-cell>
        </table:table-row>
        <table:table-row table:style-name="ro1">
          <table:table-cell office:value-type="float" office:value="1.02359294948698" calcext:value-type="float">
            <text:p>1,02359294948698</text:p>
          </table:table-cell>
          <table:table-cell office:value-type="float" office:value="2.67271813640181" calcext:value-type="float">
            <text:p>2,67271813640181</text:p>
          </table:table-cell>
        </table:table-row>
        <table:table-row table:style-name="ro1">
          <table:table-cell office:value-type="float" office:value="8.73078983017147" calcext:value-type="float">
            <text:p>8,73078983017147</text:p>
          </table:table-cell>
          <table:table-cell office:value-type="float" office:value="6.92272612638719" calcext:value-type="float">
            <text:p>6,92272612638719</text:p>
          </table:table-cell>
        </table:table-row>
        <table:table-row table:style-name="ro1">
          <table:table-cell office:value-type="float" office:value="1.22899144182845" calcext:value-type="float">
            <text:p>1,22899144182845</text:p>
          </table:table-cell>
          <table:table-cell office:value-type="float" office:value="2.69650823073625" calcext:value-type="float">
            <text:p>2,69650823073625</text:p>
          </table:table-cell>
        </table:table-row>
        <table:table-row table:style-name="ro1">
          <table:table-cell office:value-type="float" office:value="2.08695762684704" calcext:value-type="float">
            <text:p>2,08695762684704</text:p>
          </table:table-cell>
          <table:table-cell office:value-type="float" office:value="2.19870273625491" calcext:value-type="float">
            <text:p>2,19870273625491</text:p>
          </table:table-cell>
        </table:table-row>
        <table:table-row table:style-name="ro1">
          <table:table-cell office:value-type="float" office:value="2.860889618466" calcext:value-type="float">
            <text:p>2,860889618466</text:p>
          </table:table-cell>
          <table:table-cell office:value-type="float" office:value="2.63360545679312" calcext:value-type="float">
            <text:p>2,63360545679312</text:p>
          </table:table-cell>
        </table:table-row>
        <table:table-row table:style-name="ro1">
          <table:table-cell office:value-type="float" office:value="8.4356623437331" calcext:value-type="float">
            <text:p>8,4356623437331</text:p>
          </table:table-cell>
          <table:table-cell office:value-type="float" office:value="6.95318211301938" calcext:value-type="float">
            <text:p>6,95318211301938</text:p>
          </table:table-cell>
        </table:table-row>
        <table:table-row table:style-name="ro1">
          <table:table-cell office:value-type="float" office:value="2.41130913197018" calcext:value-type="float">
            <text:p>2,41130913197018</text:p>
          </table:table-cell>
          <table:table-cell office:value-type="float" office:value="1.69865667036672" calcext:value-type="float">
            <text:p>1,69865667036672</text:p>
          </table:table-cell>
        </table:table-row>
        <table:table-row table:style-name="ro1">
          <table:table-cell office:value-type="float" office:value="7.90980228740726" calcext:value-type="float">
            <text:p>7,90980228740726</text:p>
          </table:table-cell>
          <table:table-cell office:value-type="float" office:value="7.00932696869061" calcext:value-type="float">
            <text:p>7,00932696869061</text:p>
          </table:table-cell>
        </table:table-row>
        <table:table-row table:style-name="ro1">
          <table:table-cell office:value-type="float" office:value="7.53044164220193" calcext:value-type="float">
            <text:p>7,53044164220193</text:p>
          </table:table-cell>
          <table:table-cell office:value-type="float" office:value="6.87464169680686" calcext:value-type="float">
            <text:p>6,87464169680686</text:p>
          </table:table-cell>
        </table:table-row>
        <table:table-row table:style-name="ro1">
          <table:table-cell office:value-type="float" office:value="7.25117826116488" calcext:value-type="float">
            <text:p>7,25117826116488</text:p>
          </table:table-cell>
          <table:table-cell office:value-type="float" office:value="7.76551523585488" calcext:value-type="float">
            <text:p>7,76551523585488</text:p>
          </table:table-cell>
        </table:table-row>
        <table:table-row table:style-name="ro1">
          <table:table-cell office:value-type="float" office:value="8.09374251018398" calcext:value-type="float">
            <text:p>8,09374251018398</text:p>
          </table:table-cell>
          <table:table-cell office:value-type="float" office:value="6.85810765564655" calcext:value-type="float">
            <text:p>6,85810765564655</text:p>
          </table:table-cell>
        </table:table-row>
        <table:table-row table:style-name="ro1">
          <table:table-cell office:value-type="float" office:value="6.24619484831568" calcext:value-type="float">
            <text:p>6,24619484831568</text:p>
          </table:table-cell>
          <table:table-cell office:value-type="float" office:value="6.76936217017095" calcext:value-type="float">
            <text:p>6,76936217017095</text:p>
          </table:table-cell>
        </table:table-row>
        <table:table-row table:style-name="ro1">
          <table:table-cell office:value-type="float" office:value="7.79751872095221" calcext:value-type="float">
            <text:p>7,79751872095221</text:p>
          </table:table-cell>
          <table:table-cell office:value-type="float" office:value="6.04664868226839" calcext:value-type="float">
            <text:p>6,04664868226839</text:p>
          </table:table-cell>
        </table:table-row>
        <table:table-row table:style-name="ro1">
          <table:table-cell office:value-type="float" office:value="7.89441440633989" calcext:value-type="float">
            <text:p>7,89441440633989</text:p>
          </table:table-cell>
          <table:table-cell office:value-type="float" office:value="7.23919765423496" calcext:value-type="float">
            <text:p>7,23919765423496</text:p>
          </table:table-cell>
        </table:table-row>
        <table:table-row table:style-name="ro1">
          <table:table-cell office:value-type="float" office:value="2.74173562384833" calcext:value-type="float">
            <text:p>2,74173562384833</text:p>
          </table:table-cell>
          <table:table-cell office:value-type="float" office:value="3.66089455418911" calcext:value-type="float">
            <text:p>3,66089455418911</text:p>
          </table:table-cell>
        </table:table-row>
        <table:table-row table:style-name="ro1">
          <table:table-cell office:value-type="float" office:value="6.79564513557132" calcext:value-type="float">
            <text:p>6,79564513557132</text:p>
          </table:table-cell>
          <table:table-cell office:value-type="float" office:value="7.02022713336388" calcext:value-type="float">
            <text:p>7,02022713336388</text:p>
          </table:table-cell>
        </table:table-row>
        <table:table-row table:style-name="ro1">
          <table:table-cell office:value-type="float" office:value="3.27359771481091" calcext:value-type="float">
            <text:p>3,27359771481091</text:p>
          </table:table-cell>
          <table:table-cell office:value-type="float" office:value="3.10252338353633" calcext:value-type="float">
            <text:p>3,10252338353633</text:p>
          </table:table-cell>
        </table:table-row>
        <table:table-row table:style-name="ro1">
          <table:table-cell office:value-type="float" office:value="6.06735889412252" calcext:value-type="float">
            <text:p>6,06735889412252</text:p>
          </table:table-cell>
          <table:table-cell office:value-type="float" office:value="6.875960248543" calcext:value-type="float">
            <text:p>6,875960248543</text:p>
          </table:table-cell>
        </table:table-row>
        <table:table-row table:style-name="ro1">
          <table:table-cell office:value-type="float" office:value="9.74797174496062" calcext:value-type="float">
            <text:p>9,74797174496062</text:p>
          </table:table-cell>
          <table:table-cell office:value-type="float" office:value="7.10089050008833" calcext:value-type="float">
            <text:p>7,10089050008833</text:p>
          </table:table-cell>
        </table:table-row>
        <table:table-row table:style-name="ro1">
          <table:table-cell office:value-type="float" office:value="9.41366541040709" calcext:value-type="float">
            <text:p>9,41366541040709</text:p>
          </table:table-cell>
          <table:table-cell office:value-type="float" office:value="7.60873780196272" calcext:value-type="float">
            <text:p>7,60873780196272</text:p>
          </table:table-cell>
        </table:table-row>
        <table:table-row table:style-name="ro1">
          <table:table-cell office:value-type="float" office:value="8.01061740509155" calcext:value-type="float">
            <text:p>8,01061740509155</text:p>
          </table:table-cell>
          <table:table-cell office:value-type="float" office:value="7.76601454419213" calcext:value-type="float">
            <text:p>7,76601454419213</text:p>
          </table:table-cell>
        </table:table-row>
        <table:table-row table:style-name="ro1">
          <table:table-cell office:value-type="float" office:value="3.18117956502826" calcext:value-type="float">
            <text:p>3,18117956502826</text:p>
          </table:table-cell>
          <table:table-cell office:value-type="float" office:value="1.19450668864478" calcext:value-type="float">
            <text:p>1,19450668864478</text:p>
          </table:table-cell>
        </table:table-row>
        <table:table-row table:style-name="ro1">
          <table:table-cell office:value-type="float" office:value="8.89458089343177" calcext:value-type="float">
            <text:p>8,89458089343177</text:p>
          </table:table-cell>
          <table:table-cell office:value-type="float" office:value="6.48420080178374" calcext:value-type="float">
            <text:p>6,48420080178374</text:p>
          </table:table-cell>
        </table:table-row>
        <table:table-row table:style-name="ro1">
          <table:table-cell office:value-type="float" office:value="9.96146295082692" calcext:value-type="float">
            <text:p>9,96146295082692</text:p>
          </table:table-cell>
          <table:table-cell office:value-type="float" office:value="7.11933559309849" calcext:value-type="float">
            <text:p>7,11933559309849</text:p>
          </table:table-cell>
        </table:table-row>
        <table:table-row table:style-name="ro1">
          <table:table-cell office:value-type="float" office:value="9.04068403394244" calcext:value-type="float">
            <text:p>9,04068403394244</text:p>
          </table:table-cell>
          <table:table-cell office:value-type="float" office:value="6.32089581285354" calcext:value-type="float">
            <text:p>6,32089581285354</text:p>
          </table:table-cell>
        </table:table-row>
        <table:table-row table:style-name="ro1">
          <table:table-cell office:value-type="float" office:value="1.70322265834726" calcext:value-type="float">
            <text:p>1,70322265834726</text:p>
          </table:table-cell>
          <table:table-cell office:value-type="float" office:value="2.86246463536324" calcext:value-type="float">
            <text:p>2,86246463536324</text:p>
          </table:table-cell>
        </table:table-row>
        <table:table-row table:style-name="ro1">
          <table:table-cell office:value-type="float" office:value="7.84528235236472" calcext:value-type="float">
            <text:p>7,84528235236472</text:p>
          </table:table-cell>
          <table:table-cell office:value-type="float" office:value="6.0176601661976" calcext:value-type="float">
            <text:p>6,0176601661976</text:p>
          </table:table-cell>
        </table:table-row>
        <table:table-row table:style-name="ro1">
          <table:table-cell office:value-type="float" office:value="7.80352082856362" calcext:value-type="float">
            <text:p>7,80352082856362</text:p>
          </table:table-cell>
          <table:table-cell office:value-type="float" office:value="6.68695253998531" calcext:value-type="float">
            <text:p>6,68695253998531</text:p>
          </table:table-cell>
        </table:table-row>
        <table:table-row table:style-name="ro1">
          <table:table-cell office:value-type="float" office:value="3.17648739613881" calcext:value-type="float">
            <text:p>3,17648739613881</text:p>
          </table:table-cell>
          <table:table-cell office:value-type="float" office:value="1.48874198596122" calcext:value-type="float">
            <text:p>1,48874198596122</text:p>
          </table:table-cell>
        </table:table-row>
        <table:table-row table:style-name="ro1">
          <table:table-cell office:value-type="float" office:value="9.44915451817965" calcext:value-type="float">
            <text:p>9,44915451817965</text:p>
          </table:table-cell>
          <table:table-cell office:value-type="float" office:value="6.96158738111282" calcext:value-type="float">
            <text:p>6,96158738111282</text:p>
          </table:table-cell>
        </table:table-row>
        <table:table-row table:style-name="ro1">
          <table:table-cell office:value-type="float" office:value="9.46966495028575" calcext:value-type="float">
            <text:p>9,46966495028575</text:p>
          </table:table-cell>
          <table:table-cell office:value-type="float" office:value="7.49726331623256" calcext:value-type="float">
            <text:p>7,49726331623256</text:p>
          </table:table-cell>
        </table:table-row>
        <table:table-row table:style-name="ro1">
          <table:table-cell office:value-type="float" office:value="3.81132856474536" calcext:value-type="float">
            <text:p>3,81132856474536</text:p>
          </table:table-cell>
          <table:table-cell office:value-type="float" office:value="2.6140593415572" calcext:value-type="float">
            <text:p>2,6140593415572</text:p>
          </table:table-cell>
        </table:table-row>
        <table:table-row table:style-name="ro1">
          <table:table-cell office:value-type="float" office:value="1.9680568265632" calcext:value-type="float">
            <text:p>1,9680568265632</text:p>
          </table:table-cell>
          <table:table-cell office:value-type="float" office:value="2.81226344921819" calcext:value-type="float">
            <text:p>2,81226344921819</text:p>
          </table:table-cell>
        </table:table-row>
        <table:table-row table:style-name="ro1">
          <table:table-cell office:value-type="float" office:value="1.31857428577299" calcext:value-type="float">
            <text:p>1,31857428577299</text:p>
          </table:table-cell>
          <table:table-cell office:value-type="float" office:value="2.53829233928252" calcext:value-type="float">
            <text:p>2,53829233928252</text:p>
          </table:table-cell>
        </table:table-row>
        <table:table-row table:style-name="ro1">
          <table:table-cell office:value-type="float" office:value="6.9535890029644" calcext:value-type="float">
            <text:p>6,9535890029644</text:p>
          </table:table-cell>
          <table:table-cell office:value-type="float" office:value="7.04374023341378" calcext:value-type="float">
            <text:p>7,04374023341378</text:p>
          </table:table-cell>
        </table:table-row>
        <table:table-row table:style-name="ro1">
          <table:table-cell office:value-type="float" office:value="1.05903375681448" calcext:value-type="float">
            <text:p>1,05903375681448</text:p>
          </table:table-cell>
          <table:table-cell office:value-type="float" office:value="2.21383672134333" calcext:value-type="float">
            <text:p>2,21383672134333</text:p>
          </table:table-cell>
        </table:table-row>
        <table:table-row table:style-name="ro1">
          <table:table-cell office:value-type="float" office:value="1.22612851075602" calcext:value-type="float">
            <text:p>1,22612851075602</text:p>
          </table:table-cell>
          <table:table-cell office:value-type="float" office:value="2.0465303015792" calcext:value-type="float">
            <text:p>2,0465303015792</text:p>
          </table:table-cell>
        </table:table-row>
        <table:table-row table:style-name="ro1">
          <table:table-cell office:value-type="float" office:value="6.90517883336201" calcext:value-type="float">
            <text:p>6,90517883336201</text:p>
          </table:table-cell>
          <table:table-cell office:value-type="float" office:value="7.66609201661117" calcext:value-type="float">
            <text:p>7,66609201661117</text:p>
          </table:table-cell>
        </table:table-row>
        <table:table-row table:style-name="ro1">
          <table:table-cell office:value-type="float" office:value="6.57120944683529" calcext:value-type="float">
            <text:p>6,57120944683529</text:p>
          </table:table-cell>
          <table:table-cell office:value-type="float" office:value="7.41306307821904" calcext:value-type="float">
            <text:p>7,41306307821904</text:p>
          </table:table-cell>
        </table:table-row>
        <table:table-row table:style-name="ro1">
          <table:table-cell office:value-type="float" office:value="2.74689416820403" calcext:value-type="float">
            <text:p>2,74689416820403</text:p>
          </table:table-cell>
          <table:table-cell office:value-type="float" office:value="1.17528574172509" calcext:value-type="float">
            <text:p>1,17528574172509</text:p>
          </table:table-cell>
        </table:table-row>
        <table:table-row table:style-name="ro1">
          <table:table-cell office:value-type="float" office:value="9.79902491499978" calcext:value-type="float">
            <text:p>9,79902491499978</text:p>
          </table:table-cell>
          <table:table-cell office:value-type="float" office:value="6.76022073227114" calcext:value-type="float">
            <text:p>6,76022073227114</text:p>
          </table:table-cell>
        </table:table-row>
        <table:table-row table:style-name="ro1">
          <table:table-cell office:value-type="float" office:value="3.87986463229794" calcext:value-type="float">
            <text:p>3,87986463229794</text:p>
          </table:table-cell>
          <table:table-cell office:value-type="float" office:value="3.06081684365561" calcext:value-type="float">
            <text:p>3,06081684365561</text:p>
          </table:table-cell>
        </table:table-row>
        <table:table-row table:style-name="ro1">
          <table:table-cell office:value-type="float" office:value="8.22001624283283" calcext:value-type="float">
            <text:p>8,22001624283283</text:p>
          </table:table-cell>
          <table:table-cell office:value-type="float" office:value="7.37145806185153" calcext:value-type="float">
            <text:p>7,37145806185153</text:p>
          </table:table-cell>
        </table:table-row>
        <table:table-row table:style-name="ro1">
          <table:table-cell office:value-type="float" office:value="2.55186234167768" calcext:value-type="float">
            <text:p>2,55186234167768</text:p>
          </table:table-cell>
          <table:table-cell office:value-type="float" office:value="1.85422748127131" calcext:value-type="float">
            <text:p>1,85422748127131</text:p>
          </table:table-cell>
        </table:table-row>
        <table:table-row table:style-name="ro1">
          <table:table-cell office:value-type="float" office:value="6.16969062478605" calcext:value-type="float">
            <text:p>6,16969062478605</text:p>
          </table:table-cell>
          <table:table-cell office:value-type="float" office:value="6.78667949705837" calcext:value-type="float">
            <text:p>6,78667949705837</text:p>
          </table:table-cell>
        </table:table-row>
        <table:table-row table:style-name="ro1">
          <table:table-cell office:value-type="float" office:value="6.14798040191251" calcext:value-type="float">
            <text:p>6,14798040191251</text:p>
          </table:table-cell>
          <table:table-cell office:value-type="float" office:value="7.35096389337199" calcext:value-type="float">
            <text:p>7,35096389337199</text:p>
          </table:table-cell>
        </table:table-row>
        <table:table-row table:style-name="ro1">
          <table:table-cell office:value-type="float" office:value="1.63312606839504" calcext:value-type="float">
            <text:p>1,63312606839504</text:p>
          </table:table-cell>
          <table:table-cell office:value-type="float" office:value="1.79030523839306" calcext:value-type="float">
            <text:p>1,79030523839306</text:p>
          </table:table-cell>
        </table:table-row>
        <table:table-row table:style-name="ro1">
          <table:table-cell office:value-type="float" office:value="9.8485704520226" calcext:value-type="float">
            <text:p>9,8485704520226</text:p>
          </table:table-cell>
          <table:table-cell office:value-type="float" office:value="6.66423920667165" calcext:value-type="float">
            <text:p>6,66423920667165</text:p>
          </table:table-cell>
        </table:table-row>
        <table:table-row table:style-name="ro1">
          <table:table-cell office:value-type="float" office:value="2.57458089072968" calcext:value-type="float">
            <text:p>2,57458089072968</text:p>
          </table:table-cell>
          <table:table-cell office:value-type="float" office:value="1.27436085890657" calcext:value-type="float">
            <text:p>1,27436085890657</text:p>
          </table:table-cell>
        </table:table-row>
        <table:table-row table:style-name="ro1">
          <table:table-cell office:value-type="float" office:value="3.28364052416327" calcext:value-type="float">
            <text:p>3,28364052416327</text:p>
          </table:table-cell>
          <table:table-cell office:value-type="float" office:value="3.17009537996732" calcext:value-type="float">
            <text:p>3,17009537996732</text:p>
          </table:table-cell>
        </table:table-row>
        <table:table-row table:style-name="ro1">
          <table:table-cell office:value-type="float" office:value="7.39806970611435" calcext:value-type="float">
            <text:p>7,39806970611435</text:p>
          </table:table-cell>
          <table:table-cell office:value-type="float" office:value="7.75438865831489" calcext:value-type="float">
            <text:p>7,75438865831489</text:p>
          </table:table-cell>
        </table:table-row>
        <table:table-row table:style-name="ro1">
          <table:table-cell office:value-type="float" office:value="9.50954731684172" calcext:value-type="float">
            <text:p>9,50954731684172</text:p>
          </table:table-cell>
          <table:table-cell office:value-type="float" office:value="7.2754790445668" calcext:value-type="float">
            <text:p>7,2754790445668</text:p>
          </table:table-cell>
        </table:table-row>
        <table:table-row table:style-name="ro1">
          <table:table-cell office:value-type="float" office:value="2.45884027822638" calcext:value-type="float">
            <text:p>2,45884027822638</text:p>
          </table:table-cell>
          <table:table-cell office:value-type="float" office:value="3.64190847900696" calcext:value-type="float">
            <text:p>3,64190847900696</text:p>
          </table:table-cell>
        </table:table-row>
        <table:table-row table:style-name="ro1">
          <table:table-cell office:value-type="float" office:value="8.73951855079529" calcext:value-type="float">
            <text:p>8,73951855079529</text:p>
          </table:table-cell>
          <table:table-cell office:value-type="float" office:value="6.17164679525641" calcext:value-type="float">
            <text:p>6,17164679525641</text:p>
          </table:table-cell>
        </table:table-row>
        <table:table-row table:style-name="ro1">
          <table:table-cell office:value-type="float" office:value="1.13263354581319" calcext:value-type="float">
            <text:p>1,13263354581319</text:p>
          </table:table-cell>
          <table:table-cell office:value-type="float" office:value="1.90438119072454" calcext:value-type="float">
            <text:p>1,90438119072454</text:p>
          </table:table-cell>
        </table:table-row>
        <table:table-row table:style-name="ro1">
          <table:table-cell office:value-type="float" office:value="1.239313053163" calcext:value-type="float">
            <text:p>1,239313053163</text:p>
          </table:table-cell>
          <table:table-cell office:value-type="float" office:value="2.0507396378937" calcext:value-type="float">
            <text:p>2,0507396378937</text:p>
          </table:table-cell>
        </table:table-row>
        <table:table-row table:style-name="ro1">
          <table:table-cell office:value-type="float" office:value="1.48285030862119" calcext:value-type="float">
            <text:p>1,48285030862119</text:p>
          </table:table-cell>
          <table:table-cell office:value-type="float" office:value="3.22896238953799" calcext:value-type="float">
            <text:p>3,22896238953799</text:p>
          </table:table-cell>
        </table:table-row>
        <table:table-row table:style-name="ro1">
          <table:table-cell office:value-type="float" office:value="3.61110413999686" calcext:value-type="float">
            <text:p>3,61110413999686</text:p>
          </table:table-cell>
          <table:table-cell office:value-type="float" office:value="2.40222799931217" calcext:value-type="float">
            <text:p>2,40222799931217</text:p>
          </table:table-cell>
        </table:table-row>
        <table:table-row table:style-name="ro1">
          <table:table-cell office:value-type="float" office:value="3.33335494019237" calcext:value-type="float">
            <text:p>3,33335494019237</text:p>
          </table:table-cell>
          <table:table-cell office:value-type="float" office:value="3.32143250797747" calcext:value-type="float">
            <text:p>3,32143250797747</text:p>
          </table:table-cell>
        </table:table-row>
        <table:table-row table:style-name="ro1">
          <table:table-cell office:value-type="float" office:value="1.20582234378782" calcext:value-type="float">
            <text:p>1,20582234378782</text:p>
          </table:table-cell>
          <table:table-cell office:value-type="float" office:value="7.23784765238976" calcext:value-type="float">
            <text:p>7,23784765238976</text:p>
          </table:table-cell>
        </table:table-row>
        <table:table-row table:style-name="ro1">
          <table:table-cell office:value-type="float" office:value="6.25092433219674" calcext:value-type="float">
            <text:p>6,25092433219674</text:p>
          </table:table-cell>
          <table:table-cell office:value-type="float" office:value="6.75074637520057" calcext:value-type="float">
            <text:p>6,75074637520057</text:p>
          </table:table-cell>
        </table:table-row>
        <table:table-row table:style-name="ro1">
          <table:table-cell office:value-type="float" office:value="6.03036970855677" calcext:value-type="float">
            <text:p>6,03036970855677</text:p>
          </table:table-cell>
          <table:table-cell office:value-type="float" office:value="6.85294222628889" calcext:value-type="float">
            <text:p>6,85294222628889</text:p>
          </table:table-cell>
        </table:table-row>
        <table:table-row table:style-name="ro1">
          <table:table-cell office:value-type="float" office:value="1.23271256922048" calcext:value-type="float">
            <text:p>1,23271256922048</text:p>
          </table:table-cell>
          <table:table-cell office:value-type="float" office:value="2.06822452778845" calcext:value-type="float">
            <text:p>2,06822452778845</text:p>
          </table:table-cell>
        </table:table-row>
        <table:table-row table:style-name="ro1">
          <table:table-cell office:value-type="float" office:value="1.58648474417254" calcext:value-type="float">
            <text:p>1,58648474417254</text:p>
          </table:table-cell>
          <table:table-cell office:value-type="float" office:value="3.44104758094423" calcext:value-type="float">
            <text:p>3,44104758094423</text:p>
          </table:table-cell>
        </table:table-row>
        <table:table-row table:style-name="ro1">
          <table:table-cell office:value-type="float" office:value="1.69245336438532" calcext:value-type="float">
            <text:p>1,69245336438532</text:p>
          </table:table-cell>
          <table:table-cell office:value-type="float" office:value="3.69182515431001" calcext:value-type="float">
            <text:p>3,69182515431001</text:p>
          </table:table-cell>
        </table:table-row>
        <table:table-row table:style-name="ro1">
          <table:table-cell office:value-type="float" office:value="2.37735462771794" calcext:value-type="float">
            <text:p>2,37735462771794</text:p>
          </table:table-cell>
          <table:table-cell office:value-type="float" office:value="3.32439337037094" calcext:value-type="float">
            <text:p>3,32439337037094</text:p>
          </table:table-cell>
        </table:table-row>
        <table:table-row table:style-name="ro1">
          <table:table-cell office:value-type="float" office:value="7.9555322547623" calcext:value-type="float">
            <text:p>7,9555322547623</text:p>
          </table:table-cell>
          <table:table-cell office:value-type="float" office:value="7.89921558846307" calcext:value-type="float">
            <text:p>7,89921558846307</text:p>
          </table:table-cell>
        </table:table-row>
        <table:table-row table:style-name="ro1">
          <table:table-cell office:value-type="float" office:value="3.44154030507875" calcext:value-type="float">
            <text:p>3,44154030507875</text:p>
          </table:table-cell>
          <table:table-cell office:value-type="float" office:value="2.514801124288" calcext:value-type="float">
            <text:p>2,514801124288</text:p>
          </table:table-cell>
        </table:table-row>
        <table:table-row table:style-name="ro1">
          <table:table-cell office:value-type="float" office:value="7.9020630594444" calcext:value-type="float">
            <text:p>7,9020630594444</text:p>
          </table:table-cell>
          <table:table-cell office:value-type="float" office:value="7.25034793395439" calcext:value-type="float">
            <text:p>7,25034793395439</text:p>
          </table:table-cell>
        </table:table-row>
        <table:table-row table:style-name="ro1">
          <table:table-cell office:value-type="float" office:value="1.57490112699462" calcext:value-type="float">
            <text:p>1,57490112699462</text:p>
          </table:table-cell>
          <table:table-cell office:value-type="float" office:value="2.26238814860504" calcext:value-type="float">
            <text:p>2,26238814860504</text:p>
          </table:table-cell>
        </table:table-row>
        <table:table-row table:style-name="ro1">
          <table:table-cell office:value-type="float" office:value="3.47503631247073" calcext:value-type="float">
            <text:p>3,47503631247073</text:p>
          </table:table-cell>
          <table:table-cell office:value-type="float" office:value="1.70720116202526" calcext:value-type="float">
            <text:p>1,70720116202526</text:p>
          </table:table-cell>
        </table:table-row>
        <table:table-row table:style-name="ro1">
          <table:table-cell office:value-type="float" office:value="1.91990417371228" calcext:value-type="float">
            <text:p>1,91990417371228</text:p>
          </table:table-cell>
          <table:table-cell office:value-type="float" office:value="3.75254192560599" calcext:value-type="float">
            <text:p>3,75254192560599</text:p>
          </table:table-cell>
        </table:table-row>
        <table:table-row table:style-name="ro1">
          <table:table-cell office:value-type="float" office:value="9.00536838306715" calcext:value-type="float">
            <text:p>9,00536838306715</text:p>
          </table:table-cell>
          <table:table-cell office:value-type="float" office:value="6.52967420547932" calcext:value-type="float">
            <text:p>6,52967420547932</text:p>
          </table:table-cell>
        </table:table-row>
        <table:table-row table:style-name="ro1">
          <table:table-cell office:value-type="float" office:value="8.45537196026164" calcext:value-type="float">
            <text:p>8,45537196026164</text:p>
          </table:table-cell>
          <table:table-cell office:value-type="float" office:value="6.6785132796368" calcext:value-type="float">
            <text:p>6,6785132796368</text:p>
          </table:table-cell>
        </table:table-row>
        <table:table-row table:style-name="ro1">
          <table:table-cell office:value-type="float" office:value="6.38044833566904" calcext:value-type="float">
            <text:p>6,38044833566904</text:p>
          </table:table-cell>
          <table:table-cell office:value-type="float" office:value="7.35549765876022" calcext:value-type="float">
            <text:p>7,35549765876022</text:p>
          </table:table-cell>
        </table:table-row>
        <table:table-row table:style-name="ro1">
          <table:table-cell office:value-type="float" office:value="1.21852405606787" calcext:value-type="float">
            <text:p>1,21852405606787</text:p>
          </table:table-cell>
          <table:table-cell office:value-type="float" office:value="2.28807008872128" calcext:value-type="float">
            <text:p>2,28807008872128</text:p>
          </table:table-cell>
        </table:table-row>
        <table:table-row table:style-name="ro1">
          <table:table-cell office:value-type="float" office:value="3.34759899634062" calcext:value-type="float">
            <text:p>3,34759899634062</text:p>
          </table:table-cell>
          <table:table-cell office:value-type="float" office:value="3.26663572168035" calcext:value-type="float">
            <text:p>3,26663572168035</text:p>
          </table:table-cell>
        </table:table-row>
        <table:table-row table:style-name="ro1">
          <table:table-cell office:value-type="float" office:value="9.8023382779783" calcext:value-type="float">
            <text:p>9,8023382779783</text:p>
          </table:table-cell>
          <table:table-cell office:value-type="float" office:value="6.63248708296477" calcext:value-type="float">
            <text:p>6,63248708296477</text:p>
          </table:table-cell>
        </table:table-row>
        <table:table-row table:style-name="ro1">
          <table:table-cell office:value-type="float" office:value="7.0108505248212" calcext:value-type="float">
            <text:p>7,0108505248212</text:p>
          </table:table-cell>
          <table:table-cell office:value-type="float" office:value="6.57047571944491" calcext:value-type="float">
            <text:p>6,57047571944491</text:p>
          </table:table-cell>
        </table:table-row>
        <table:table-row table:style-name="ro1">
          <table:table-cell office:value-type="float" office:value="2.04524917033599" calcext:value-type="float">
            <text:p>2,04524917033599</text:p>
          </table:table-cell>
          <table:table-cell office:value-type="float" office:value="2.09867670459733" calcext:value-type="float">
            <text:p>2,09867670459733</text:p>
          </table:table-cell>
        </table:table-row>
        <table:table-row table:style-name="ro1">
          <table:table-cell office:value-type="float" office:value="7.09230244390912" calcext:value-type="float">
            <text:p>7,09230244390912</text:p>
          </table:table-cell>
          <table:table-cell office:value-type="float" office:value="6.4000357996872" calcext:value-type="float">
            <text:p>6,4000357996872</text:p>
          </table:table-cell>
        </table:table-row>
        <table:table-row table:style-name="ro1">
          <table:table-cell office:value-type="float" office:value="3.7815129600653" calcext:value-type="float">
            <text:p>3,7815129600653</text:p>
          </table:table-cell>
          <table:table-cell office:value-type="float" office:value="2.16398161785325" calcext:value-type="float">
            <text:p>2,16398161785325</text:p>
          </table:table-cell>
        </table:table-row>
        <table:table-row table:style-name="ro1">
          <table:table-cell office:value-type="float" office:value="3.76690479732936" calcext:value-type="float">
            <text:p>3,76690479732936</text:p>
          </table:table-cell>
          <table:table-cell office:value-type="float" office:value="1.71221448160997" calcext:value-type="float">
            <text:p>1,71221448160997</text:p>
          </table:table-cell>
        </table:table-row>
        <table:table-row table:style-name="ro1">
          <table:table-cell office:value-type="float" office:value="2.00647043977165" calcext:value-type="float">
            <text:p>2,00647043977165</text:p>
          </table:table-cell>
          <table:table-cell office:value-type="float" office:value="2.23842467299884" calcext:value-type="float">
            <text:p>2,23842467299884</text:p>
          </table:table-cell>
        </table:table-row>
        <table:table-row table:style-name="ro1">
          <table:table-cell office:value-type="float" office:value="6.63678388513499" calcext:value-type="float">
            <text:p>6,63678388513499</text:p>
          </table:table-cell>
          <table:table-cell office:value-type="float" office:value="7.32789349565656" calcext:value-type="float">
            <text:p>7,32789349565656</text:p>
          </table:table-cell>
        </table:table-row>
        <table:table-row table:style-name="ro1">
          <table:table-cell office:value-type="float" office:value="2.61384251651159" calcext:value-type="float">
            <text:p>2,61384251651159</text:p>
          </table:table-cell>
          <table:table-cell office:value-type="float" office:value="3.4628225300967" calcext:value-type="float">
            <text:p>3,4628225300967</text:p>
          </table:table-cell>
        </table:table-row>
        <table:table-row table:style-name="ro1">
          <table:table-cell office:value-type="float" office:value="7.61320158103148" calcext:value-type="float">
            <text:p>7,61320158103148</text:p>
          </table:table-cell>
          <table:table-cell office:value-type="float" office:value="6.04209296627167" calcext:value-type="float">
            <text:p>6,04209296627167</text:p>
          </table:table-cell>
        </table:table-row>
        <table:table-row table:style-name="ro1">
          <table:table-cell office:value-type="float" office:value="3.24853474559656" calcext:value-type="float">
            <text:p>3,24853474559656</text:p>
          </table:table-cell>
          <table:table-cell office:value-type="float" office:value="3.57532645538416" calcext:value-type="float">
            <text:p>3,57532645538416</text:p>
          </table:table-cell>
        </table:table-row>
        <table:table-row table:style-name="ro1">
          <table:table-cell office:value-type="float" office:value="7.81250468781059" calcext:value-type="float">
            <text:p>7,81250468781059</text:p>
          </table:table-cell>
          <table:table-cell office:value-type="float" office:value="6.67337846495417" calcext:value-type="float">
            <text:p>6,67337846495417</text:p>
          </table:table-cell>
        </table:table-row>
        <table:table-row table:style-name="ro1">
          <table:table-cell office:value-type="float" office:value="2.38735871945893" calcext:value-type="float">
            <text:p>2,38735871945893</text:p>
          </table:table-cell>
          <table:table-cell office:value-type="float" office:value="1.0290990434583" calcext:value-type="float">
            <text:p>1,0290990434583</text:p>
          </table:table-cell>
        </table:table-row>
        <table:table-row table:style-name="ro1">
          <table:table-cell office:value-type="float" office:value="6.07633755593449" calcext:value-type="float">
            <text:p>6,07633755593449</text:p>
          </table:table-cell>
          <table:table-cell office:value-type="float" office:value="6.92490474996692" calcext:value-type="float">
            <text:p>6,92490474996692</text:p>
          </table:table-cell>
        </table:table-row>
        <table:table-row table:style-name="ro1">
          <table:table-cell office:value-type="float" office:value="9.91638245384834" calcext:value-type="float">
            <text:p>9,91638245384834</text:p>
          </table:table-cell>
          <table:table-cell office:value-type="float" office:value="7.1413898188013" calcext:value-type="float">
            <text:p>7,1413898188013</text:p>
          </table:table-cell>
        </table:table-row>
        <table:table-row table:style-name="ro1">
          <table:table-cell office:value-type="float" office:value="6.2751440885811" calcext:value-type="float">
            <text:p>6,2751440885811</text:p>
          </table:table-cell>
          <table:table-cell office:value-type="float" office:value="7.07830231648774" calcext:value-type="float">
            <text:p>7,07830231648774</text:p>
          </table:table-cell>
        </table:table-row>
        <table:table-row table:style-name="ro1">
          <table:table-cell office:value-type="float" office:value="6.68076232308327" calcext:value-type="float">
            <text:p>6,68076232308327</text:p>
          </table:table-cell>
          <table:table-cell office:value-type="float" office:value="6.39005932863871" calcext:value-type="float">
            <text:p>6,39005932863871</text:p>
          </table:table-cell>
        </table:table-row>
        <table:table-row table:style-name="ro1">
          <table:table-cell office:value-type="float" office:value="8.84543908828067" calcext:value-type="float">
            <text:p>8,84543908828067</text:p>
          </table:table-cell>
          <table:table-cell office:value-type="float" office:value="7.73675661508296" calcext:value-type="float">
            <text:p>7,73675661508296</text:p>
          </table:table-cell>
        </table:table-row>
        <table:table-row table:style-name="ro1">
          <table:table-cell office:value-type="float" office:value="2.14462865469963" calcext:value-type="float">
            <text:p>2,14462865469963</text:p>
          </table:table-cell>
          <table:table-cell office:value-type="float" office:value="2.80113855653304" calcext:value-type="float">
            <text:p>2,80113855653304</text:p>
          </table:table-cell>
        </table:table-row>
        <table:table-row table:style-name="ro1">
          <table:table-cell office:value-type="float" office:value="7.63730144854663" calcext:value-type="float">
            <text:p>7,63730144854663</text:p>
          </table:table-cell>
          <table:table-cell office:value-type="float" office:value="7.7915050445849" calcext:value-type="float">
            <text:p>7,7915050445849</text:p>
          </table:table-cell>
        </table:table-row>
        <table:table-row table:style-name="ro1">
          <table:table-cell office:value-type="float" office:value="1.3175968021164" calcext:value-type="float">
            <text:p>1,3175968021164</text:p>
          </table:table-cell>
          <table:table-cell office:value-type="float" office:value="2.43102551978802" calcext:value-type="float">
            <text:p>2,43102551978802</text:p>
          </table:table-cell>
        </table:table-row>
        <table:table-row table:style-name="ro1">
          <table:table-cell office:value-type="float" office:value="7.5085195192705" calcext:value-type="float">
            <text:p>7,5085195192705</text:p>
          </table:table-cell>
          <table:table-cell office:value-type="float" office:value="6.61240451993527" calcext:value-type="float">
            <text:p>6,61240451993527</text:p>
          </table:table-cell>
        </table:table-row>
        <table:table-row table:style-name="ro1">
          <table:table-cell office:value-type="float" office:value="3.50972787659404" calcext:value-type="float">
            <text:p>3,50972787659404</text:p>
          </table:table-cell>
          <table:table-cell office:value-type="float" office:value="1.73699486399829" calcext:value-type="float">
            <text:p>1,73699486399829</text:p>
          </table:table-cell>
        </table:table-row>
        <table:table-row table:style-name="ro1">
          <table:table-cell office:value-type="float" office:value="3.0109788267733" calcext:value-type="float">
            <text:p>3,0109788267733</text:p>
          </table:table-cell>
          <table:table-cell office:value-type="float" office:value="2.31442380703177" calcext:value-type="float">
            <text:p>2,31442380703177</text:p>
          </table:table-cell>
        </table:table-row>
        <table:table-row table:style-name="ro1">
          <table:table-cell office:value-type="float" office:value="1.94061852966926" calcext:value-type="float">
            <text:p>1,94061852966926</text:p>
          </table:table-cell>
          <table:table-cell office:value-type="float" office:value="3.88843031476141" calcext:value-type="float">
            <text:p>3,88843031476141</text:p>
          </table:table-cell>
        </table:table-row>
        <table:table-row table:style-name="ro1">
          <table:table-cell office:value-type="float" office:value="9.18836086745965" calcext:value-type="float">
            <text:p>9,18836086745965</text:p>
          </table:table-cell>
          <table:table-cell office:value-type="float" office:value="7.02373908634151" calcext:value-type="float">
            <text:p>7,02373908634151</text:p>
          </table:table-cell>
        </table:table-row>
        <table:table-row table:style-name="ro1">
          <table:table-cell office:value-type="float" office:value="8.30932979239779" calcext:value-type="float">
            <text:p>8,30932979239779</text:p>
          </table:table-cell>
          <table:table-cell office:value-type="float" office:value="6.20990579154562" calcext:value-type="float">
            <text:p>6,20990579154562</text:p>
          </table:table-cell>
        </table:table-row>
        <table:table-row table:style-name="ro1">
          <table:table-cell office:value-type="float" office:value="2.43913062502826" calcext:value-type="float">
            <text:p>2,43913062502826</text:p>
          </table:table-cell>
          <table:table-cell office:value-type="float" office:value="2.24009597044216" calcext:value-type="float">
            <text:p>2,24009597044216</text:p>
          </table:table-cell>
        </table:table-row>
        <table:table-row table:style-name="ro1">
          <table:table-cell office:value-type="float" office:value="8.75082147662835" calcext:value-type="float">
            <text:p>8,75082147662835</text:p>
          </table:table-cell>
          <table:table-cell office:value-type="float" office:value="7.78533888311645" calcext:value-type="float">
            <text:p>7,78533888311645</text:p>
          </table:table-cell>
        </table:table-row>
        <table:table-row table:style-name="ro1">
          <table:table-cell office:value-type="float" office:value="6.30360970905093" calcext:value-type="float">
            <text:p>6,30360970905093</text:p>
          </table:table-cell>
          <table:table-cell office:value-type="float" office:value="7.12610532374164" calcext:value-type="float">
            <text:p>7,12610532374164</text:p>
          </table:table-cell>
        </table:table-row>
        <table:table-row table:style-name="ro1">
          <table:table-cell office:value-type="float" office:value="8.93951662823827" calcext:value-type="float">
            <text:p>8,93951662823827</text:p>
          </table:table-cell>
          <table:table-cell office:value-type="float" office:value="6.60988656069476" calcext:value-type="float">
            <text:p>6,60988656069476</text:p>
          </table:table-cell>
        </table:table-row>
        <table:table-row table:style-name="ro1">
          <table:table-cell office:value-type="float" office:value="1.42655223615848" calcext:value-type="float">
            <text:p>1,42655223615848</text:p>
          </table:table-cell>
          <table:table-cell office:value-type="float" office:value="1.89320140256754" calcext:value-type="float">
            <text:p>1,89320140256754</text:p>
          </table:table-cell>
        </table:table-row>
        <table:table-row table:style-name="ro1">
          <table:table-cell office:value-type="float" office:value="6.53138855486242" calcext:value-type="float">
            <text:p>6,53138855486242</text:p>
          </table:table-cell>
          <table:table-cell office:value-type="float" office:value="6.50375985285773" calcext:value-type="float">
            <text:p>6,50375985285773</text:p>
          </table:table-cell>
        </table:table-row>
        <table:table-row table:style-name="ro1">
          <table:table-cell office:value-type="float" office:value="6.67734542759434" calcext:value-type="float">
            <text:p>6,67734542759434</text:p>
          </table:table-cell>
          <table:table-cell office:value-type="float" office:value="7.1767131020069" calcext:value-type="float">
            <text:p>7,1767131020069</text:p>
          </table:table-cell>
        </table:table-row>
        <table:table-row table:style-name="ro1">
          <table:table-cell office:value-type="float" office:value="6.14664713400861" calcext:value-type="float">
            <text:p>6,14664713400861</text:p>
          </table:table-cell>
          <table:table-cell office:value-type="float" office:value="7.01943108011212" calcext:value-type="float">
            <text:p>7,01943108011212</text:p>
          </table:table-cell>
        </table:table-row>
        <table:table-row table:style-name="ro1">
          <table:table-cell office:value-type="float" office:value="9.66288340793312" calcext:value-type="float">
            <text:p>9,66288340793312</text:p>
          </table:table-cell>
          <table:table-cell office:value-type="float" office:value="7.07341912307183" calcext:value-type="float">
            <text:p>7,07341912307183</text:p>
          </table:table-cell>
        </table:table-row>
        <table:table-row table:style-name="ro1">
          <table:table-cell office:value-type="float" office:value="3.36749089257718" calcext:value-type="float">
            <text:p>3,36749089257718</text:p>
          </table:table-cell>
          <table:table-cell office:value-type="float" office:value="1.72783563487617" calcext:value-type="float">
            <text:p>1,72783563487617</text:p>
          </table:table-cell>
        </table:table-row>
        <table:table-row table:style-name="ro1">
          <table:table-cell office:value-type="float" office:value="6.19401817611749" calcext:value-type="float">
            <text:p>6,19401817611749</text:p>
          </table:table-cell>
          <table:table-cell office:value-type="float" office:value="7.26487848458389" calcext:value-type="float">
            <text:p>7,26487848458389</text:p>
          </table:table-cell>
        </table:table-row>
        <table:table-row table:style-name="ro1">
          <table:table-cell office:value-type="float" office:value="8.66111981631889" calcext:value-type="float">
            <text:p>8,66111981631889</text:p>
          </table:table-cell>
          <table:table-cell office:value-type="float" office:value="7.86454560949232" calcext:value-type="float">
            <text:p>7,86454560949232</text:p>
          </table:table-cell>
        </table:table-row>
        <table:table-row table:style-name="ro1">
          <table:table-cell office:value-type="float" office:value="8.33492848126737" calcext:value-type="float">
            <text:p>8,33492848126737</text:p>
          </table:table-cell>
          <table:table-cell office:value-type="float" office:value="6.18124648448405" calcext:value-type="float">
            <text:p>6,18124648448405</text:p>
          </table:table-cell>
        </table:table-row>
        <table:table-row table:style-name="ro1">
          <table:table-cell office:value-type="float" office:value="3.03543533560992" calcext:value-type="float">
            <text:p>3,03543533560992</text:p>
          </table:table-cell>
          <table:table-cell office:value-type="float" office:value="3.44498136076756" calcext:value-type="float">
            <text:p>3,44498136076756</text:p>
          </table:table-cell>
        </table:table-row>
        <table:table-row table:style-name="ro1">
          <table:table-cell office:value-type="float" office:value="9.20999544959605" calcext:value-type="float">
            <text:p>9,20999544959605</text:p>
          </table:table-cell>
          <table:table-cell office:value-type="float" office:value="6.60716304069022" calcext:value-type="float">
            <text:p>6,60716304069022</text:p>
          </table:table-cell>
        </table:table-row>
        <table:table-row table:style-name="ro1">
          <table:table-cell office:value-type="float" office:value="6.03277032359632" calcext:value-type="float">
            <text:p>6,03277032359632</text:p>
          </table:table-cell>
          <table:table-cell office:value-type="float" office:value="6.89738797357456" calcext:value-type="float">
            <text:p>6,89738797357456</text:p>
          </table:table-cell>
        </table:table-row>
        <table:table-row table:style-name="ro1">
          <table:table-cell office:value-type="float" office:value="1.09041173288262" calcext:value-type="float">
            <text:p>1,09041173288262</text:p>
          </table:table-cell>
          <table:table-cell office:value-type="float" office:value="2.24330516649855" calcext:value-type="float">
            <text:p>2,24330516649855</text:p>
          </table:table-cell>
        </table:table-row>
        <table:table-row table:style-name="ro1">
          <table:table-cell office:value-type="float" office:value="8.63771940315383" calcext:value-type="float">
            <text:p>8,63771940315383</text:p>
          </table:table-cell>
          <table:table-cell office:value-type="float" office:value="7.12376748194557" calcext:value-type="float">
            <text:p>7,12376748194557</text:p>
          </table:table-cell>
        </table:table-row>
        <table:table-row table:style-name="ro1">
          <table:table-cell office:value-type="float" office:value="3.39385775862693" calcext:value-type="float">
            <text:p>3,39385775862693</text:p>
          </table:table-cell>
          <table:table-cell office:value-type="float" office:value="1.79082246031562" calcext:value-type="float">
            <text:p>1,79082246031562</text:p>
          </table:table-cell>
        </table:table-row>
        <table:table-row table:style-name="ro1">
          <table:table-cell office:value-type="float" office:value="8.55683828447244" calcext:value-type="float">
            <text:p>8,55683828447244</text:p>
          </table:table-cell>
          <table:table-cell office:value-type="float" office:value="6.23657798291723" calcext:value-type="float">
            <text:p>6,23657798291723</text:p>
          </table:table-cell>
        </table:table-row>
        <table:table-row table:style-name="ro1">
          <table:table-cell office:value-type="float" office:value="1.6483372488444" calcext:value-type="float">
            <text:p>1,6483372488444</text:p>
          </table:table-cell>
          <table:table-cell office:value-type="float" office:value="2.33184674246994" calcext:value-type="float">
            <text:p>2,33184674246994</text:p>
          </table:table-cell>
        </table:table-row>
        <table:table-row table:style-name="ro1">
          <table:table-cell office:value-type="float" office:value="1.4130832774865" calcext:value-type="float">
            <text:p>1,4130832774865</text:p>
          </table:table-cell>
          <table:table-cell office:value-type="float" office:value="2.96394122765308" calcext:value-type="float">
            <text:p>2,96394122765308</text:p>
          </table:table-cell>
        </table:table-row>
        <table:table-row table:style-name="ro1">
          <table:table-cell office:value-type="float" office:value="2.02567334305803" calcext:value-type="float">
            <text:p>2,02567334305803</text:p>
          </table:table-cell>
          <table:table-cell office:value-type="float" office:value="3.54307146887449" calcext:value-type="float">
            <text:p>3,54307146887449</text:p>
          </table:table-cell>
        </table:table-row>
        <table:table-row table:style-name="ro1">
          <table:table-cell office:value-type="float" office:value="3.23348597253461" calcext:value-type="float">
            <text:p>3,23348597253461</text:p>
          </table:table-cell>
          <table:table-cell office:value-type="float" office:value="3.48447222987881" calcext:value-type="float">
            <text:p>3,48447222987881</text:p>
          </table:table-cell>
        </table:table-row>
        <table:table-row table:style-name="ro1">
          <table:table-cell office:value-type="float" office:value="3.30499695936348" calcext:value-type="float">
            <text:p>3,30499695936348</text:p>
          </table:table-cell>
          <table:table-cell office:value-type="float" office:value="3.00108150984044" calcext:value-type="float">
            <text:p>3,00108150984044</text:p>
          </table:table-cell>
        </table:table-row>
        <table:table-row table:style-name="ro1">
          <table:table-cell office:value-type="float" office:value="7.62237952990206" calcext:value-type="float">
            <text:p>7,62237952990206</text:p>
          </table:table-cell>
          <table:table-cell office:value-type="float" office:value="6.4577894268841" calcext:value-type="float">
            <text:p>6,4577894268841</text:p>
          </table:table-cell>
        </table:table-row>
        <table:table-row table:style-name="ro1">
          <table:table-cell office:value-type="float" office:value="8.84765228628941" calcext:value-type="float">
            <text:p>8,84765228628941</text:p>
          </table:table-cell>
          <table:table-cell office:value-type="float" office:value="6.959217419333" calcext:value-type="float">
            <text:p>6,959217419333</text:p>
          </table:table-cell>
        </table:table-row>
        <table:table-row table:style-name="ro1">
          <table:table-cell office:value-type="float" office:value="2.36922043467302" calcext:value-type="float">
            <text:p>2,36922043467302</text:p>
          </table:table-cell>
          <table:table-cell office:value-type="float" office:value="3.5962605593737" calcext:value-type="float">
            <text:p>3,5962605593737</text:p>
          </table:table-cell>
        </table:table-row>
        <table:table-row table:style-name="ro1">
          <table:table-cell office:value-type="float" office:value="7.88438178291739" calcext:value-type="float">
            <text:p>7,88438178291739</text:p>
          </table:table-cell>
          <table:table-cell office:value-type="float" office:value="6.31325943541678" calcext:value-type="float">
            <text:p>6,31325943541678</text:p>
          </table:table-cell>
        </table:table-row>
        <table:table-row table:style-name="ro1">
          <table:table-cell office:value-type="float" office:value="2.50539961793225" calcext:value-type="float">
            <text:p>2,50539961793225</text:p>
          </table:table-cell>
          <table:table-cell office:value-type="float" office:value="2.539646972807" calcext:value-type="float">
            <text:p>2,539646972807</text:p>
          </table:table-cell>
        </table:table-row>
        <table:table-row table:style-name="ro1">
          <table:table-cell office:value-type="float" office:value="9.29311140083405" calcext:value-type="float">
            <text:p>9,29311140083405</text:p>
          </table:table-cell>
          <table:table-cell office:value-type="float" office:value="7.09044564454418" calcext:value-type="float">
            <text:p>7,09044564454418</text:p>
          </table:table-cell>
        </table:table-row>
        <table:table-row table:style-name="ro1">
          <table:table-cell office:value-type="float" office:value="3.73434816347675" calcext:value-type="float">
            <text:p>3,73434816347675</text:p>
          </table:table-cell>
          <table:table-cell office:value-type="float" office:value="2.33831877324421" calcext:value-type="float">
            <text:p>2,33831877324421</text:p>
          </table:table-cell>
        </table:table-row>
        <table:table-row table:style-name="ro1">
          <table:table-cell office:value-type="float" office:value="2.22938274316133" calcext:value-type="float">
            <text:p>2,22938274316133</text:p>
          </table:table-cell>
          <table:table-cell office:value-type="float" office:value="3.93519708963879" calcext:value-type="float">
            <text:p>3,93519708963879</text:p>
          </table:table-cell>
        </table:table-row>
        <table:table-row table:style-name="ro1">
          <table:table-cell office:value-type="float" office:value="6.4735519171151" calcext:value-type="float">
            <text:p>6,4735519171151</text:p>
          </table:table-cell>
          <table:table-cell office:value-type="float" office:value="7.18848171722227" calcext:value-type="float">
            <text:p>7,18848171722227</text:p>
          </table:table-cell>
        </table:table-row>
        <table:table-row table:style-name="ro1">
          <table:table-cell office:value-type="float" office:value="6.80550618947541" calcext:value-type="float">
            <text:p>6,80550618947541</text:p>
          </table:table-cell>
          <table:table-cell office:value-type="float" office:value="6.60671497152578" calcext:value-type="float">
            <text:p>6,60671497152578</text:p>
          </table:table-cell>
        </table:table-row>
        <table:table-row table:style-name="ro1">
          <table:table-cell office:value-type="float" office:value="6.95823333915039" calcext:value-type="float">
            <text:p>6,95823333915039</text:p>
          </table:table-cell>
          <table:table-cell office:value-type="float" office:value="6.86454306922966" calcext:value-type="float">
            <text:p>6,86454306922966</text:p>
          </table:table-cell>
        </table:table-row>
        <table:table-row table:style-name="ro1">
          <table:table-cell office:value-type="float" office:value="2.89365464784208" calcext:value-type="float">
            <text:p>2,89365464784208</text:p>
          </table:table-cell>
          <table:table-cell office:value-type="float" office:value="2.13626043680129" calcext:value-type="float">
            <text:p>2,13626043680129</text:p>
          </table:table-cell>
        </table:table-row>
        <table:table-row table:style-name="ro1">
          <table:table-cell office:value-type="float" office:value="8.17094578655039" calcext:value-type="float">
            <text:p>8,17094578655039</text:p>
          </table:table-cell>
          <table:table-cell office:value-type="float" office:value="6.81334994870021" calcext:value-type="float">
            <text:p>6,81334994870021</text:p>
          </table:table-cell>
        </table:table-row>
        <table:table-row table:style-name="ro1">
          <table:table-cell office:value-type="float" office:value="3.56331525125431" calcext:value-type="float">
            <text:p>3,56331525125431</text:p>
          </table:table-cell>
          <table:table-cell office:value-type="float" office:value="2.31844138508467" calcext:value-type="float">
            <text:p>2,31844138508467</text:p>
          </table:table-cell>
        </table:table-row>
        <table:table-row table:style-name="ro1">
          <table:table-cell office:value-type="float" office:value="1.35103002141347" calcext:value-type="float">
            <text:p>1,35103002141347</text:p>
          </table:table-cell>
          <table:table-cell office:value-type="float" office:value="2.69559344767789" calcext:value-type="float">
            <text:p>2,69559344767789</text:p>
          </table:table-cell>
        </table:table-row>
        <table:table-row table:style-name="ro1">
          <table:table-cell office:value-type="float" office:value="8.00339290967335" calcext:value-type="float">
            <text:p>8,00339290967335</text:p>
          </table:table-cell>
          <table:table-cell office:value-type="float" office:value="7.73244336777834" calcext:value-type="float">
            <text:p>7,73244336777834</text:p>
          </table:table-cell>
        </table:table-row>
        <table:table-row table:style-name="ro1">
          <table:table-cell office:value-type="float" office:value="8.90181642356414" calcext:value-type="float">
            <text:p>8,90181642356414</text:p>
          </table:table-cell>
          <table:table-cell office:value-type="float" office:value="6.68382075711382" calcext:value-type="float">
            <text:p>6,68382075711382</text:p>
          </table:table-cell>
        </table:table-row>
        <table:table-row table:style-name="ro1">
          <table:table-cell office:value-type="float" office:value="1.59414511772395" calcext:value-type="float">
            <text:p>1,59414511772395</text:p>
          </table:table-cell>
          <table:table-cell office:value-type="float" office:value="1.95980904905626" calcext:value-type="float">
            <text:p>1,95980904905626</text:p>
          </table:table-cell>
        </table:table-row>
        <table:table-row table:style-name="ro1">
          <table:table-cell office:value-type="float" office:value="8.61391488982515" calcext:value-type="float">
            <text:p>8,61391488982515</text:p>
          </table:table-cell>
          <table:table-cell office:value-type="float" office:value="6.69742649295936" calcext:value-type="float">
            <text:p>6,69742649295936</text:p>
          </table:table-cell>
        </table:table-row>
        <table:table-row table:style-name="ro1">
          <table:table-cell office:value-type="float" office:value="8.08288353449022" calcext:value-type="float">
            <text:p>8,08288353449022</text:p>
          </table:table-cell>
          <table:table-cell office:value-type="float" office:value="6.69543072337056" calcext:value-type="float">
            <text:p>6,69543072337056</text:p>
          </table:table-cell>
        </table:table-row>
        <table:table-row table:style-name="ro1">
          <table:table-cell office:value-type="float" office:value="9.32737256659229" calcext:value-type="float">
            <text:p>9,32737256659229</text:p>
          </table:table-cell>
          <table:table-cell office:value-type="float" office:value="7.34937375008246" calcext:value-type="float">
            <text:p>7,34937375008246</text:p>
          </table:table-cell>
        </table:table-row>
        <table:table-row table:style-name="ro1">
          <table:table-cell office:value-type="float" office:value="2.09263228205151" calcext:value-type="float">
            <text:p>2,09263228205151</text:p>
          </table:table-cell>
          <table:table-cell office:value-type="float" office:value="1.87777034108687" calcext:value-type="float">
            <text:p>1,87777034108687</text:p>
          </table:table-cell>
        </table:table-row>
        <table:table-row table:style-name="ro1">
          <table:table-cell office:value-type="float" office:value="9.8883708742672" calcext:value-type="float">
            <text:p>9,8883708742672</text:p>
          </table:table-cell>
          <table:table-cell office:value-type="float" office:value="7.23726940989893" calcext:value-type="float">
            <text:p>7,23726940989893</text:p>
          </table:table-cell>
        </table:table-row>
        <table:table-row table:style-name="ro1">
          <table:table-cell office:value-type="float" office:value="8.41395215719907" calcext:value-type="float">
            <text:p>8,41395215719907</text:p>
          </table:table-cell>
          <table:table-cell office:value-type="float" office:value="6.17528185690655" calcext:value-type="float">
            <text:p>6,17528185690655</text:p>
          </table:table-cell>
        </table:table-row>
        <table:table-row table:style-name="ro1">
          <table:table-cell office:value-type="float" office:value="2.88438152291357" calcext:value-type="float">
            <text:p>2,88438152291357</text:p>
          </table:table-cell>
          <table:table-cell office:value-type="float" office:value="3.4202456057593" calcext:value-type="float">
            <text:p>3,4202456057593</text:p>
          </table:table-cell>
        </table:table-row>
        <table:table-row table:style-name="ro1">
          <table:table-cell office:value-type="float" office:value="6.22688268103798" calcext:value-type="float">
            <text:p>6,22688268103798</text:p>
          </table:table-cell>
          <table:table-cell office:value-type="float" office:value="6.73315125827933" calcext:value-type="float">
            <text:p>6,73315125827933</text:p>
          </table:table-cell>
        </table:table-row>
        <table:table-row table:style-name="ro1">
          <table:table-cell office:value-type="float" office:value="3.65611456368405" calcext:value-type="float">
            <text:p>3,65611456368405</text:p>
          </table:table-cell>
          <table:table-cell office:value-type="float" office:value="1.56901520016557" calcext:value-type="float">
            <text:p>1,56901520016557</text:p>
          </table:table-cell>
        </table:table-row>
        <table:table-row table:style-name="ro1">
          <table:table-cell office:value-type="float" office:value="8.62161726815418" calcext:value-type="float">
            <text:p>8,62161726815418</text:p>
          </table:table-cell>
          <table:table-cell office:value-type="float" office:value="7.90187899158354" calcext:value-type="float">
            <text:p>7,90187899158354</text:p>
          </table:table-cell>
        </table:table-row>
        <table:table-row table:style-name="ro1">
          <table:table-cell office:value-type="float" office:value="2.34275804258201" calcext:value-type="float">
            <text:p>2,34275804258201</text:p>
          </table:table-cell>
          <table:table-cell office:value-type="float" office:value="1.58397822535871" calcext:value-type="float">
            <text:p>1,58397822535871</text:p>
          </table:table-cell>
        </table:table-row>
        <table:table-row table:style-name="ro1">
          <table:table-cell office:value-type="float" office:value="8.04515869897423" calcext:value-type="float">
            <text:p>8,04515869897423</text:p>
          </table:table-cell>
          <table:table-cell office:value-type="float" office:value="6.67907441090067" calcext:value-type="float">
            <text:p>6,67907441090067</text:p>
          </table:table-cell>
        </table:table-row>
        <table:table-row table:style-name="ro1">
          <table:table-cell office:value-type="float" office:value="3.6612950414416" calcext:value-type="float">
            <text:p>3,6612950414416</text:p>
          </table:table-cell>
          <table:table-cell office:value-type="float" office:value="2.49155957144151" calcext:value-type="float">
            <text:p>2,49155957144151</text:p>
          </table:table-cell>
        </table:table-row>
        <table:table-row table:style-name="ro1">
          <table:table-cell office:value-type="float" office:value="7.86278969766186" calcext:value-type="float">
            <text:p>7,86278969766186</text:p>
          </table:table-cell>
          <table:table-cell office:value-type="float" office:value="6.1461478010021" calcext:value-type="float">
            <text:p>6,1461478010021</text:p>
          </table:table-cell>
        </table:table-row>
        <table:table-row table:style-name="ro1">
          <table:table-cell office:value-type="float" office:value="1.60239402013049" calcext:value-type="float">
            <text:p>1,60239402013049</text:p>
          </table:table-cell>
          <table:table-cell office:value-type="float" office:value="1.33408566990129" calcext:value-type="float">
            <text:p>1,33408566990129</text:p>
          </table:table-cell>
        </table:table-row>
        <table:table-row table:style-name="ro1">
          <table:table-cell office:value-type="float" office:value="8.09717277056731" calcext:value-type="float">
            <text:p>8,09717277056731</text:p>
          </table:table-cell>
          <table:table-cell office:value-type="float" office:value="7.21137432108864" calcext:value-type="float">
            <text:p>7,21137432108864</text:p>
          </table:table-cell>
        </table:table-row>
        <table:table-row table:style-name="ro1">
          <table:table-cell office:value-type="float" office:value="8.23540861663353" calcext:value-type="float">
            <text:p>8,23540861663353</text:p>
          </table:table-cell>
          <table:table-cell office:value-type="float" office:value="6.04273862180212" calcext:value-type="float">
            <text:p>6,04273862180212</text:p>
          </table:table-cell>
        </table:table-row>
        <table:table-row table:style-name="ro1">
          <table:table-cell office:value-type="float" office:value="7.17841725059416" calcext:value-type="float">
            <text:p>7,17841725059416</text:p>
          </table:table-cell>
          <table:table-cell office:value-type="float" office:value="6.09592234488589" calcext:value-type="float">
            <text:p>6,09592234488589</text:p>
          </table:table-cell>
        </table:table-row>
        <table:table-row table:style-name="ro1">
          <table:table-cell office:value-type="float" office:value="3.71355434437031" calcext:value-type="float">
            <text:p>3,71355434437031</text:p>
          </table:table-cell>
          <table:table-cell office:value-type="float" office:value="2.25651486803577" calcext:value-type="float">
            <text:p>2,25651486803577</text:p>
          </table:table-cell>
        </table:table-row>
        <table:table-row table:style-name="ro1">
          <table:table-cell office:value-type="float" office:value="2.05310159392881" calcext:value-type="float">
            <text:p>2,05310159392881</text:p>
          </table:table-cell>
          <table:table-cell office:value-type="float" office:value="1.95716655040367" calcext:value-type="float">
            <text:p>1,95716655040367</text:p>
          </table:table-cell>
        </table:table-row>
        <table:table-row table:style-name="ro1">
          <table:table-cell office:value-type="float" office:value="6.10032103566013" calcext:value-type="float">
            <text:p>6,10032103566013</text:p>
          </table:table-cell>
          <table:table-cell office:value-type="float" office:value="6.90141837210676" calcext:value-type="float">
            <text:p>6,90141837210676</text:p>
          </table:table-cell>
        </table:table-row>
        <table:table-row table:style-name="ro1">
          <table:table-cell office:value-type="float" office:value="9.78331857806285" calcext:value-type="float">
            <text:p>9,78331857806285</text:p>
          </table:table-cell>
          <table:table-cell office:value-type="float" office:value="7.07459581128183" calcext:value-type="float">
            <text:p>7,07459581128183</text:p>
          </table:table-cell>
        </table:table-row>
        <table:table-row table:style-name="ro1">
          <table:table-cell office:value-type="float" office:value="7.12402479046217" calcext:value-type="float">
            <text:p>7,12402479046217</text:p>
          </table:table-cell>
          <table:table-cell office:value-type="float" office:value="6.24355232081816" calcext:value-type="float">
            <text:p>6,24355232081816</text:p>
          </table:table-cell>
        </table:table-row>
        <table:table-row table:style-name="ro1">
          <table:table-cell office:value-type="float" office:value="8.84943001645268" calcext:value-type="float">
            <text:p>8,84943001645268</text:p>
          </table:table-cell>
          <table:table-cell office:value-type="float" office:value="6.65240242017666" calcext:value-type="float">
            <text:p>6,65240242017666</text:p>
          </table:table-cell>
        </table:table-row>
        <table:table-row table:style-name="ro1">
          <table:table-cell office:value-type="float" office:value="7.20243293693357" calcext:value-type="float">
            <text:p>7,20243293693357</text:p>
          </table:table-cell>
          <table:table-cell office:value-type="float" office:value="7.75306089232549" calcext:value-type="float">
            <text:p>7,75306089232549</text:p>
          </table:table-cell>
        </table:table-row>
        <table:table-row table:style-name="ro1">
          <table:table-cell office:value-type="float" office:value="2.4230731993601" calcext:value-type="float">
            <text:p>2,4230731993601</text:p>
          </table:table-cell>
          <table:table-cell office:value-type="float" office:value="2.20313687830338" calcext:value-type="float">
            <text:p>2,20313687830338</text:p>
          </table:table-cell>
        </table:table-row>
        <table:table-row table:style-name="ro1">
          <table:table-cell office:value-type="float" office:value="2.10540169656502" calcext:value-type="float">
            <text:p>2,10540169656502</text:p>
          </table:table-cell>
          <table:table-cell office:value-type="float" office:value="3.86529033028975" calcext:value-type="float">
            <text:p>3,86529033028975</text:p>
          </table:table-cell>
        </table:table-row>
        <table:table-row table:style-name="ro1">
          <table:table-cell office:value-type="float" office:value="3.33677428921475" calcext:value-type="float">
            <text:p>3,33677428921475</text:p>
          </table:table-cell>
          <table:table-cell office:value-type="float" office:value="3.2465765060666" calcext:value-type="float">
            <text:p>3,2465765060666</text:p>
          </table:table-cell>
        </table:table-row>
        <table:table-row table:style-name="ro1">
          <table:table-cell office:value-type="float" office:value="7.09980678840047" calcext:value-type="float">
            <text:p>7,09980678840047</text:p>
          </table:table-cell>
          <table:table-cell office:value-type="float" office:value="7.63174837016905" calcext:value-type="float">
            <text:p>7,63174837016905</text:p>
          </table:table-cell>
        </table:table-row>
        <table:table-row table:style-name="ro1">
          <table:table-cell office:value-type="float" office:value="2.79410745229459" calcext:value-type="float">
            <text:p>2,79410745229459</text:p>
          </table:table-cell>
          <table:table-cell office:value-type="float" office:value="3.42309412947998" calcext:value-type="float">
            <text:p>3,42309412947998</text:p>
          </table:table-cell>
        </table:table-row>
        <table:table-row table:style-name="ro1">
          <table:table-cell office:value-type="float" office:value="1.78502479983105" calcext:value-type="float">
            <text:p>1,78502479983105</text:p>
          </table:table-cell>
          <table:table-cell office:value-type="float" office:value="2.25750062833925" calcext:value-type="float">
            <text:p>2,25750062833925</text:p>
          </table:table-cell>
        </table:table-row>
        <table:table-row table:style-name="ro1">
          <table:table-cell office:value-type="float" office:value="8.98614013857174" calcext:value-type="float">
            <text:p>8,98614013857174</text:p>
          </table:table-cell>
          <table:table-cell office:value-type="float" office:value="6.67763656379408" calcext:value-type="float">
            <text:p>6,67763656379408</text:p>
          </table:table-cell>
        </table:table-row>
        <table:table-row table:style-name="ro1">
          <table:table-cell office:value-type="float" office:value="7.63725527682455" calcext:value-type="float">
            <text:p>7,63725527682455</text:p>
          </table:table-cell>
          <table:table-cell office:value-type="float" office:value="7.64679838453537" calcext:value-type="float">
            <text:p>7,64679838453537</text:p>
          </table:table-cell>
        </table:table-row>
        <table:table-row table:style-name="ro1">
          <table:table-cell office:value-type="float" office:value="6.94255254127533" calcext:value-type="float">
            <text:p>6,94255254127533</text:p>
          </table:table-cell>
          <table:table-cell office:value-type="float" office:value="7.29386282581132" calcext:value-type="float">
            <text:p>7,29386282581132</text:p>
          </table:table-cell>
        </table:table-row>
        <table:table-row table:style-name="ro1">
          <table:table-cell office:value-type="float" office:value="6.34253445648665" calcext:value-type="float">
            <text:p>6,34253445648665</text:p>
          </table:table-cell>
          <table:table-cell office:value-type="float" office:value="6.87641170806682" calcext:value-type="float">
            <text:p>6,87641170806682</text:p>
          </table:table-cell>
        </table:table-row>
        <table:table-row table:style-name="ro1">
          <table:table-cell office:value-type="float" office:value="7.43457539710191" calcext:value-type="float">
            <text:p>7,43457539710191</text:p>
          </table:table-cell>
          <table:table-cell office:value-type="float" office:value="7.47795960212162" calcext:value-type="float">
            <text:p>7,47795960212162</text:p>
          </table:table-cell>
        </table:table-row>
        <table:table-row table:style-name="ro1">
          <table:table-cell office:value-type="float" office:value="1.5674888313018" calcext:value-type="float">
            <text:p>1,5674888313018</text:p>
          </table:table-cell>
          <table:table-cell office:value-type="float" office:value="2.0936895571103" calcext:value-type="float">
            <text:p>2,0936895571103</text:p>
          </table:table-cell>
        </table:table-row>
        <table:table-row table:style-name="ro1">
          <table:table-cell office:value-type="float" office:value="1.16353155115047" calcext:value-type="float">
            <text:p>1,16353155115047</text:p>
          </table:table-cell>
          <table:table-cell office:value-type="float" office:value="3.15127988128691" calcext:value-type="float">
            <text:p>3,15127988128691</text:p>
          </table:table-cell>
        </table:table-row>
        <table:table-row table:style-name="ro1">
          <table:table-cell office:value-type="float" office:value="1.16432997203947" calcext:value-type="float">
            <text:p>1,16432997203947</text:p>
          </table:table-cell>
          <table:table-cell office:value-type="float" office:value="3.09457057361081" calcext:value-type="float">
            <text:p>3,09457057361081</text:p>
          </table:table-cell>
        </table:table-row>
        <table:table-row table:style-name="ro1">
          <table:table-cell office:value-type="float" office:value="9.27402348383432" calcext:value-type="float">
            <text:p>9,27402348383432</text:p>
          </table:table-cell>
          <table:table-cell office:value-type="float" office:value="6.42231421346912" calcext:value-type="float">
            <text:p>6,42231421346912</text:p>
          </table:table-cell>
        </table:table-row>
        <table:table-row table:style-name="ro1">
          <table:table-cell office:value-type="float" office:value="2.54405491407944" calcext:value-type="float">
            <text:p>2,54405491407944</text:p>
          </table:table-cell>
          <table:table-cell office:value-type="float" office:value="2.46771757769508" calcext:value-type="float">
            <text:p>2,46771757769508</text:p>
          </table:table-cell>
        </table:table-row>
        <table:table-row table:style-name="ro1">
          <table:table-cell office:value-type="float" office:value="7.9979632315422" calcext:value-type="float">
            <text:p>7,9979632315422</text:p>
          </table:table-cell>
          <table:table-cell office:value-type="float" office:value="6.29407597144845" calcext:value-type="float">
            <text:p>6,29407597144845</text:p>
          </table:table-cell>
        </table:table-row>
        <table:table-row table:style-name="ro1">
          <table:table-cell office:value-type="float" office:value="1.67807311098526" calcext:value-type="float">
            <text:p>1,67807311098526</text:p>
          </table:table-cell>
          <table:table-cell office:value-type="float" office:value="3.66416484958917" calcext:value-type="float">
            <text:p>3,66416484958917</text:p>
          </table:table-cell>
        </table:table-row>
        <table:table-row table:style-name="ro1">
          <table:table-cell office:value-type="float" office:value="3.90552290953367" calcext:value-type="float">
            <text:p>3,90552290953367</text:p>
          </table:table-cell>
          <table:table-cell office:value-type="float" office:value="2.62726689024063" calcext:value-type="float">
            <text:p>2,62726689024063</text:p>
          </table:table-cell>
        </table:table-row>
        <table:table-row table:style-name="ro1">
          <table:table-cell office:value-type="float" office:value="6.39438303545481" calcext:value-type="float">
            <text:p>6,39438303545481</text:p>
          </table:table-cell>
          <table:table-cell office:value-type="float" office:value="7.36716052919347" calcext:value-type="float">
            <text:p>7,36716052919347</text:p>
          </table:table-cell>
        </table:table-row>
        <table:table-row table:style-name="ro1">
          <table:table-cell office:value-type="float" office:value="8.296886133052" calcext:value-type="float">
            <text:p>8,296886133052</text:p>
          </table:table-cell>
          <table:table-cell office:value-type="float" office:value="7.23769030122585" calcext:value-type="float">
            <text:p>7,23769030122585</text:p>
          </table:table-cell>
        </table:table-row>
        <table:table-row table:style-name="ro1">
          <table:table-cell office:value-type="float" office:value="1.58756633442452" calcext:value-type="float">
            <text:p>1,58756633442452</text:p>
          </table:table-cell>
          <table:table-cell office:value-type="float" office:value="1.70684059900738" calcext:value-type="float">
            <text:p>1,70684059900738</text:p>
          </table:table-cell>
        </table:table-row>
        <table:table-row table:style-name="ro1">
          <table:table-cell office:value-type="float" office:value="9.54460626736998" calcext:value-type="float">
            <text:p>9,54460626736998</text:p>
          </table:table-cell>
          <table:table-cell office:value-type="float" office:value="6.74952170803683" calcext:value-type="float">
            <text:p>6,74952170803683</text:p>
          </table:table-cell>
        </table:table-row>
        <table:table-row table:style-name="ro1">
          <table:table-cell office:value-type="float" office:value="9.33121484272102" calcext:value-type="float">
            <text:p>9,33121484272102</text:p>
          </table:table-cell>
          <table:table-cell office:value-type="float" office:value="6.84704682107056" calcext:value-type="float">
            <text:p>6,84704682107056</text:p>
          </table:table-cell>
        </table:table-row>
        <table:table-row table:style-name="ro1">
          <table:table-cell office:value-type="float" office:value="6.21393367354781" calcext:value-type="float">
            <text:p>6,21393367354781</text:p>
          </table:table-cell>
          <table:table-cell office:value-type="float" office:value="7.11236425922908" calcext:value-type="float">
            <text:p>7,11236425922908</text:p>
          </table:table-cell>
        </table:table-row>
        <table:table-row table:style-name="ro1">
          <table:table-cell office:value-type="float" office:value="7.15434803101398" calcext:value-type="float">
            <text:p>7,15434803101398</text:p>
          </table:table-cell>
          <table:table-cell office:value-type="float" office:value="6.18727081084509" calcext:value-type="float">
            <text:p>6,18727081084509</text:p>
          </table:table-cell>
        </table:table-row>
        <table:table-row table:style-name="ro1">
          <table:table-cell office:value-type="float" office:value="3.82808277350595" calcext:value-type="float">
            <text:p>3,82808277350595</text:p>
          </table:table-cell>
          <table:table-cell office:value-type="float" office:value="2.28159184455652" calcext:value-type="float">
            <text:p>2,28159184455652</text:p>
          </table:table-cell>
        </table:table-row>
        <table:table-row table:style-name="ro1">
          <table:table-cell office:value-type="float" office:value="3.08127621553338" calcext:value-type="float">
            <text:p>3,08127621553338</text:p>
          </table:table-cell>
          <table:table-cell office:value-type="float" office:value="1.40294988764022" calcext:value-type="float">
            <text:p>1,40294988764022</text:p>
          </table:table-cell>
        </table:table-row>
        <table:table-row table:style-name="ro1">
          <table:table-cell office:value-type="float" office:value="2.01660241936843" calcext:value-type="float">
            <text:p>2,01660241936843</text:p>
          </table:table-cell>
          <table:table-cell office:value-type="float" office:value="1.86320355444436" calcext:value-type="float">
            <text:p>1,86320355444436</text:p>
          </table:table-cell>
        </table:table-row>
        <table:table-row table:style-name="ro1">
          <table:table-cell office:value-type="float" office:value="9.18984550855793" calcext:value-type="float">
            <text:p>9,18984550855793</text:p>
          </table:table-cell>
          <table:table-cell office:value-type="float" office:value="6.51837885717113" calcext:value-type="float">
            <text:p>6,51837885717113</text:p>
          </table:table-cell>
        </table:table-row>
        <table:table-row table:style-name="ro1">
          <table:table-cell office:value-type="float" office:value="7.15015165669363" calcext:value-type="float">
            <text:p>7,15015165669363</text:p>
          </table:table-cell>
          <table:table-cell office:value-type="float" office:value="6.74806230671566" calcext:value-type="float">
            <text:p>6,74806230671566</text:p>
          </table:table-cell>
        </table:table-row>
        <table:table-row table:style-name="ro1">
          <table:table-cell office:value-type="float" office:value="1.26550004792563" calcext:value-type="float">
            <text:p>1,26550004792563</text:p>
          </table:table-cell>
          <table:table-cell office:value-type="float" office:value="3.15582664492446" calcext:value-type="float">
            <text:p>3,15582664492446</text:p>
          </table:table-cell>
        </table:table-row>
        <table:table-row table:style-name="ro1">
          <table:table-cell office:value-type="float" office:value="9.82600340917262" calcext:value-type="float">
            <text:p>9,82600340917262</text:p>
          </table:table-cell>
          <table:table-cell office:value-type="float" office:value="7.04325719031998" calcext:value-type="float">
            <text:p>7,04325719031998</text:p>
          </table:table-cell>
        </table:table-row>
        <table:table-row table:style-name="ro1">
          <table:table-cell office:value-type="float" office:value="1.43313610821531" calcext:value-type="float">
            <text:p>1,43313610821531</text:p>
          </table:table-cell>
          <table:table-cell office:value-type="float" office:value="2.05225666453857" calcext:value-type="float">
            <text:p>2,05225666453857</text:p>
          </table:table-cell>
        </table:table-row>
        <table:table-row table:style-name="ro1">
          <table:table-cell office:value-type="float" office:value="3.88775933318708" calcext:value-type="float">
            <text:p>3,88775933318708</text:p>
          </table:table-cell>
          <table:table-cell office:value-type="float" office:value="2.07282267557589" calcext:value-type="float">
            <text:p>2,07282267557589</text:p>
          </table:table-cell>
        </table:table-row>
        <table:table-row table:style-name="ro1">
          <table:table-cell office:value-type="float" office:value="8.47705597890255" calcext:value-type="float">
            <text:p>8,47705597890255</text:p>
          </table:table-cell>
          <table:table-cell office:value-type="float" office:value="7.06773243202386" calcext:value-type="float">
            <text:p>7,06773243202386</text:p>
          </table:table-cell>
        </table:table-row>
        <table:table-row table:style-name="ro1">
          <table:table-cell office:value-type="float" office:value="6.89339229107413" calcext:value-type="float">
            <text:p>6,89339229107413</text:p>
          </table:table-cell>
          <table:table-cell office:value-type="float" office:value="6.39507907164843" calcext:value-type="float">
            <text:p>6,39507907164843</text:p>
          </table:table-cell>
        </table:table-row>
        <table:table-row table:style-name="ro1">
          <table:table-cell office:value-type="float" office:value="1.79331936163875" calcext:value-type="float">
            <text:p>1,79331936163875</text:p>
          </table:table-cell>
          <table:table-cell office:value-type="float" office:value="1.80567751177274" calcext:value-type="float">
            <text:p>1,80567751177274</text:p>
          </table:table-cell>
        </table:table-row>
        <table:table-row table:style-name="ro1">
          <table:table-cell office:value-type="float" office:value="2.05012229003732" calcext:value-type="float">
            <text:p>2,05012229003732</text:p>
          </table:table-cell>
          <table:table-cell office:value-type="float" office:value="1.17449384576848" calcext:value-type="float">
            <text:p>1,17449384576848</text:p>
          </table:table-cell>
        </table:table-row>
        <table:table-row table:style-name="ro1">
          <table:table-cell office:value-type="float" office:value="1.44457372432733" calcext:value-type="float">
            <text:p>1,44457372432733</text:p>
          </table:table-cell>
          <table:table-cell office:value-type="float" office:value="1.76362830448098" calcext:value-type="float">
            <text:p>1,76362830448098</text:p>
          </table:table-cell>
        </table:table-row>
        <table:table-row table:style-name="ro1">
          <table:table-cell office:value-type="float" office:value="6.88125025597083" calcext:value-type="float">
            <text:p>6,88125025597083</text:p>
          </table:table-cell>
          <table:table-cell office:value-type="float" office:value="7.70956945024813" calcext:value-type="float">
            <text:p>7,70956945024813</text:p>
          </table:table-cell>
        </table:table-row>
        <table:table-row table:style-name="ro1">
          <table:table-cell office:value-type="float" office:value="3.88269581651715" calcext:value-type="float">
            <text:p>3,88269581651715</text:p>
          </table:table-cell>
          <table:table-cell office:value-type="float" office:value="2.06222123640178" calcext:value-type="float">
            <text:p>2,06222123640178</text:p>
          </table:table-cell>
        </table:table-row>
        <table:table-row table:style-name="ro1">
          <table:table-cell office:value-type="float" office:value="1.80659660873939" calcext:value-type="float">
            <text:p>1,80659660873939</text:p>
          </table:table-cell>
          <table:table-cell office:value-type="float" office:value="1.41241603639861" calcext:value-type="float">
            <text:p>1,41241603639861</text:p>
          </table:table-cell>
        </table:table-row>
        <table:table-row table:style-name="ro1">
          <table:table-cell office:value-type="float" office:value="7.92134125980573" calcext:value-type="float">
            <text:p>7,92134125980573</text:p>
          </table:table-cell>
          <table:table-cell office:value-type="float" office:value="6.05532208635006" calcext:value-type="float">
            <text:p>6,05532208635006</text:p>
          </table:table-cell>
        </table:table-row>
        <table:table-row table:style-name="ro1">
          <table:table-cell office:value-type="float" office:value="1.38060317613958" calcext:value-type="float">
            <text:p>1,38060317613958</text:p>
          </table:table-cell>
          <table:table-cell office:value-type="float" office:value="3.42734580424717" calcext:value-type="float">
            <text:p>3,42734580424717</text:p>
          </table:table-cell>
        </table:table-row>
        <table:table-row table:style-name="ro1">
          <table:table-cell office:value-type="float" office:value="1.61289789712376" calcext:value-type="float">
            <text:p>1,61289789712376</text:p>
          </table:table-cell>
          <table:table-cell office:value-type="float" office:value="7.17112397861239" calcext:value-type="float">
            <text:p>7,17112397861239</text:p>
          </table:table-cell>
        </table:table-row>
        <table:table-row table:style-name="ro1">
          <table:table-cell office:value-type="float" office:value="1.46241520619962" calcext:value-type="float">
            <text:p>1,46241520619962</text:p>
          </table:table-cell>
          <table:table-cell office:value-type="float" office:value="2.83518365016936" calcext:value-type="float">
            <text:p>2,83518365016936</text:p>
          </table:table-cell>
        </table:table-row>
        <table:table-row table:style-name="ro1">
          <table:table-cell office:value-type="float" office:value="1.10694857891433" calcext:value-type="float">
            <text:p>1,10694857891433</text:p>
          </table:table-cell>
          <table:table-cell office:value-type="float" office:value="2.25832397583497" calcext:value-type="float">
            <text:p>2,25832397583497</text:p>
          </table:table-cell>
        </table:table-row>
        <table:table-row table:style-name="ro1">
          <table:table-cell office:value-type="float" office:value="3.84607069489169" calcext:value-type="float">
            <text:p>3,84607069489169</text:p>
          </table:table-cell>
          <table:table-cell office:value-type="float" office:value="2.52147996481954" calcext:value-type="float">
            <text:p>2,52147996481954</text:p>
          </table:table-cell>
        </table:table-row>
        <table:table-row table:style-name="ro1">
          <table:table-cell office:value-type="float" office:value="2.04149089446957" calcext:value-type="float">
            <text:p>2,04149089446957</text:p>
          </table:table-cell>
          <table:table-cell office:value-type="float" office:value="1.86198283784923" calcext:value-type="float">
            <text:p>1,86198283784923</text:p>
          </table:table-cell>
        </table:table-row>
        <table:table-row table:style-name="ro1">
          <table:table-cell office:value-type="float" office:value="3.20242535776216" calcext:value-type="float">
            <text:p>3,20242535776216</text:p>
          </table:table-cell>
          <table:table-cell office:value-type="float" office:value="3.73289703749034" calcext:value-type="float">
            <text:p>3,73289703749034</text:p>
          </table:table-cell>
        </table:table-row>
        <table:table-row table:style-name="ro1">
          <table:table-cell office:value-type="float" office:value="9.41318098644775" calcext:value-type="float">
            <text:p>9,41318098644775</text:p>
          </table:table-cell>
          <table:table-cell office:value-type="float" office:value="7.36350274684501" calcext:value-type="float">
            <text:p>7,36350274684501</text:p>
          </table:table-cell>
        </table:table-row>
        <table:table-row table:style-name="ro1">
          <table:table-cell office:value-type="float" office:value="7.25076693783005" calcext:value-type="float">
            <text:p>7,25076693783005</text:p>
          </table:table-cell>
          <table:table-cell office:value-type="float" office:value="7.23937589660845" calcext:value-type="float">
            <text:p>7,23937589660845</text:p>
          </table:table-cell>
        </table:table-row>
        <table:table-row table:style-name="ro1">
          <table:table-cell office:value-type="float" office:value="3.07210685614668" calcext:value-type="float">
            <text:p>3,07210685614668</text:p>
          </table:table-cell>
          <table:table-cell office:value-type="float" office:value="2.94851302499469" calcext:value-type="float">
            <text:p>2,94851302499469</text:p>
          </table:table-cell>
        </table:table-row>
        <table:table-row table:style-name="ro1">
          <table:table-cell office:value-type="float" office:value="7.35380188864232" calcext:value-type="float">
            <text:p>7,35380188864232</text:p>
          </table:table-cell>
          <table:table-cell office:value-type="float" office:value="6.38441112760551" calcext:value-type="float">
            <text:p>6,38441112760551</text:p>
          </table:table-cell>
        </table:table-row>
        <table:table-row table:style-name="ro1">
          <table:table-cell office:value-type="float" office:value="3.76768939338814" calcext:value-type="float">
            <text:p>3,76768939338814</text:p>
          </table:table-cell>
          <table:table-cell office:value-type="float" office:value="2.5198183145255" calcext:value-type="float">
            <text:p>2,5198183145255</text:p>
          </table:table-cell>
        </table:table-row>
        <table:table-row table:style-name="ro1">
          <table:table-cell office:value-type="float" office:value="3.62268309501315" calcext:value-type="float">
            <text:p>3,62268309501315</text:p>
          </table:table-cell>
          <table:table-cell office:value-type="float" office:value="3.49312225477084" calcext:value-type="float">
            <text:p>3,49312225477084</text:p>
          </table:table-cell>
        </table:table-row>
        <table:table-row table:style-name="ro1">
          <table:table-cell office:value-type="float" office:value="7.12739155732761" calcext:value-type="float">
            <text:p>7,12739155732761</text:p>
          </table:table-cell>
          <table:table-cell office:value-type="float" office:value="6.42815367698643" calcext:value-type="float">
            <text:p>6,42815367698643</text:p>
          </table:table-cell>
        </table:table-row>
        <table:table-row table:style-name="ro1">
          <table:table-cell office:value-type="float" office:value="1.87205607533176" calcext:value-type="float">
            <text:p>1,87205607533176</text:p>
          </table:table-cell>
          <table:table-cell office:value-type="float" office:value="3.34905913043071" calcext:value-type="float">
            <text:p>3,34905913043071</text:p>
          </table:table-cell>
        </table:table-row>
        <table:table-row table:style-name="ro1">
          <table:table-cell office:value-type="float" office:value="7.750785749002" calcext:value-type="float">
            <text:p>7,750785749002</text:p>
          </table:table-cell>
          <table:table-cell office:value-type="float" office:value="7.35783883101835" calcext:value-type="float">
            <text:p>7,35783883101835</text:p>
          </table:table-cell>
        </table:table-row>
        <table:table-row table:style-name="ro1">
          <table:table-cell office:value-type="float" office:value="3.8639548510098" calcext:value-type="float">
            <text:p>3,8639548510098</text:p>
          </table:table-cell>
          <table:table-cell office:value-type="float" office:value="2.78855506191387" calcext:value-type="float">
            <text:p>2,78855506191387</text:p>
          </table:table-cell>
        </table:table-row>
        <table:table-row table:style-name="ro1">
          <table:table-cell office:value-type="float" office:value="9.53646876918198" calcext:value-type="float">
            <text:p>9,53646876918198</text:p>
          </table:table-cell>
          <table:table-cell office:value-type="float" office:value="6.78273750677162" calcext:value-type="float">
            <text:p>6,78273750677162</text:p>
          </table:table-cell>
        </table:table-row>
        <table:table-row table:style-name="ro1">
          <table:table-cell office:value-type="float" office:value="2.51155253457547" calcext:value-type="float">
            <text:p>2,51155253457547</text:p>
          </table:table-cell>
          <table:table-cell office:value-type="float" office:value="1.33257869040588" calcext:value-type="float">
            <text:p>1,33257869040588</text:p>
          </table:table-cell>
        </table:table-row>
        <table:table-row table:style-name="ro1">
          <table:table-cell office:value-type="float" office:value="6.48490066547173" calcext:value-type="float">
            <text:p>6,48490066547173</text:p>
          </table:table-cell>
          <table:table-cell office:value-type="float" office:value="7.15023818981409" calcext:value-type="float">
            <text:p>7,15023818981409</text:p>
          </table:table-cell>
        </table:table-row>
        <table:table-row table:style-name="ro1">
          <table:table-cell office:value-type="float" office:value="8.1512721411135" calcext:value-type="float">
            <text:p>8,1512721411135</text:p>
          </table:table-cell>
          <table:table-cell office:value-type="float" office:value="6.27155597971157" calcext:value-type="float">
            <text:p>6,27155597971157</text:p>
          </table:table-cell>
        </table:table-row>
        <table:table-row table:style-name="ro1">
          <table:table-cell office:value-type="float" office:value="6.58121683753425" calcext:value-type="float">
            <text:p>6,58121683753425</text:p>
          </table:table-cell>
          <table:table-cell office:value-type="float" office:value="6.68612515711757" calcext:value-type="float">
            <text:p>6,68612515711757</text:p>
          </table:table-cell>
        </table:table-row>
        <table:table-row table:style-name="ro1">
          <table:table-cell office:value-type="float" office:value="6.00320738199393" calcext:value-type="float">
            <text:p>6,00320738199393</text:p>
          </table:table-cell>
          <table:table-cell office:value-type="float" office:value="7.04249709294192" calcext:value-type="float">
            <text:p>7,04249709294192</text:p>
          </table:table-cell>
        </table:table-row>
        <table:table-row table:style-name="ro1">
          <table:table-cell office:value-type="float" office:value="3.19603080049358" calcext:value-type="float">
            <text:p>3,19603080049358</text:p>
          </table:table-cell>
          <table:table-cell office:value-type="float" office:value="1.95316459404245" calcext:value-type="float">
            <text:p>1,95316459404245</text:p>
          </table:table-cell>
        </table:table-row>
        <table:table-row table:style-name="ro1">
          <table:table-cell office:value-type="float" office:value="7.49047345063909" calcext:value-type="float">
            <text:p>7,49047345063909</text:p>
          </table:table-cell>
          <table:table-cell office:value-type="float" office:value="6.73485090322385" calcext:value-type="float">
            <text:p>6,73485090322385</text:p>
          </table:table-cell>
        </table:table-row>
        <table:table-row table:style-name="ro1">
          <table:table-cell office:value-type="float" office:value="2.09726339148689" calcext:value-type="float">
            <text:p>2,09726339148689</text:p>
          </table:table-cell>
          <table:table-cell office:value-type="float" office:value="1.68549352346355" calcext:value-type="float">
            <text:p>1,68549352346355</text:p>
          </table:table-cell>
        </table:table-row>
        <table:table-row table:style-name="ro1">
          <table:table-cell office:value-type="float" office:value="1.69552489927966" calcext:value-type="float">
            <text:p>1,69552489927966</text:p>
          </table:table-cell>
          <table:table-cell office:value-type="float" office:value="1.46936602850192" calcext:value-type="float">
            <text:p>1,46936602850192</text:p>
          </table:table-cell>
        </table:table-row>
        <table:table-row table:style-name="ro1">
          <table:table-cell office:value-type="float" office:value="3.92474079514577" calcext:value-type="float">
            <text:p>3,92474079514577</text:p>
          </table:table-cell>
          <table:table-cell office:value-type="float" office:value="2.72491824113654" calcext:value-type="float">
            <text:p>2,72491824113654</text:p>
          </table:table-cell>
        </table:table-row>
        <table:table-row table:style-name="ro1">
          <table:table-cell office:value-type="float" office:value="3.62382683608028" calcext:value-type="float">
            <text:p>3,62382683608028</text:p>
          </table:table-cell>
          <table:table-cell office:value-type="float" office:value="1.91243100805387" calcext:value-type="float">
            <text:p>1,91243100805387</text:p>
          </table:table-cell>
        </table:table-row>
        <table:table-row table:style-name="ro1">
          <table:table-cell office:value-type="float" office:value="9.19065796945497" calcext:value-type="float">
            <text:p>9,19065796945497</text:p>
          </table:table-cell>
          <table:table-cell office:value-type="float" office:value="7.17846983818967" calcext:value-type="float">
            <text:p>7,17846983818967</text:p>
          </table:table-cell>
        </table:table-row>
        <table:table-row table:style-name="ro1">
          <table:table-cell office:value-type="float" office:value="1.54089016544714" calcext:value-type="float">
            <text:p>1,54089016544714</text:p>
          </table:table-cell>
          <table:table-cell office:value-type="float" office:value="1.97330514988355" calcext:value-type="float">
            <text:p>1,97330514988355</text:p>
          </table:table-cell>
        </table:table-row>
        <table:table-row table:style-name="ro1">
          <table:table-cell office:value-type="float" office:value="1.41229518596888" calcext:value-type="float">
            <text:p>1,41229518596888</text:p>
          </table:table-cell>
          <table:table-cell office:value-type="float" office:value="2.87032553098232" calcext:value-type="float">
            <text:p>2,87032553098232</text:p>
          </table:table-cell>
        </table:table-row>
        <table:table-row table:style-name="ro1">
          <table:table-cell office:value-type="float" office:value="7.49992252793284" calcext:value-type="float">
            <text:p>7,49992252793284</text:p>
          </table:table-cell>
          <table:table-cell office:value-type="float" office:value="6.79242802563035" calcext:value-type="float">
            <text:p>6,79242802563035</text:p>
          </table:table-cell>
        </table:table-row>
        <table:table-row table:style-name="ro1">
          <table:table-cell office:value-type="float" office:value="8.54185497894885" calcext:value-type="float">
            <text:p>8,54185497894885</text:p>
          </table:table-cell>
          <table:table-cell office:value-type="float" office:value="6.19872474101114" calcext:value-type="float">
            <text:p>6,19872474101114</text:p>
          </table:table-cell>
        </table:table-row>
        <table:table-row table:style-name="ro1">
          <table:table-cell office:value-type="float" office:value="3.74903270097988" calcext:value-type="float">
            <text:p>3,74903270097988</text:p>
          </table:table-cell>
          <table:table-cell office:value-type="float" office:value="1.73404067607816" calcext:value-type="float">
            <text:p>1,73404067607816</text:p>
          </table:table-cell>
        </table:table-row>
        <table:table-row table:style-name="ro1">
          <table:table-cell office:value-type="float" office:value="9.85603226257404" calcext:value-type="float">
            <text:p>9,85603226257404</text:p>
          </table:table-cell>
          <table:table-cell office:value-type="float" office:value="7.26517114582137" calcext:value-type="float">
            <text:p>7,26517114582137</text:p>
          </table:table-cell>
        </table:table-row>
        <table:table-row table:style-name="ro1">
          <table:table-cell office:value-type="float" office:value="2.90205012536124" calcext:value-type="float">
            <text:p>2,90205012536124</text:p>
          </table:table-cell>
          <table:table-cell office:value-type="float" office:value="3.54581876102113" calcext:value-type="float">
            <text:p>3,54581876102113</text:p>
          </table:table-cell>
        </table:table-row>
        <table:table-row table:style-name="ro1">
          <table:table-cell office:value-type="float" office:value="1.28034727732744" calcext:value-type="float">
            <text:p>1,28034727732744</text:p>
          </table:table-cell>
          <table:table-cell office:value-type="float" office:value="2.72700429298084" calcext:value-type="float">
            <text:p>2,72700429298084</text:p>
          </table:table-cell>
        </table:table-row>
        <table:table-row table:style-name="ro1">
          <table:table-cell office:value-type="float" office:value="6.34663973920448" calcext:value-type="float">
            <text:p>6,34663973920448</text:p>
          </table:table-cell>
          <table:table-cell office:value-type="float" office:value="7.25026001555778" calcext:value-type="float">
            <text:p>7,25026001555778</text:p>
          </table:table-cell>
        </table:table-row>
        <table:table-row table:style-name="ro1">
          <table:table-cell office:value-type="float" office:value="8.96748854271943" calcext:value-type="float">
            <text:p>8,96748854271943</text:p>
          </table:table-cell>
          <table:table-cell office:value-type="float" office:value="7.73340418062812" calcext:value-type="float">
            <text:p>7,73340418062812</text:p>
          </table:table-cell>
        </table:table-row>
        <table:table-row table:style-name="ro1">
          <table:table-cell office:value-type="float" office:value="7.59043593792535" calcext:value-type="float">
            <text:p>7,59043593792535</text:p>
          </table:table-cell>
          <table:table-cell office:value-type="float" office:value="7.81879347669792" calcext:value-type="float">
            <text:p>7,81879347669792</text:p>
          </table:table-cell>
        </table:table-row>
        <table:table-row table:style-name="ro1">
          <table:table-cell office:value-type="float" office:value="6.56190156580255" calcext:value-type="float">
            <text:p>6,56190156580255</text:p>
          </table:table-cell>
          <table:table-cell office:value-type="float" office:value="6.44906422824675" calcext:value-type="float">
            <text:p>6,44906422824675</text:p>
          </table:table-cell>
        </table:table-row>
        <table:table-row table:style-name="ro1">
          <table:table-cell office:value-type="float" office:value="2.1184230245868" calcext:value-type="float">
            <text:p>2,1184230245868</text:p>
          </table:table-cell>
          <table:table-cell office:value-type="float" office:value="1.15385210955532" calcext:value-type="float">
            <text:p>1,15385210955532</text:p>
          </table:table-cell>
        </table:table-row>
        <table:table-row table:style-name="ro1">
          <table:table-cell office:value-type="float" office:value="7.57470876489114" calcext:value-type="float">
            <text:p>7,57470876489114</text:p>
          </table:table-cell>
          <table:table-cell office:value-type="float" office:value="6.71338450019027" calcext:value-type="float">
            <text:p>6,71338450019027</text:p>
          </table:table-cell>
        </table:table-row>
        <table:table-row table:style-name="ro1">
          <table:table-cell office:value-type="float" office:value="3.85564889125758" calcext:value-type="float">
            <text:p>3,85564889125758</text:p>
          </table:table-cell>
          <table:table-cell office:value-type="float" office:value="2.27848438319895" calcext:value-type="float">
            <text:p>2,27848438319895</text:p>
          </table:table-cell>
        </table:table-row>
        <table:table-row table:style-name="ro1">
          <table:table-cell office:value-type="float" office:value="3.84266563993628" calcext:value-type="float">
            <text:p>3,84266563993628</text:p>
          </table:table-cell>
          <table:table-cell office:value-type="float" office:value="2.37034266831667" calcext:value-type="float">
            <text:p>2,37034266831667</text:p>
          </table:table-cell>
        </table:table-row>
        <table:table-row table:style-name="ro1">
          <table:table-cell office:value-type="float" office:value="7.98588116871053" calcext:value-type="float">
            <text:p>7,98588116871053</text:p>
          </table:table-cell>
          <table:table-cell office:value-type="float" office:value="6.7612531428839" calcext:value-type="float">
            <text:p>6,7612531428839</text:p>
          </table:table-cell>
        </table:table-row>
        <table:table-row table:style-name="ro1">
          <table:table-cell office:value-type="float" office:value="3.44883615655013" calcext:value-type="float">
            <text:p>3,44883615655013</text:p>
          </table:table-cell>
          <table:table-cell office:value-type="float" office:value="2.11510600996125" calcext:value-type="float">
            <text:p>2,11510600996125</text:p>
          </table:table-cell>
        </table:table-row>
        <table:table-row table:style-name="ro1">
          <table:table-cell office:value-type="float" office:value="6.86825210871" calcext:value-type="float">
            <text:p>6,86825210871</text:p>
          </table:table-cell>
          <table:table-cell office:value-type="float" office:value="6.8373176252436" calcext:value-type="float">
            <text:p>6,8373176252436</text:p>
          </table:table-cell>
        </table:table-row>
        <table:table-row table:style-name="ro1">
          <table:table-cell office:value-type="float" office:value="7.80731699736623" calcext:value-type="float">
            <text:p>7,80731699736623</text:p>
          </table:table-cell>
          <table:table-cell office:value-type="float" office:value="7.60488887158633" calcext:value-type="float">
            <text:p>7,60488887158633</text:p>
          </table:table-cell>
        </table:table-row>
        <table:table-row table:style-name="ro1">
          <table:table-cell office:value-type="float" office:value="3.73251237034672" calcext:value-type="float">
            <text:p>3,73251237034672</text:p>
          </table:table-cell>
          <table:table-cell office:value-type="float" office:value="1.66085144417681" calcext:value-type="float">
            <text:p>1,66085144417681</text:p>
          </table:table-cell>
        </table:table-row>
        <table:table-row table:style-name="ro1">
          <table:table-cell office:value-type="float" office:value="3.72031721935069" calcext:value-type="float">
            <text:p>3,72031721935069</text:p>
          </table:table-cell>
          <table:table-cell office:value-type="float" office:value="2.29452529673864" calcext:value-type="float">
            <text:p>2,29452529673864</text:p>
          </table:table-cell>
        </table:table-row>
        <table:table-row table:style-name="ro1">
          <table:table-cell office:value-type="float" office:value="7.85294714037291" calcext:value-type="float">
            <text:p>7,85294714037291</text:p>
          </table:table-cell>
          <table:table-cell office:value-type="float" office:value="6.86964858649253" calcext:value-type="float">
            <text:p>6,86964858649253</text:p>
          </table:table-cell>
        </table:table-row>
        <table:table-row table:style-name="ro1">
          <table:table-cell office:value-type="float" office:value="7.18678810806729" calcext:value-type="float">
            <text:p>7,18678810806729</text:p>
          </table:table-cell>
          <table:table-cell office:value-type="float" office:value="7.04761274592528" calcext:value-type="float">
            <text:p>7,04761274592528</text:p>
          </table:table-cell>
        </table:table-row>
        <table:table-row table:style-name="ro1">
          <table:table-cell office:value-type="float" office:value="6.33767738893577" calcext:value-type="float">
            <text:p>6,33767738893577</text:p>
          </table:table-cell>
          <table:table-cell office:value-type="float" office:value="7.14417776153611" calcext:value-type="float">
            <text:p>7,14417776153611</text:p>
          </table:table-cell>
        </table:table-row>
        <table:table-row table:style-name="ro1">
          <table:table-cell office:value-type="float" office:value="3.76022868782292" calcext:value-type="float">
            <text:p>3,76022868782292</text:p>
          </table:table-cell>
          <table:table-cell office:value-type="float" office:value="1.74475536964996" calcext:value-type="float">
            <text:p>1,74475536964996</text:p>
          </table:table-cell>
        </table:table-row>
        <table:table-row table:style-name="ro1">
          <table:table-cell office:value-type="float" office:value="1.75261897555608" calcext:value-type="float">
            <text:p>1,75261897555608</text:p>
          </table:table-cell>
          <table:table-cell office:value-type="float" office:value="2.32862681256915" calcext:value-type="float">
            <text:p>2,32862681256915</text:p>
          </table:table-cell>
        </table:table-row>
        <table:table-row table:style-name="ro1">
          <table:table-cell office:value-type="float" office:value="8.85936743110415" calcext:value-type="float">
            <text:p>8,85936743110415</text:p>
          </table:table-cell>
          <table:table-cell office:value-type="float" office:value="6.22905413507233" calcext:value-type="float">
            <text:p>6,22905413507233</text:p>
          </table:table-cell>
        </table:table-row>
        <table:table-row table:style-name="ro1">
          <table:table-cell office:value-type="float" office:value="3.71443615816191" calcext:value-type="float">
            <text:p>3,71443615816191</text:p>
          </table:table-cell>
          <table:table-cell office:value-type="float" office:value="2.51274851890013" calcext:value-type="float">
            <text:p>2,51274851890013</text:p>
          </table:table-cell>
        </table:table-row>
        <table:table-row table:style-name="ro1">
          <table:table-cell office:value-type="float" office:value="6.15513666049151" calcext:value-type="float">
            <text:p>6,15513666049151</text:p>
          </table:table-cell>
          <table:table-cell office:value-type="float" office:value="7.36667681186494" calcext:value-type="float">
            <text:p>7,36667681186494</text:p>
          </table:table-cell>
        </table:table-row>
        <table:table-row table:style-name="ro1">
          <table:table-cell office:value-type="float" office:value="8.82329968008278" calcext:value-type="float">
            <text:p>8,82329968008278</text:p>
          </table:table-cell>
          <table:table-cell office:value-type="float" office:value="7.88988590360967" calcext:value-type="float">
            <text:p>7,88988590360967</text:p>
          </table:table-cell>
        </table:table-row>
        <table:table-row table:style-name="ro1">
          <table:table-cell office:value-type="float" office:value="1.67321855056462" calcext:value-type="float">
            <text:p>1,67321855056462</text:p>
          </table:table-cell>
          <table:table-cell office:value-type="float" office:value="3.29607296501839" calcext:value-type="float">
            <text:p>3,29607296501839</text:p>
          </table:table-cell>
        </table:table-row>
        <table:table-row table:style-name="ro1">
          <table:table-cell office:value-type="float" office:value="7.85314457867475" calcext:value-type="float">
            <text:p>7,85314457867475</text:p>
          </table:table-cell>
          <table:table-cell office:value-type="float" office:value="7.18310943838648" calcext:value-type="float">
            <text:p>7,18310943838648</text:p>
          </table:table-cell>
        </table:table-row>
        <table:table-row table:style-name="ro1">
          <table:table-cell office:value-type="float" office:value="8.68012549069577" calcext:value-type="float">
            <text:p>8,68012549069577</text:p>
          </table:table-cell>
          <table:table-cell office:value-type="float" office:value="6.60298096158689" calcext:value-type="float">
            <text:p>6,60298096158689</text:p>
          </table:table-cell>
        </table:table-row>
        <table:table-row table:style-name="ro1">
          <table:table-cell office:value-type="float" office:value="2.71361093729239" calcext:value-type="float">
            <text:p>2,71361093729239</text:p>
          </table:table-cell>
          <table:table-cell office:value-type="float" office:value="3.78027823933475" calcext:value-type="float">
            <text:p>3,78027823933475</text:p>
          </table:table-cell>
        </table:table-row>
        <table:table-row table:style-name="ro1">
          <table:table-cell office:value-type="float" office:value="9.22705788061834" calcext:value-type="float">
            <text:p>9,22705788061834</text:p>
          </table:table-cell>
          <table:table-cell office:value-type="float" office:value="6.44282806362223" calcext:value-type="float">
            <text:p>6,44282806362223</text:p>
          </table:table-cell>
        </table:table-row>
        <table:table-row table:style-name="ro1">
          <table:table-cell office:value-type="float" office:value="2.01007161665344" calcext:value-type="float">
            <text:p>2,01007161665344</text:p>
          </table:table-cell>
          <table:table-cell office:value-type="float" office:value="3.07567888796443" calcext:value-type="float">
            <text:p>3,07567888796443</text:p>
          </table:table-cell>
        </table:table-row>
        <table:table-row table:style-name="ro1">
          <table:table-cell office:value-type="float" office:value="9.17889498676651" calcext:value-type="float">
            <text:p>9,17889498676651</text:p>
          </table:table-cell>
          <table:table-cell office:value-type="float" office:value="6.87448963337865" calcext:value-type="float">
            <text:p>6,87448963337865</text:p>
          </table:table-cell>
        </table:table-row>
        <table:table-row table:style-name="ro1">
          <table:table-cell office:value-type="float" office:value="7.32022008977809" calcext:value-type="float">
            <text:p>7,32022008977809</text:p>
          </table:table-cell>
          <table:table-cell office:value-type="float" office:value="7.12570580585919" calcext:value-type="float">
            <text:p>7,12570580585919</text:p>
          </table:table-cell>
        </table:table-row>
        <table:table-row table:style-name="ro1">
          <table:table-cell office:value-type="float" office:value="6.36587506227844" calcext:value-type="float">
            <text:p>6,36587506227844</text:p>
          </table:table-cell>
          <table:table-cell office:value-type="float" office:value="7.46953329494612" calcext:value-type="float">
            <text:p>7,46953329494612</text:p>
          </table:table-cell>
        </table:table-row>
        <table:table-row table:style-name="ro1">
          <table:table-cell office:value-type="float" office:value="3.58128430193643" calcext:value-type="float">
            <text:p>3,58128430193643</text:p>
          </table:table-cell>
          <table:table-cell office:value-type="float" office:value="3.53428009708276" calcext:value-type="float">
            <text:p>3,53428009708276</text:p>
          </table:table-cell>
        </table:table-row>
        <table:table-row table:style-name="ro1">
          <table:table-cell office:value-type="float" office:value="9.9662167420799" calcext:value-type="float">
            <text:p>9,9662167420799</text:p>
          </table:table-cell>
          <table:table-cell office:value-type="float" office:value="6.93005758557968" calcext:value-type="float">
            <text:p>6,93005758557968</text:p>
          </table:table-cell>
        </table:table-row>
        <table:table-row table:style-name="ro1">
          <table:table-cell office:value-type="float" office:value="7.08510603556566" calcext:value-type="float">
            <text:p>7,08510603556566</text:p>
          </table:table-cell>
          <table:table-cell office:value-type="float" office:value="6.28095735090799" calcext:value-type="float">
            <text:p>6,28095735090799</text:p>
          </table:table-cell>
        </table:table-row>
        <table:table-row table:style-name="ro1">
          <table:table-cell office:value-type="float" office:value="9.92765189931016" calcext:value-type="float">
            <text:p>9,92765189931016</text:p>
          </table:table-cell>
          <table:table-cell office:value-type="float" office:value="6.99002114896441" calcext:value-type="float">
            <text:p>6,99002114896441</text:p>
          </table:table-cell>
        </table:table-row>
        <table:table-row table:style-name="ro1">
          <table:table-cell office:value-type="float" office:value="8.49168902329783" calcext:value-type="float">
            <text:p>8,49168902329783</text:p>
          </table:table-cell>
          <table:table-cell office:value-type="float" office:value="7.01838467064574" calcext:value-type="float">
            <text:p>7,01838467064574</text:p>
          </table:table-cell>
        </table:table-row>
        <table:table-row table:style-name="ro1">
          <table:table-cell office:value-type="float" office:value="1.43557600554361" calcext:value-type="float">
            <text:p>1,43557600554361</text:p>
          </table:table-cell>
          <table:table-cell office:value-type="float" office:value="1.86652957593917" calcext:value-type="float">
            <text:p>1,86652957593917</text:p>
          </table:table-cell>
        </table:table-row>
        <table:table-row table:style-name="ro1">
          <table:table-cell office:value-type="float" office:value="7.56405504129188" calcext:value-type="float">
            <text:p>7,56405504129188</text:p>
          </table:table-cell>
          <table:table-cell office:value-type="float" office:value="7.23477239138449" calcext:value-type="float">
            <text:p>7,23477239138449</text:p>
          </table:table-cell>
        </table:table-row>
        <table:table-row table:style-name="ro1">
          <table:table-cell office:value-type="float" office:value="8.05425669119525" calcext:value-type="float">
            <text:p>8,05425669119525</text:p>
          </table:table-cell>
          <table:table-cell office:value-type="float" office:value="7.88712734596105" calcext:value-type="float">
            <text:p>7,88712734596105</text:p>
          </table:table-cell>
        </table:table-row>
        <table:table-row table:style-name="ro1">
          <table:table-cell office:value-type="float" office:value="9.00194714302117" calcext:value-type="float">
            <text:p>9,00194714302117</text:p>
          </table:table-cell>
          <table:table-cell office:value-type="float" office:value="6.65410762063057" calcext:value-type="float">
            <text:p>6,65410762063057</text:p>
          </table:table-cell>
        </table:table-row>
        <table:table-row table:style-name="ro1">
          <table:table-cell office:value-type="float" office:value="8.60406295558031" calcext:value-type="float">
            <text:p>8,60406295558031</text:p>
          </table:table-cell>
          <table:table-cell office:value-type="float" office:value="7.18158114557053" calcext:value-type="float">
            <text:p>7,18158114557053</text:p>
          </table:table-cell>
        </table:table-row>
        <table:table-row table:style-name="ro1">
          <table:table-cell office:value-type="float" office:value="7.15008395844541" calcext:value-type="float">
            <text:p>7,15008395844541</text:p>
          </table:table-cell>
          <table:table-cell office:value-type="float" office:value="6.10154359500146" calcext:value-type="float">
            <text:p>6,10154359500146</text:p>
          </table:table-cell>
        </table:table-row>
        <table:table-row table:style-name="ro1">
          <table:table-cell office:value-type="float" office:value="6.96643461089506" calcext:value-type="float">
            <text:p>6,96643461089506</text:p>
          </table:table-cell>
          <table:table-cell office:value-type="float" office:value="6.20734700302995" calcext:value-type="float">
            <text:p>6,20734700302995</text:p>
          </table:table-cell>
        </table:table-row>
        <table:table-row table:style-name="ro1">
          <table:table-cell office:value-type="float" office:value="3.87486538645114" calcext:value-type="float">
            <text:p>3,87486538645114</text:p>
          </table:table-cell>
          <table:table-cell office:value-type="float" office:value="1.91737827692032" calcext:value-type="float">
            <text:p>1,91737827692032</text:p>
          </table:table-cell>
        </table:table-row>
        <table:table-row table:style-name="ro1">
          <table:table-cell office:value-type="float" office:value="8.50000958905513" calcext:value-type="float">
            <text:p>8,50000958905513</text:p>
          </table:table-cell>
          <table:table-cell office:value-type="float" office:value="6.87474110391132" calcext:value-type="float">
            <text:p>6,87474110391132</text:p>
          </table:table-cell>
        </table:table-row>
        <table:table-row table:style-name="ro1">
          <table:table-cell office:value-type="float" office:value="1.97865481357459" calcext:value-type="float">
            <text:p>1,97865481357459</text:p>
          </table:table-cell>
          <table:table-cell office:value-type="float" office:value="2.75389948784773" calcext:value-type="float">
            <text:p>2,75389948784773</text:p>
          </table:table-cell>
        </table:table-row>
        <table:table-row table:style-name="ro1">
          <table:table-cell office:value-type="float" office:value="7.69011383061865" calcext:value-type="float">
            <text:p>7,69011383061865</text:p>
          </table:table-cell>
          <table:table-cell office:value-type="float" office:value="6.19250406746721" calcext:value-type="float">
            <text:p>6,19250406746721</text:p>
          </table:table-cell>
        </table:table-row>
        <table:table-row table:style-name="ro1">
          <table:table-cell office:value-type="float" office:value="9.64651711748844" calcext:value-type="float">
            <text:p>9,64651711748844</text:p>
          </table:table-cell>
          <table:table-cell office:value-type="float" office:value="7.54642947237989" calcext:value-type="float">
            <text:p>7,54642947237989</text:p>
          </table:table-cell>
        </table:table-row>
        <table:table-row table:style-name="ro1">
          <table:table-cell office:value-type="float" office:value="2.72722745230255" calcext:value-type="float">
            <text:p>2,72722745230255</text:p>
          </table:table-cell>
          <table:table-cell office:value-type="float" office:value="3.50434019630205" calcext:value-type="float">
            <text:p>3,50434019630205</text:p>
          </table:table-cell>
        </table:table-row>
        <table:table-row table:style-name="ro1">
          <table:table-cell office:value-type="float" office:value="9.60172251795235" calcext:value-type="float">
            <text:p>9,60172251795235</text:p>
          </table:table-cell>
          <table:table-cell office:value-type="float" office:value="6.86665460048695" calcext:value-type="float">
            <text:p>6,86665460048695</text:p>
          </table:table-cell>
        </table:table-row>
        <table:table-row table:style-name="ro1">
          <table:table-cell office:value-type="float" office:value="8.98482085729269" calcext:value-type="float">
            <text:p>8,98482085729269</text:p>
          </table:table-cell>
          <table:table-cell office:value-type="float" office:value="7.72440860351774" calcext:value-type="float">
            <text:p>7,72440860351774</text:p>
          </table:table-cell>
        </table:table-row>
        <table:table-row table:style-name="ro1">
          <table:table-cell office:value-type="float" office:value="8.05682929747719" calcext:value-type="float">
            <text:p>8,05682929747719</text:p>
          </table:table-cell>
          <table:table-cell office:value-type="float" office:value="7.86983625519474" calcext:value-type="float">
            <text:p>7,86983625519474</text:p>
          </table:table-cell>
        </table:table-row>
        <table:table-row table:style-name="ro1">
          <table:table-cell office:value-type="float" office:value="6.69455847888261" calcext:value-type="float">
            <text:p>6,69455847888261</text:p>
          </table:table-cell>
          <table:table-cell office:value-type="float" office:value="7.7308629708053" calcext:value-type="float">
            <text:p>7,7308629708053</text:p>
          </table:table-cell>
        </table:table-row>
        <table:table-row table:style-name="ro1">
          <table:table-cell office:value-type="float" office:value="6.05186074158738" calcext:value-type="float">
            <text:p>6,05186074158738</text:p>
          </table:table-cell>
          <table:table-cell office:value-type="float" office:value="6.85463704103918" calcext:value-type="float">
            <text:p>6,85463704103918</text:p>
          </table:table-cell>
        </table:table-row>
        <table:table-row table:style-name="ro1">
          <table:table-cell office:value-type="float" office:value="7.67880782717964" calcext:value-type="float">
            <text:p>7,67880782717964</text:p>
          </table:table-cell>
          <table:table-cell office:value-type="float" office:value="7.36504839803808" calcext:value-type="float">
            <text:p>7,36504839803808</text:p>
          </table:table-cell>
        </table:table-row>
        <table:table-row table:style-name="ro1">
          <table:table-cell office:value-type="float" office:value="6.88235289318938" calcext:value-type="float">
            <text:p>6,88235289318938</text:p>
          </table:table-cell>
          <table:table-cell office:value-type="float" office:value="7.2180514676415" calcext:value-type="float">
            <text:p>7,2180514676415</text:p>
          </table:table-cell>
        </table:table-row>
        <table:table-row table:style-name="ro1">
          <table:table-cell office:value-type="float" office:value="6.80619702373996" calcext:value-type="float">
            <text:p>6,80619702373996</text:p>
          </table:table-cell>
          <table:table-cell office:value-type="float" office:value="7.24457213561642" calcext:value-type="float">
            <text:p>7,24457213561642</text:p>
          </table:table-cell>
        </table:table-row>
        <table:table-row table:style-name="ro1">
          <table:table-cell office:value-type="float" office:value="9.28135240098437" calcext:value-type="float">
            <text:p>9,28135240098437</text:p>
          </table:table-cell>
          <table:table-cell office:value-type="float" office:value="7.75843493823429" calcext:value-type="float">
            <text:p>7,75843493823429</text:p>
          </table:table-cell>
        </table:table-row>
        <table:table-row table:style-name="ro1">
          <table:table-cell office:value-type="float" office:value="7.72815523885602" calcext:value-type="float">
            <text:p>7,72815523885602</text:p>
          </table:table-cell>
          <table:table-cell office:value-type="float" office:value="7.56213814464146" calcext:value-type="float">
            <text:p>7,56213814464146</text:p>
          </table:table-cell>
        </table:table-row>
        <table:table-row table:style-name="ro1">
          <table:table-cell office:value-type="float" office:value="3.82911860205592" calcext:value-type="float">
            <text:p>3,82911860205592</text:p>
          </table:table-cell>
          <table:table-cell office:value-type="float" office:value="3.14173107759465" calcext:value-type="float">
            <text:p>3,14173107759465</text:p>
          </table:table-cell>
        </table:table-row>
        <table:table-row table:style-name="ro1">
          <table:table-cell office:value-type="float" office:value="9.80129561974468" calcext:value-type="float">
            <text:p>9,80129561974468</text:p>
          </table:table-cell>
          <table:table-cell office:value-type="float" office:value="6.83801164096631" calcext:value-type="float">
            <text:p>6,83801164096631</text:p>
          </table:table-cell>
        </table:table-row>
        <table:table-row table:style-name="ro1">
          <table:table-cell office:value-type="float" office:value="6.23321279964613" calcext:value-type="float">
            <text:p>6,23321279964613</text:p>
          </table:table-cell>
          <table:table-cell office:value-type="float" office:value="6.59288538877558" calcext:value-type="float">
            <text:p>6,59288538877558</text:p>
          </table:table-cell>
        </table:table-row>
        <table:table-row table:style-name="ro1">
          <table:table-cell office:value-type="float" office:value="1.78865379964543" calcext:value-type="float">
            <text:p>1,78865379964543</text:p>
          </table:table-cell>
          <table:table-cell office:value-type="float" office:value="3.24519391579298" calcext:value-type="float">
            <text:p>3,24519391579298</text:p>
          </table:table-cell>
        </table:table-row>
        <table:table-row table:style-name="ro1">
          <table:table-cell office:value-type="float" office:value="8.7330010752663" calcext:value-type="float">
            <text:p>8,7330010752663</text:p>
          </table:table-cell>
          <table:table-cell office:value-type="float" office:value="7.79241055599998" calcext:value-type="float">
            <text:p>7,79241055599998</text:p>
          </table:table-cell>
        </table:table-row>
        <table:table-row table:style-name="ro1">
          <table:table-cell office:value-type="float" office:value="8.51117257425562" calcext:value-type="float">
            <text:p>8,51117257425562</text:p>
          </table:table-cell>
          <table:table-cell office:value-type="float" office:value="6.13628678970609" calcext:value-type="float">
            <text:p>6,13628678970609</text:p>
          </table:table-cell>
        </table:table-row>
        <table:table-row table:style-name="ro1">
          <table:table-cell office:value-type="float" office:value="8.15877853791142" calcext:value-type="float">
            <text:p>8,15877853791142</text:p>
          </table:table-cell>
          <table:table-cell office:value-type="float" office:value="6.73623249582695" calcext:value-type="float">
            <text:p>6,73623249582695</text:p>
          </table:table-cell>
        </table:table-row>
        <table:table-row table:style-name="ro1">
          <table:table-cell office:value-type="float" office:value="8.70214107266349" calcext:value-type="float">
            <text:p>8,70214107266349</text:p>
          </table:table-cell>
          <table:table-cell office:value-type="float" office:value="6.94425715968888" calcext:value-type="float">
            <text:p>6,94425715968888</text:p>
          </table:table-cell>
        </table:table-row>
        <table:table-row table:style-name="ro1">
          <table:table-cell office:value-type="float" office:value="7.75267468875819" calcext:value-type="float">
            <text:p>7,75267468875819</text:p>
          </table:table-cell>
          <table:table-cell office:value-type="float" office:value="6.46029344469778" calcext:value-type="float">
            <text:p>6,46029344469778</text:p>
          </table:table-cell>
        </table:table-row>
        <table:table-row table:style-name="ro1">
          <table:table-cell office:value-type="float" office:value="3.03242290965389" calcext:value-type="float">
            <text:p>3,03242290965389</text:p>
          </table:table-cell>
          <table:table-cell office:value-type="float" office:value="1.54254449778876" calcext:value-type="float">
            <text:p>1,54254449778876</text:p>
          </table:table-cell>
        </table:table-row>
        <table:table-row table:style-name="ro1">
          <table:table-cell office:value-type="float" office:value="2.87323214130158" calcext:value-type="float">
            <text:p>2,87323214130158</text:p>
          </table:table-cell>
          <table:table-cell office:value-type="float" office:value="3.68556037577753" calcext:value-type="float">
            <text:p>3,68556037577753</text:p>
          </table:table-cell>
        </table:table-row>
        <table:table-row table:style-name="ro1">
          <table:table-cell office:value-type="float" office:value="1.55270432715315" calcext:value-type="float">
            <text:p>1,55270432715315</text:p>
          </table:table-cell>
          <table:table-cell office:value-type="float" office:value="1.67938116418369" calcext:value-type="float">
            <text:p>1,67938116418369</text:p>
          </table:table-cell>
        </table:table-row>
        <table:table-row table:style-name="ro1">
          <table:table-cell office:value-type="float" office:value="9.41491300980037" calcext:value-type="float">
            <text:p>9,41491300980037</text:p>
          </table:table-cell>
          <table:table-cell office:value-type="float" office:value="7.10832834102078" calcext:value-type="float">
            <text:p>7,10832834102078</text:p>
          </table:table-cell>
        </table:table-row>
        <table:table-row table:style-name="ro1">
          <table:table-cell office:value-type="float" office:value="3.6886620110241" calcext:value-type="float">
            <text:p>3,6886620110241</text:p>
          </table:table-cell>
          <table:table-cell office:value-type="float" office:value="3.38426705340857" calcext:value-type="float">
            <text:p>3,38426705340857</text:p>
          </table:table-cell>
        </table:table-row>
        <table:table-row table:style-name="ro1">
          <table:table-cell office:value-type="float" office:value="6.20375381255732" calcext:value-type="float">
            <text:p>6,20375381255732</text:p>
          </table:table-cell>
          <table:table-cell office:value-type="float" office:value="6.63639339844465" calcext:value-type="float">
            <text:p>6,63639339844465</text:p>
          </table:table-cell>
        </table:table-row>
        <table:table-row table:style-name="ro1">
          <table:table-cell office:value-type="float" office:value="9.63454368951257" calcext:value-type="float">
            <text:p>9,63454368951257</text:p>
          </table:table-cell>
          <table:table-cell office:value-type="float" office:value="7.02035282106649" calcext:value-type="float">
            <text:p>7,02035282106649</text:p>
          </table:table-cell>
        </table:table-row>
        <table:table-row table:style-name="ro1">
          <table:table-cell office:value-type="float" office:value="6.66974631912944" calcext:value-type="float">
            <text:p>6,66974631912944</text:p>
          </table:table-cell>
          <table:table-cell office:value-type="float" office:value="7.45598671515297" calcext:value-type="float">
            <text:p>7,45598671515297</text:p>
          </table:table-cell>
        </table:table-row>
        <table:table-row table:style-name="ro1">
          <table:table-cell office:value-type="float" office:value="6.37311322472927" calcext:value-type="float">
            <text:p>6,37311322472927</text:p>
          </table:table-cell>
          <table:table-cell office:value-type="float" office:value="7.40856539915288" calcext:value-type="float">
            <text:p>7,40856539915288</text:p>
          </table:table-cell>
        </table:table-row>
        <table:table-row table:style-name="ro1">
          <table:table-cell office:value-type="float" office:value="2.99407001378356" calcext:value-type="float">
            <text:p>2,99407001378356</text:p>
          </table:table-cell>
          <table:table-cell office:value-type="float" office:value="2.23453372185674" calcext:value-type="float">
            <text:p>2,23453372185674</text:p>
          </table:table-cell>
        </table:table-row>
        <table:table-row table:style-name="ro1">
          <table:table-cell office:value-type="float" office:value="7.39740751147573" calcext:value-type="float">
            <text:p>7,39740751147573</text:p>
          </table:table-cell>
          <table:table-cell office:value-type="float" office:value="7.88515675527371" calcext:value-type="float">
            <text:p>7,88515675527371</text:p>
          </table:table-cell>
        </table:table-row>
        <table:table-row table:style-name="ro1">
          <table:table-cell office:value-type="float" office:value="2.47952104240086" calcext:value-type="float">
            <text:p>2,47952104240086</text:p>
          </table:table-cell>
          <table:table-cell office:value-type="float" office:value="2.49431784024497" calcext:value-type="float">
            <text:p>2,49431784024497</text:p>
          </table:table-cell>
        </table:table-row>
        <table:table-row table:style-name="ro1">
          <table:table-cell office:value-type="float" office:value="9.34147740557297" calcext:value-type="float">
            <text:p>9,34147740557297</text:p>
          </table:table-cell>
          <table:table-cell office:value-type="float" office:value="7.46107509288348" calcext:value-type="float">
            <text:p>7,46107509288348</text:p>
          </table:table-cell>
        </table:table-row>
        <table:table-row table:style-name="ro1">
          <table:table-cell office:value-type="float" office:value="2.70061185553866" calcext:value-type="float">
            <text:p>2,70061185553866</text:p>
          </table:table-cell>
          <table:table-cell office:value-type="float" office:value="3.23010971791413" calcext:value-type="float">
            <text:p>3,23010971791413</text:p>
          </table:table-cell>
        </table:table-row>
        <table:table-row table:style-name="ro1">
          <table:table-cell office:value-type="float" office:value="7.39456726264168" calcext:value-type="float">
            <text:p>7,39456726264168</text:p>
          </table:table-cell>
          <table:table-cell office:value-type="float" office:value="6.37023182442668" calcext:value-type="float">
            <text:p>6,37023182442668</text:p>
          </table:table-cell>
        </table:table-row>
        <table:table-row table:style-name="ro1">
          <table:table-cell office:value-type="float" office:value="8.68179683463039" calcext:value-type="float">
            <text:p>8,68179683463039</text:p>
          </table:table-cell>
          <table:table-cell office:value-type="float" office:value="6.07158274865285" calcext:value-type="float">
            <text:p>6,07158274865285</text:p>
          </table:table-cell>
        </table:table-row>
        <table:table-row table:style-name="ro1">
          <table:table-cell office:value-type="float" office:value="6.76063566483917" calcext:value-type="float">
            <text:p>6,76063566483917</text:p>
          </table:table-cell>
          <table:table-cell office:value-type="float" office:value="7.72113166381727" calcext:value-type="float">
            <text:p>7,72113166381727</text:p>
          </table:table-cell>
        </table:table-row>
        <table:table-row table:style-name="ro1">
          <table:table-cell office:value-type="float" office:value="8.60845272971972" calcext:value-type="float">
            <text:p>8,60845272971972</text:p>
          </table:table-cell>
          <table:table-cell office:value-type="float" office:value="6.72995761534883" calcext:value-type="float">
            <text:p>6,72995761534883</text:p>
          </table:table-cell>
        </table:table-row>
        <table:table-row table:style-name="ro1">
          <table:table-cell office:value-type="float" office:value="8.85325861408896" calcext:value-type="float">
            <text:p>8,85325861408896</text:p>
          </table:table-cell>
          <table:table-cell office:value-type="float" office:value="7.55426803980724" calcext:value-type="float">
            <text:p>7,55426803980724</text:p>
          </table:table-cell>
        </table:table-row>
        <table:table-row table:style-name="ro1">
          <table:table-cell office:value-type="float" office:value="8.38648866503373" calcext:value-type="float">
            <text:p>8,38648866503373</text:p>
          </table:table-cell>
          <table:table-cell office:value-type="float" office:value="7.78044819428187" calcext:value-type="float">
            <text:p>7,78044819428187</text:p>
          </table:table-cell>
        </table:table-row>
        <table:table-row table:style-name="ro1">
          <table:table-cell office:value-type="float" office:value="1.12665798388019" calcext:value-type="float">
            <text:p>1,12665798388019</text:p>
          </table:table-cell>
          <table:table-cell office:value-type="float" office:value="2.85523208547329" calcext:value-type="float">
            <text:p>2,85523208547329</text:p>
          </table:table-cell>
        </table:table-row>
        <table:table-row table:style-name="ro1">
          <table:table-cell office:value-type="float" office:value="8.22099732740216" calcext:value-type="float">
            <text:p>8,22099732740216</text:p>
          </table:table-cell>
          <table:table-cell office:value-type="float" office:value="7.32285896457011" calcext:value-type="float">
            <text:p>7,32285896457011</text:p>
          </table:table-cell>
        </table:table-row>
        <table:table-row table:style-name="ro1">
          <table:table-cell office:value-type="float" office:value="1.65524641848771" calcext:value-type="float">
            <text:p>1,65524641848771</text:p>
          </table:table-cell>
          <table:table-cell office:value-type="float" office:value="1.88904028812237" calcext:value-type="float">
            <text:p>1,88904028812237</text:p>
          </table:table-cell>
        </table:table-row>
        <table:table-row table:style-name="ro1">
          <table:table-cell office:value-type="float" office:value="7.64994482643906" calcext:value-type="float">
            <text:p>7,64994482643906</text:p>
          </table:table-cell>
          <table:table-cell office:value-type="float" office:value="7.33736676333698" calcext:value-type="float">
            <text:p>7,33736676333698</text:p>
          </table:table-cell>
        </table:table-row>
        <table:table-row table:style-name="ro1">
          <table:table-cell office:value-type="float" office:value="2.17775336889065" calcext:value-type="float">
            <text:p>2,17775336889065</text:p>
          </table:table-cell>
          <table:table-cell office:value-type="float" office:value="3.50402340630686" calcext:value-type="float">
            <text:p>3,50402340630686</text:p>
          </table:table-cell>
        </table:table-row>
        <table:table-row table:style-name="ro1">
          <table:table-cell office:value-type="float" office:value="1.07842038673434" calcext:value-type="float">
            <text:p>1,07842038673434</text:p>
          </table:table-cell>
          <table:table-cell office:value-type="float" office:value="2.12842388364996" calcext:value-type="float">
            <text:p>2,12842388364996</text:p>
          </table:table-cell>
        </table:table-row>
        <table:table-row table:style-name="ro1">
          <table:table-cell office:value-type="float" office:value="3.0135067976903" calcext:value-type="float">
            <text:p>3,0135067976903</text:p>
          </table:table-cell>
          <table:table-cell office:value-type="float" office:value="1.21992332622243" calcext:value-type="float">
            <text:p>1,21992332622243</text:p>
          </table:table-cell>
        </table:table-row>
        <table:table-row table:style-name="ro1">
          <table:table-cell office:value-type="float" office:value="3.34946282834999" calcext:value-type="float">
            <text:p>3,34946282834999</text:p>
          </table:table-cell>
          <table:table-cell office:value-type="float" office:value="2.73858489076418" calcext:value-type="float">
            <text:p>2,73858489076418</text:p>
          </table:table-cell>
        </table:table-row>
        <table:table-row table:style-name="ro1">
          <table:table-cell office:value-type="float" office:value="1.44837126979237" calcext:value-type="float">
            <text:p>1,44837126979237</text:p>
          </table:table-cell>
          <table:table-cell office:value-type="float" office:value="1.91515283446921" calcext:value-type="float">
            <text:p>1,91515283446921</text:p>
          </table:table-cell>
        </table:table-row>
        <table:table-row table:style-name="ro1">
          <table:table-cell office:value-type="float" office:value="1.33302066302134" calcext:value-type="float">
            <text:p>1,33302066302134</text:p>
          </table:table-cell>
          <table:table-cell office:value-type="float" office:value="1.95062096507968" calcext:value-type="float">
            <text:p>1,95062096507968</text:p>
          </table:table-cell>
        </table:table-row>
        <table:table-row table:style-name="ro1">
          <table:table-cell office:value-type="float" office:value="9.34083269558138" calcext:value-type="float">
            <text:p>9,34083269558138</text:p>
          </table:table-cell>
          <table:table-cell office:value-type="float" office:value="6.41564424959856" calcext:value-type="float">
            <text:p>6,41564424959856</text:p>
          </table:table-cell>
        </table:table-row>
        <table:table-row table:style-name="ro1">
          <table:table-cell office:value-type="float" office:value="2.07724913028841" calcext:value-type="float">
            <text:p>2,07724913028841</text:p>
          </table:table-cell>
          <table:table-cell office:value-type="float" office:value="2.40814643720215" calcext:value-type="float">
            <text:p>2,40814643720215</text:p>
          </table:table-cell>
        </table:table-row>
        <table:table-row table:style-name="ro1">
          <table:table-cell office:value-type="float" office:value="3.67164993187989" calcext:value-type="float">
            <text:p>3,67164993187989</text:p>
          </table:table-cell>
          <table:table-cell office:value-type="float" office:value="3.05996067878973" calcext:value-type="float">
            <text:p>3,05996067878973</text:p>
          </table:table-cell>
        </table:table-row>
        <table:table-row table:style-name="ro1">
          <table:table-cell office:value-type="float" office:value="2.81512734029769" calcext:value-type="float">
            <text:p>2,81512734029769</text:p>
          </table:table-cell>
          <table:table-cell office:value-type="float" office:value="1.8417696191622" calcext:value-type="float">
            <text:p>1,8417696191622</text:p>
          </table:table-cell>
        </table:table-row>
        <table:table-row table:style-name="ro1">
          <table:table-cell office:value-type="float" office:value="9.61583506440749" calcext:value-type="float">
            <text:p>9,61583506440749</text:p>
          </table:table-cell>
          <table:table-cell office:value-type="float" office:value="6.94068936789804" calcext:value-type="float">
            <text:p>6,94068936789804</text:p>
          </table:table-cell>
        </table:table-row>
        <table:table-row table:style-name="ro1">
          <table:table-cell office:value-type="float" office:value="6.26011449244326" calcext:value-type="float">
            <text:p>6,26011449244326</text:p>
          </table:table-cell>
          <table:table-cell office:value-type="float" office:value="7.29068021731403" calcext:value-type="float">
            <text:p>7,29068021731403</text:p>
          </table:table-cell>
        </table:table-row>
        <table:table-row table:style-name="ro1">
          <table:table-cell office:value-type="float" office:value="8.47886162478291" calcext:value-type="float">
            <text:p>8,47886162478291</text:p>
          </table:table-cell>
          <table:table-cell office:value-type="float" office:value="7.21304788943863" calcext:value-type="float">
            <text:p>7,21304788943863</text:p>
          </table:table-cell>
        </table:table-row>
        <table:table-row table:style-name="ro1">
          <table:table-cell office:value-type="float" office:value="8.70784925099371" calcext:value-type="float">
            <text:p>8,70784925099371</text:p>
          </table:table-cell>
          <table:table-cell office:value-type="float" office:value="7.85504040955178" calcext:value-type="float">
            <text:p>7,85504040955178</text:p>
          </table:table-cell>
        </table:table-row>
        <table:table-row table:style-name="ro1">
          <table:table-cell office:value-type="float" office:value="9.38257524046614" calcext:value-type="float">
            <text:p>9,38257524046614</text:p>
          </table:table-cell>
          <table:table-cell office:value-type="float" office:value="6.55352554095338" calcext:value-type="float">
            <text:p>6,55352554095338</text:p>
          </table:table-cell>
        </table:table-row>
        <table:table-row table:style-name="ro1">
          <table:table-cell office:value-type="float" office:value="2.07731449619975" calcext:value-type="float">
            <text:p>2,07731449619975</text:p>
          </table:table-cell>
          <table:table-cell office:value-type="float" office:value="3.56316132353975" calcext:value-type="float">
            <text:p>3,56316132353975</text:p>
          </table:table-cell>
        </table:table-row>
        <table:table-row table:style-name="ro1">
          <table:table-cell office:value-type="float" office:value="1.44112525774679" calcext:value-type="float">
            <text:p>1,44112525774679</text:p>
          </table:table-cell>
          <table:table-cell office:value-type="float" office:value="2.91111433808636" calcext:value-type="float">
            <text:p>2,91111433808636</text:p>
          </table:table-cell>
        </table:table-row>
        <table:table-row table:style-name="ro1">
          <table:table-cell office:value-type="float" office:value="3.7494238302463" calcext:value-type="float">
            <text:p>3,7494238302463</text:p>
          </table:table-cell>
          <table:table-cell office:value-type="float" office:value="2.43474715018683" calcext:value-type="float">
            <text:p>2,43474715018683</text:p>
          </table:table-cell>
        </table:table-row>
        <table:table-row table:style-name="ro1">
          <table:table-cell office:value-type="float" office:value="1.69428218302187" calcext:value-type="float">
            <text:p>1,69428218302187</text:p>
          </table:table-cell>
          <table:table-cell office:value-type="float" office:value="1.89969376057818" calcext:value-type="float">
            <text:p>1,89969376057818</text:p>
          </table:table-cell>
        </table:table-row>
        <table:table-row table:style-name="ro1">
          <table:table-cell office:value-type="float" office:value="6.01605557592843" calcext:value-type="float">
            <text:p>6,01605557592843</text:p>
          </table:table-cell>
          <table:table-cell office:value-type="float" office:value="7.11670082110064" calcext:value-type="float">
            <text:p>7,11670082110064</text:p>
          </table:table-cell>
        </table:table-row>
        <table:table-row table:style-name="ro1">
          <table:table-cell office:value-type="float" office:value="6.52248833759682" calcext:value-type="float">
            <text:p>6,52248833759682</text:p>
          </table:table-cell>
          <table:table-cell office:value-type="float" office:value="7.1680981710787" calcext:value-type="float">
            <text:p>7,1680981710787</text:p>
          </table:table-cell>
        </table:table-row>
        <table:table-row table:style-name="ro1">
          <table:table-cell office:value-type="float" office:value="6.75310091124365" calcext:value-type="float">
            <text:p>6,75310091124365</text:p>
          </table:table-cell>
          <table:table-cell office:value-type="float" office:value="6.50950676797496" calcext:value-type="float">
            <text:p>6,50950676797496</text:p>
          </table:table-cell>
        </table:table-row>
        <table:table-row table:style-name="ro1">
          <table:table-cell office:value-type="float" office:value="9.5018672705547" calcext:value-type="float">
            <text:p>9,5018672705547</text:p>
          </table:table-cell>
          <table:table-cell office:value-type="float" office:value="6.73352013593506" calcext:value-type="float">
            <text:p>6,73352013593506</text:p>
          </table:table-cell>
        </table:table-row>
        <table:table-row table:style-name="ro1">
          <table:table-cell office:value-type="float" office:value="1.43273908965749" calcext:value-type="float">
            <text:p>1,43273908965749</text:p>
          </table:table-cell>
          <table:table-cell office:value-type="float" office:value="2.9596264777693" calcext:value-type="float">
            <text:p>2,9596264777693</text:p>
          </table:table-cell>
        </table:table-row>
        <table:table-row table:style-name="ro1">
          <table:table-cell office:value-type="float" office:value="8.20897152800847" calcext:value-type="float">
            <text:p>8,20897152800847</text:p>
          </table:table-cell>
          <table:table-cell office:value-type="float" office:value="6.45208581109159" calcext:value-type="float">
            <text:p>6,45208581109159</text:p>
          </table:table-cell>
        </table:table-row>
        <table:table-row table:style-name="ro1">
          <table:table-cell office:value-type="float" office:value="1.60089699157583" calcext:value-type="float">
            <text:p>1,60089699157583</text:p>
          </table:table-cell>
          <table:table-cell office:value-type="float" office:value="2.09927524953197" calcext:value-type="float">
            <text:p>2,09927524953197</text:p>
          </table:table-cell>
        </table:table-row>
        <table:table-row table:style-name="ro1">
          <table:table-cell office:value-type="float" office:value="2.38908790640039" calcext:value-type="float">
            <text:p>2,38908790640039</text:p>
          </table:table-cell>
          <table:table-cell office:value-type="float" office:value="3.65033547549713" calcext:value-type="float">
            <text:p>3,65033547549713</text:p>
          </table:table-cell>
        </table:table-row>
        <table:table-row table:style-name="ro1">
          <table:table-cell office:value-type="float" office:value="6.53522307075921" calcext:value-type="float">
            <text:p>6,53522307075921</text:p>
          </table:table-cell>
          <table:table-cell office:value-type="float" office:value="6.7672886496054" calcext:value-type="float">
            <text:p>6,7672886496054</text:p>
          </table:table-cell>
        </table:table-row>
        <table:table-row table:style-name="ro1">
          <table:table-cell office:value-type="float" office:value="7.54203478756918" calcext:value-type="float">
            <text:p>7,54203478756918</text:p>
          </table:table-cell>
          <table:table-cell office:value-type="float" office:value="7.73478372354918" calcext:value-type="float">
            <text:p>7,73478372354918</text:p>
          </table:table-cell>
        </table:table-row>
        <table:table-row table:style-name="ro1">
          <table:table-cell office:value-type="float" office:value="9.050913935159" calcext:value-type="float">
            <text:p>9,050913935159</text:p>
          </table:table-cell>
          <table:table-cell office:value-type="float" office:value="6.50644549166214" calcext:value-type="float">
            <text:p>6,50644549166214</text:p>
          </table:table-cell>
        </table:table-row>
        <table:table-row table:style-name="ro1">
          <table:table-cell office:value-type="float" office:value="1.32170885717284" calcext:value-type="float">
            <text:p>1,32170885717284</text:p>
          </table:table-cell>
          <table:table-cell office:value-type="float" office:value="1.93929079074071" calcext:value-type="float">
            <text:p>1,93929079074071</text:p>
          </table:table-cell>
        </table:table-row>
        <table:table-row table:style-name="ro1">
          <table:table-cell office:value-type="float" office:value="1.6030556488686" calcext:value-type="float">
            <text:p>1,6030556488686</text:p>
          </table:table-cell>
          <table:table-cell office:value-type="float" office:value="1.94755593557705" calcext:value-type="float">
            <text:p>1,94755593557705</text:p>
          </table:table-cell>
        </table:table-row>
        <table:table-row table:style-name="ro1">
          <table:table-cell office:value-type="float" office:value="9.9975258665712" calcext:value-type="float">
            <text:p>9,9975258665712</text:p>
          </table:table-cell>
          <table:table-cell office:value-type="float" office:value="7.00627825322006" calcext:value-type="float">
            <text:p>7,00627825322006</text:p>
          </table:table-cell>
        </table:table-row>
        <table:table-row table:style-name="ro1">
          <table:table-cell office:value-type="float" office:value="1.04803893139604" calcext:value-type="float">
            <text:p>1,04803893139604</text:p>
          </table:table-cell>
          <table:table-cell office:value-type="float" office:value="2.6544286887801" calcext:value-type="float">
            <text:p>2,6544286887801</text:p>
          </table:table-cell>
        </table:table-row>
        <table:table-row table:style-name="ro1">
          <table:table-cell office:value-type="float" office:value="9.56655240087921" calcext:value-type="float">
            <text:p>9,56655240087921</text:p>
          </table:table-cell>
          <table:table-cell office:value-type="float" office:value="7.15437226385717" calcext:value-type="float">
            <text:p>7,15437226385717</text:p>
          </table:table-cell>
        </table:table-row>
        <table:table-row table:style-name="ro1">
          <table:table-cell office:value-type="float" office:value="7.24886142229896" calcext:value-type="float">
            <text:p>7,24886142229896</text:p>
          </table:table-cell>
          <table:table-cell office:value-type="float" office:value="6.43600868343889" calcext:value-type="float">
            <text:p>6,43600868343889</text:p>
          </table:table-cell>
        </table:table-row>
        <table:table-row table:style-name="ro1">
          <table:table-cell office:value-type="float" office:value="1.85930838238007" calcext:value-type="float">
            <text:p>1,85930838238007</text:p>
          </table:table-cell>
          <table:table-cell office:value-type="float" office:value="2.86605147853877" calcext:value-type="float">
            <text:p>2,86605147853877</text:p>
          </table:table-cell>
        </table:table-row>
        <table:table-row table:style-name="ro1">
          <table:table-cell office:value-type="float" office:value="8.76132533073612" calcext:value-type="float">
            <text:p>8,76132533073612</text:p>
          </table:table-cell>
          <table:table-cell office:value-type="float" office:value="6.77192225348155" calcext:value-type="float">
            <text:p>6,77192225348155</text:p>
          </table:table-cell>
        </table:table-row>
        <table:table-row table:style-name="ro1">
          <table:table-cell office:value-type="float" office:value="7.81204957123281" calcext:value-type="float">
            <text:p>7,81204957123281</text:p>
          </table:table-cell>
          <table:table-cell office:value-type="float" office:value="7.96774494513534" calcext:value-type="float">
            <text:p>7,96774494513534</text:p>
          </table:table-cell>
        </table:table-row>
        <table:table-row table:style-name="ro1">
          <table:table-cell office:value-type="float" office:value="3.42527425078392" calcext:value-type="float">
            <text:p>3,42527425078392</text:p>
          </table:table-cell>
          <table:table-cell office:value-type="float" office:value="3.20627012309396" calcext:value-type="float">
            <text:p>3,20627012309396</text:p>
          </table:table-cell>
        </table:table-row>
        <table:table-row table:style-name="ro1">
          <table:table-cell office:value-type="float" office:value="9.1124642152031" calcext:value-type="float">
            <text:p>9,1124642152031</text:p>
          </table:table-cell>
          <table:table-cell office:value-type="float" office:value="7.79431803820424" calcext:value-type="float">
            <text:p>7,79431803820424</text:p>
          </table:table-cell>
        </table:table-row>
        <table:table-row table:style-name="ro1">
          <table:table-cell office:value-type="float" office:value="1.74876543211" calcext:value-type="float">
            <text:p>1,74876543211</text:p>
          </table:table-cell>
          <table:table-cell office:value-type="float" office:value="7.86868686869" calcext:value-type="float">
            <text:p>7,86868686869</text:p>
          </table:table-cell>
        </table:table-row>
        <table:table-row table:style-name="ro1">
          <table:table-cell office:value-type="float" office:value="7.94222582951164" calcext:value-type="float">
            <text:p>7,94222582951164</text:p>
          </table:table-cell>
          <table:table-cell office:value-type="float" office:value="7.61854748166631" calcext:value-type="float">
            <text:p>7,61854748166631</text:p>
          </table:table-cell>
        </table:table-row>
        <table:table-row table:style-name="ro1">
          <table:table-cell office:value-type="float" office:value="1.47979739106768" calcext:value-type="float">
            <text:p>1,47979739106768</text:p>
          </table:table-cell>
          <table:table-cell office:value-type="float" office:value="3.30432219238402" calcext:value-type="float">
            <text:p>3,30432219238402</text:p>
          </table:table-cell>
        </table:table-row>
        <table:table-row table:style-name="ro1">
          <table:table-cell office:value-type="float" office:value="7.17873356591021" calcext:value-type="float">
            <text:p>7,17873356591021</text:p>
          </table:table-cell>
          <table:table-cell office:value-type="float" office:value="6.81843936899191" calcext:value-type="float">
            <text:p>6,81843936899191</text:p>
          </table:table-cell>
        </table:table-row>
        <table:table-row table:style-name="ro1">
          <table:table-cell office:value-type="float" office:value="6.3848210999999" calcext:value-type="float">
            <text:p>6,3848210999999</text:p>
          </table:table-cell>
          <table:table-cell office:value-type="float" office:value="7.11564341365981" calcext:value-type="float">
            <text:p>7,11564341365981</text:p>
          </table:table-cell>
        </table:table-row>
        <table:table-row table:style-name="ro1">
          <table:table-cell office:value-type="float" office:value="2.03177527294444" calcext:value-type="float">
            <text:p>2,03177527294444</text:p>
          </table:table-cell>
          <table:table-cell office:value-type="float" office:value="2.13503710989211" calcext:value-type="float">
            <text:p>2,13503710989211</text:p>
          </table:table-cell>
        </table:table-row>
        <table:table-row table:style-name="ro1">
          <table:table-cell office:value-type="float" office:value="1.24133023476366" calcext:value-type="float">
            <text:p>1,24133023476366</text:p>
          </table:table-cell>
          <table:table-cell office:value-type="float" office:value="1.68981363986104" calcext:value-type="float">
            <text:p>1,6898136398610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27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27T17:39:05.266128288</meta:creation-date>
    <dc:date>2025-11-27T22:45:51.245270248</dc:date>
    <meta:editing-duration>PT4H56M22S</meta:editing-duration>
    <meta:editing-cycles>1</meta:editing-cycles>
    <meta:document-statistic meta:table-count="1" meta:cell-count="1950" meta:object-count="1"/>
    <meta:generator>LibreOffice/25.8.3.2$Linux_X86_64 LibreOffice_project/5ee70f9e60a556cf41458d71cbfa54885591385a</meta:generator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legend chart:legend-position="end" svg:x="15.014cm" svg:y="4.204cm" style:legend-expansion="high" chart:style-name="ch2"/>
        <chart:plot-area chart:style-name="ch3" svg:x="0.319cm" svg:y="0.18cm" svg:width="14.376cm" svg:height="8.646cm">
          <chart:coordinate-region svg:x="0.761cm" svg:y="0.379cm" svg:width="13.741cm" svg:height="7.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Лист1.B2:Лист1.B975" chart:label-cell-address="Лист1.B1:Лист1.B1" chart:class="chart:scatter">
            <chart:domain table:cell-range-address="Лист1.A2:Лист1.A975"/>
            <chart:data-point chart:repeated="97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Y</text:p>
                <draw:g>
                  <svg:desc>Лист1.B1:Лист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9875558404266">
                <text:p>2.9875558404266</text:p>
                <draw:g>
                  <svg:desc>Лист1.A2:Лист1.A975</svg:desc>
                </draw:g>
              </table:table-cell>
              <table:table-cell office:value-type="float" office:value="3.75698230744679">
                <text:p>3.75698230744679</text:p>
                <draw:g>
                  <svg:desc>Лист1.B2:Лист1.B97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61014181608897">
                <text:p>1.61014181608897</text:p>
              </table:table-cell>
              <table:table-cell office:value-type="float" office:value="1.76434772677874">
                <text:p>1.7643477267787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.14131311358067">
                <text:p>9.14131311358067</text:p>
              </table:table-cell>
              <table:table-cell office:value-type="float" office:value="7.08363931924283">
                <text:p>7.0836393192428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24515477554108">
                <text:p>1.24515477554108</text:p>
              </table:table-cell>
              <table:table-cell office:value-type="float" office:value="2.36799074298843">
                <text:p>2.3679907429884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87266862737325">
                <text:p>3.87266862737325</text:p>
              </table:table-cell>
              <table:table-cell office:value-type="float" office:value="2.31052889897307">
                <text:p>2.3105288989730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.28402608715429">
                <text:p>9.28402608715429</text:p>
              </table:table-cell>
              <table:table-cell office:value-type="float" office:value="7.23842912638391">
                <text:p>7.2384291263839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51946159453403">
                <text:p>3.51946159453403</text:p>
              </table:table-cell>
              <table:table-cell office:value-type="float" office:value="3.40846322589175">
                <text:p>3.408463225891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77498475167189">
                <text:p>2.77498475167189</text:p>
              </table:table-cell>
              <table:table-cell office:value-type="float" office:value="3.62843920518089">
                <text:p>3.6284392051808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78849751836671">
                <text:p>3.78849751836671</text:p>
              </table:table-cell>
              <table:table-cell office:value-type="float" office:value="2.85349076340891">
                <text:p>2.8534907634089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66422606948712">
                <text:p>2.66422606948712</text:p>
              </table:table-cell>
              <table:table-cell office:value-type="float" office:value="3.33114534758021">
                <text:p>3.3311453475802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65268176877507">
                <text:p>2.65268176877507</text:p>
              </table:table-cell>
              <table:table-cell office:value-type="float" office:value="3.23184660556309">
                <text:p>3.2318466055630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65021856968411">
                <text:p>1.65021856968411</text:p>
              </table:table-cell>
              <table:table-cell office:value-type="float" office:value="3.51494263290769">
                <text:p>3.5149426329076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78133242928301">
                <text:p>2.78133242928301</text:p>
              </table:table-cell>
              <table:table-cell office:value-type="float" office:value="2.33683133014297">
                <text:p>2.3368313301429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80352734903434">
                <text:p>1.80352734903434</text:p>
              </table:table-cell>
              <table:table-cell office:value-type="float" office:value="7.20923783478455">
                <text:p>7.2092378347845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.02781800172574">
                <text:p>7.02781800172574</text:p>
              </table:table-cell>
              <table:table-cell office:value-type="float" office:value="6.85151102269359">
                <text:p>6.8515110226935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.187745469948">
                <text:p>9.187745469948</text:p>
              </table:table-cell>
              <table:table-cell office:value-type="float" office:value="6.96449430467052">
                <text:p>6.9644943046705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.38045659995541">
                <text:p>9.38045659995541</text:p>
              </table:table-cell>
              <table:table-cell office:value-type="float" office:value="6.60082395387449">
                <text:p>6.6008239538744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.87144018270931">
                <text:p>9.87144018270931</text:p>
              </table:table-cell>
              <table:table-cell office:value-type="float" office:value="7.09365118832502">
                <text:p>7.0936511883250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.00910845563748">
                <text:p>9.00910845563748</text:p>
              </table:table-cell>
              <table:table-cell office:value-type="float" office:value="7.58123191312456">
                <text:p>7.5812319131245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.84337937198023">
                <text:p>3.84337937198023</text:p>
              </table:table-cell>
              <table:table-cell office:value-type="float" office:value="2.74338637878941">
                <text:p>2.7433863787894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.53752406060546">
                <text:p>7.53752406060546</text:p>
              </table:table-cell>
              <table:table-cell office:value-type="float" office:value="6.8235861651205">
                <text:p>6.823586165120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60473739201262">
                <text:p>1.60473739201262</text:p>
              </table:table-cell>
              <table:table-cell office:value-type="float" office:value="2.40743257279235">
                <text:p>2.4074325727923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.87827616331487">
                <text:p>3.87827616331487</text:p>
              </table:table-cell>
              <table:table-cell office:value-type="float" office:value="2.64083965126389">
                <text:p>2.6408396512638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57908626875955">
                <text:p>1.57908626875955</text:p>
              </table:table-cell>
              <table:table-cell office:value-type="float" office:value="3.04304048995936">
                <text:p>3.0430404899593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.81212365232252">
                <text:p>9.81212365232252</text:p>
              </table:table-cell>
              <table:table-cell office:value-type="float" office:value="7.22796610426384">
                <text:p>7.2279661042638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.81028774136243">
                <text:p>9.81028774136243</text:p>
              </table:table-cell>
              <table:table-cell office:value-type="float" office:value="7.38868722205481">
                <text:p>7.3886872220548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.88515348131211">
                <text:p>7.88515348131211</text:p>
              </table:table-cell>
              <table:table-cell office:value-type="float" office:value="7.62621889808392">
                <text:p>7.6262188980839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08587783756081">
                <text:p>2.08587783756081</text:p>
              </table:table-cell>
              <table:table-cell office:value-type="float" office:value="2.00576785583653">
                <text:p>2.0057678558365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.53601902880552">
                <text:p>8.53601902880552</text:p>
              </table:table-cell>
              <table:table-cell office:value-type="float" office:value="6.36204524348678">
                <text:p>6.3620452434867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95855408280139">
                <text:p>1.95855408280139</text:p>
              </table:table-cell>
              <table:table-cell office:value-type="float" office:value="2.01093528742137">
                <text:p>2.0109352874213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.78887972601689">
                <text:p>9.78887972601689</text:p>
              </table:table-cell>
              <table:table-cell office:value-type="float" office:value="6.73233200488885">
                <text:p>6.7323320048888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.61550801702562">
                <text:p>3.61550801702562</text:p>
              </table:table-cell>
              <table:table-cell office:value-type="float" office:value="2.1464054055245">
                <text:p>2.146405405524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.46748422547166">
                <text:p>8.46748422547166</text:p>
              </table:table-cell>
              <table:table-cell office:value-type="float" office:value="7.07086347478265">
                <text:p>7.0708634747826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.02205556056305">
                <text:p>8.02205556056305</text:p>
              </table:table-cell>
              <table:table-cell office:value-type="float" office:value="7.51453662350921">
                <text:p>7.5145366235092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8.30314483535349">
                <text:p>8.30314483535349</text:p>
              </table:table-cell>
              <table:table-cell office:value-type="float" office:value="6.25556207009957">
                <text:p>6.2555620700995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.10075058810275">
                <text:p>3.10075058810275</text:p>
              </table:table-cell>
              <table:table-cell office:value-type="float" office:value="2.84487824882607">
                <text:p>2.8448782488260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52206917988011">
                <text:p>1.52206917988011</text:p>
              </table:table-cell>
              <table:table-cell office:value-type="float" office:value="3.17647649628568">
                <text:p>3.1764764962856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.53010071375206">
                <text:p>7.53010071375206</text:p>
              </table:table-cell>
              <table:table-cell office:value-type="float" office:value="7.52468150807491">
                <text:p>7.5246815080749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.88217161203351">
                <text:p>6.88217161203351</text:p>
              </table:table-cell>
              <table:table-cell office:value-type="float" office:value="6.70331451061741">
                <text:p>6.7033145106174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.94152927339099">
                <text:p>8.94152927339099</text:p>
              </table:table-cell>
              <table:table-cell office:value-type="float" office:value="7.77280382080405">
                <text:p>7.7728038208040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.77251591987068">
                <text:p>2.77251591987068</text:p>
              </table:table-cell>
              <table:table-cell office:value-type="float" office:value="1.39893546443466">
                <text:p>1.3989354644346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.58634751682701">
                <text:p>7.58634751682701</text:p>
              </table:table-cell>
              <table:table-cell office:value-type="float" office:value="6.90598589546849">
                <text:p>6.9059858954684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.32410004902071">
                <text:p>3.32410004902071</text:p>
              </table:table-cell>
              <table:table-cell office:value-type="float" office:value="2.74881073332975">
                <text:p>2.7488107333297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43217961150975">
                <text:p>1.43217961150975</text:p>
              </table:table-cell>
              <table:table-cell office:value-type="float" office:value="3.51273235906743">
                <text:p>3.5127323590674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.34813301329384">
                <text:p>2.34813301329384</text:p>
              </table:table-cell>
              <table:table-cell office:value-type="float" office:value="1.81562547901779">
                <text:p>1.8156254790177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.44301987284449">
                <text:p>3.44301987284449</text:p>
              </table:table-cell>
              <table:table-cell office:value-type="float" office:value="1.4395770062391">
                <text:p>1.439577006239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.62388589749107">
                <text:p>6.62388589749107</text:p>
              </table:table-cell>
              <table:table-cell office:value-type="float" office:value="6.9444625836534">
                <text:p>6.944462583653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08923893476348">
                <text:p>1.08923893476348</text:p>
              </table:table-cell>
              <table:table-cell office:value-type="float" office:value="7.31891278237347">
                <text:p>7.3189127823734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.48381143236035">
                <text:p>2.48381143236035</text:p>
              </table:table-cell>
              <table:table-cell office:value-type="float" office:value="1.97212250402309">
                <text:p>1.9721225040230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.77457619116516">
                <text:p>9.77457619116516</text:p>
              </table:table-cell>
              <table:table-cell office:value-type="float" office:value="6.68376160521304">
                <text:p>6.6837616052130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.95088956672692">
                <text:p>2.95088956672692</text:p>
              </table:table-cell>
              <table:table-cell office:value-type="float" office:value="3.8231046560921">
                <text:p>3.823104656092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7.74193555376589">
                <text:p>7.74193555376589</text:p>
              </table:table-cell>
              <table:table-cell office:value-type="float" office:value="7.96022347696619">
                <text:p>7.9602234769661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9.44403044219395">
                <text:p>9.44403044219395</text:p>
              </table:table-cell>
              <table:table-cell office:value-type="float" office:value="7.07622970943233">
                <text:p>7.0762297094323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9.68098221712245">
                <text:p>9.68098221712245</text:p>
              </table:table-cell>
              <table:table-cell office:value-type="float" office:value="6.84405374759054">
                <text:p>6.8440537475905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82888045325171">
                <text:p>1.82888045325171</text:p>
              </table:table-cell>
              <table:table-cell office:value-type="float" office:value="1.19351411629132">
                <text:p>1.1935141162913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.28365546734993">
                <text:p>2.28365546734993</text:p>
              </table:table-cell>
              <table:table-cell office:value-type="float" office:value="3.29171168767096">
                <text:p>3.2917116876709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.80331270017042">
                <text:p>7.80331270017042</text:p>
              </table:table-cell>
              <table:table-cell office:value-type="float" office:value="6.8458022856968">
                <text:p>6.845802285696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.31972461047625">
                <text:p>6.31972461047625</text:p>
              </table:table-cell>
              <table:table-cell office:value-type="float" office:value="6.9865364470891">
                <text:p>6.986536447089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8.36423629626238">
                <text:p>8.36423629626238</text:p>
              </table:table-cell>
              <table:table-cell office:value-type="float" office:value="7.81348358676569">
                <text:p>7.8134835867656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9.85730407947096">
                <text:p>9.85730407947096</text:p>
              </table:table-cell>
              <table:table-cell office:value-type="float" office:value="7.33768918306117">
                <text:p>7.3376891830611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8.71793273181043">
                <text:p>8.71793273181043</text:p>
              </table:table-cell>
              <table:table-cell office:value-type="float" office:value="7.46495699490375">
                <text:p>7.4649569949037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9.39039367417006">
                <text:p>9.39039367417006</text:p>
              </table:table-cell>
              <table:table-cell office:value-type="float" office:value="7.55501900848758">
                <text:p>7.5550190084875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.59177218716077">
                <text:p>2.59177218716077</text:p>
              </table:table-cell>
              <table:table-cell office:value-type="float" office:value="3.97664209553174">
                <text:p>3.9766420955317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9.48152591834844">
                <text:p>9.48152591834844</text:p>
              </table:table-cell>
              <table:table-cell office:value-type="float" office:value="6.6440223248969">
                <text:p>6.644022324896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.68488808336042">
                <text:p>6.68488808336042</text:p>
              </table:table-cell>
              <table:table-cell office:value-type="float" office:value="6.54035373643342">
                <text:p>6.5403537364334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60204672609841">
                <text:p>1.60204672609841</text:p>
              </table:table-cell>
              <table:table-cell office:value-type="float" office:value="1.75812324999787">
                <text:p>1.7581232499978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56007837913325">
                <text:p>1.56007837913325</text:p>
              </table:table-cell>
              <table:table-cell office:value-type="float" office:value="2.85459889680231">
                <text:p>2.8545988968023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77668040395471">
                <text:p>1.77668040395471</text:p>
              </table:table-cell>
              <table:table-cell office:value-type="float" office:value="1.73417438377382">
                <text:p>1.7341743837738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.75521673612405">
                <text:p>6.75521673612405</text:p>
              </table:table-cell>
              <table:table-cell office:value-type="float" office:value="6.91254669154242">
                <text:p>6.9125466915424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.84982496717638">
                <text:p>6.84982496717638</text:p>
              </table:table-cell>
              <table:table-cell office:value-type="float" office:value="6.51158536403431">
                <text:p>6.5115853640343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8.4239772644092">
                <text:p>8.4239772644092</text:p>
              </table:table-cell>
              <table:table-cell office:value-type="float" office:value="6.30529286459502">
                <text:p>6.3052928645950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6.74040457933566">
                <text:p>6.74040457933566</text:p>
              </table:table-cell>
              <table:table-cell office:value-type="float" office:value="6.55704737274492">
                <text:p>6.5570473727449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8.27506111181499">
                <text:p>8.27506111181499</text:p>
              </table:table-cell>
              <table:table-cell office:value-type="float" office:value="7.79939948466838">
                <text:p>7.7993994846683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.03390284723589">
                <text:p>3.03390284723589</text:p>
              </table:table-cell>
              <table:table-cell office:value-type="float" office:value="1.55455675345646">
                <text:p>1.5545567534564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6.44314729810492">
                <text:p>6.44314729810492</text:p>
              </table:table-cell>
              <table:table-cell office:value-type="float" office:value="7.10522965540438">
                <text:p>7.1052296554043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9.19641884778127">
                <text:p>9.19641884778127</text:p>
              </table:table-cell>
              <table:table-cell office:value-type="float" office:value="6.67060161310444">
                <text:p>6.6706016131044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6.76765499338458">
                <text:p>6.76765499338458</text:p>
              </table:table-cell>
              <table:table-cell office:value-type="float" office:value="6.72910751437478">
                <text:p>6.7291075143747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.87570824050606">
                <text:p>2.87570824050606</text:p>
              </table:table-cell>
              <table:table-cell office:value-type="float" office:value="2.39808212217216">
                <text:p>2.3980821221721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.65824051160503">
                <text:p>3.65824051160503</text:p>
              </table:table-cell>
              <table:table-cell office:value-type="float" office:value="3.03535764749431">
                <text:p>3.0353576474943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.47488211048664">
                <text:p>7.47488211048664</text:p>
              </table:table-cell>
              <table:table-cell office:value-type="float" office:value="6.57048148660885">
                <text:p>6.5704814866088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7.28169988319289">
                <text:p>7.28169988319289</text:p>
              </table:table-cell>
              <table:table-cell office:value-type="float" office:value="7.57357048156003">
                <text:p>7.5735704815600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.63481517330395">
                <text:p>2.63481517330395</text:p>
              </table:table-cell>
              <table:table-cell office:value-type="float" office:value="2.16526371464745">
                <text:p>2.1652637146474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93608748233248">
                <text:p>1.93608748233248</text:p>
              </table:table-cell>
              <table:table-cell office:value-type="float" office:value="1.98062279815363">
                <text:p>1.9806227981536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7.49559213941545">
                <text:p>7.49559213941545</text:p>
              </table:table-cell>
              <table:table-cell office:value-type="float" office:value="7.80927417840556">
                <text:p>7.8092741784055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7.59278524745683">
                <text:p>7.59278524745683</text:p>
              </table:table-cell>
              <table:table-cell office:value-type="float" office:value="7.54995826781824">
                <text:p>7.5499582678182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7.26662684197414">
                <text:p>7.26662684197414</text:p>
              </table:table-cell>
              <table:table-cell office:value-type="float" office:value="7.3427388862162">
                <text:p>7.342738886216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7.07323396314856">
                <text:p>7.07323396314856</text:p>
              </table:table-cell>
              <table:table-cell office:value-type="float" office:value="7.65663271436626">
                <text:p>7.6566327143662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.46513679679238">
                <text:p>2.46513679679238</text:p>
              </table:table-cell>
              <table:table-cell office:value-type="float" office:value="1.92718942113386">
                <text:p>1.9271894211338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6.58192793291164">
                <text:p>6.58192793291164</text:p>
              </table:table-cell>
              <table:table-cell office:value-type="float" office:value="6.98915507149938">
                <text:p>6.9891550714993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.27328668125414">
                <text:p>2.27328668125414</text:p>
              </table:table-cell>
              <table:table-cell office:value-type="float" office:value="2.7236599582425">
                <text:p>2.723659958242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61279865292891">
                <text:p>1.61279865292891</text:p>
              </table:table-cell>
              <table:table-cell office:value-type="float" office:value="3.18144451913946">
                <text:p>3.1814445191394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.83699360114176">
                <text:p>2.83699360114176</text:p>
              </table:table-cell>
              <table:table-cell office:value-type="float" office:value="1.54437494816457">
                <text:p>1.5443749481645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.72491965198306">
                <text:p>3.72491965198306</text:p>
              </table:table-cell>
              <table:table-cell office:value-type="float" office:value="2.13277617702442">
                <text:p>2.1327761770244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.65296054950944">
                <text:p>3.65296054950944</text:p>
              </table:table-cell>
              <table:table-cell office:value-type="float" office:value="1.93314389873305">
                <text:p>1.9331438987330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7.40552447429492">
                <text:p>7.40552447429492</text:p>
              </table:table-cell>
              <table:table-cell office:value-type="float" office:value="7.41575538302137">
                <text:p>7.4157553830213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43671118751275">
                <text:p>1.43671118751275</text:p>
              </table:table-cell>
              <table:table-cell office:value-type="float" office:value="3.06672455480305">
                <text:p>3.0667245548030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8.81769674122208">
                <text:p>8.81769674122208</text:p>
              </table:table-cell>
              <table:table-cell office:value-type="float" office:value="7.78717372114697">
                <text:p>7.7871737211469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69638094072196">
                <text:p>1.69638094072196</text:p>
              </table:table-cell>
              <table:table-cell office:value-type="float" office:value="1.76381094874028">
                <text:p>1.7638109487402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.28688041317021">
                <text:p>3.28688041317021</text:p>
              </table:table-cell>
              <table:table-cell office:value-type="float" office:value="1.54919176830499">
                <text:p>1.5491917683049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8.0692987867201">
                <text:p>8.0692987867201</text:p>
              </table:table-cell>
              <table:table-cell office:value-type="float" office:value="6.99030181000693">
                <text:p>6.9903018100069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6.74348253230096">
                <text:p>6.74348253230096</text:p>
              </table:table-cell>
              <table:table-cell office:value-type="float" office:value="6.76743698778427">
                <text:p>6.7674369877842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.54524156174843">
                <text:p>2.54524156174843</text:p>
              </table:table-cell>
              <table:table-cell office:value-type="float" office:value="3.82232879966047">
                <text:p>3.8223287996604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8.92872672043652">
                <text:p>8.92872672043652</text:p>
              </table:table-cell>
              <table:table-cell office:value-type="float" office:value="7.14644244159362">
                <text:p>7.1464424415936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7.77344419701213">
                <text:p>7.77344419701213</text:p>
              </table:table-cell>
              <table:table-cell office:value-type="float" office:value="6.80316264533191">
                <text:p>6.8031626453319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.97933968393127">
                <text:p>3.97933968393127</text:p>
              </table:table-cell>
              <table:table-cell office:value-type="float" office:value="2.53496130395891">
                <text:p>2.5349613039589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8.59682854181768">
                <text:p>8.59682854181768</text:p>
              </table:table-cell>
              <table:table-cell office:value-type="float" office:value="6.46455856303371">
                <text:p>6.4645585630337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6.4736836474374">
                <text:p>6.4736836474374</text:p>
              </table:table-cell>
              <table:table-cell office:value-type="float" office:value="7.44834372977047">
                <text:p>7.4483437297704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7.83442182445661">
                <text:p>7.83442182445661</text:p>
              </table:table-cell>
              <table:table-cell office:value-type="float" office:value="7.79191854539768">
                <text:p>7.7919185453976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9.47430216077337">
                <text:p>9.47430216077337</text:p>
              </table:table-cell>
              <table:table-cell office:value-type="float" office:value="6.40229898203578">
                <text:p>6.4022989820357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6.1989309810685">
                <text:p>6.1989309810685</text:p>
              </table:table-cell>
              <table:table-cell office:value-type="float" office:value="6.8979641824252">
                <text:p>6.897964182425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.10084193699685">
                <text:p>2.10084193699685</text:p>
              </table:table-cell>
              <table:table-cell office:value-type="float" office:value="1.56783955683627">
                <text:p>1.5678395568362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.71087232244236">
                <text:p>1.71087232244236</text:p>
              </table:table-cell>
              <table:table-cell office:value-type="float" office:value="2.17093665593126">
                <text:p>2.1709366559312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.34233656842401">
                <text:p>1.34233656842401</text:p>
              </table:table-cell>
              <table:table-cell office:value-type="float" office:value="1.8541642568078">
                <text:p>1.854164256807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8.5417560142886">
                <text:p>8.5417560142886</text:p>
              </table:table-cell>
              <table:table-cell office:value-type="float" office:value="6.475780393159">
                <text:p>6.47578039315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6.37467346048747">
                <text:p>6.37467346048747</text:p>
              </table:table-cell>
              <table:table-cell office:value-type="float" office:value="6.7399536990437">
                <text:p>6.739953699043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8.79969121982982">
                <text:p>8.79969121982982</text:p>
              </table:table-cell>
              <table:table-cell office:value-type="float" office:value="7.41159724498903">
                <text:p>7.4115972449890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.1650404455799">
                <text:p>2.1650404455799</text:p>
              </table:table-cell>
              <table:table-cell office:value-type="float" office:value="3.24731606046558">
                <text:p>3.2473160604655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.76084550928449">
                <text:p>3.76084550928449</text:p>
              </table:table-cell>
              <table:table-cell office:value-type="float" office:value="2.0894609220801">
                <text:p>2.089460922080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6.09334055064037">
                <text:p>6.09334055064037</text:p>
              </table:table-cell>
              <table:table-cell office:value-type="float" office:value="6.94628798042365">
                <text:p>6.9462879804236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.54853677214482">
                <text:p>1.54853677214482</text:p>
              </table:table-cell>
              <table:table-cell office:value-type="float" office:value="3.23104768817744">
                <text:p>3.2310476881774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9.56913100264484">
                <text:p>9.56913100264484</text:p>
              </table:table-cell>
              <table:table-cell office:value-type="float" office:value="6.57963771232493">
                <text:p>6.5796377123249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9.34890238660348">
                <text:p>9.34890238660348</text:p>
              </table:table-cell>
              <table:table-cell office:value-type="float" office:value="6.90948583401549">
                <text:p>6.9094858340154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7.32017541149525">
                <text:p>7.32017541149525</text:p>
              </table:table-cell>
              <table:table-cell office:value-type="float" office:value="7.92912467677625">
                <text:p>7.9291246767762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.49819080460156">
                <text:p>1.49819080460156</text:p>
              </table:table-cell>
              <table:table-cell office:value-type="float" office:value="3.04541874350426">
                <text:p>3.0454187435042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8.38381895289061">
                <text:p>8.38381895289061</text:p>
              </table:table-cell>
              <table:table-cell office:value-type="float" office:value="6.99925978155151">
                <text:p>6.9992597815515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.80084869476277">
                <text:p>2.80084869476277</text:p>
              </table:table-cell>
              <table:table-cell office:value-type="float" office:value="1.47021659438046">
                <text:p>1.4702165943804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7.55122268755512">
                <text:p>7.55122268755512</text:p>
              </table:table-cell>
              <table:table-cell office:value-type="float" office:value="7.79257613919434">
                <text:p>7.7925761391943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.39888640753203">
                <text:p>1.39888640753203</text:p>
              </table:table-cell>
              <table:table-cell office:value-type="float" office:value="2.59444465232287">
                <text:p>2.5944446523228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9.70621512584019">
                <text:p>9.70621512584019</text:p>
              </table:table-cell>
              <table:table-cell office:value-type="float" office:value="7.3873597602065">
                <text:p>7.387359760206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8.12988965292783">
                <text:p>8.12988965292783</text:p>
              </table:table-cell>
              <table:table-cell office:value-type="float" office:value="7.42964236769987">
                <text:p>7.4296423676998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9.11078456739051">
                <text:p>9.11078456739051</text:p>
              </table:table-cell>
              <table:table-cell office:value-type="float" office:value="6.84145632355088">
                <text:p>6.8414563235508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.45907611928228">
                <text:p>2.45907611928228</text:p>
              </table:table-cell>
              <table:table-cell office:value-type="float" office:value="3.53591888326862">
                <text:p>3.5359188832686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6.20642139059474">
                <text:p>6.20642139059474</text:p>
              </table:table-cell>
              <table:table-cell office:value-type="float" office:value="6.7470295055899">
                <text:p>6.747029505589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8.45228514385252">
                <text:p>8.45228514385252</text:p>
              </table:table-cell>
              <table:table-cell office:value-type="float" office:value="6.75218504986189">
                <text:p>6.7521850498618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.84389882655928">
                <text:p>3.84389882655928</text:p>
              </table:table-cell>
              <table:table-cell office:value-type="float" office:value="3.09049327630506">
                <text:p>3.0904932763050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7.73893475942156">
                <text:p>7.73893475942156</text:p>
              </table:table-cell>
              <table:table-cell office:value-type="float" office:value="6.52458986485244">
                <text:p>6.5245898648524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.51974673821891">
                <text:p>2.51974673821891</text:p>
              </table:table-cell>
              <table:table-cell office:value-type="float" office:value="3.3215609242518">
                <text:p>3.321560924251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.57175591773217">
                <text:p>3.57175591773217</text:p>
              </table:table-cell>
              <table:table-cell office:value-type="float" office:value="3.16396223481717">
                <text:p>3.1639622348171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8.4870958728977">
                <text:p>8.4870958728977</text:p>
              </table:table-cell>
              <table:table-cell office:value-type="float" office:value="6.87363282710927">
                <text:p>6.8736328271092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.6201433722213">
                <text:p>2.6201433722213</text:p>
              </table:table-cell>
              <table:table-cell office:value-type="float" office:value="2.05341216856083">
                <text:p>2.0534121685608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9.84451756770374">
                <text:p>9.84451756770374</text:p>
              </table:table-cell>
              <table:table-cell office:value-type="float" office:value="7.19659740629248">
                <text:p>7.1965974062924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8.63273275613247">
                <text:p>8.63273275613247</text:p>
              </table:table-cell>
              <table:table-cell office:value-type="float" office:value="7.36316044930497">
                <text:p>7.3631604493049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6.11758777691123">
                <text:p>6.11758777691123</text:p>
              </table:table-cell>
              <table:table-cell office:value-type="float" office:value="7.13506283339367">
                <text:p>7.1350628333936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.9088863499713">
                <text:p>1.9088863499713</text:p>
              </table:table-cell>
              <table:table-cell office:value-type="float" office:value="1.20460273078218">
                <text:p>1.2046027307821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9.70219143026737">
                <text:p>9.70219143026737</text:p>
              </table:table-cell>
              <table:table-cell office:value-type="float" office:value="6.7878617233495">
                <text:p>6.787861723349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.45590867036265">
                <text:p>3.45590867036265</text:p>
              </table:table-cell>
              <table:table-cell office:value-type="float" office:value="1.46399146778618">
                <text:p>1.4639914677861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6.61108560993318">
                <text:p>6.61108560993318</text:p>
              </table:table-cell>
              <table:table-cell office:value-type="float" office:value="7.02518453921571">
                <text:p>7.0251845392157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.87808865894272">
                <text:p>2.87808865894272</text:p>
              </table:table-cell>
              <table:table-cell office:value-type="float" office:value="3.36261616991338">
                <text:p>3.3626161699133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7.23650999095534">
                <text:p>7.23650999095534</text:p>
              </table:table-cell>
              <table:table-cell office:value-type="float" office:value="6.31396519259283">
                <text:p>6.3139651925928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6.49347480258989">
                <text:p>6.49347480258989</text:p>
              </table:table-cell>
              <table:table-cell office:value-type="float" office:value="6.94853761882722">
                <text:p>6.9485376188272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.61334378742525">
                <text:p>1.61334378742525</text:p>
              </table:table-cell>
              <table:table-cell office:value-type="float" office:value="2.19656071305986">
                <text:p>2.1965607130598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9.49894071255598">
                <text:p>9.49894071255598</text:p>
              </table:table-cell>
              <table:table-cell office:value-type="float" office:value="6.5530995530488">
                <text:p>6.553099553048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.41328923789237">
                <text:p>1.41328923789237</text:p>
              </table:table-cell>
              <table:table-cell office:value-type="float" office:value="7.17123234323823">
                <text:p>7.1712323432382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7.75413158028219">
                <text:p>7.75413158028219</text:p>
              </table:table-cell>
              <table:table-cell office:value-type="float" office:value="7.83375893097987">
                <text:p>7.8337589309798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.36344165468773">
                <text:p>2.36344165468773</text:p>
              </table:table-cell>
              <table:table-cell office:value-type="float" office:value="1.23794913255221">
                <text:p>1.2379491325522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.66627964871822">
                <text:p>3.66627964871822</text:p>
              </table:table-cell>
              <table:table-cell office:value-type="float" office:value="2.66459391831562">
                <text:p>2.6645939183156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6.69011289154461">
                <text:p>6.69011289154461</text:p>
              </table:table-cell>
              <table:table-cell office:value-type="float" office:value="6.58304703260624">
                <text:p>6.5830470326062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.25123456789">
                <text:p>1.25123456789</text:p>
              </table:table-cell>
              <table:table-cell office:value-type="float" office:value="7.86868686869">
                <text:p>7.8686868686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.02844079170489">
                <text:p>3.02844079170489</text:p>
              </table:table-cell>
              <table:table-cell office:value-type="float" office:value="1.81442490341785">
                <text:p>1.8144249034178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.0063689001852">
                <text:p>3.0063689001852</text:p>
              </table:table-cell>
              <table:table-cell office:value-type="float" office:value="1.45676479073108">
                <text:p>1.4567647907310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.12806280504067">
                <text:p>1.12806280504067</text:p>
              </table:table-cell>
              <table:table-cell office:value-type="float" office:value="2.05187923125275">
                <text:p>2.0518792312527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9.89528675562672">
                <text:p>9.89528675562672</text:p>
              </table:table-cell>
              <table:table-cell office:value-type="float" office:value="6.75437025571391">
                <text:p>6.7543702557139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7.70588250215447">
                <text:p>7.70588250215447</text:p>
              </table:table-cell>
              <table:table-cell office:value-type="float" office:value="7.10810779566182">
                <text:p>7.1081077956618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.74701401293862">
                <text:p>3.74701401293862</text:p>
              </table:table-cell>
              <table:table-cell office:value-type="float" office:value="1.86486314011671">
                <text:p>1.8648631401167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8.37717370344705">
                <text:p>8.37717370344705</text:p>
              </table:table-cell>
              <table:table-cell office:value-type="float" office:value="7.70767300718842">
                <text:p>7.7076730071884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8.62843036340586">
                <text:p>8.62843036340586</text:p>
              </table:table-cell>
              <table:table-cell office:value-type="float" office:value="7.93412037223429">
                <text:p>7.9341203722342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8.83353644522835">
                <text:p>8.83353644522835</text:p>
              </table:table-cell>
              <table:table-cell office:value-type="float" office:value="6.16244986096818">
                <text:p>6.1624498609681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6.35481429965416">
                <text:p>6.35481429965416</text:p>
              </table:table-cell>
              <table:table-cell office:value-type="float" office:value="6.55930856499817">
                <text:p>6.5593085649981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8.39109576622843">
                <text:p>8.39109576622843</text:p>
              </table:table-cell>
              <table:table-cell office:value-type="float" office:value="6.95316238788513">
                <text:p>6.9531623878851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6.35337948642784">
                <text:p>6.35337948642784</text:p>
              </table:table-cell>
              <table:table-cell office:value-type="float" office:value="6.45924259538082">
                <text:p>6.4592425953808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8.57235345128016">
                <text:p>8.57235345128016</text:p>
              </table:table-cell>
              <table:table-cell office:value-type="float" office:value="6.98244372170731">
                <text:p>6.9824437217073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7.93192592448923">
                <text:p>7.93192592448923</text:p>
              </table:table-cell>
              <table:table-cell office:value-type="float" office:value="6.13743278465746">
                <text:p>6.1374327846574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.81559375886435">
                <text:p>2.81559375886435</text:p>
              </table:table-cell>
              <table:table-cell office:value-type="float" office:value="2.77505534821419">
                <text:p>2.7750553482141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.68713706217625">
                <text:p>1.68713706217625</text:p>
              </table:table-cell>
              <table:table-cell office:value-type="float" office:value="3.13340693684261">
                <text:p>3.1334069368426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.30492935217683">
                <text:p>2.30492935217683</text:p>
              </table:table-cell>
              <table:table-cell office:value-type="float" office:value="1.28372960306135">
                <text:p>1.2837296030613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8.82949254347184">
                <text:p>8.82949254347184</text:p>
              </table:table-cell>
              <table:table-cell office:value-type="float" office:value="7.0070771304957">
                <text:p>7.007077130495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.90700358109286">
                <text:p>2.90700358109286</text:p>
              </table:table-cell>
              <table:table-cell office:value-type="float" office:value="2.8738986366281">
                <text:p>2.873898636628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6.79344237910412">
                <text:p>6.79344237910412</text:p>
              </table:table-cell>
              <table:table-cell office:value-type="float" office:value="6.59694540440664">
                <text:p>6.5969454044066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.7942053780502">
                <text:p>1.7942053780502</text:p>
              </table:table-cell>
              <table:table-cell office:value-type="float" office:value="1.77909170018356">
                <text:p>1.7790917001835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.60503096765737">
                <text:p>2.60503096765737</text:p>
              </table:table-cell>
              <table:table-cell office:value-type="float" office:value="1.54773540117628">
                <text:p>1.5477354011762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.4270904529994">
                <text:p>2.4270904529994</text:p>
              </table:table-cell>
              <table:table-cell office:value-type="float" office:value="2.08034473198886">
                <text:p>2.0803447319888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.89845884410022">
                <text:p>2.89845884410022</text:p>
              </table:table-cell>
              <table:table-cell office:value-type="float" office:value="2.21657517126075">
                <text:p>2.2165751712607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7.34883621206087">
                <text:p>7.34883621206087</text:p>
              </table:table-cell>
              <table:table-cell office:value-type="float" office:value="7.36272410748798">
                <text:p>7.3627241074879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9.92063799031324">
                <text:p>9.92063799031324</text:p>
              </table:table-cell>
              <table:table-cell office:value-type="float" office:value="7.21315380417016">
                <text:p>7.2131538041701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9.15594881140874">
                <text:p>9.15594881140874</text:p>
              </table:table-cell>
              <table:table-cell office:value-type="float" office:value="6.54470260974328">
                <text:p>6.5447026097432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.50744623477741">
                <text:p>2.50744623477741</text:p>
              </table:table-cell>
              <table:table-cell office:value-type="float" office:value="3.35020869984156">
                <text:p>3.3502086998415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.85971618628584">
                <text:p>2.85971618628584</text:p>
              </table:table-cell>
              <table:table-cell office:value-type="float" office:value="2.25795324804155">
                <text:p>2.2579532480415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9.52534195201014">
                <text:p>9.52534195201014</text:p>
              </table:table-cell>
              <table:table-cell office:value-type="float" office:value="6.62785973251542">
                <text:p>6.6278597325154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9.00523592159487">
                <text:p>9.00523592159487</text:p>
              </table:table-cell>
              <table:table-cell office:value-type="float" office:value="7.44214464279609">
                <text:p>7.4421446427960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.53441889049417">
                <text:p>2.53441889049417</text:p>
              </table:table-cell>
              <table:table-cell office:value-type="float" office:value="2.67091665609184">
                <text:p>2.6709166560918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.15501498939968">
                <text:p>3.15501498939968</text:p>
              </table:table-cell>
              <table:table-cell office:value-type="float" office:value="3.29613732201983">
                <text:p>3.2961373220198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.02191910644128">
                <text:p>3.02191910644128</text:p>
              </table:table-cell>
              <table:table-cell office:value-type="float" office:value="2.24275039984545">
                <text:p>2.2427503998454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.11791711576907">
                <text:p>1.11791711576907</text:p>
              </table:table-cell>
              <table:table-cell office:value-type="float" office:value="2.50263441199826">
                <text:p>2.5026344119982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9.55747435075084">
                <text:p>9.55747435075084</text:p>
              </table:table-cell>
              <table:table-cell office:value-type="float" office:value="6.74670511808331">
                <text:p>6.7467051180833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.40559600409824">
                <text:p>1.40559600409824</text:p>
              </table:table-cell>
              <table:table-cell office:value-type="float" office:value="1.49174537929162">
                <text:p>1.4917453792916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.85799229859105">
                <text:p>1.85799229859105</text:p>
              </table:table-cell>
              <table:table-cell office:value-type="float" office:value="3.34848781911356">
                <text:p>3.3484878191135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.05164676474052">
                <text:p>1.05164676474052</text:p>
              </table:table-cell>
              <table:table-cell office:value-type="float" office:value="2.16141531447541">
                <text:p>2.1614153144754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8.5594656392162">
                <text:p>8.5594656392162</text:p>
              </table:table-cell>
              <table:table-cell office:value-type="float" office:value="7.4212002018502">
                <text:p>7.421200201850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.24018200776001">
                <text:p>2.24018200776001</text:p>
              </table:table-cell>
              <table:table-cell office:value-type="float" office:value="1.89723190096099">
                <text:p>1.8972319009609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9.67941082729534">
                <text:p>9.67941082729534</text:p>
              </table:table-cell>
              <table:table-cell office:value-type="float" office:value="7.08713565229603">
                <text:p>7.0871356522960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.88931113782644">
                <text:p>1.88931113782644</text:p>
              </table:table-cell>
              <table:table-cell office:value-type="float" office:value="2.8974593156045">
                <text:p>2.897459315604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.83131707976178">
                <text:p>2.83131707976178</text:p>
              </table:table-cell>
              <table:table-cell office:value-type="float" office:value="3.07833742240597">
                <text:p>3.0783374224059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3.1213860743392">
                <text:p>3.1213860743392</text:p>
              </table:table-cell>
              <table:table-cell office:value-type="float" office:value="3.72658812304375">
                <text:p>3.7265881230437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6.82120861035916">
                <text:p>6.82120861035916</text:p>
              </table:table-cell>
              <table:table-cell office:value-type="float" office:value="6.19931040862411">
                <text:p>6.1993104086241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7.3485819515271">
                <text:p>7.3485819515271</text:p>
              </table:table-cell>
              <table:table-cell office:value-type="float" office:value="7.72179286011967">
                <text:p>7.7217928601196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.29470082450912">
                <text:p>2.29470082450912</text:p>
              </table:table-cell>
              <table:table-cell office:value-type="float" office:value="3.93091598240716">
                <text:p>3.9309159824071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8.77797964943204">
                <text:p>8.77797964943204</text:p>
              </table:table-cell>
              <table:table-cell office:value-type="float" office:value="7.78272158667035">
                <text:p>7.7827215866703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.0301056424222">
                <text:p>1.0301056424222</text:p>
              </table:table-cell>
              <table:table-cell office:value-type="float" office:value="2.51300885930675">
                <text:p>2.5130088593067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9.62202654983843">
                <text:p>9.62202654983843</text:p>
              </table:table-cell>
              <table:table-cell office:value-type="float" office:value="6.92539927018232">
                <text:p>6.9253992701823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9.42703502439245">
                <text:p>9.42703502439245</text:p>
              </table:table-cell>
              <table:table-cell office:value-type="float" office:value="6.62731243288405">
                <text:p>6.6273124328840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.2155348373793">
                <text:p>1.2155348373793</text:p>
              </table:table-cell>
              <table:table-cell office:value-type="float" office:value="3.23839495389116">
                <text:p>3.2383949538911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.70914306134962">
                <text:p>1.70914306134962</text:p>
              </table:table-cell>
              <table:table-cell office:value-type="float" office:value="3.7242174239657">
                <text:p>3.724217423965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8.50915761856608">
                <text:p>8.50915761856608</text:p>
              </table:table-cell>
              <table:table-cell office:value-type="float" office:value="7.90031852997321">
                <text:p>7.9003185299732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6.72776769807278">
                <text:p>6.72776769807278</text:p>
              </table:table-cell>
              <table:table-cell office:value-type="float" office:value="6.62283632890667">
                <text:p>6.6228363289066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3.59020697850286">
                <text:p>3.59020697850286</text:p>
              </table:table-cell>
              <table:table-cell office:value-type="float" office:value="2.44888828335606">
                <text:p>2.4488882833560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8.21309296422091">
                <text:p>8.21309296422091</text:p>
              </table:table-cell>
              <table:table-cell office:value-type="float" office:value="6.24666776541851">
                <text:p>6.2466677654185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.2746133489685">
                <text:p>1.2746133489685</text:p>
              </table:table-cell>
              <table:table-cell office:value-type="float" office:value="3.07253773740012">
                <text:p>3.0725377374001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3.4244772794782">
                <text:p>3.4244772794782</text:p>
              </table:table-cell>
              <table:table-cell office:value-type="float" office:value="3.2374745386204">
                <text:p>3.237474538620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.64780752973194">
                <text:p>2.64780752973194</text:p>
              </table:table-cell>
              <table:table-cell office:value-type="float" office:value="3.55482414348818">
                <text:p>3.5548241434881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3.68463601736654">
                <text:p>3.68463601736654</text:p>
              </table:table-cell>
              <table:table-cell office:value-type="float" office:value="2.45024721074725">
                <text:p>2.4502472107472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9.73486608179323">
                <text:p>9.73486608179323</text:p>
              </table:table-cell>
              <table:table-cell office:value-type="float" office:value="6.64104313205073">
                <text:p>6.6410431320507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.98235738531626">
                <text:p>2.98235738531626</text:p>
              </table:table-cell>
              <table:table-cell office:value-type="float" office:value="2.73107239598812">
                <text:p>2.7310723959881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.09317952633666">
                <text:p>2.09317952633666</text:p>
              </table:table-cell>
              <table:table-cell office:value-type="float" office:value="2.12426821757896">
                <text:p>2.1242682175789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.95536185703787">
                <text:p>2.95536185703787</text:p>
              </table:table-cell>
              <table:table-cell office:value-type="float" office:value="2.79394512592837">
                <text:p>2.7939451259283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7.31622384747163">
                <text:p>7.31622384747163</text:p>
              </table:table-cell>
              <table:table-cell office:value-type="float" office:value="6.95212138621346">
                <text:p>6.9521213862134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6.19759516470465">
                <text:p>6.19759516470465</text:p>
              </table:table-cell>
              <table:table-cell office:value-type="float" office:value="6.57491077782863">
                <text:p>6.5749107778286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.30950808253418">
                <text:p>2.30950808253418</text:p>
              </table:table-cell>
              <table:table-cell office:value-type="float" office:value="3.3069474703006">
                <text:p>3.306947470300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3.86631198361108">
                <text:p>3.86631198361108</text:p>
              </table:table-cell>
              <table:table-cell office:value-type="float" office:value="3.00432415381672">
                <text:p>3.0043241538167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.34475353578162">
                <text:p>2.34475353578162</text:p>
              </table:table-cell>
              <table:table-cell office:value-type="float" office:value="3.74373266614801">
                <text:p>3.7437326661480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9.02510048444607">
                <text:p>9.02510048444607</text:p>
              </table:table-cell>
              <table:table-cell office:value-type="float" office:value="6.68999857229021">
                <text:p>6.6899985722902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.75411942633084">
                <text:p>2.75411942633084</text:p>
              </table:table-cell>
              <table:table-cell office:value-type="float" office:value="3.19194497327208">
                <text:p>3.1919449732720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8.67431875182409">
                <text:p>8.67431875182409</text:p>
              </table:table-cell>
              <table:table-cell office:value-type="float" office:value="7.17892385382896">
                <text:p>7.1789238538289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.18217901778003">
                <text:p>2.18217901778003</text:p>
              </table:table-cell>
              <table:table-cell office:value-type="float" office:value="2.27309410732538">
                <text:p>2.2730941073253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3.8998028543929">
                <text:p>3.8998028543929</text:p>
              </table:table-cell>
              <table:table-cell office:value-type="float" office:value="2.72909993793703">
                <text:p>2.72909993793703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7.20859001627582">
                <text:p>7.20859001627582</text:p>
              </table:table-cell>
              <table:table-cell office:value-type="float" office:value="7.14452875765035">
                <text:p>7.1445287576503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.78424013896366">
                <text:p>1.78424013896366</text:p>
              </table:table-cell>
              <table:table-cell office:value-type="float" office:value="3.70391253081385">
                <text:p>3.7039125308138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8.08111385245773">
                <text:p>8.08111385245773</text:p>
              </table:table-cell>
              <table:table-cell office:value-type="float" office:value="6.23179674817343">
                <text:p>6.2317967481734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6.93552487883847">
                <text:p>6.93552487883847</text:p>
              </table:table-cell>
              <table:table-cell office:value-type="float" office:value="6.84238335426333">
                <text:p>6.8423833542633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9.75323466564762">
                <text:p>9.75323466564762</text:p>
              </table:table-cell>
              <table:table-cell office:value-type="float" office:value="6.9311890898937">
                <text:p>6.9311890898937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6.3678121646642">
                <text:p>6.3678121646642</text:p>
              </table:table-cell>
              <table:table-cell office:value-type="float" office:value="7.53108729908245">
                <text:p>7.5310872990824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.71591538983515">
                <text:p>2.71591538983515</text:p>
              </table:table-cell>
              <table:table-cell office:value-type="float" office:value="3.80724830607711">
                <text:p>3.8072483060771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8.60227145085973">
                <text:p>8.60227145085973</text:p>
              </table:table-cell>
              <table:table-cell office:value-type="float" office:value="7.40690688580356">
                <text:p>7.4069068858035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7.30043930861203">
                <text:p>7.30043930861203</text:p>
              </table:table-cell>
              <table:table-cell office:value-type="float" office:value="6.08673288002253">
                <text:p>6.0867328800225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3.59025773752955">
                <text:p>3.59025773752955</text:p>
              </table:table-cell>
              <table:table-cell office:value-type="float" office:value="2.38718315346623">
                <text:p>2.3871831534662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.23895962838266">
                <text:p>1.23895962838266</text:p>
              </table:table-cell>
              <table:table-cell office:value-type="float" office:value="3.15522415758891">
                <text:p>3.1552241575889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7.76281790256857">
                <text:p>7.76281790256857</text:p>
              </table:table-cell>
              <table:table-cell office:value-type="float" office:value="7.53787169363699">
                <text:p>7.53787169363699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7.28668631834042">
                <text:p>7.28668631834042</text:p>
              </table:table-cell>
              <table:table-cell office:value-type="float" office:value="7.44822129083818">
                <text:p>7.4482212908381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7.15486832332392">
                <text:p>7.15486832332392</text:p>
              </table:table-cell>
              <table:table-cell office:value-type="float" office:value="7.45395835861471">
                <text:p>7.4539583586147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9.81906861500805">
                <text:p>9.81906861500805</text:p>
              </table:table-cell>
              <table:table-cell office:value-type="float" office:value="7.36206098018883">
                <text:p>7.36206098018883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8.5682756955708">
                <text:p>8.5682756955708</text:p>
              </table:table-cell>
              <table:table-cell office:value-type="float" office:value="6.61707074863174">
                <text:p>6.6170707486317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.45410712107627">
                <text:p>2.45410712107627</text:p>
              </table:table-cell>
              <table:table-cell office:value-type="float" office:value="1.45039523133637">
                <text:p>1.45039523133637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.18875609856583">
                <text:p>2.18875609856583</text:p>
              </table:table-cell>
              <table:table-cell office:value-type="float" office:value="3.2018993143899">
                <text:p>3.2018993143899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3.28066357511581">
                <text:p>3.28066357511581</text:p>
              </table:table-cell>
              <table:table-cell office:value-type="float" office:value="2.72535851999064">
                <text:p>2.72535851999064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3.86641274011419">
                <text:p>3.86641274011419</text:p>
              </table:table-cell>
              <table:table-cell office:value-type="float" office:value="2.05250307003273">
                <text:p>2.05250307003273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7.53669405861238">
                <text:p>7.53669405861238</text:p>
              </table:table-cell>
              <table:table-cell office:value-type="float" office:value="6.17910962717176">
                <text:p>6.1791096271717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9.26321019135891">
                <text:p>9.26321019135891</text:p>
              </table:table-cell>
              <table:table-cell office:value-type="float" office:value="6.71893018880183">
                <text:p>6.71893018880183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6.07376124776395">
                <text:p>6.07376124776395</text:p>
              </table:table-cell>
              <table:table-cell office:value-type="float" office:value="6.95028681722979">
                <text:p>6.95028681722979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6.8188618394626">
                <text:p>6.8188618394626</text:p>
              </table:table-cell>
              <table:table-cell office:value-type="float" office:value="6.90696285725393">
                <text:p>6.90696285725393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.70297064426606">
                <text:p>1.70297064426606</text:p>
              </table:table-cell>
              <table:table-cell office:value-type="float" office:value="2.3324423160721">
                <text:p>2.3324423160721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9.49924946145753">
                <text:p>9.49924946145753</text:p>
              </table:table-cell>
              <table:table-cell office:value-type="float" office:value="6.66447322783029">
                <text:p>6.66447322783029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3.75607693160884">
                <text:p>3.75607693160884</text:p>
              </table:table-cell>
              <table:table-cell office:value-type="float" office:value="2.61992622819245">
                <text:p>2.6199262281924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.50928557750165">
                <text:p>2.50928557750165</text:p>
              </table:table-cell>
              <table:table-cell office:value-type="float" office:value="1.47285080255642">
                <text:p>1.47285080255642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7.54765393001193">
                <text:p>7.54765393001193</text:p>
              </table:table-cell>
              <table:table-cell office:value-type="float" office:value="7.05295190515571">
                <text:p>7.0529519051557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8.35273538212274">
                <text:p>8.35273538212274</text:p>
              </table:table-cell>
              <table:table-cell office:value-type="float" office:value="6.60091097833672">
                <text:p>6.60091097833672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8.27032584635499">
                <text:p>8.27032584635499</text:p>
              </table:table-cell>
              <table:table-cell office:value-type="float" office:value="6.33828578131354">
                <text:p>6.3382857813135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3.99108649482061">
                <text:p>3.99108649482061</text:p>
              </table:table-cell>
              <table:table-cell office:value-type="float" office:value="2.48129282181715">
                <text:p>2.4812928218171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.7836335600376">
                <text:p>1.7836335600376</text:p>
              </table:table-cell>
              <table:table-cell office:value-type="float" office:value="1.32450442113189">
                <text:p>1.32450442113189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.34000909180105">
                <text:p>2.34000909180105</text:p>
              </table:table-cell>
              <table:table-cell office:value-type="float" office:value="3.81512165950803">
                <text:p>3.81512165950803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.57284207515435">
                <text:p>1.57284207515435</text:p>
              </table:table-cell>
              <table:table-cell office:value-type="float" office:value="1.82140472172333">
                <text:p>1.82140472172333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3.92033883222586">
                <text:p>3.92033883222586</text:p>
              </table:table-cell>
              <table:table-cell office:value-type="float" office:value="2.93127713338553">
                <text:p>2.93127713338553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3.34893599193528">
                <text:p>3.34893599193528</text:p>
              </table:table-cell>
              <table:table-cell office:value-type="float" office:value="2.94100208380732">
                <text:p>2.94100208380732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9.1882774786252">
                <text:p>9.1882774786252</text:p>
              </table:table-cell>
              <table:table-cell office:value-type="float" office:value="6.38522754514406">
                <text:p>6.38522754514406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8.07850887959453">
                <text:p>8.07850887959453</text:p>
              </table:table-cell>
              <table:table-cell office:value-type="float" office:value="6.45346996499595">
                <text:p>6.4534699649959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8.49020483590154">
                <text:p>8.49020483590154</text:p>
              </table:table-cell>
              <table:table-cell office:value-type="float" office:value="7.60983738304867">
                <text:p>7.60983738304867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6.93041412236971">
                <text:p>6.93041412236971</text:p>
              </table:table-cell>
              <table:table-cell office:value-type="float" office:value="6.48971897988082">
                <text:p>6.48971897988082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6.41768706242034">
                <text:p>6.41768706242034</text:p>
              </table:table-cell>
              <table:table-cell office:value-type="float" office:value="6.86926960829656">
                <text:p>6.86926960829656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7.34185889994146">
                <text:p>7.34185889994146</text:p>
              </table:table-cell>
              <table:table-cell office:value-type="float" office:value="7.44627228371314">
                <text:p>7.4462722837131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7.20652511861861">
                <text:p>7.20652511861861</text:p>
              </table:table-cell>
              <table:table-cell office:value-type="float" office:value="6.73256821869778">
                <text:p>6.73256821869778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3.98794970925727">
                <text:p>3.98794970925727</text:p>
              </table:table-cell>
              <table:table-cell office:value-type="float" office:value="2.6595971887438">
                <text:p>2.6595971887438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.13031634744333">
                <text:p>1.13031634744333</text:p>
              </table:table-cell>
              <table:table-cell office:value-type="float" office:value="2.39561095086227">
                <text:p>2.39561095086227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3.63181074589495">
                <text:p>3.63181074589495</text:p>
              </table:table-cell>
              <table:table-cell office:value-type="float" office:value="2.88867474688417">
                <text:p>2.88867474688417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9.65676988122859">
                <text:p>9.65676988122859</text:p>
              </table:table-cell>
              <table:table-cell office:value-type="float" office:value="7.29372336576303">
                <text:p>7.29372336576303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6.22500665972139">
                <text:p>6.22500665972139</text:p>
              </table:table-cell>
              <table:table-cell office:value-type="float" office:value="7.11054050222774">
                <text:p>7.1105405022277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6.22384268789757">
                <text:p>6.22384268789757</text:p>
              </table:table-cell>
              <table:table-cell office:value-type="float" office:value="7.42634854278788">
                <text:p>7.42634854278788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3.3990752214672">
                <text:p>3.3990752214672</text:p>
              </table:table-cell>
              <table:table-cell office:value-type="float" office:value="2.88697402236203">
                <text:p>2.8869740223620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6.34414268859563">
                <text:p>6.34414268859563</text:p>
              </table:table-cell>
              <table:table-cell office:value-type="float" office:value="7.30734051029431">
                <text:p>7.30734051029431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.45633625871741">
                <text:p>2.45633625871741</text:p>
              </table:table-cell>
              <table:table-cell office:value-type="float" office:value="3.33235179305993">
                <text:p>3.33235179305993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7.15884888855513">
                <text:p>7.15884888855513</text:p>
              </table:table-cell>
              <table:table-cell office:value-type="float" office:value="6.51545267602636">
                <text:p>6.51545267602636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7.35827502193364">
                <text:p>7.35827502193364</text:p>
              </table:table-cell>
              <table:table-cell office:value-type="float" office:value="7.20115018747576">
                <text:p>7.20115018747576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7.98688115948127">
                <text:p>7.98688115948127</text:p>
              </table:table-cell>
              <table:table-cell office:value-type="float" office:value="7.29743511081752">
                <text:p>7.29743511081752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9.39043284484036">
                <text:p>9.39043284484036</text:p>
              </table:table-cell>
              <table:table-cell office:value-type="float" office:value="7.70908406178617">
                <text:p>7.70908406178617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.24055344220335">
                <text:p>1.24055344220335</text:p>
              </table:table-cell>
              <table:table-cell office:value-type="float" office:value="1.74930515076492">
                <text:p>1.74930515076492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8.54589778266798">
                <text:p>8.54589778266798</text:p>
              </table:table-cell>
              <table:table-cell office:value-type="float" office:value="6.89105198793747">
                <text:p>6.89105198793747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6.11292150451403">
                <text:p>6.11292150451403</text:p>
              </table:table-cell>
              <table:table-cell office:value-type="float" office:value="7.14390014358003">
                <text:p>7.14390014358003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9.29305328744701">
                <text:p>9.29305328744701</text:p>
              </table:table-cell>
              <table:table-cell office:value-type="float" office:value="7.67872362464226">
                <text:p>7.67872362464226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.45771597298183">
                <text:p>1.45771597298183</text:p>
              </table:table-cell>
              <table:table-cell office:value-type="float" office:value="3.12846070177059">
                <text:p>3.12846070177059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9.77113915255309">
                <text:p>9.77113915255309</text:p>
              </table:table-cell>
              <table:table-cell office:value-type="float" office:value="6.97043456166009">
                <text:p>6.97043456166009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3.78546825140102">
                <text:p>3.78546825140102</text:p>
              </table:table-cell>
              <table:table-cell office:value-type="float" office:value="2.68051794433026">
                <text:p>2.68051794433026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.63200736633198">
                <text:p>2.63200736633198</text:p>
              </table:table-cell>
              <table:table-cell office:value-type="float" office:value="3.68044344963642">
                <text:p>3.68044344963642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.74789569410161">
                <text:p>2.74789569410161</text:p>
              </table:table-cell>
              <table:table-cell office:value-type="float" office:value="3.10971699379764">
                <text:p>3.10971699379764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6.81669616444207">
                <text:p>6.81669616444207</text:p>
              </table:table-cell>
              <table:table-cell office:value-type="float" office:value="6.27184263807587">
                <text:p>6.27184263807587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7.51129246543956">
                <text:p>7.51129246543956</text:p>
              </table:table-cell>
              <table:table-cell office:value-type="float" office:value="6.26966374616519">
                <text:p>6.26966374616519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7.93149512208489">
                <text:p>7.93149512208489</text:p>
              </table:table-cell>
              <table:table-cell office:value-type="float" office:value="7.17167936776019">
                <text:p>7.17167936776019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8.25224059036772">
                <text:p>8.25224059036772</text:p>
              </table:table-cell>
              <table:table-cell office:value-type="float" office:value="7.65924216910205">
                <text:p>7.65924216910205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6.82536237336373">
                <text:p>6.82536237336373</text:p>
              </table:table-cell>
              <table:table-cell office:value-type="float" office:value="6.71103663795421">
                <text:p>6.71103663795421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8.7741677466546">
                <text:p>8.7741677466546</text:p>
              </table:table-cell>
              <table:table-cell office:value-type="float" office:value="7.87177402017239">
                <text:p>7.87177402017239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6.64151206705799">
                <text:p>6.64151206705799</text:p>
              </table:table-cell>
              <table:table-cell office:value-type="float" office:value="6.68921589038376">
                <text:p>6.68921589038376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7.18060496829486">
                <text:p>7.18060496829486</text:p>
              </table:table-cell>
              <table:table-cell office:value-type="float" office:value="6.48139265002532">
                <text:p>6.48139265002532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7.01597152638423">
                <text:p>7.01597152638423</text:p>
              </table:table-cell>
              <table:table-cell office:value-type="float" office:value="6.81753563534581">
                <text:p>6.81753563534581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6.26756118076422">
                <text:p>6.26756118076422</text:p>
              </table:table-cell>
              <table:table-cell office:value-type="float" office:value="7.47626930386131">
                <text:p>7.47626930386131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.88168913738066">
                <text:p>1.88168913738066</text:p>
              </table:table-cell>
              <table:table-cell office:value-type="float" office:value="2.94729032285863">
                <text:p>2.94729032285863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2.22164402234723">
                <text:p>2.22164402234723</text:p>
              </table:table-cell>
              <table:table-cell office:value-type="float" office:value="1.70011384867303">
                <text:p>1.70011384867303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9.06000768663736">
                <text:p>9.06000768663736</text:p>
              </table:table-cell>
              <table:table-cell office:value-type="float" office:value="7.00912854391845">
                <text:p>7.00912854391845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.10788983180194">
                <text:p>3.10788983180194</text:p>
              </table:table-cell>
              <table:table-cell office:value-type="float" office:value="3.40838714355781">
                <text:p>3.40838714355781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2.69862446741702">
                <text:p>2.69862446741702</text:p>
              </table:table-cell>
              <table:table-cell office:value-type="float" office:value="2.78983235354286">
                <text:p>2.78983235354286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2.99058984267476">
                <text:p>2.99058984267476</text:p>
              </table:table-cell>
              <table:table-cell office:value-type="float" office:value="2.78333655166794">
                <text:p>2.78333655166794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.28406497754388">
                <text:p>3.28406497754388</text:p>
              </table:table-cell>
              <table:table-cell office:value-type="float" office:value="3.729604679432">
                <text:p>3.729604679432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.01825882228279">
                <text:p>3.01825882228279</text:p>
              </table:table-cell>
              <table:table-cell office:value-type="float" office:value="3.31099820837845">
                <text:p>3.31099820837845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8.45165335409997">
                <text:p>8.45165335409997</text:p>
              </table:table-cell>
              <table:table-cell office:value-type="float" office:value="7.08731304706673">
                <text:p>7.08731304706673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6.70321757964643">
                <text:p>6.70321757964643</text:p>
              </table:table-cell>
              <table:table-cell office:value-type="float" office:value="6.60207838179616">
                <text:p>6.60207838179616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7.50696645932709">
                <text:p>7.50696645932709</text:p>
              </table:table-cell>
              <table:table-cell office:value-type="float" office:value="6.96348726620543">
                <text:p>6.96348726620543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.47006596114983">
                <text:p>1.47006596114983</text:p>
              </table:table-cell>
              <table:table-cell office:value-type="float" office:value="3.03240039923542">
                <text:p>3.03240039923542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.9638529454914">
                <text:p>3.9638529454914</text:p>
              </table:table-cell>
              <table:table-cell office:value-type="float" office:value="2.521819011398">
                <text:p>2.521819011398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8.55834498377439">
                <text:p>8.55834498377439</text:p>
              </table:table-cell>
              <table:table-cell office:value-type="float" office:value="7.22420458720117">
                <text:p>7.22420458720117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2.57962172900506">
                <text:p>2.57962172900506</text:p>
              </table:table-cell>
              <table:table-cell office:value-type="float" office:value="2.21162281711045">
                <text:p>2.21162281711045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7.53604508336752">
                <text:p>7.53604508336752</text:p>
              </table:table-cell>
              <table:table-cell office:value-type="float" office:value="6.05463741937963">
                <text:p>6.05463741937963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6.40177543671095">
                <text:p>6.40177543671095</text:p>
              </table:table-cell>
              <table:table-cell office:value-type="float" office:value="6.82631854591965">
                <text:p>6.82631854591965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6.48518918661278">
                <text:p>6.48518918661278</text:p>
              </table:table-cell>
              <table:table-cell office:value-type="float" office:value="7.2506570399384">
                <text:p>7.2506570399384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7.02442681711684">
                <text:p>7.02442681711684</text:p>
              </table:table-cell>
              <table:table-cell office:value-type="float" office:value="7.07325686358357">
                <text:p>7.07325686358357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.47849726747324">
                <text:p>1.47849726747324</text:p>
              </table:table-cell>
              <table:table-cell office:value-type="float" office:value="3.58930374647088">
                <text:p>3.58930374647088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9.04369679335781">
                <text:p>9.04369679335781</text:p>
              </table:table-cell>
              <table:table-cell office:value-type="float" office:value="7.45186653503556">
                <text:p>7.45186653503556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.96886697402407">
                <text:p>1.96886697402407</text:p>
              </table:table-cell>
              <table:table-cell office:value-type="float" office:value="1.36417003945987">
                <text:p>1.36417003945987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.28841165635956">
                <text:p>1.28841165635956</text:p>
              </table:table-cell>
              <table:table-cell office:value-type="float" office:value="2.58592678465487">
                <text:p>2.58592678465487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6.00099251942831">
                <text:p>6.00099251942831</text:p>
              </table:table-cell>
              <table:table-cell office:value-type="float" office:value="7.00757874633069">
                <text:p>7.00757874633069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.22054329471639">
                <text:p>1.22054329471639</text:p>
              </table:table-cell>
              <table:table-cell office:value-type="float" office:value="2.2277020112001">
                <text:p>2.2277020112001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.16325422869016">
                <text:p>1.16325422869016</text:p>
              </table:table-cell>
              <table:table-cell office:value-type="float" office:value="1.97555618011113">
                <text:p>1.97555618011113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2.55471714948534">
                <text:p>2.55471714948534</text:p>
              </table:table-cell>
              <table:table-cell office:value-type="float" office:value="3.07109333744751">
                <text:p>3.07109333744751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7.37104758309077">
                <text:p>7.37104758309077</text:p>
              </table:table-cell>
              <table:table-cell office:value-type="float" office:value="7.89275500241558">
                <text:p>7.89275500241558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2.46521467125005">
                <text:p>2.46521467125005</text:p>
              </table:table-cell>
              <table:table-cell office:value-type="float" office:value="3.46239555685815">
                <text:p>3.46239555685815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.07941035524798">
                <text:p>1.07941035524798</text:p>
              </table:table-cell>
              <table:table-cell office:value-type="float" office:value="2.55776189053032">
                <text:p>2.55776189053032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.13553041795976">
                <text:p>3.13553041795976</text:p>
              </table:table-cell>
              <table:table-cell office:value-type="float" office:value="2.70717253063824">
                <text:p>2.70717253063824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.00300349932473">
                <text:p>3.00300349932473</text:p>
              </table:table-cell>
              <table:table-cell office:value-type="float" office:value="2.77342408596401">
                <text:p>2.77342408596401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7.2398345537972">
                <text:p>7.2398345537972</text:p>
              </table:table-cell>
              <table:table-cell office:value-type="float" office:value="7.51137612497781">
                <text:p>7.51137612497781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2.10433878471768">
                <text:p>2.10433878471768</text:p>
              </table:table-cell>
              <table:table-cell office:value-type="float" office:value="2.9951415345148">
                <text:p>2.9951415345148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6.70547299984197">
                <text:p>6.70547299984197</text:p>
              </table:table-cell>
              <table:table-cell office:value-type="float" office:value="6.54526793582009">
                <text:p>6.54526793582009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8.67448656821625">
                <text:p>8.67448656821625</text:p>
              </table:table-cell>
              <table:table-cell office:value-type="float" office:value="6.14328668511612">
                <text:p>6.14328668511612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6.18305980156957">
                <text:p>6.18305980156957</text:p>
              </table:table-cell>
              <table:table-cell office:value-type="float" office:value="7.00847691612905">
                <text:p>7.0084769161290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8.73324870816244">
                <text:p>8.73324870816244</text:p>
              </table:table-cell>
              <table:table-cell office:value-type="float" office:value="7.76469228364165">
                <text:p>7.76469228364165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.410861843654">
                <text:p>1.410861843654</text:p>
              </table:table-cell>
              <table:table-cell office:value-type="float" office:value="2.58498828768335">
                <text:p>2.58498828768335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.53788482319238">
                <text:p>3.53788482319238</text:p>
              </table:table-cell>
              <table:table-cell office:value-type="float" office:value="1.66369315549869">
                <text:p>1.66369315549869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.26978425556347">
                <text:p>1.26978425556347</text:p>
              </table:table-cell>
              <table:table-cell office:value-type="float" office:value="2.54155976152908">
                <text:p>2.54155976152908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9.73293091022403">
                <text:p>9.73293091022403</text:p>
              </table:table-cell>
              <table:table-cell office:value-type="float" office:value="7.00564673096337">
                <text:p>7.00564673096337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9.70041090303317">
                <text:p>9.70041090303317</text:p>
              </table:table-cell>
              <table:table-cell office:value-type="float" office:value="7.13074999719994">
                <text:p>7.13074999719994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.1711215559532">
                <text:p>3.1711215559532</text:p>
              </table:table-cell>
              <table:table-cell office:value-type="float" office:value="2.99775490251408">
                <text:p>2.99775490251408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2.52415964183512">
                <text:p>2.52415964183512</text:p>
              </table:table-cell>
              <table:table-cell office:value-type="float" office:value="1.91972277695423">
                <text:p>1.91972277695423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8.93259003938476">
                <text:p>8.93259003938476</text:p>
              </table:table-cell>
              <table:table-cell office:value-type="float" office:value="7.79044659298888">
                <text:p>7.79044659298888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.02170486204239">
                <text:p>3.02170486204239</text:p>
              </table:table-cell>
              <table:table-cell office:value-type="float" office:value="2.02987063052234">
                <text:p>2.02987063052234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.32759474741829">
                <text:p>3.32759474741829</text:p>
              </table:table-cell>
              <table:table-cell office:value-type="float" office:value="2.9730069833712">
                <text:p>2.9730069833712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.89811092902559">
                <text:p>3.89811092902559</text:p>
              </table:table-cell>
              <table:table-cell office:value-type="float" office:value="2.44648091371329">
                <text:p>2.44648091371329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.51890128923348">
                <text:p>1.51890128923348</text:p>
              </table:table-cell>
              <table:table-cell office:value-type="float" office:value="7.53131313131">
                <text:p>7.53131313131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9.37318143054573">
                <text:p>9.37318143054573</text:p>
              </table:table-cell>
              <table:table-cell office:value-type="float" office:value="6.5567615434056">
                <text:p>6.5567615434056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.73094995497002">
                <text:p>1.73094995497002</text:p>
              </table:table-cell>
              <table:table-cell office:value-type="float" office:value="3.16625833130216">
                <text:p>3.16625833130216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8.55597330044561">
                <text:p>8.55597330044561</text:p>
              </table:table-cell>
              <table:table-cell office:value-type="float" office:value="6.31424608996297">
                <text:p>6.31424608996297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6.56009707642148">
                <text:p>6.56009707642148</text:p>
              </table:table-cell>
              <table:table-cell office:value-type="float" office:value="6.35108743814011">
                <text:p>6.35108743814011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2.72705869024307">
                <text:p>2.72705869024307</text:p>
              </table:table-cell>
              <table:table-cell office:value-type="float" office:value="3.74424728310043">
                <text:p>3.74424728310043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6.44270536365982">
                <text:p>6.44270536365982</text:p>
              </table:table-cell>
              <table:table-cell office:value-type="float" office:value="6.83133092235403">
                <text:p>6.83133092235403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.2711995732899">
                <text:p>3.2711995732899</text:p>
              </table:table-cell>
              <table:table-cell office:value-type="float" office:value="1.9884208433975">
                <text:p>1.9884208433975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9.74922327859956">
                <text:p>9.74922327859956</text:p>
              </table:table-cell>
              <table:table-cell office:value-type="float" office:value="7.37036156775906">
                <text:p>7.37036156775906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6.65833757240444">
                <text:p>6.65833757240444</text:p>
              </table:table-cell>
              <table:table-cell office:value-type="float" office:value="6.89396087130288">
                <text:p>6.89396087130288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2.87934202685373">
                <text:p>2.87934202685373</text:p>
              </table:table-cell>
              <table:table-cell office:value-type="float" office:value="3.83083920505989">
                <text:p>3.83083920505989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2.45553584055664">
                <text:p>2.45553584055664</text:p>
              </table:table-cell>
              <table:table-cell office:value-type="float" office:value="2.87118555885184">
                <text:p>2.87118555885184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9.2528551427454">
                <text:p>9.2528551427454</text:p>
              </table:table-cell>
              <table:table-cell office:value-type="float" office:value="7.22118883053755">
                <text:p>7.22118883053755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9.47338930731378">
                <text:p>9.47338930731378</text:p>
              </table:table-cell>
              <table:table-cell office:value-type="float" office:value="7.05821018250042">
                <text:p>7.05821018250042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2.14323683795429">
                <text:p>2.14323683795429</text:p>
              </table:table-cell>
              <table:table-cell office:value-type="float" office:value="3.57462020335974">
                <text:p>3.57462020335974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6.30114703039847">
                <text:p>6.30114703039847</text:p>
              </table:table-cell>
              <table:table-cell office:value-type="float" office:value="7.26417778247615">
                <text:p>7.26417778247615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2.37084289862807">
                <text:p>2.37084289862807</text:p>
              </table:table-cell>
              <table:table-cell office:value-type="float" office:value="3.15558406093309">
                <text:p>3.15558406093309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.53073547038075">
                <text:p>1.53073547038075</text:p>
              </table:table-cell>
              <table:table-cell office:value-type="float" office:value="3.42261150833784">
                <text:p>3.42261150833784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9.86721289192658">
                <text:p>9.86721289192658</text:p>
              </table:table-cell>
              <table:table-cell office:value-type="float" office:value="7.1557594389884">
                <text:p>7.1557594389884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.15930890088136">
                <text:p>1.15930890088136</text:p>
              </table:table-cell>
              <table:table-cell office:value-type="float" office:value="2.94107793672056">
                <text:p>2.94107793672056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9.11320291960881">
                <text:p>9.11320291960881</text:p>
              </table:table-cell>
              <table:table-cell office:value-type="float" office:value="7.5128506873279">
                <text:p>7.5128506873279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7.1663942488312">
                <text:p>7.1663942488312</text:p>
              </table:table-cell>
              <table:table-cell office:value-type="float" office:value="7.74520721252363">
                <text:p>7.74520721252363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2.68837462559067">
                <text:p>2.68837462559067</text:p>
              </table:table-cell>
              <table:table-cell office:value-type="float" office:value="1.27612167471162">
                <text:p>1.27612167471162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6.78961919856335">
                <text:p>6.78961919856335</text:p>
              </table:table-cell>
              <table:table-cell office:value-type="float" office:value="7.78642811943612">
                <text:p>7.78642811943612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.48368286460699">
                <text:p>1.48368286460699</text:p>
              </table:table-cell>
              <table:table-cell office:value-type="float" office:value="2.50799664865216">
                <text:p>2.50799664865216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2.40417476258862">
                <text:p>2.40417476258862</text:p>
              </table:table-cell>
              <table:table-cell office:value-type="float" office:value="2.98097961477516">
                <text:p>2.98097961477516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.26492812731111">
                <text:p>1.26492812731111</text:p>
              </table:table-cell>
              <table:table-cell office:value-type="float" office:value="1.95256661184945">
                <text:p>1.95256661184945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7.05318823008398">
                <text:p>7.05318823008398</text:p>
              </table:table-cell>
              <table:table-cell office:value-type="float" office:value="6.7607843546766">
                <text:p>6.7607843546766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.18803332147224">
                <text:p>1.18803332147224</text:p>
              </table:table-cell>
              <table:table-cell office:value-type="float" office:value="2.34422207106289">
                <text:p>2.34422207106289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.14661498850006">
                <text:p>1.14661498850006</text:p>
              </table:table-cell>
              <table:table-cell office:value-type="float" office:value="2.96550638478048">
                <text:p>2.96550638478048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7.37673543329625">
                <text:p>7.37673543329625</text:p>
              </table:table-cell>
              <table:table-cell office:value-type="float" office:value="7.1509889323336">
                <text:p>7.1509889323336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9.8392275090936">
                <text:p>9.8392275090936</text:p>
              </table:table-cell>
              <table:table-cell office:value-type="float" office:value="7.3185217926663">
                <text:p>7.3185217926663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.4069131469831">
                <text:p>1.4069131469831</text:p>
              </table:table-cell>
              <table:table-cell office:value-type="float" office:value="2.32190244247276">
                <text:p>2.32190244247276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.21800520783968">
                <text:p>3.21800520783968</text:p>
              </table:table-cell>
              <table:table-cell office:value-type="float" office:value="1.88009733330132">
                <text:p>1.88009733330132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2.50507750807227">
                <text:p>2.50507750807227</text:p>
              </table:table-cell>
              <table:table-cell office:value-type="float" office:value="2.76321093507273">
                <text:p>2.76321093507273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.71817851370382">
                <text:p>1.71817851370382</text:p>
              </table:table-cell>
              <table:table-cell office:value-type="float" office:value="1.68400654323953">
                <text:p>1.68400654323953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.75697231403842">
                <text:p>3.75697231403842</text:p>
              </table:table-cell>
              <table:table-cell office:value-type="float" office:value="1.98436048248767">
                <text:p>1.98436048248767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6.18683032333718">
                <text:p>6.18683032333718</text:p>
              </table:table-cell>
              <table:table-cell office:value-type="float" office:value="6.59836752598578">
                <text:p>6.59836752598578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2.23326563293751">
                <text:p>2.23326563293751</text:p>
              </table:table-cell>
              <table:table-cell office:value-type="float" office:value="2.97616148093756">
                <text:p>2.97616148093756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7.14336753865369">
                <text:p>7.14336753865369</text:p>
              </table:table-cell>
              <table:table-cell office:value-type="float" office:value="6.50461240641771">
                <text:p>6.50461240641771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6.09278284217395">
                <text:p>6.09278284217395</text:p>
              </table:table-cell>
              <table:table-cell office:value-type="float" office:value="7.0929540705896">
                <text:p>7.0929540705896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6.49016540712724">
                <text:p>6.49016540712724</text:p>
              </table:table-cell>
              <table:table-cell office:value-type="float" office:value="7.42255944999273">
                <text:p>7.42255944999273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.5048197979951">
                <text:p>1.5048197979951</text:p>
              </table:table-cell>
              <table:table-cell office:value-type="float" office:value="2.31808453812931">
                <text:p>2.31808453812931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9.46444235411373">
                <text:p>9.46444235411373</text:p>
              </table:table-cell>
              <table:table-cell office:value-type="float" office:value="7.49650571099984">
                <text:p>7.49650571099984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.10468641173364">
                <text:p>1.10468641173364</text:p>
              </table:table-cell>
              <table:table-cell office:value-type="float" office:value="2.31641096971525">
                <text:p>2.31641096971525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2.57405359799911">
                <text:p>2.57405359799911</text:p>
              </table:table-cell>
              <table:table-cell office:value-type="float" office:value="1.56415985331387">
                <text:p>1.56415985331387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9.88832599487543">
                <text:p>9.88832599487543</text:p>
              </table:table-cell>
              <table:table-cell office:value-type="float" office:value="7.25582330053727">
                <text:p>7.25582330053727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.30355648333676">
                <text:p>1.30355648333676</text:p>
              </table:table-cell>
              <table:table-cell office:value-type="float" office:value="2.20611415866069">
                <text:p>2.20611415866069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8.84661781034706">
                <text:p>8.84661781034706</text:p>
              </table:table-cell>
              <table:table-cell office:value-type="float" office:value="6.71688759508547">
                <text:p>6.71688759508547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3.86626745575903">
                <text:p>3.86626745575903</text:p>
              </table:table-cell>
              <table:table-cell office:value-type="float" office:value="2.015085817847">
                <text:p>2.015085817847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2.33479768339862">
                <text:p>2.33479768339862</text:p>
              </table:table-cell>
              <table:table-cell office:value-type="float" office:value="3.57243803220572">
                <text:p>3.57243803220572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.15095856672349">
                <text:p>1.15095856672349</text:p>
              </table:table-cell>
              <table:table-cell office:value-type="float" office:value="2.18901968512327">
                <text:p>2.18901968512327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7.04915865529623">
                <text:p>7.04915865529623</text:p>
              </table:table-cell>
              <table:table-cell office:value-type="float" office:value="7.14482953478311">
                <text:p>7.14482953478311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2.03879402596916">
                <text:p>2.03879402596916</text:p>
              </table:table-cell>
              <table:table-cell office:value-type="float" office:value="2.54817618145239">
                <text:p>2.54817618145239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2.56704391805627">
                <text:p>2.56704391805627</text:p>
              </table:table-cell>
              <table:table-cell office:value-type="float" office:value="3.12469381887524">
                <text:p>3.12469381887524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6.34089119042556">
                <text:p>6.34089119042556</text:p>
              </table:table-cell>
              <table:table-cell office:value-type="float" office:value="6.94044779251762">
                <text:p>6.94044779251762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7.61601582109177">
                <text:p>7.61601582109177</text:p>
              </table:table-cell>
              <table:table-cell office:value-type="float" office:value="7.25375096734838">
                <text:p>7.25375096734838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6.51400639249584">
                <text:p>6.51400639249584</text:p>
              </table:table-cell>
              <table:table-cell office:value-type="float" office:value="7.41076869632527">
                <text:p>7.41076869632527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3.08839488113521">
                <text:p>3.08839488113521</text:p>
              </table:table-cell>
              <table:table-cell office:value-type="float" office:value="1.17556823986447">
                <text:p>1.17556823986447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3.64903935637642">
                <text:p>3.64903935637642</text:p>
              </table:table-cell>
              <table:table-cell office:value-type="float" office:value="3.19308198183554">
                <text:p>3.19308198183554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8.60591121482012">
                <text:p>8.60591121482012</text:p>
              </table:table-cell>
              <table:table-cell office:value-type="float" office:value="6.38359872828489">
                <text:p>6.38359872828489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2.48906000710634">
                <text:p>2.48906000710634</text:p>
              </table:table-cell>
              <table:table-cell office:value-type="float" office:value="2.96951725726161">
                <text:p>2.96951725726161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7.71271479604405">
                <text:p>7.71271479604405</text:p>
              </table:table-cell>
              <table:table-cell office:value-type="float" office:value="7.49582930550102">
                <text:p>7.49582930550102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7.45742210371734">
                <text:p>7.45742210371734</text:p>
              </table:table-cell>
              <table:table-cell office:value-type="float" office:value="6.08553911425768">
                <text:p>6.08553911425768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2.03708437160538">
                <text:p>2.03708437160538</text:p>
              </table:table-cell>
              <table:table-cell office:value-type="float" office:value="2.67980398571692">
                <text:p>2.67980398571692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.99507315554083">
                <text:p>1.99507315554083</text:p>
              </table:table-cell>
              <table:table-cell office:value-type="float" office:value="2.6881351504785">
                <text:p>2.6881351504785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2.81954723733939">
                <text:p>2.81954723733939</text:p>
              </table:table-cell>
              <table:table-cell office:value-type="float" office:value="3.4710701516713">
                <text:p>3.4710701516713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8.8072384142572">
                <text:p>8.8072384142572</text:p>
              </table:table-cell>
              <table:table-cell office:value-type="float" office:value="6.35173381874441">
                <text:p>6.35173381874441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2.6818844602729">
                <text:p>2.6818844602729</text:p>
              </table:table-cell>
              <table:table-cell office:value-type="float" office:value="1.80603968531677">
                <text:p>1.80603968531677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7.61622122814417">
                <text:p>7.61622122814417</text:p>
              </table:table-cell>
              <table:table-cell office:value-type="float" office:value="7.02521613265522">
                <text:p>7.02521613265522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3.92773761797576">
                <text:p>3.92773761797576</text:p>
              </table:table-cell>
              <table:table-cell office:value-type="float" office:value="2.16543265790738">
                <text:p>2.16543265790738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6.5855493932824">
                <text:p>6.5855493932824</text:p>
              </table:table-cell>
              <table:table-cell office:value-type="float" office:value="7.44521339440593">
                <text:p>7.44521339440593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6.32733890646978">
                <text:p>6.32733890646978</text:p>
              </table:table-cell>
              <table:table-cell office:value-type="float" office:value="6.57298508352341">
                <text:p>6.57298508352341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2.82359840013125">
                <text:p>2.82359840013125</text:p>
              </table:table-cell>
              <table:table-cell office:value-type="float" office:value="1.5714295500266">
                <text:p>1.5714295500266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.16064143647041">
                <text:p>1.16064143647041</text:p>
              </table:table-cell>
              <table:table-cell office:value-type="float" office:value="3.07322166370552">
                <text:p>3.07322166370552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3.31321699130807">
                <text:p>3.31321699130807</text:p>
              </table:table-cell>
              <table:table-cell office:value-type="float" office:value="3.08193480724728">
                <text:p>3.08193480724728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2.28949186533704">
                <text:p>2.28949186533704</text:p>
              </table:table-cell>
              <table:table-cell office:value-type="float" office:value="2.09800806461731">
                <text:p>2.09800806461731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3.17753481158647">
                <text:p>3.17753481158647</text:p>
              </table:table-cell>
              <table:table-cell office:value-type="float" office:value="1.93360418661785">
                <text:p>1.93360418661785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7.05137161727692">
                <text:p>7.05137161727692</text:p>
              </table:table-cell>
              <table:table-cell office:value-type="float" office:value="7.85284549910683">
                <text:p>7.85284549910683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2.24551631781179">
                <text:p>2.24551631781179</text:p>
              </table:table-cell>
              <table:table-cell office:value-type="float" office:value="1.18421409699638">
                <text:p>1.18421409699638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6.48570411760838">
                <text:p>6.48570411760838</text:p>
              </table:table-cell>
              <table:table-cell office:value-type="float" office:value="6.49806844956619">
                <text:p>6.49806844956619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2.12653185809763">
                <text:p>2.12653185809763</text:p>
              </table:table-cell>
              <table:table-cell office:value-type="float" office:value="3.26058296173613">
                <text:p>3.26058296173613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6.54888331196704">
                <text:p>6.54888331196704</text:p>
              </table:table-cell>
              <table:table-cell office:value-type="float" office:value="6.84171025398791">
                <text:p>6.84171025398791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7.07258550757412">
                <text:p>7.07258550757412</text:p>
              </table:table-cell>
              <table:table-cell office:value-type="float" office:value="7.17901902852425">
                <text:p>7.17901902852425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9.16173192345767">
                <text:p>9.16173192345767</text:p>
              </table:table-cell>
              <table:table-cell office:value-type="float" office:value="6.60523866350057">
                <text:p>6.60523866350057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6.49411452822747">
                <text:p>6.49411452822747</text:p>
              </table:table-cell>
              <table:table-cell office:value-type="float" office:value="7.45195393247652">
                <text:p>7.45195393247652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9.87326701353236">
                <text:p>9.87326701353236</text:p>
              </table:table-cell>
              <table:table-cell office:value-type="float" office:value="6.86453820875269">
                <text:p>6.86453820875269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3.80616007186679">
                <text:p>3.80616007186679</text:p>
              </table:table-cell>
              <table:table-cell office:value-type="float" office:value="2.87974981487415">
                <text:p>2.87974981487415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9.76728167285605">
                <text:p>9.76728167285605</text:p>
              </table:table-cell>
              <table:table-cell office:value-type="float" office:value="6.782917398583">
                <text:p>6.782917398583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9.01931706242158">
                <text:p>9.01931706242158</text:p>
              </table:table-cell>
              <table:table-cell office:value-type="float" office:value="6.47422710538106">
                <text:p>6.47422710538106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2.80987463081771">
                <text:p>2.80987463081771</text:p>
              </table:table-cell>
              <table:table-cell office:value-type="float" office:value="2.45388453541398">
                <text:p>2.45388453541398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2.40842330705991">
                <text:p>2.40842330705991</text:p>
              </table:table-cell>
              <table:table-cell office:value-type="float" office:value="3.80139226275842">
                <text:p>3.80139226275842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8.52630910417879">
                <text:p>8.52630910417879</text:p>
              </table:table-cell>
              <table:table-cell office:value-type="float" office:value="7.05696989118425">
                <text:p>7.05696989118425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8.92080243948141">
                <text:p>8.92080243948141</text:p>
              </table:table-cell>
              <table:table-cell office:value-type="float" office:value="7.10523494014037">
                <text:p>7.10523494014037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2.46882781387402">
                <text:p>2.46882781387402</text:p>
              </table:table-cell>
              <table:table-cell office:value-type="float" office:value="1.82212910042243">
                <text:p>1.82212910042243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2.60563114546025">
                <text:p>2.60563114546025</text:p>
              </table:table-cell>
              <table:table-cell office:value-type="float" office:value="3.58747859984655">
                <text:p>3.58747859984655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3.86296645414805">
                <text:p>3.86296645414805</text:p>
              </table:table-cell>
              <table:table-cell office:value-type="float" office:value="2.94115968966846">
                <text:p>2.94115968966846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.89829360340403">
                <text:p>1.89829360340403</text:p>
              </table:table-cell>
              <table:table-cell office:value-type="float" office:value="3.22415247441443">
                <text:p>3.22415247441443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3.33423810502683">
                <text:p>3.33423810502683</text:p>
              </table:table-cell>
              <table:table-cell office:value-type="float" office:value="1.39373673654536">
                <text:p>1.39373673654536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9.97482647109631">
                <text:p>9.97482647109631</text:p>
              </table:table-cell>
              <table:table-cell office:value-type="float" office:value="7.12307663707102">
                <text:p>7.12307663707102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2.05823782376231">
                <text:p>2.05823782376231</text:p>
              </table:table-cell>
              <table:table-cell office:value-type="float" office:value="7.31897234863428">
                <text:p>7.31897234863428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3.80032056925694">
                <text:p>3.80032056925694</text:p>
              </table:table-cell>
              <table:table-cell office:value-type="float" office:value="2.12601040947539">
                <text:p>2.12601040947539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6.51035515791423">
                <text:p>6.51035515791423</text:p>
              </table:table-cell>
              <table:table-cell office:value-type="float" office:value="7.04691743009055">
                <text:p>7.04691743009055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.87880110373466">
                <text:p>1.87880110373466</text:p>
              </table:table-cell>
              <table:table-cell office:value-type="float" office:value="1.2949530683918">
                <text:p>1.2949530683918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2.20288675443063">
                <text:p>2.20288675443063</text:p>
              </table:table-cell>
              <table:table-cell office:value-type="float" office:value="2.99323314715063">
                <text:p>2.99323314715063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9.27321572351497">
                <text:p>9.27321572351497</text:p>
              </table:table-cell>
              <table:table-cell office:value-type="float" office:value="7.52286884924542">
                <text:p>7.52286884924542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3.15416980808572">
                <text:p>3.15416980808572</text:p>
              </table:table-cell>
              <table:table-cell office:value-type="float" office:value="3.83992625719065">
                <text:p>3.83992625719065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3.16626108043139">
                <text:p>3.16626108043139</text:p>
              </table:table-cell>
              <table:table-cell office:value-type="float" office:value="1.53541990695745">
                <text:p>1.53541990695745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9.16334597237481">
                <text:p>9.16334597237481</text:p>
              </table:table-cell>
              <table:table-cell office:value-type="float" office:value="7.60286524512852">
                <text:p>7.60286524512852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.96677839074836">
                <text:p>1.96677839074836</text:p>
              </table:table-cell>
              <table:table-cell office:value-type="float" office:value="2.93386234512525">
                <text:p>2.93386234512525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7.77128257675762">
                <text:p>7.77128257675762</text:p>
              </table:table-cell>
              <table:table-cell office:value-type="float" office:value="6.89945214615513">
                <text:p>6.89945214615513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.0275275056523">
                <text:p>1.0275275056523</text:p>
              </table:table-cell>
              <table:table-cell office:value-type="float" office:value="2.73674816021035">
                <text:p>2.73674816021035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7.16777150743249">
                <text:p>7.16777150743249</text:p>
              </table:table-cell>
              <table:table-cell office:value-type="float" office:value="6.20762569985061">
                <text:p>6.20762569985061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3.39368348979653">
                <text:p>3.39368348979653</text:p>
              </table:table-cell>
              <table:table-cell office:value-type="float" office:value="2.89584903686568">
                <text:p>2.89584903686568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.58831751533888">
                <text:p>1.58831751533888</text:p>
              </table:table-cell>
              <table:table-cell office:value-type="float" office:value="2.2456692848027">
                <text:p>2.2456692848027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8.78430590497354">
                <text:p>8.78430590497354</text:p>
              </table:table-cell>
              <table:table-cell office:value-type="float" office:value="6.09975850938418">
                <text:p>6.09975850938418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2.66763091684005">
                <text:p>2.66763091684005</text:p>
              </table:table-cell>
              <table:table-cell office:value-type="float" office:value="2.85196317036465">
                <text:p>2.85196317036465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2.42381575642134">
                <text:p>2.42381575642134</text:p>
              </table:table-cell>
              <table:table-cell office:value-type="float" office:value="1.686275844154">
                <text:p>1.686275844154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8.90742008988392">
                <text:p>8.90742008988392</text:p>
              </table:table-cell>
              <table:table-cell office:value-type="float" office:value="7.58221735652355">
                <text:p>7.58221735652355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2.00242589199178">
                <text:p>2.00242589199178</text:p>
              </table:table-cell>
              <table:table-cell office:value-type="float" office:value="3.43098718929498">
                <text:p>3.43098718929498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.8862585570123">
                <text:p>1.8862585570123</text:p>
              </table:table-cell>
              <table:table-cell office:value-type="float" office:value="1.72438673667833">
                <text:p>1.72438673667833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7.82031158049682">
                <text:p>7.82031158049682</text:p>
              </table:table-cell>
              <table:table-cell office:value-type="float" office:value="7.47920054770209">
                <text:p>7.47920054770209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3.43081386985637">
                <text:p>3.43081386985637</text:p>
              </table:table-cell>
              <table:table-cell office:value-type="float" office:value="1.93055227723577">
                <text:p>1.93055227723577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7.51308374575439">
                <text:p>7.51308374575439</text:p>
              </table:table-cell>
              <table:table-cell office:value-type="float" office:value="7.92559747488075">
                <text:p>7.92559747488075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6.74763471798185">
                <text:p>6.74763471798185</text:p>
              </table:table-cell>
              <table:table-cell office:value-type="float" office:value="7.08541369169121">
                <text:p>7.08541369169121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6.98595887121791">
                <text:p>6.98595887121791</text:p>
              </table:table-cell>
              <table:table-cell office:value-type="float" office:value="7.39966928432202">
                <text:p>7.39966928432202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.88223759378748">
                <text:p>1.88223759378748</text:p>
              </table:table-cell>
              <table:table-cell office:value-type="float" office:value="2.30655329001227">
                <text:p>2.30655329001227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.20791037096745">
                <text:p>1.20791037096745</text:p>
              </table:table-cell>
              <table:table-cell office:value-type="float" office:value="2.31912988513821">
                <text:p>2.31912988513821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6.45474389797861">
                <text:p>6.45474389797861</text:p>
              </table:table-cell>
              <table:table-cell office:value-type="float" office:value="7.51899203307061">
                <text:p>7.51899203307061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6.39208592670429">
                <text:p>6.39208592670429</text:p>
              </table:table-cell>
              <table:table-cell office:value-type="float" office:value="7.40402602008875">
                <text:p>7.40402602008875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2.38549223533919">
                <text:p>2.38549223533919</text:p>
              </table:table-cell>
              <table:table-cell office:value-type="float" office:value="2.84468737879382">
                <text:p>2.84468737879382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9.67919721334907">
                <text:p>9.67919721334907</text:p>
              </table:table-cell>
              <table:table-cell office:value-type="float" office:value="7.27126678367566">
                <text:p>7.27126678367566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6.51695474706928">
                <text:p>6.51695474706928</text:p>
              </table:table-cell>
              <table:table-cell office:value-type="float" office:value="6.51149658204429">
                <text:p>6.51149658204429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8.81024018180941">
                <text:p>8.81024018180941</text:p>
              </table:table-cell>
              <table:table-cell office:value-type="float" office:value="6.23526593443489">
                <text:p>6.23526593443489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2.56486759754333">
                <text:p>2.56486759754333</text:p>
              </table:table-cell>
              <table:table-cell office:value-type="float" office:value="1.18387282103476">
                <text:p>1.18387282103476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3.74179922100798">
                <text:p>3.74179922100798</text:p>
              </table:table-cell>
              <table:table-cell office:value-type="float" office:value="3.04330105629735">
                <text:p>3.04330105629735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8.33610475450933">
                <text:p>8.33610475450933</text:p>
              </table:table-cell>
              <table:table-cell office:value-type="float" office:value="7.02671033227261">
                <text:p>7.02671033227261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.53513264556029">
                <text:p>1.53513264556029</text:p>
              </table:table-cell>
              <table:table-cell office:value-type="float" office:value="1.43449524826355">
                <text:p>1.43449524826355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3.25038382517536">
                <text:p>3.25038382517536</text:p>
              </table:table-cell>
              <table:table-cell office:value-type="float" office:value="3.26897056955705">
                <text:p>3.26897056955705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9.11278216309356">
                <text:p>9.11278216309356</text:p>
              </table:table-cell>
              <table:table-cell office:value-type="float" office:value="6.55797809433926">
                <text:p>6.55797809433926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6.59291713859635">
                <text:p>6.59291713859635</text:p>
              </table:table-cell>
              <table:table-cell office:value-type="float" office:value="6.75650987728235">
                <text:p>6.75650987728235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3.09351375999551">
                <text:p>3.09351375999551</text:p>
              </table:table-cell>
              <table:table-cell office:value-type="float" office:value="3.32530455319436">
                <text:p>3.32530455319436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9.58383879991398">
                <text:p>9.58383879991398</text:p>
              </table:table-cell>
              <table:table-cell office:value-type="float" office:value="6.67505647374489">
                <text:p>6.67505647374489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3.27205584980836">
                <text:p>3.27205584980836</text:p>
              </table:table-cell>
              <table:table-cell office:value-type="float" office:value="1.5763643344415">
                <text:p>1.5763643344415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6.361059357085">
                <text:p>6.361059357085</text:p>
              </table:table-cell>
              <table:table-cell office:value-type="float" office:value="6.9112212418291">
                <text:p>6.9112212418291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2.94548540827248">
                <text:p>2.94548540827248</text:p>
              </table:table-cell>
              <table:table-cell office:value-type="float" office:value="3.91859837333243">
                <text:p>3.91859837333243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9.59094010227246">
                <text:p>9.59094010227246</text:p>
              </table:table-cell>
              <table:table-cell office:value-type="float" office:value="7.04892804280745">
                <text:p>7.04892804280745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3.60664569917226">
                <text:p>3.60664569917226</text:p>
              </table:table-cell>
              <table:table-cell office:value-type="float" office:value="1.57139383759728">
                <text:p>1.57139383759728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.83716777651752">
                <text:p>1.83716777651752</text:p>
              </table:table-cell>
              <table:table-cell office:value-type="float" office:value="1.23365578171963">
                <text:p>1.23365578171963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8.32943109729706">
                <text:p>8.32943109729706</text:p>
              </table:table-cell>
              <table:table-cell office:value-type="float" office:value="7.23869832423244">
                <text:p>7.23869832423244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7.1891228626019">
                <text:p>7.1891228626019</text:p>
              </table:table-cell>
              <table:table-cell office:value-type="float" office:value="6.22283078254363">
                <text:p>6.22283078254363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6.09059486343443">
                <text:p>6.09059486343443</text:p>
              </table:table-cell>
              <table:table-cell office:value-type="float" office:value="7.05554088542091">
                <text:p>7.05554088542091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6.0356835837616">
                <text:p>6.0356835837616</text:p>
              </table:table-cell>
              <table:table-cell office:value-type="float" office:value="7.02176512882701">
                <text:p>7.02176512882701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7.18442040962519">
                <text:p>7.18442040962519</text:p>
              </table:table-cell>
              <table:table-cell office:value-type="float" office:value="7.60048907235083">
                <text:p>7.60048907235083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9.81493747298828">
                <text:p>9.81493747298828</text:p>
              </table:table-cell>
              <table:table-cell office:value-type="float" office:value="6.72519920943821">
                <text:p>6.72519920943821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3.29899221607171">
                <text:p>3.29899221607171</text:p>
              </table:table-cell>
              <table:table-cell office:value-type="float" office:value="3.42749190546423">
                <text:p>3.42749190546423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8.60642532684936">
                <text:p>8.60642532684936</text:p>
              </table:table-cell>
              <table:table-cell office:value-type="float" office:value="7.41219566014188">
                <text:p>7.41219566014188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1.95764497908844">
                <text:p>1.95764497908844</text:p>
              </table:table-cell>
              <table:table-cell office:value-type="float" office:value="1.45149100581006">
                <text:p>1.45149100581006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.75791943354514">
                <text:p>1.75791943354514</text:p>
              </table:table-cell>
              <table:table-cell office:value-type="float" office:value="1.44498139578629">
                <text:p>1.44498139578629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6.76183685075287">
                <text:p>6.76183685075287</text:p>
              </table:table-cell>
              <table:table-cell office:value-type="float" office:value="7.11033418627192">
                <text:p>7.11033418627192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9.47084358715817">
                <text:p>9.47084358715817</text:p>
              </table:table-cell>
              <table:table-cell office:value-type="float" office:value="7.21871899793109">
                <text:p>7.21871899793109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2.01491051791334">
                <text:p>2.01491051791334</text:p>
              </table:table-cell>
              <table:table-cell office:value-type="float" office:value="3.05568452219262">
                <text:p>3.05568452219262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6.67790549552185">
                <text:p>6.67790549552185</text:p>
              </table:table-cell>
              <table:table-cell office:value-type="float" office:value="6.92446068918676">
                <text:p>6.92446068918676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8.07930194630681">
                <text:p>8.07930194630681</text:p>
              </table:table-cell>
              <table:table-cell office:value-type="float" office:value="7.9620931918975">
                <text:p>7.9620931918975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3.90043861208318">
                <text:p>3.90043861208318</text:p>
              </table:table-cell>
              <table:table-cell office:value-type="float" office:value="2.48916086020018">
                <text:p>2.48916086020018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.98975404290756">
                <text:p>1.98975404290756</text:p>
              </table:table-cell>
              <table:table-cell office:value-type="float" office:value="2.84874531418894">
                <text:p>2.84874531418894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8.75339697280707">
                <text:p>8.75339697280707</text:p>
              </table:table-cell>
              <table:table-cell office:value-type="float" office:value="7.60099185476267">
                <text:p>7.60099185476267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7.89099524534861">
                <text:p>7.89099524534861</text:p>
              </table:table-cell>
              <table:table-cell office:value-type="float" office:value="7.33352229090398">
                <text:p>7.33352229090398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.15259249198864">
                <text:p>1.15259249198864</text:p>
              </table:table-cell>
              <table:table-cell office:value-type="float" office:value="3.11628769380572">
                <text:p>3.11628769380572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7.68703934016146">
                <text:p>7.68703934016146</text:p>
              </table:table-cell>
              <table:table-cell office:value-type="float" office:value="6.33486256991809">
                <text:p>6.33486256991809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2.49396317710696">
                <text:p>2.49396317710696</text:p>
              </table:table-cell>
              <table:table-cell office:value-type="float" office:value="2.8011918656427">
                <text:p>2.8011918656427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6.39695565718206">
                <text:p>6.39695565718206</text:p>
              </table:table-cell>
              <table:table-cell office:value-type="float" office:value="6.52558336659256">
                <text:p>6.52558336659256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9.56606694165073">
                <text:p>9.56606694165073</text:p>
              </table:table-cell>
              <table:table-cell office:value-type="float" office:value="7.16213395963718">
                <text:p>7.16213395963718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2.09512487493983">
                <text:p>2.09512487493983</text:p>
              </table:table-cell>
              <table:table-cell office:value-type="float" office:value="3.55677203241825">
                <text:p>3.55677203241825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9.7135186320291">
                <text:p>9.7135186320291</text:p>
              </table:table-cell>
              <table:table-cell office:value-type="float" office:value="7.24321183801364">
                <text:p>7.24321183801364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2.96459927828198">
                <text:p>2.96459927828198</text:p>
              </table:table-cell>
              <table:table-cell office:value-type="float" office:value="3.91845814562155">
                <text:p>3.91845814562155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9.81706030729714">
                <text:p>9.81706030729714</text:p>
              </table:table-cell>
              <table:table-cell office:value-type="float" office:value="7.10880768797041">
                <text:p>7.10880768797041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6.94018410477195">
                <text:p>6.94018410477195</text:p>
              </table:table-cell>
              <table:table-cell office:value-type="float" office:value="6.97363013424567">
                <text:p>6.97363013424567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6.25550924930391">
                <text:p>6.25550924930391</text:p>
              </table:table-cell>
              <table:table-cell office:value-type="float" office:value="7.38979506391457">
                <text:p>7.38979506391457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2.16291983763602">
                <text:p>2.16291983763602</text:p>
              </table:table-cell>
              <table:table-cell office:value-type="float" office:value="3.3918243305564">
                <text:p>3.3918243305564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6.64179240822562">
                <text:p>6.64179240822562</text:p>
              </table:table-cell>
              <table:table-cell office:value-type="float" office:value="7.39958955648008">
                <text:p>7.39958955648008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7.03207243067317">
                <text:p>7.03207243067317</text:p>
              </table:table-cell>
              <table:table-cell office:value-type="float" office:value="7.60727896638607">
                <text:p>7.60727896638607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2.78214996391737">
                <text:p>2.78214996391737</text:p>
              </table:table-cell>
              <table:table-cell office:value-type="float" office:value="1.11217706190264">
                <text:p>1.11217706190264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3.6127398880089">
                <text:p>3.6127398880089</text:p>
              </table:table-cell>
              <table:table-cell office:value-type="float" office:value="2.07460272285708">
                <text:p>2.07460272285708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6.80087558478998">
                <text:p>6.80087558478998</text:p>
              </table:table-cell>
              <table:table-cell office:value-type="float" office:value="7.65585266888652">
                <text:p>7.65585266888652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3.86122931606588">
                <text:p>3.86122931606588</text:p>
              </table:table-cell>
              <table:table-cell office:value-type="float" office:value="2.81649329269547">
                <text:p>2.81649329269547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3.35215832396419">
                <text:p>3.35215832396419</text:p>
              </table:table-cell>
              <table:table-cell office:value-type="float" office:value="3.22335438491659">
                <text:p>3.22335438491659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9.14280796983073">
                <text:p>9.14280796983073</text:p>
              </table:table-cell>
              <table:table-cell office:value-type="float" office:value="6.809708718382">
                <text:p>6.809708718382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6.16082793338491">
                <text:p>6.16082793338491</text:p>
              </table:table-cell>
              <table:table-cell office:value-type="float" office:value="6.78538731914441">
                <text:p>6.78538731914441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3.98000341129611">
                <text:p>3.98000341129611</text:p>
              </table:table-cell>
              <table:table-cell office:value-type="float" office:value="2.5644705318989">
                <text:p>2.5644705318989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3.82329403427817">
                <text:p>3.82329403427817</text:p>
              </table:table-cell>
              <table:table-cell office:value-type="float" office:value="1.95456855417851">
                <text:p>1.95456855417851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2.08138587492562">
                <text:p>2.08138587492562</text:p>
              </table:table-cell>
              <table:table-cell office:value-type="float" office:value="2.84160381625059">
                <text:p>2.84160381625059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9.78510035959562">
                <text:p>9.78510035959562</text:p>
              </table:table-cell>
              <table:table-cell office:value-type="float" office:value="6.84149639614461">
                <text:p>6.84149639614461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6.26780578110962">
                <text:p>6.26780578110962</text:p>
              </table:table-cell>
              <table:table-cell office:value-type="float" office:value="7.48406952634227">
                <text:p>7.48406952634227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2.12646435719769">
                <text:p>2.12646435719769</text:p>
              </table:table-cell>
              <table:table-cell office:value-type="float" office:value="2.48957168264705">
                <text:p>2.48957168264705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3.98119555960534">
                <text:p>3.98119555960534</text:p>
              </table:table-cell>
              <table:table-cell office:value-type="float" office:value="2.3681938694046">
                <text:p>2.3681938694046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7.990320528713">
                <text:p>7.990320528713</text:p>
              </table:table-cell>
              <table:table-cell office:value-type="float" office:value="6.84498499003908">
                <text:p>6.84498499003908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8.95440799470211">
                <text:p>8.95440799470211</text:p>
              </table:table-cell>
              <table:table-cell office:value-type="float" office:value="7.87246828478429">
                <text:p>7.87246828478429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1.98594960834753">
                <text:p>1.98594960834753</text:p>
              </table:table-cell>
              <table:table-cell office:value-type="float" office:value="2.98537208204129">
                <text:p>2.98537208204129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2.35139053641073">
                <text:p>2.35139053641073</text:p>
              </table:table-cell>
              <table:table-cell office:value-type="float" office:value="2.71600328613513">
                <text:p>2.71600328613513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2.92354849482639">
                <text:p>2.92354849482639</text:p>
              </table:table-cell>
              <table:table-cell office:value-type="float" office:value="1.55161966366061">
                <text:p>1.55161966366061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7.35614002975473">
                <text:p>7.35614002975473</text:p>
              </table:table-cell>
              <table:table-cell office:value-type="float" office:value="7.47244784016617">
                <text:p>7.47244784016617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7.96709208293923">
                <text:p>7.96709208293923</text:p>
              </table:table-cell>
              <table:table-cell office:value-type="float" office:value="6.80869505430412">
                <text:p>6.80869505430412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2.0051593066682">
                <text:p>2.0051593066682</text:p>
              </table:table-cell>
              <table:table-cell office:value-type="float" office:value="2.29395382977982">
                <text:p>2.29395382977982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2.91569866404091">
                <text:p>2.91569866404091</text:p>
              </table:table-cell>
              <table:table-cell office:value-type="float" office:value="1.95064063182068">
                <text:p>1.95064063182068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1.18408607326597">
                <text:p>1.18408607326597</text:p>
              </table:table-cell>
              <table:table-cell office:value-type="float" office:value="2.43287979732003">
                <text:p>2.43287979732003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8.74008061295827">
                <text:p>8.74008061295827</text:p>
              </table:table-cell>
              <table:table-cell office:value-type="float" office:value="7.76778643549673">
                <text:p>7.76778643549673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2.3308049226429">
                <text:p>2.3308049226429</text:p>
              </table:table-cell>
              <table:table-cell office:value-type="float" office:value="3.72341769886638">
                <text:p>3.72341769886638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9.44274053812473">
                <text:p>9.44274053812473</text:p>
              </table:table-cell>
              <table:table-cell office:value-type="float" office:value="6.55406384083712">
                <text:p>6.55406384083712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7.56723632961448">
                <text:p>7.56723632961448</text:p>
              </table:table-cell>
              <table:table-cell office:value-type="float" office:value="7.45912618849301">
                <text:p>7.45912618849301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9.50580709360906">
                <text:p>9.50580709360906</text:p>
              </table:table-cell>
              <table:table-cell office:value-type="float" office:value="6.53475322702384">
                <text:p>6.53475322702384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2.65524052978214">
                <text:p>2.65524052978214</text:p>
              </table:table-cell>
              <table:table-cell office:value-type="float" office:value="2.62147897865761">
                <text:p>2.62147897865761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2.97040834302331">
                <text:p>2.97040834302331</text:p>
              </table:table-cell>
              <table:table-cell office:value-type="float" office:value="3.12369470998938">
                <text:p>3.12369470998938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7.78388393938105">
                <text:p>7.78388393938105</text:p>
              </table:table-cell>
              <table:table-cell office:value-type="float" office:value="7.95922050985026">
                <text:p>7.95922050985026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7.20063935157564">
                <text:p>7.20063935157564</text:p>
              </table:table-cell>
              <table:table-cell office:value-type="float" office:value="7.68528854859805">
                <text:p>7.68528854859805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1.92461333259774">
                <text:p>1.92461333259774</text:p>
              </table:table-cell>
              <table:table-cell office:value-type="float" office:value="2.12243215729788">
                <text:p>2.12243215729788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3.32202163086056">
                <text:p>3.32202163086056</text:p>
              </table:table-cell>
              <table:table-cell office:value-type="float" office:value="2.35415140488462">
                <text:p>2.35415140488462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2.42632659256285">
                <text:p>2.42632659256285</text:p>
              </table:table-cell>
              <table:table-cell office:value-type="float" office:value="1.61873407563682">
                <text:p>1.61873407563682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2.72917031667002">
                <text:p>2.72917031667002</text:p>
              </table:table-cell>
              <table:table-cell office:value-type="float" office:value="1.03705896008483">
                <text:p>1.03705896008483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7.79119134352845">
                <text:p>7.79119134352845</text:p>
              </table:table-cell>
              <table:table-cell office:value-type="float" office:value="7.30281254639877">
                <text:p>7.30281254639877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1.02359294948698">
                <text:p>1.02359294948698</text:p>
              </table:table-cell>
              <table:table-cell office:value-type="float" office:value="2.67271813640181">
                <text:p>2.67271813640181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8.73078983017147">
                <text:p>8.73078983017147</text:p>
              </table:table-cell>
              <table:table-cell office:value-type="float" office:value="6.92272612638719">
                <text:p>6.92272612638719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1.22899144182845">
                <text:p>1.22899144182845</text:p>
              </table:table-cell>
              <table:table-cell office:value-type="float" office:value="2.69650823073625">
                <text:p>2.69650823073625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2.08695762684704">
                <text:p>2.08695762684704</text:p>
              </table:table-cell>
              <table:table-cell office:value-type="float" office:value="2.19870273625491">
                <text:p>2.19870273625491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2.860889618466">
                <text:p>2.860889618466</text:p>
              </table:table-cell>
              <table:table-cell office:value-type="float" office:value="2.63360545679312">
                <text:p>2.63360545679312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8.4356623437331">
                <text:p>8.4356623437331</text:p>
              </table:table-cell>
              <table:table-cell office:value-type="float" office:value="6.95318211301938">
                <text:p>6.95318211301938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2.41130913197018">
                <text:p>2.41130913197018</text:p>
              </table:table-cell>
              <table:table-cell office:value-type="float" office:value="1.69865667036672">
                <text:p>1.69865667036672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7.90980228740726">
                <text:p>7.90980228740726</text:p>
              </table:table-cell>
              <table:table-cell office:value-type="float" office:value="7.00932696869061">
                <text:p>7.00932696869061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7.53044164220193">
                <text:p>7.53044164220193</text:p>
              </table:table-cell>
              <table:table-cell office:value-type="float" office:value="6.87464169680686">
                <text:p>6.87464169680686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7.25117826116488">
                <text:p>7.25117826116488</text:p>
              </table:table-cell>
              <table:table-cell office:value-type="float" office:value="7.76551523585488">
                <text:p>7.76551523585488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8.09374251018398">
                <text:p>8.09374251018398</text:p>
              </table:table-cell>
              <table:table-cell office:value-type="float" office:value="6.85810765564655">
                <text:p>6.85810765564655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6.24619484831568">
                <text:p>6.24619484831568</text:p>
              </table:table-cell>
              <table:table-cell office:value-type="float" office:value="6.76936217017095">
                <text:p>6.76936217017095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7.79751872095221">
                <text:p>7.79751872095221</text:p>
              </table:table-cell>
              <table:table-cell office:value-type="float" office:value="6.04664868226839">
                <text:p>6.04664868226839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7.89441440633989">
                <text:p>7.89441440633989</text:p>
              </table:table-cell>
              <table:table-cell office:value-type="float" office:value="7.23919765423496">
                <text:p>7.23919765423496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2.74173562384833">
                <text:p>2.74173562384833</text:p>
              </table:table-cell>
              <table:table-cell office:value-type="float" office:value="3.66089455418911">
                <text:p>3.66089455418911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6.79564513557132">
                <text:p>6.79564513557132</text:p>
              </table:table-cell>
              <table:table-cell office:value-type="float" office:value="7.02022713336388">
                <text:p>7.02022713336388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3.27359771481091">
                <text:p>3.27359771481091</text:p>
              </table:table-cell>
              <table:table-cell office:value-type="float" office:value="3.10252338353633">
                <text:p>3.10252338353633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6.06735889412252">
                <text:p>6.06735889412252</text:p>
              </table:table-cell>
              <table:table-cell office:value-type="float" office:value="6.875960248543">
                <text:p>6.875960248543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9.74797174496062">
                <text:p>9.74797174496062</text:p>
              </table:table-cell>
              <table:table-cell office:value-type="float" office:value="7.10089050008833">
                <text:p>7.10089050008833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9.41366541040709">
                <text:p>9.41366541040709</text:p>
              </table:table-cell>
              <table:table-cell office:value-type="float" office:value="7.60873780196272">
                <text:p>7.60873780196272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8.01061740509155">
                <text:p>8.01061740509155</text:p>
              </table:table-cell>
              <table:table-cell office:value-type="float" office:value="7.76601454419213">
                <text:p>7.76601454419213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3.18117956502826">
                <text:p>3.18117956502826</text:p>
              </table:table-cell>
              <table:table-cell office:value-type="float" office:value="1.19450668864478">
                <text:p>1.19450668864478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8.89458089343177">
                <text:p>8.89458089343177</text:p>
              </table:table-cell>
              <table:table-cell office:value-type="float" office:value="6.48420080178374">
                <text:p>6.48420080178374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9.96146295082692">
                <text:p>9.96146295082692</text:p>
              </table:table-cell>
              <table:table-cell office:value-type="float" office:value="7.11933559309849">
                <text:p>7.11933559309849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9.04068403394244">
                <text:p>9.04068403394244</text:p>
              </table:table-cell>
              <table:table-cell office:value-type="float" office:value="6.32089581285354">
                <text:p>6.32089581285354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1.70322265834726">
                <text:p>1.70322265834726</text:p>
              </table:table-cell>
              <table:table-cell office:value-type="float" office:value="2.86246463536324">
                <text:p>2.86246463536324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7.84528235236472">
                <text:p>7.84528235236472</text:p>
              </table:table-cell>
              <table:table-cell office:value-type="float" office:value="6.0176601661976">
                <text:p>6.0176601661976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7.80352082856362">
                <text:p>7.80352082856362</text:p>
              </table:table-cell>
              <table:table-cell office:value-type="float" office:value="6.68695253998531">
                <text:p>6.68695253998531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3.17648739613881">
                <text:p>3.17648739613881</text:p>
              </table:table-cell>
              <table:table-cell office:value-type="float" office:value="1.48874198596122">
                <text:p>1.48874198596122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9.44915451817965">
                <text:p>9.44915451817965</text:p>
              </table:table-cell>
              <table:table-cell office:value-type="float" office:value="6.96158738111282">
                <text:p>6.96158738111282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9.46966495028575">
                <text:p>9.46966495028575</text:p>
              </table:table-cell>
              <table:table-cell office:value-type="float" office:value="7.49726331623256">
                <text:p>7.49726331623256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3.81132856474536">
                <text:p>3.81132856474536</text:p>
              </table:table-cell>
              <table:table-cell office:value-type="float" office:value="2.6140593415572">
                <text:p>2.6140593415572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1.9680568265632">
                <text:p>1.9680568265632</text:p>
              </table:table-cell>
              <table:table-cell office:value-type="float" office:value="2.81226344921819">
                <text:p>2.81226344921819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1.31857428577299">
                <text:p>1.31857428577299</text:p>
              </table:table-cell>
              <table:table-cell office:value-type="float" office:value="2.53829233928252">
                <text:p>2.53829233928252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6.9535890029644">
                <text:p>6.9535890029644</text:p>
              </table:table-cell>
              <table:table-cell office:value-type="float" office:value="7.04374023341378">
                <text:p>7.04374023341378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1.05903375681448">
                <text:p>1.05903375681448</text:p>
              </table:table-cell>
              <table:table-cell office:value-type="float" office:value="2.21383672134333">
                <text:p>2.21383672134333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1.22612851075602">
                <text:p>1.22612851075602</text:p>
              </table:table-cell>
              <table:table-cell office:value-type="float" office:value="2.0465303015792">
                <text:p>2.0465303015792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6.90517883336201">
                <text:p>6.90517883336201</text:p>
              </table:table-cell>
              <table:table-cell office:value-type="float" office:value="7.66609201661117">
                <text:p>7.66609201661117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6.57120944683529">
                <text:p>6.57120944683529</text:p>
              </table:table-cell>
              <table:table-cell office:value-type="float" office:value="7.41306307821904">
                <text:p>7.41306307821904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2.74689416820403">
                <text:p>2.74689416820403</text:p>
              </table:table-cell>
              <table:table-cell office:value-type="float" office:value="1.17528574172509">
                <text:p>1.17528574172509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9.79902491499978">
                <text:p>9.79902491499978</text:p>
              </table:table-cell>
              <table:table-cell office:value-type="float" office:value="6.76022073227114">
                <text:p>6.76022073227114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3.87986463229794">
                <text:p>3.87986463229794</text:p>
              </table:table-cell>
              <table:table-cell office:value-type="float" office:value="3.06081684365561">
                <text:p>3.06081684365561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8.22001624283283">
                <text:p>8.22001624283283</text:p>
              </table:table-cell>
              <table:table-cell office:value-type="float" office:value="7.37145806185153">
                <text:p>7.37145806185153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2.55186234167768">
                <text:p>2.55186234167768</text:p>
              </table:table-cell>
              <table:table-cell office:value-type="float" office:value="1.85422748127131">
                <text:p>1.85422748127131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6.16969062478605">
                <text:p>6.16969062478605</text:p>
              </table:table-cell>
              <table:table-cell office:value-type="float" office:value="6.78667949705837">
                <text:p>6.78667949705837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6.14798040191251">
                <text:p>6.14798040191251</text:p>
              </table:table-cell>
              <table:table-cell office:value-type="float" office:value="7.35096389337199">
                <text:p>7.35096389337199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1.63312606839504">
                <text:p>1.63312606839504</text:p>
              </table:table-cell>
              <table:table-cell office:value-type="float" office:value="1.79030523839306">
                <text:p>1.79030523839306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9.8485704520226">
                <text:p>9.8485704520226</text:p>
              </table:table-cell>
              <table:table-cell office:value-type="float" office:value="6.66423920667165">
                <text:p>6.66423920667165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2.57458089072968">
                <text:p>2.57458089072968</text:p>
              </table:table-cell>
              <table:table-cell office:value-type="float" office:value="1.27436085890657">
                <text:p>1.27436085890657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3.28364052416327">
                <text:p>3.28364052416327</text:p>
              </table:table-cell>
              <table:table-cell office:value-type="float" office:value="3.17009537996732">
                <text:p>3.17009537996732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7.39806970611435">
                <text:p>7.39806970611435</text:p>
              </table:table-cell>
              <table:table-cell office:value-type="float" office:value="7.75438865831489">
                <text:p>7.75438865831489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9.50954731684172">
                <text:p>9.50954731684172</text:p>
              </table:table-cell>
              <table:table-cell office:value-type="float" office:value="7.2754790445668">
                <text:p>7.2754790445668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2.45884027822638">
                <text:p>2.45884027822638</text:p>
              </table:table-cell>
              <table:table-cell office:value-type="float" office:value="3.64190847900696">
                <text:p>3.64190847900696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8.73951855079529">
                <text:p>8.73951855079529</text:p>
              </table:table-cell>
              <table:table-cell office:value-type="float" office:value="6.17164679525641">
                <text:p>6.17164679525641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1.13263354581319">
                <text:p>1.13263354581319</text:p>
              </table:table-cell>
              <table:table-cell office:value-type="float" office:value="1.90438119072454">
                <text:p>1.90438119072454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1.239313053163">
                <text:p>1.239313053163</text:p>
              </table:table-cell>
              <table:table-cell office:value-type="float" office:value="2.0507396378937">
                <text:p>2.0507396378937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1.48285030862119">
                <text:p>1.48285030862119</text:p>
              </table:table-cell>
              <table:table-cell office:value-type="float" office:value="3.22896238953799">
                <text:p>3.22896238953799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3.61110413999686">
                <text:p>3.61110413999686</text:p>
              </table:table-cell>
              <table:table-cell office:value-type="float" office:value="2.40222799931217">
                <text:p>2.40222799931217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3.33335494019237">
                <text:p>3.33335494019237</text:p>
              </table:table-cell>
              <table:table-cell office:value-type="float" office:value="3.32143250797747">
                <text:p>3.32143250797747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1.20582234378782">
                <text:p>1.20582234378782</text:p>
              </table:table-cell>
              <table:table-cell office:value-type="float" office:value="7.23784765238976">
                <text:p>7.23784765238976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6.25092433219674">
                <text:p>6.25092433219674</text:p>
              </table:table-cell>
              <table:table-cell office:value-type="float" office:value="6.75074637520057">
                <text:p>6.75074637520057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6.03036970855677">
                <text:p>6.03036970855677</text:p>
              </table:table-cell>
              <table:table-cell office:value-type="float" office:value="6.85294222628889">
                <text:p>6.85294222628889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1.23271256922048">
                <text:p>1.23271256922048</text:p>
              </table:table-cell>
              <table:table-cell office:value-type="float" office:value="2.06822452778845">
                <text:p>2.06822452778845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1.58648474417254">
                <text:p>1.58648474417254</text:p>
              </table:table-cell>
              <table:table-cell office:value-type="float" office:value="3.44104758094423">
                <text:p>3.44104758094423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1.69245336438532">
                <text:p>1.69245336438532</text:p>
              </table:table-cell>
              <table:table-cell office:value-type="float" office:value="3.69182515431001">
                <text:p>3.69182515431001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2.37735462771794">
                <text:p>2.37735462771794</text:p>
              </table:table-cell>
              <table:table-cell office:value-type="float" office:value="3.32439337037094">
                <text:p>3.32439337037094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7.9555322547623">
                <text:p>7.9555322547623</text:p>
              </table:table-cell>
              <table:table-cell office:value-type="float" office:value="7.89921558846307">
                <text:p>7.89921558846307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3.44154030507875">
                <text:p>3.44154030507875</text:p>
              </table:table-cell>
              <table:table-cell office:value-type="float" office:value="2.514801124288">
                <text:p>2.514801124288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7.9020630594444">
                <text:p>7.9020630594444</text:p>
              </table:table-cell>
              <table:table-cell office:value-type="float" office:value="7.25034793395439">
                <text:p>7.25034793395439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1.57490112699462">
                <text:p>1.57490112699462</text:p>
              </table:table-cell>
              <table:table-cell office:value-type="float" office:value="2.26238814860504">
                <text:p>2.26238814860504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3.47503631247073">
                <text:p>3.47503631247073</text:p>
              </table:table-cell>
              <table:table-cell office:value-type="float" office:value="1.70720116202526">
                <text:p>1.70720116202526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1.91990417371228">
                <text:p>1.91990417371228</text:p>
              </table:table-cell>
              <table:table-cell office:value-type="float" office:value="3.75254192560599">
                <text:p>3.75254192560599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9.00536838306715">
                <text:p>9.00536838306715</text:p>
              </table:table-cell>
              <table:table-cell office:value-type="float" office:value="6.52967420547932">
                <text:p>6.52967420547932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8.45537196026164">
                <text:p>8.45537196026164</text:p>
              </table:table-cell>
              <table:table-cell office:value-type="float" office:value="6.6785132796368">
                <text:p>6.6785132796368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6.38044833566904">
                <text:p>6.38044833566904</text:p>
              </table:table-cell>
              <table:table-cell office:value-type="float" office:value="7.35549765876022">
                <text:p>7.35549765876022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1.21852405606787">
                <text:p>1.21852405606787</text:p>
              </table:table-cell>
              <table:table-cell office:value-type="float" office:value="2.28807008872128">
                <text:p>2.28807008872128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3.34759899634062">
                <text:p>3.34759899634062</text:p>
              </table:table-cell>
              <table:table-cell office:value-type="float" office:value="3.26663572168035">
                <text:p>3.26663572168035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9.8023382779783">
                <text:p>9.8023382779783</text:p>
              </table:table-cell>
              <table:table-cell office:value-type="float" office:value="6.63248708296477">
                <text:p>6.63248708296477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7.0108505248212">
                <text:p>7.0108505248212</text:p>
              </table:table-cell>
              <table:table-cell office:value-type="float" office:value="6.57047571944491">
                <text:p>6.57047571944491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2.04524917033599">
                <text:p>2.04524917033599</text:p>
              </table:table-cell>
              <table:table-cell office:value-type="float" office:value="2.09867670459733">
                <text:p>2.09867670459733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7.09230244390912">
                <text:p>7.09230244390912</text:p>
              </table:table-cell>
              <table:table-cell office:value-type="float" office:value="6.4000357996872">
                <text:p>6.4000357996872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3.7815129600653">
                <text:p>3.7815129600653</text:p>
              </table:table-cell>
              <table:table-cell office:value-type="float" office:value="2.16398161785325">
                <text:p>2.16398161785325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3.76690479732936">
                <text:p>3.76690479732936</text:p>
              </table:table-cell>
              <table:table-cell office:value-type="float" office:value="1.71221448160997">
                <text:p>1.71221448160997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2.00647043977165">
                <text:p>2.00647043977165</text:p>
              </table:table-cell>
              <table:table-cell office:value-type="float" office:value="2.23842467299884">
                <text:p>2.23842467299884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6.63678388513499">
                <text:p>6.63678388513499</text:p>
              </table:table-cell>
              <table:table-cell office:value-type="float" office:value="7.32789349565656">
                <text:p>7.32789349565656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2.61384251651159">
                <text:p>2.61384251651159</text:p>
              </table:table-cell>
              <table:table-cell office:value-type="float" office:value="3.4628225300967">
                <text:p>3.4628225300967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7.61320158103148">
                <text:p>7.61320158103148</text:p>
              </table:table-cell>
              <table:table-cell office:value-type="float" office:value="6.04209296627167">
                <text:p>6.04209296627167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3.24853474559656">
                <text:p>3.24853474559656</text:p>
              </table:table-cell>
              <table:table-cell office:value-type="float" office:value="3.57532645538416">
                <text:p>3.57532645538416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7.81250468781059">
                <text:p>7.81250468781059</text:p>
              </table:table-cell>
              <table:table-cell office:value-type="float" office:value="6.67337846495417">
                <text:p>6.67337846495417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2.38735871945893">
                <text:p>2.38735871945893</text:p>
              </table:table-cell>
              <table:table-cell office:value-type="float" office:value="1.0290990434583">
                <text:p>1.0290990434583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6.07633755593449">
                <text:p>6.07633755593449</text:p>
              </table:table-cell>
              <table:table-cell office:value-type="float" office:value="6.92490474996692">
                <text:p>6.92490474996692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9.91638245384834">
                <text:p>9.91638245384834</text:p>
              </table:table-cell>
              <table:table-cell office:value-type="float" office:value="7.1413898188013">
                <text:p>7.1413898188013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6.2751440885811">
                <text:p>6.2751440885811</text:p>
              </table:table-cell>
              <table:table-cell office:value-type="float" office:value="7.07830231648774">
                <text:p>7.07830231648774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6.68076232308327">
                <text:p>6.68076232308327</text:p>
              </table:table-cell>
              <table:table-cell office:value-type="float" office:value="6.39005932863871">
                <text:p>6.39005932863871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8.84543908828067">
                <text:p>8.84543908828067</text:p>
              </table:table-cell>
              <table:table-cell office:value-type="float" office:value="7.73675661508296">
                <text:p>7.73675661508296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2.14462865469963">
                <text:p>2.14462865469963</text:p>
              </table:table-cell>
              <table:table-cell office:value-type="float" office:value="2.80113855653304">
                <text:p>2.80113855653304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7.63730144854663">
                <text:p>7.63730144854663</text:p>
              </table:table-cell>
              <table:table-cell office:value-type="float" office:value="7.7915050445849">
                <text:p>7.7915050445849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1.3175968021164">
                <text:p>1.3175968021164</text:p>
              </table:table-cell>
              <table:table-cell office:value-type="float" office:value="2.43102551978802">
                <text:p>2.43102551978802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7.5085195192705">
                <text:p>7.5085195192705</text:p>
              </table:table-cell>
              <table:table-cell office:value-type="float" office:value="6.61240451993527">
                <text:p>6.61240451993527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3.50972787659404">
                <text:p>3.50972787659404</text:p>
              </table:table-cell>
              <table:table-cell office:value-type="float" office:value="1.73699486399829">
                <text:p>1.73699486399829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3.0109788267733">
                <text:p>3.0109788267733</text:p>
              </table:table-cell>
              <table:table-cell office:value-type="float" office:value="2.31442380703177">
                <text:p>2.31442380703177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1.94061852966926">
                <text:p>1.94061852966926</text:p>
              </table:table-cell>
              <table:table-cell office:value-type="float" office:value="3.88843031476141">
                <text:p>3.88843031476141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9.18836086745965">
                <text:p>9.18836086745965</text:p>
              </table:table-cell>
              <table:table-cell office:value-type="float" office:value="7.02373908634151">
                <text:p>7.02373908634151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8.30932979239779">
                <text:p>8.30932979239779</text:p>
              </table:table-cell>
              <table:table-cell office:value-type="float" office:value="6.20990579154562">
                <text:p>6.20990579154562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2.43913062502826">
                <text:p>2.43913062502826</text:p>
              </table:table-cell>
              <table:table-cell office:value-type="float" office:value="2.24009597044216">
                <text:p>2.24009597044216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8.75082147662835">
                <text:p>8.75082147662835</text:p>
              </table:table-cell>
              <table:table-cell office:value-type="float" office:value="7.78533888311645">
                <text:p>7.78533888311645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6.30360970905093">
                <text:p>6.30360970905093</text:p>
              </table:table-cell>
              <table:table-cell office:value-type="float" office:value="7.12610532374164">
                <text:p>7.12610532374164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8.93951662823827">
                <text:p>8.93951662823827</text:p>
              </table:table-cell>
              <table:table-cell office:value-type="float" office:value="6.60988656069476">
                <text:p>6.60988656069476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1.42655223615848">
                <text:p>1.42655223615848</text:p>
              </table:table-cell>
              <table:table-cell office:value-type="float" office:value="1.89320140256754">
                <text:p>1.89320140256754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6.53138855486242">
                <text:p>6.53138855486242</text:p>
              </table:table-cell>
              <table:table-cell office:value-type="float" office:value="6.50375985285773">
                <text:p>6.50375985285773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6.67734542759434">
                <text:p>6.67734542759434</text:p>
              </table:table-cell>
              <table:table-cell office:value-type="float" office:value="7.1767131020069">
                <text:p>7.1767131020069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6.14664713400861">
                <text:p>6.14664713400861</text:p>
              </table:table-cell>
              <table:table-cell office:value-type="float" office:value="7.01943108011212">
                <text:p>7.01943108011212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9.66288340793312">
                <text:p>9.66288340793312</text:p>
              </table:table-cell>
              <table:table-cell office:value-type="float" office:value="7.07341912307183">
                <text:p>7.07341912307183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3.36749089257718">
                <text:p>3.36749089257718</text:p>
              </table:table-cell>
              <table:table-cell office:value-type="float" office:value="1.72783563487617">
                <text:p>1.72783563487617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6.19401817611749">
                <text:p>6.19401817611749</text:p>
              </table:table-cell>
              <table:table-cell office:value-type="float" office:value="7.26487848458389">
                <text:p>7.26487848458389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8.66111981631889">
                <text:p>8.66111981631889</text:p>
              </table:table-cell>
              <table:table-cell office:value-type="float" office:value="7.86454560949232">
                <text:p>7.86454560949232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8.33492848126737">
                <text:p>8.33492848126737</text:p>
              </table:table-cell>
              <table:table-cell office:value-type="float" office:value="6.18124648448405">
                <text:p>6.18124648448405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3.03543533560992">
                <text:p>3.03543533560992</text:p>
              </table:table-cell>
              <table:table-cell office:value-type="float" office:value="3.44498136076756">
                <text:p>3.44498136076756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9.20999544959605">
                <text:p>9.20999544959605</text:p>
              </table:table-cell>
              <table:table-cell office:value-type="float" office:value="6.60716304069022">
                <text:p>6.60716304069022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6.03277032359632">
                <text:p>6.03277032359632</text:p>
              </table:table-cell>
              <table:table-cell office:value-type="float" office:value="6.89738797357456">
                <text:p>6.89738797357456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1.09041173288262">
                <text:p>1.09041173288262</text:p>
              </table:table-cell>
              <table:table-cell office:value-type="float" office:value="2.24330516649855">
                <text:p>2.24330516649855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8.63771940315383">
                <text:p>8.63771940315383</text:p>
              </table:table-cell>
              <table:table-cell office:value-type="float" office:value="7.12376748194557">
                <text:p>7.12376748194557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3.39385775862693">
                <text:p>3.39385775862693</text:p>
              </table:table-cell>
              <table:table-cell office:value-type="float" office:value="1.79082246031562">
                <text:p>1.79082246031562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8.55683828447244">
                <text:p>8.55683828447244</text:p>
              </table:table-cell>
              <table:table-cell office:value-type="float" office:value="6.23657798291723">
                <text:p>6.23657798291723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1.6483372488444">
                <text:p>1.6483372488444</text:p>
              </table:table-cell>
              <table:table-cell office:value-type="float" office:value="2.33184674246994">
                <text:p>2.33184674246994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1.4130832774865">
                <text:p>1.4130832774865</text:p>
              </table:table-cell>
              <table:table-cell office:value-type="float" office:value="2.96394122765308">
                <text:p>2.96394122765308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2.02567334305803">
                <text:p>2.02567334305803</text:p>
              </table:table-cell>
              <table:table-cell office:value-type="float" office:value="3.54307146887449">
                <text:p>3.54307146887449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3.23348597253461">
                <text:p>3.23348597253461</text:p>
              </table:table-cell>
              <table:table-cell office:value-type="float" office:value="3.48447222987881">
                <text:p>3.48447222987881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3.30499695936348">
                <text:p>3.30499695936348</text:p>
              </table:table-cell>
              <table:table-cell office:value-type="float" office:value="3.00108150984044">
                <text:p>3.00108150984044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7.62237952990206">
                <text:p>7.62237952990206</text:p>
              </table:table-cell>
              <table:table-cell office:value-type="float" office:value="6.4577894268841">
                <text:p>6.4577894268841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8.84765228628941">
                <text:p>8.84765228628941</text:p>
              </table:table-cell>
              <table:table-cell office:value-type="float" office:value="6.959217419333">
                <text:p>6.959217419333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2.36922043467302">
                <text:p>2.36922043467302</text:p>
              </table:table-cell>
              <table:table-cell office:value-type="float" office:value="3.5962605593737">
                <text:p>3.5962605593737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7.88438178291739">
                <text:p>7.88438178291739</text:p>
              </table:table-cell>
              <table:table-cell office:value-type="float" office:value="6.31325943541678">
                <text:p>6.31325943541678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2.50539961793225">
                <text:p>2.50539961793225</text:p>
              </table:table-cell>
              <table:table-cell office:value-type="float" office:value="2.539646972807">
                <text:p>2.539646972807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9.29311140083405">
                <text:p>9.29311140083405</text:p>
              </table:table-cell>
              <table:table-cell office:value-type="float" office:value="7.09044564454418">
                <text:p>7.09044564454418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3.73434816347675">
                <text:p>3.73434816347675</text:p>
              </table:table-cell>
              <table:table-cell office:value-type="float" office:value="2.33831877324421">
                <text:p>2.33831877324421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2.22938274316133">
                <text:p>2.22938274316133</text:p>
              </table:table-cell>
              <table:table-cell office:value-type="float" office:value="3.93519708963879">
                <text:p>3.93519708963879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6.4735519171151">
                <text:p>6.4735519171151</text:p>
              </table:table-cell>
              <table:table-cell office:value-type="float" office:value="7.18848171722227">
                <text:p>7.18848171722227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6.80550618947541">
                <text:p>6.80550618947541</text:p>
              </table:table-cell>
              <table:table-cell office:value-type="float" office:value="6.60671497152578">
                <text:p>6.60671497152578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6.95823333915039">
                <text:p>6.95823333915039</text:p>
              </table:table-cell>
              <table:table-cell office:value-type="float" office:value="6.86454306922966">
                <text:p>6.86454306922966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2.89365464784208">
                <text:p>2.89365464784208</text:p>
              </table:table-cell>
              <table:table-cell office:value-type="float" office:value="2.13626043680129">
                <text:p>2.13626043680129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8.17094578655039">
                <text:p>8.17094578655039</text:p>
              </table:table-cell>
              <table:table-cell office:value-type="float" office:value="6.81334994870021">
                <text:p>6.81334994870021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3.56331525125431">
                <text:p>3.56331525125431</text:p>
              </table:table-cell>
              <table:table-cell office:value-type="float" office:value="2.31844138508467">
                <text:p>2.31844138508467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1.35103002141347">
                <text:p>1.35103002141347</text:p>
              </table:table-cell>
              <table:table-cell office:value-type="float" office:value="2.69559344767789">
                <text:p>2.69559344767789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8.00339290967335">
                <text:p>8.00339290967335</text:p>
              </table:table-cell>
              <table:table-cell office:value-type="float" office:value="7.73244336777834">
                <text:p>7.73244336777834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8.90181642356414">
                <text:p>8.90181642356414</text:p>
              </table:table-cell>
              <table:table-cell office:value-type="float" office:value="6.68382075711382">
                <text:p>6.68382075711382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1.59414511772395">
                <text:p>1.59414511772395</text:p>
              </table:table-cell>
              <table:table-cell office:value-type="float" office:value="1.95980904905626">
                <text:p>1.95980904905626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8.61391488982515">
                <text:p>8.61391488982515</text:p>
              </table:table-cell>
              <table:table-cell office:value-type="float" office:value="6.69742649295936">
                <text:p>6.69742649295936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8.08288353449022">
                <text:p>8.08288353449022</text:p>
              </table:table-cell>
              <table:table-cell office:value-type="float" office:value="6.69543072337056">
                <text:p>6.69543072337056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9.32737256659229">
                <text:p>9.32737256659229</text:p>
              </table:table-cell>
              <table:table-cell office:value-type="float" office:value="7.34937375008246">
                <text:p>7.34937375008246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2.09263228205151">
                <text:p>2.09263228205151</text:p>
              </table:table-cell>
              <table:table-cell office:value-type="float" office:value="1.87777034108687">
                <text:p>1.87777034108687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9.8883708742672">
                <text:p>9.8883708742672</text:p>
              </table:table-cell>
              <table:table-cell office:value-type="float" office:value="7.23726940989893">
                <text:p>7.23726940989893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8.41395215719907">
                <text:p>8.41395215719907</text:p>
              </table:table-cell>
              <table:table-cell office:value-type="float" office:value="6.17528185690655">
                <text:p>6.17528185690655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2.88438152291357">
                <text:p>2.88438152291357</text:p>
              </table:table-cell>
              <table:table-cell office:value-type="float" office:value="3.4202456057593">
                <text:p>3.4202456057593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6.22688268103798">
                <text:p>6.22688268103798</text:p>
              </table:table-cell>
              <table:table-cell office:value-type="float" office:value="6.73315125827933">
                <text:p>6.73315125827933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3.65611456368405">
                <text:p>3.65611456368405</text:p>
              </table:table-cell>
              <table:table-cell office:value-type="float" office:value="1.56901520016557">
                <text:p>1.56901520016557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8.62161726815418">
                <text:p>8.62161726815418</text:p>
              </table:table-cell>
              <table:table-cell office:value-type="float" office:value="7.90187899158354">
                <text:p>7.90187899158354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2.34275804258201">
                <text:p>2.34275804258201</text:p>
              </table:table-cell>
              <table:table-cell office:value-type="float" office:value="1.58397822535871">
                <text:p>1.58397822535871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8.04515869897423">
                <text:p>8.04515869897423</text:p>
              </table:table-cell>
              <table:table-cell office:value-type="float" office:value="6.67907441090067">
                <text:p>6.67907441090067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3.6612950414416">
                <text:p>3.6612950414416</text:p>
              </table:table-cell>
              <table:table-cell office:value-type="float" office:value="2.49155957144151">
                <text:p>2.49155957144151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7.86278969766186">
                <text:p>7.86278969766186</text:p>
              </table:table-cell>
              <table:table-cell office:value-type="float" office:value="6.1461478010021">
                <text:p>6.1461478010021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1.60239402013049">
                <text:p>1.60239402013049</text:p>
              </table:table-cell>
              <table:table-cell office:value-type="float" office:value="1.33408566990129">
                <text:p>1.33408566990129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8.09717277056731">
                <text:p>8.09717277056731</text:p>
              </table:table-cell>
              <table:table-cell office:value-type="float" office:value="7.21137432108864">
                <text:p>7.21137432108864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8.23540861663353">
                <text:p>8.23540861663353</text:p>
              </table:table-cell>
              <table:table-cell office:value-type="float" office:value="6.04273862180212">
                <text:p>6.04273862180212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7.17841725059416">
                <text:p>7.17841725059416</text:p>
              </table:table-cell>
              <table:table-cell office:value-type="float" office:value="6.09592234488589">
                <text:p>6.09592234488589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3.71355434437031">
                <text:p>3.71355434437031</text:p>
              </table:table-cell>
              <table:table-cell office:value-type="float" office:value="2.25651486803577">
                <text:p>2.25651486803577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2.05310159392881">
                <text:p>2.05310159392881</text:p>
              </table:table-cell>
              <table:table-cell office:value-type="float" office:value="1.95716655040367">
                <text:p>1.95716655040367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6.10032103566013">
                <text:p>6.10032103566013</text:p>
              </table:table-cell>
              <table:table-cell office:value-type="float" office:value="6.90141837210676">
                <text:p>6.90141837210676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9.78331857806285">
                <text:p>9.78331857806285</text:p>
              </table:table-cell>
              <table:table-cell office:value-type="float" office:value="7.07459581128183">
                <text:p>7.07459581128183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7.12402479046217">
                <text:p>7.12402479046217</text:p>
              </table:table-cell>
              <table:table-cell office:value-type="float" office:value="6.24355232081816">
                <text:p>6.24355232081816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8.84943001645268">
                <text:p>8.84943001645268</text:p>
              </table:table-cell>
              <table:table-cell office:value-type="float" office:value="6.65240242017666">
                <text:p>6.65240242017666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7.20243293693357">
                <text:p>7.20243293693357</text:p>
              </table:table-cell>
              <table:table-cell office:value-type="float" office:value="7.75306089232549">
                <text:p>7.75306089232549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2.4230731993601">
                <text:p>2.4230731993601</text:p>
              </table:table-cell>
              <table:table-cell office:value-type="float" office:value="2.20313687830338">
                <text:p>2.20313687830338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2.10540169656502">
                <text:p>2.10540169656502</text:p>
              </table:table-cell>
              <table:table-cell office:value-type="float" office:value="3.86529033028975">
                <text:p>3.86529033028975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3.33677428921475">
                <text:p>3.33677428921475</text:p>
              </table:table-cell>
              <table:table-cell office:value-type="float" office:value="3.2465765060666">
                <text:p>3.2465765060666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7.09980678840047">
                <text:p>7.09980678840047</text:p>
              </table:table-cell>
              <table:table-cell office:value-type="float" office:value="7.63174837016905">
                <text:p>7.63174837016905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2.79410745229459">
                <text:p>2.79410745229459</text:p>
              </table:table-cell>
              <table:table-cell office:value-type="float" office:value="3.42309412947998">
                <text:p>3.42309412947998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1.78502479983105">
                <text:p>1.78502479983105</text:p>
              </table:table-cell>
              <table:table-cell office:value-type="float" office:value="2.25750062833925">
                <text:p>2.25750062833925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8.98614013857174">
                <text:p>8.98614013857174</text:p>
              </table:table-cell>
              <table:table-cell office:value-type="float" office:value="6.67763656379408">
                <text:p>6.67763656379408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7.63725527682455">
                <text:p>7.63725527682455</text:p>
              </table:table-cell>
              <table:table-cell office:value-type="float" office:value="7.64679838453537">
                <text:p>7.64679838453537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6.94255254127533">
                <text:p>6.94255254127533</text:p>
              </table:table-cell>
              <table:table-cell office:value-type="float" office:value="7.29386282581132">
                <text:p>7.29386282581132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6.34253445648665">
                <text:p>6.34253445648665</text:p>
              </table:table-cell>
              <table:table-cell office:value-type="float" office:value="6.87641170806682">
                <text:p>6.87641170806682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7.43457539710191">
                <text:p>7.43457539710191</text:p>
              </table:table-cell>
              <table:table-cell office:value-type="float" office:value="7.47795960212162">
                <text:p>7.47795960212162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1.5674888313018">
                <text:p>1.5674888313018</text:p>
              </table:table-cell>
              <table:table-cell office:value-type="float" office:value="2.0936895571103">
                <text:p>2.0936895571103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1.16353155115047">
                <text:p>1.16353155115047</text:p>
              </table:table-cell>
              <table:table-cell office:value-type="float" office:value="3.15127988128691">
                <text:p>3.15127988128691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1.16432997203947">
                <text:p>1.16432997203947</text:p>
              </table:table-cell>
              <table:table-cell office:value-type="float" office:value="3.09457057361081">
                <text:p>3.09457057361081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9.27402348383432">
                <text:p>9.27402348383432</text:p>
              </table:table-cell>
              <table:table-cell office:value-type="float" office:value="6.42231421346912">
                <text:p>6.42231421346912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2.54405491407944">
                <text:p>2.54405491407944</text:p>
              </table:table-cell>
              <table:table-cell office:value-type="float" office:value="2.46771757769508">
                <text:p>2.46771757769508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7.9979632315422">
                <text:p>7.9979632315422</text:p>
              </table:table-cell>
              <table:table-cell office:value-type="float" office:value="6.29407597144845">
                <text:p>6.29407597144845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1.67807311098526">
                <text:p>1.67807311098526</text:p>
              </table:table-cell>
              <table:table-cell office:value-type="float" office:value="3.66416484958917">
                <text:p>3.66416484958917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3.90552290953367">
                <text:p>3.90552290953367</text:p>
              </table:table-cell>
              <table:table-cell office:value-type="float" office:value="2.62726689024063">
                <text:p>2.62726689024063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6.39438303545481">
                <text:p>6.39438303545481</text:p>
              </table:table-cell>
              <table:table-cell office:value-type="float" office:value="7.36716052919347">
                <text:p>7.36716052919347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8.296886133052">
                <text:p>8.296886133052</text:p>
              </table:table-cell>
              <table:table-cell office:value-type="float" office:value="7.23769030122585">
                <text:p>7.23769030122585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1.58756633442452">
                <text:p>1.58756633442452</text:p>
              </table:table-cell>
              <table:table-cell office:value-type="float" office:value="1.70684059900738">
                <text:p>1.70684059900738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9.54460626736998">
                <text:p>9.54460626736998</text:p>
              </table:table-cell>
              <table:table-cell office:value-type="float" office:value="6.74952170803683">
                <text:p>6.74952170803683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9.33121484272102">
                <text:p>9.33121484272102</text:p>
              </table:table-cell>
              <table:table-cell office:value-type="float" office:value="6.84704682107056">
                <text:p>6.84704682107056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6.21393367354781">
                <text:p>6.21393367354781</text:p>
              </table:table-cell>
              <table:table-cell office:value-type="float" office:value="7.11236425922908">
                <text:p>7.11236425922908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7.15434803101398">
                <text:p>7.15434803101398</text:p>
              </table:table-cell>
              <table:table-cell office:value-type="float" office:value="6.18727081084509">
                <text:p>6.18727081084509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3.82808277350595">
                <text:p>3.82808277350595</text:p>
              </table:table-cell>
              <table:table-cell office:value-type="float" office:value="2.28159184455652">
                <text:p>2.28159184455652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3.08127621553338">
                <text:p>3.08127621553338</text:p>
              </table:table-cell>
              <table:table-cell office:value-type="float" office:value="1.40294988764022">
                <text:p>1.40294988764022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2.01660241936843">
                <text:p>2.01660241936843</text:p>
              </table:table-cell>
              <table:table-cell office:value-type="float" office:value="1.86320355444436">
                <text:p>1.86320355444436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9.18984550855793">
                <text:p>9.18984550855793</text:p>
              </table:table-cell>
              <table:table-cell office:value-type="float" office:value="6.51837885717113">
                <text:p>6.51837885717113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7.15015165669363">
                <text:p>7.15015165669363</text:p>
              </table:table-cell>
              <table:table-cell office:value-type="float" office:value="6.74806230671566">
                <text:p>6.74806230671566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1.26550004792563">
                <text:p>1.26550004792563</text:p>
              </table:table-cell>
              <table:table-cell office:value-type="float" office:value="3.15582664492446">
                <text:p>3.15582664492446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9.82600340917262">
                <text:p>9.82600340917262</text:p>
              </table:table-cell>
              <table:table-cell office:value-type="float" office:value="7.04325719031998">
                <text:p>7.04325719031998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1.43313610821531">
                <text:p>1.43313610821531</text:p>
              </table:table-cell>
              <table:table-cell office:value-type="float" office:value="2.05225666453857">
                <text:p>2.05225666453857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3.88775933318708">
                <text:p>3.88775933318708</text:p>
              </table:table-cell>
              <table:table-cell office:value-type="float" office:value="2.07282267557589">
                <text:p>2.07282267557589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8.47705597890255">
                <text:p>8.47705597890255</text:p>
              </table:table-cell>
              <table:table-cell office:value-type="float" office:value="7.06773243202386">
                <text:p>7.06773243202386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6.89339229107413">
                <text:p>6.89339229107413</text:p>
              </table:table-cell>
              <table:table-cell office:value-type="float" office:value="6.39507907164843">
                <text:p>6.39507907164843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1.79331936163875">
                <text:p>1.79331936163875</text:p>
              </table:table-cell>
              <table:table-cell office:value-type="float" office:value="1.80567751177274">
                <text:p>1.80567751177274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2.05012229003732">
                <text:p>2.05012229003732</text:p>
              </table:table-cell>
              <table:table-cell office:value-type="float" office:value="1.17449384576848">
                <text:p>1.17449384576848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1.44457372432733">
                <text:p>1.44457372432733</text:p>
              </table:table-cell>
              <table:table-cell office:value-type="float" office:value="1.76362830448098">
                <text:p>1.76362830448098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6.88125025597083">
                <text:p>6.88125025597083</text:p>
              </table:table-cell>
              <table:table-cell office:value-type="float" office:value="7.70956945024813">
                <text:p>7.70956945024813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3.88269581651715">
                <text:p>3.88269581651715</text:p>
              </table:table-cell>
              <table:table-cell office:value-type="float" office:value="2.06222123640178">
                <text:p>2.06222123640178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1.80659660873939">
                <text:p>1.80659660873939</text:p>
              </table:table-cell>
              <table:table-cell office:value-type="float" office:value="1.41241603639861">
                <text:p>1.41241603639861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7.92134125980573">
                <text:p>7.92134125980573</text:p>
              </table:table-cell>
              <table:table-cell office:value-type="float" office:value="6.05532208635006">
                <text:p>6.05532208635006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1.38060317613958">
                <text:p>1.38060317613958</text:p>
              </table:table-cell>
              <table:table-cell office:value-type="float" office:value="3.42734580424717">
                <text:p>3.42734580424717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1.61289789712376">
                <text:p>1.61289789712376</text:p>
              </table:table-cell>
              <table:table-cell office:value-type="float" office:value="7.17112397861239">
                <text:p>7.17112397861239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1.46241520619962">
                <text:p>1.46241520619962</text:p>
              </table:table-cell>
              <table:table-cell office:value-type="float" office:value="2.83518365016936">
                <text:p>2.83518365016936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1.10694857891433">
                <text:p>1.10694857891433</text:p>
              </table:table-cell>
              <table:table-cell office:value-type="float" office:value="2.25832397583497">
                <text:p>2.25832397583497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3.84607069489169">
                <text:p>3.84607069489169</text:p>
              </table:table-cell>
              <table:table-cell office:value-type="float" office:value="2.52147996481954">
                <text:p>2.52147996481954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2.04149089446957">
                <text:p>2.04149089446957</text:p>
              </table:table-cell>
              <table:table-cell office:value-type="float" office:value="1.86198283784923">
                <text:p>1.86198283784923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3.20242535776216">
                <text:p>3.20242535776216</text:p>
              </table:table-cell>
              <table:table-cell office:value-type="float" office:value="3.73289703749034">
                <text:p>3.73289703749034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9.41318098644775">
                <text:p>9.41318098644775</text:p>
              </table:table-cell>
              <table:table-cell office:value-type="float" office:value="7.36350274684501">
                <text:p>7.36350274684501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7.25076693783005">
                <text:p>7.25076693783005</text:p>
              </table:table-cell>
              <table:table-cell office:value-type="float" office:value="7.23937589660845">
                <text:p>7.23937589660845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3.07210685614668">
                <text:p>3.07210685614668</text:p>
              </table:table-cell>
              <table:table-cell office:value-type="float" office:value="2.94851302499469">
                <text:p>2.94851302499469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7.35380188864232">
                <text:p>7.35380188864232</text:p>
              </table:table-cell>
              <table:table-cell office:value-type="float" office:value="6.38441112760551">
                <text:p>6.38441112760551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3.76768939338814">
                <text:p>3.76768939338814</text:p>
              </table:table-cell>
              <table:table-cell office:value-type="float" office:value="2.5198183145255">
                <text:p>2.5198183145255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3.62268309501315">
                <text:p>3.62268309501315</text:p>
              </table:table-cell>
              <table:table-cell office:value-type="float" office:value="3.49312225477084">
                <text:p>3.49312225477084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7.12739155732761">
                <text:p>7.12739155732761</text:p>
              </table:table-cell>
              <table:table-cell office:value-type="float" office:value="6.42815367698643">
                <text:p>6.42815367698643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1.87205607533176">
                <text:p>1.87205607533176</text:p>
              </table:table-cell>
              <table:table-cell office:value-type="float" office:value="3.34905913043071">
                <text:p>3.34905913043071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7.750785749002">
                <text:p>7.750785749002</text:p>
              </table:table-cell>
              <table:table-cell office:value-type="float" office:value="7.35783883101835">
                <text:p>7.35783883101835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3.8639548510098">
                <text:p>3.8639548510098</text:p>
              </table:table-cell>
              <table:table-cell office:value-type="float" office:value="2.78855506191387">
                <text:p>2.78855506191387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9.53646876918198">
                <text:p>9.53646876918198</text:p>
              </table:table-cell>
              <table:table-cell office:value-type="float" office:value="6.78273750677162">
                <text:p>6.78273750677162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2.51155253457547">
                <text:p>2.51155253457547</text:p>
              </table:table-cell>
              <table:table-cell office:value-type="float" office:value="1.33257869040588">
                <text:p>1.33257869040588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6.48490066547173">
                <text:p>6.48490066547173</text:p>
              </table:table-cell>
              <table:table-cell office:value-type="float" office:value="7.15023818981409">
                <text:p>7.15023818981409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8.1512721411135">
                <text:p>8.1512721411135</text:p>
              </table:table-cell>
              <table:table-cell office:value-type="float" office:value="6.27155597971157">
                <text:p>6.27155597971157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6.58121683753425">
                <text:p>6.58121683753425</text:p>
              </table:table-cell>
              <table:table-cell office:value-type="float" office:value="6.68612515711757">
                <text:p>6.68612515711757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6.00320738199393">
                <text:p>6.00320738199393</text:p>
              </table:table-cell>
              <table:table-cell office:value-type="float" office:value="7.04249709294192">
                <text:p>7.04249709294192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3.19603080049358">
                <text:p>3.19603080049358</text:p>
              </table:table-cell>
              <table:table-cell office:value-type="float" office:value="1.95316459404245">
                <text:p>1.95316459404245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7.49047345063909">
                <text:p>7.49047345063909</text:p>
              </table:table-cell>
              <table:table-cell office:value-type="float" office:value="6.73485090322385">
                <text:p>6.73485090322385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2.09726339148689">
                <text:p>2.09726339148689</text:p>
              </table:table-cell>
              <table:table-cell office:value-type="float" office:value="1.68549352346355">
                <text:p>1.68549352346355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1.69552489927966">
                <text:p>1.69552489927966</text:p>
              </table:table-cell>
              <table:table-cell office:value-type="float" office:value="1.46936602850192">
                <text:p>1.46936602850192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3.92474079514577">
                <text:p>3.92474079514577</text:p>
              </table:table-cell>
              <table:table-cell office:value-type="float" office:value="2.72491824113654">
                <text:p>2.72491824113654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3.62382683608028">
                <text:p>3.62382683608028</text:p>
              </table:table-cell>
              <table:table-cell office:value-type="float" office:value="1.91243100805387">
                <text:p>1.91243100805387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9.19065796945497">
                <text:p>9.19065796945497</text:p>
              </table:table-cell>
              <table:table-cell office:value-type="float" office:value="7.17846983818967">
                <text:p>7.17846983818967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1.54089016544714">
                <text:p>1.54089016544714</text:p>
              </table:table-cell>
              <table:table-cell office:value-type="float" office:value="1.97330514988355">
                <text:p>1.97330514988355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1.41229518596888">
                <text:p>1.41229518596888</text:p>
              </table:table-cell>
              <table:table-cell office:value-type="float" office:value="2.87032553098232">
                <text:p>2.87032553098232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7.49992252793284">
                <text:p>7.49992252793284</text:p>
              </table:table-cell>
              <table:table-cell office:value-type="float" office:value="6.79242802563035">
                <text:p>6.79242802563035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8.54185497894885">
                <text:p>8.54185497894885</text:p>
              </table:table-cell>
              <table:table-cell office:value-type="float" office:value="6.19872474101114">
                <text:p>6.19872474101114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3.74903270097988">
                <text:p>3.74903270097988</text:p>
              </table:table-cell>
              <table:table-cell office:value-type="float" office:value="1.73404067607816">
                <text:p>1.73404067607816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9.85603226257404">
                <text:p>9.85603226257404</text:p>
              </table:table-cell>
              <table:table-cell office:value-type="float" office:value="7.26517114582137">
                <text:p>7.26517114582137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2.90205012536124">
                <text:p>2.90205012536124</text:p>
              </table:table-cell>
              <table:table-cell office:value-type="float" office:value="3.54581876102113">
                <text:p>3.54581876102113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1.28034727732744">
                <text:p>1.28034727732744</text:p>
              </table:table-cell>
              <table:table-cell office:value-type="float" office:value="2.72700429298084">
                <text:p>2.72700429298084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6.34663973920448">
                <text:p>6.34663973920448</text:p>
              </table:table-cell>
              <table:table-cell office:value-type="float" office:value="7.25026001555778">
                <text:p>7.25026001555778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8.96748854271943">
                <text:p>8.96748854271943</text:p>
              </table:table-cell>
              <table:table-cell office:value-type="float" office:value="7.73340418062812">
                <text:p>7.73340418062812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7.59043593792535">
                <text:p>7.59043593792535</text:p>
              </table:table-cell>
              <table:table-cell office:value-type="float" office:value="7.81879347669792">
                <text:p>7.81879347669792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6.56190156580255">
                <text:p>6.56190156580255</text:p>
              </table:table-cell>
              <table:table-cell office:value-type="float" office:value="6.44906422824675">
                <text:p>6.44906422824675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2.1184230245868">
                <text:p>2.1184230245868</text:p>
              </table:table-cell>
              <table:table-cell office:value-type="float" office:value="1.15385210955532">
                <text:p>1.15385210955532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7.57470876489114">
                <text:p>7.57470876489114</text:p>
              </table:table-cell>
              <table:table-cell office:value-type="float" office:value="6.71338450019027">
                <text:p>6.71338450019027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3.85564889125758">
                <text:p>3.85564889125758</text:p>
              </table:table-cell>
              <table:table-cell office:value-type="float" office:value="2.27848438319895">
                <text:p>2.27848438319895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3.84266563993628">
                <text:p>3.84266563993628</text:p>
              </table:table-cell>
              <table:table-cell office:value-type="float" office:value="2.37034266831667">
                <text:p>2.37034266831667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7.98588116871053">
                <text:p>7.98588116871053</text:p>
              </table:table-cell>
              <table:table-cell office:value-type="float" office:value="6.7612531428839">
                <text:p>6.7612531428839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3.44883615655013">
                <text:p>3.44883615655013</text:p>
              </table:table-cell>
              <table:table-cell office:value-type="float" office:value="2.11510600996125">
                <text:p>2.11510600996125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6.86825210871">
                <text:p>6.86825210871</text:p>
              </table:table-cell>
              <table:table-cell office:value-type="float" office:value="6.8373176252436">
                <text:p>6.8373176252436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7.80731699736623">
                <text:p>7.80731699736623</text:p>
              </table:table-cell>
              <table:table-cell office:value-type="float" office:value="7.60488887158633">
                <text:p>7.60488887158633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3.73251237034672">
                <text:p>3.73251237034672</text:p>
              </table:table-cell>
              <table:table-cell office:value-type="float" office:value="1.66085144417681">
                <text:p>1.66085144417681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3.72031721935069">
                <text:p>3.72031721935069</text:p>
              </table:table-cell>
              <table:table-cell office:value-type="float" office:value="2.29452529673864">
                <text:p>2.29452529673864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7.85294714037291">
                <text:p>7.85294714037291</text:p>
              </table:table-cell>
              <table:table-cell office:value-type="float" office:value="6.86964858649253">
                <text:p>6.86964858649253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7.18678810806729">
                <text:p>7.18678810806729</text:p>
              </table:table-cell>
              <table:table-cell office:value-type="float" office:value="7.04761274592528">
                <text:p>7.04761274592528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6.33767738893577">
                <text:p>6.33767738893577</text:p>
              </table:table-cell>
              <table:table-cell office:value-type="float" office:value="7.14417776153611">
                <text:p>7.14417776153611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3.76022868782292">
                <text:p>3.76022868782292</text:p>
              </table:table-cell>
              <table:table-cell office:value-type="float" office:value="1.74475536964996">
                <text:p>1.74475536964996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1.75261897555608">
                <text:p>1.75261897555608</text:p>
              </table:table-cell>
              <table:table-cell office:value-type="float" office:value="2.32862681256915">
                <text:p>2.32862681256915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8.85936743110415">
                <text:p>8.85936743110415</text:p>
              </table:table-cell>
              <table:table-cell office:value-type="float" office:value="6.22905413507233">
                <text:p>6.22905413507233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3.71443615816191">
                <text:p>3.71443615816191</text:p>
              </table:table-cell>
              <table:table-cell office:value-type="float" office:value="2.51274851890013">
                <text:p>2.51274851890013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6.15513666049151">
                <text:p>6.15513666049151</text:p>
              </table:table-cell>
              <table:table-cell office:value-type="float" office:value="7.36667681186494">
                <text:p>7.36667681186494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8.82329968008278">
                <text:p>8.82329968008278</text:p>
              </table:table-cell>
              <table:table-cell office:value-type="float" office:value="7.88988590360967">
                <text:p>7.88988590360967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1.67321855056462">
                <text:p>1.67321855056462</text:p>
              </table:table-cell>
              <table:table-cell office:value-type="float" office:value="3.29607296501839">
                <text:p>3.29607296501839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7.85314457867475">
                <text:p>7.85314457867475</text:p>
              </table:table-cell>
              <table:table-cell office:value-type="float" office:value="7.18310943838648">
                <text:p>7.18310943838648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8.68012549069577">
                <text:p>8.68012549069577</text:p>
              </table:table-cell>
              <table:table-cell office:value-type="float" office:value="6.60298096158689">
                <text:p>6.60298096158689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2.71361093729239">
                <text:p>2.71361093729239</text:p>
              </table:table-cell>
              <table:table-cell office:value-type="float" office:value="3.78027823933475">
                <text:p>3.78027823933475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9.22705788061834">
                <text:p>9.22705788061834</text:p>
              </table:table-cell>
              <table:table-cell office:value-type="float" office:value="6.44282806362223">
                <text:p>6.44282806362223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2.01007161665344">
                <text:p>2.01007161665344</text:p>
              </table:table-cell>
              <table:table-cell office:value-type="float" office:value="3.07567888796443">
                <text:p>3.07567888796443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9.17889498676651">
                <text:p>9.17889498676651</text:p>
              </table:table-cell>
              <table:table-cell office:value-type="float" office:value="6.87448963337865">
                <text:p>6.87448963337865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7.32022008977809">
                <text:p>7.32022008977809</text:p>
              </table:table-cell>
              <table:table-cell office:value-type="float" office:value="7.12570580585919">
                <text:p>7.12570580585919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6.36587506227844">
                <text:p>6.36587506227844</text:p>
              </table:table-cell>
              <table:table-cell office:value-type="float" office:value="7.46953329494612">
                <text:p>7.46953329494612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3.58128430193643">
                <text:p>3.58128430193643</text:p>
              </table:table-cell>
              <table:table-cell office:value-type="float" office:value="3.53428009708276">
                <text:p>3.53428009708276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9.9662167420799">
                <text:p>9.9662167420799</text:p>
              </table:table-cell>
              <table:table-cell office:value-type="float" office:value="6.93005758557968">
                <text:p>6.93005758557968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7.08510603556566">
                <text:p>7.08510603556566</text:p>
              </table:table-cell>
              <table:table-cell office:value-type="float" office:value="6.28095735090799">
                <text:p>6.28095735090799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9.92765189931016">
                <text:p>9.92765189931016</text:p>
              </table:table-cell>
              <table:table-cell office:value-type="float" office:value="6.99002114896441">
                <text:p>6.99002114896441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8.49168902329783">
                <text:p>8.49168902329783</text:p>
              </table:table-cell>
              <table:table-cell office:value-type="float" office:value="7.01838467064574">
                <text:p>7.01838467064574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1.43557600554361">
                <text:p>1.43557600554361</text:p>
              </table:table-cell>
              <table:table-cell office:value-type="float" office:value="1.86652957593917">
                <text:p>1.86652957593917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7.56405504129188">
                <text:p>7.56405504129188</text:p>
              </table:table-cell>
              <table:table-cell office:value-type="float" office:value="7.23477239138449">
                <text:p>7.23477239138449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8.05425669119525">
                <text:p>8.05425669119525</text:p>
              </table:table-cell>
              <table:table-cell office:value-type="float" office:value="7.88712734596105">
                <text:p>7.88712734596105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9.00194714302117">
                <text:p>9.00194714302117</text:p>
              </table:table-cell>
              <table:table-cell office:value-type="float" office:value="6.65410762063057">
                <text:p>6.65410762063057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8.60406295558031">
                <text:p>8.60406295558031</text:p>
              </table:table-cell>
              <table:table-cell office:value-type="float" office:value="7.18158114557053">
                <text:p>7.18158114557053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7.15008395844541">
                <text:p>7.15008395844541</text:p>
              </table:table-cell>
              <table:table-cell office:value-type="float" office:value="6.10154359500146">
                <text:p>6.10154359500146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6.96643461089506">
                <text:p>6.96643461089506</text:p>
              </table:table-cell>
              <table:table-cell office:value-type="float" office:value="6.20734700302995">
                <text:p>6.20734700302995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3.87486538645114">
                <text:p>3.87486538645114</text:p>
              </table:table-cell>
              <table:table-cell office:value-type="float" office:value="1.91737827692032">
                <text:p>1.91737827692032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8.50000958905513">
                <text:p>8.50000958905513</text:p>
              </table:table-cell>
              <table:table-cell office:value-type="float" office:value="6.87474110391132">
                <text:p>6.87474110391132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1.97865481357459">
                <text:p>1.97865481357459</text:p>
              </table:table-cell>
              <table:table-cell office:value-type="float" office:value="2.75389948784773">
                <text:p>2.75389948784773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7.69011383061865">
                <text:p>7.69011383061865</text:p>
              </table:table-cell>
              <table:table-cell office:value-type="float" office:value="6.19250406746721">
                <text:p>6.19250406746721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9.64651711748844">
                <text:p>9.64651711748844</text:p>
              </table:table-cell>
              <table:table-cell office:value-type="float" office:value="7.54642947237989">
                <text:p>7.54642947237989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2.72722745230255">
                <text:p>2.72722745230255</text:p>
              </table:table-cell>
              <table:table-cell office:value-type="float" office:value="3.50434019630205">
                <text:p>3.50434019630205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9.60172251795235">
                <text:p>9.60172251795235</text:p>
              </table:table-cell>
              <table:table-cell office:value-type="float" office:value="6.86665460048695">
                <text:p>6.86665460048695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8.98482085729269">
                <text:p>8.98482085729269</text:p>
              </table:table-cell>
              <table:table-cell office:value-type="float" office:value="7.72440860351774">
                <text:p>7.72440860351774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8.05682929747719">
                <text:p>8.05682929747719</text:p>
              </table:table-cell>
              <table:table-cell office:value-type="float" office:value="7.86983625519474">
                <text:p>7.86983625519474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6.69455847888261">
                <text:p>6.69455847888261</text:p>
              </table:table-cell>
              <table:table-cell office:value-type="float" office:value="7.7308629708053">
                <text:p>7.7308629708053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6.05186074158738">
                <text:p>6.05186074158738</text:p>
              </table:table-cell>
              <table:table-cell office:value-type="float" office:value="6.85463704103918">
                <text:p>6.85463704103918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7.67880782717964">
                <text:p>7.67880782717964</text:p>
              </table:table-cell>
              <table:table-cell office:value-type="float" office:value="7.36504839803808">
                <text:p>7.36504839803808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6.88235289318938">
                <text:p>6.88235289318938</text:p>
              </table:table-cell>
              <table:table-cell office:value-type="float" office:value="7.2180514676415">
                <text:p>7.2180514676415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6.80619702373996">
                <text:p>6.80619702373996</text:p>
              </table:table-cell>
              <table:table-cell office:value-type="float" office:value="7.24457213561642">
                <text:p>7.24457213561642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9.28135240098437">
                <text:p>9.28135240098437</text:p>
              </table:table-cell>
              <table:table-cell office:value-type="float" office:value="7.75843493823429">
                <text:p>7.75843493823429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7.72815523885602">
                <text:p>7.72815523885602</text:p>
              </table:table-cell>
              <table:table-cell office:value-type="float" office:value="7.56213814464146">
                <text:p>7.56213814464146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3.82911860205592">
                <text:p>3.82911860205592</text:p>
              </table:table-cell>
              <table:table-cell office:value-type="float" office:value="3.14173107759465">
                <text:p>3.14173107759465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9.80129561974468">
                <text:p>9.80129561974468</text:p>
              </table:table-cell>
              <table:table-cell office:value-type="float" office:value="6.83801164096631">
                <text:p>6.83801164096631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6.23321279964613">
                <text:p>6.23321279964613</text:p>
              </table:table-cell>
              <table:table-cell office:value-type="float" office:value="6.59288538877558">
                <text:p>6.59288538877558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1.78865379964543">
                <text:p>1.78865379964543</text:p>
              </table:table-cell>
              <table:table-cell office:value-type="float" office:value="3.24519391579298">
                <text:p>3.24519391579298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8.7330010752663">
                <text:p>8.7330010752663</text:p>
              </table:table-cell>
              <table:table-cell office:value-type="float" office:value="7.79241055599998">
                <text:p>7.79241055599998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8.51117257425562">
                <text:p>8.51117257425562</text:p>
              </table:table-cell>
              <table:table-cell office:value-type="float" office:value="6.13628678970609">
                <text:p>6.13628678970609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8.15877853791142">
                <text:p>8.15877853791142</text:p>
              </table:table-cell>
              <table:table-cell office:value-type="float" office:value="6.73623249582695">
                <text:p>6.73623249582695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8.70214107266349">
                <text:p>8.70214107266349</text:p>
              </table:table-cell>
              <table:table-cell office:value-type="float" office:value="6.94425715968888">
                <text:p>6.94425715968888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7.75267468875819">
                <text:p>7.75267468875819</text:p>
              </table:table-cell>
              <table:table-cell office:value-type="float" office:value="6.46029344469778">
                <text:p>6.46029344469778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3.03242290965389">
                <text:p>3.03242290965389</text:p>
              </table:table-cell>
              <table:table-cell office:value-type="float" office:value="1.54254449778876">
                <text:p>1.54254449778876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2.87323214130158">
                <text:p>2.87323214130158</text:p>
              </table:table-cell>
              <table:table-cell office:value-type="float" office:value="3.68556037577753">
                <text:p>3.68556037577753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1.55270432715315">
                <text:p>1.55270432715315</text:p>
              </table:table-cell>
              <table:table-cell office:value-type="float" office:value="1.67938116418369">
                <text:p>1.67938116418369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9.41491300980037">
                <text:p>9.41491300980037</text:p>
              </table:table-cell>
              <table:table-cell office:value-type="float" office:value="7.10832834102078">
                <text:p>7.10832834102078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3.6886620110241">
                <text:p>3.6886620110241</text:p>
              </table:table-cell>
              <table:table-cell office:value-type="float" office:value="3.38426705340857">
                <text:p>3.38426705340857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6.20375381255732">
                <text:p>6.20375381255732</text:p>
              </table:table-cell>
              <table:table-cell office:value-type="float" office:value="6.63639339844465">
                <text:p>6.63639339844465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9.63454368951257">
                <text:p>9.63454368951257</text:p>
              </table:table-cell>
              <table:table-cell office:value-type="float" office:value="7.02035282106649">
                <text:p>7.02035282106649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6.66974631912944">
                <text:p>6.66974631912944</text:p>
              </table:table-cell>
              <table:table-cell office:value-type="float" office:value="7.45598671515297">
                <text:p>7.45598671515297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6.37311322472927">
                <text:p>6.37311322472927</text:p>
              </table:table-cell>
              <table:table-cell office:value-type="float" office:value="7.40856539915288">
                <text:p>7.40856539915288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2.99407001378356">
                <text:p>2.99407001378356</text:p>
              </table:table-cell>
              <table:table-cell office:value-type="float" office:value="2.23453372185674">
                <text:p>2.23453372185674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7.39740751147573">
                <text:p>7.39740751147573</text:p>
              </table:table-cell>
              <table:table-cell office:value-type="float" office:value="7.88515675527371">
                <text:p>7.88515675527371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2.47952104240086">
                <text:p>2.47952104240086</text:p>
              </table:table-cell>
              <table:table-cell office:value-type="float" office:value="2.49431784024497">
                <text:p>2.49431784024497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9.34147740557297">
                <text:p>9.34147740557297</text:p>
              </table:table-cell>
              <table:table-cell office:value-type="float" office:value="7.46107509288348">
                <text:p>7.46107509288348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2.70061185553866">
                <text:p>2.70061185553866</text:p>
              </table:table-cell>
              <table:table-cell office:value-type="float" office:value="3.23010971791413">
                <text:p>3.23010971791413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7.39456726264168">
                <text:p>7.39456726264168</text:p>
              </table:table-cell>
              <table:table-cell office:value-type="float" office:value="6.37023182442668">
                <text:p>6.37023182442668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8.68179683463039">
                <text:p>8.68179683463039</text:p>
              </table:table-cell>
              <table:table-cell office:value-type="float" office:value="6.07158274865285">
                <text:p>6.07158274865285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6.76063566483917">
                <text:p>6.76063566483917</text:p>
              </table:table-cell>
              <table:table-cell office:value-type="float" office:value="7.72113166381727">
                <text:p>7.72113166381727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8.60845272971972">
                <text:p>8.60845272971972</text:p>
              </table:table-cell>
              <table:table-cell office:value-type="float" office:value="6.72995761534883">
                <text:p>6.72995761534883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8.85325861408896">
                <text:p>8.85325861408896</text:p>
              </table:table-cell>
              <table:table-cell office:value-type="float" office:value="7.55426803980724">
                <text:p>7.55426803980724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8.38648866503373">
                <text:p>8.38648866503373</text:p>
              </table:table-cell>
              <table:table-cell office:value-type="float" office:value="7.78044819428187">
                <text:p>7.78044819428187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1.12665798388019">
                <text:p>1.12665798388019</text:p>
              </table:table-cell>
              <table:table-cell office:value-type="float" office:value="2.85523208547329">
                <text:p>2.85523208547329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8.22099732740216">
                <text:p>8.22099732740216</text:p>
              </table:table-cell>
              <table:table-cell office:value-type="float" office:value="7.32285896457011">
                <text:p>7.32285896457011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1.65524641848771">
                <text:p>1.65524641848771</text:p>
              </table:table-cell>
              <table:table-cell office:value-type="float" office:value="1.88904028812237">
                <text:p>1.88904028812237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7.64994482643906">
                <text:p>7.64994482643906</text:p>
              </table:table-cell>
              <table:table-cell office:value-type="float" office:value="7.33736676333698">
                <text:p>7.33736676333698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2.17775336889065">
                <text:p>2.17775336889065</text:p>
              </table:table-cell>
              <table:table-cell office:value-type="float" office:value="3.50402340630686">
                <text:p>3.50402340630686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1.07842038673434">
                <text:p>1.07842038673434</text:p>
              </table:table-cell>
              <table:table-cell office:value-type="float" office:value="2.12842388364996">
                <text:p>2.12842388364996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3.0135067976903">
                <text:p>3.0135067976903</text:p>
              </table:table-cell>
              <table:table-cell office:value-type="float" office:value="1.21992332622243">
                <text:p>1.21992332622243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3.34946282834999">
                <text:p>3.34946282834999</text:p>
              </table:table-cell>
              <table:table-cell office:value-type="float" office:value="2.73858489076418">
                <text:p>2.73858489076418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1.44837126979237">
                <text:p>1.44837126979237</text:p>
              </table:table-cell>
              <table:table-cell office:value-type="float" office:value="1.91515283446921">
                <text:p>1.91515283446921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1.33302066302134">
                <text:p>1.33302066302134</text:p>
              </table:table-cell>
              <table:table-cell office:value-type="float" office:value="1.95062096507968">
                <text:p>1.95062096507968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9.34083269558138">
                <text:p>9.34083269558138</text:p>
              </table:table-cell>
              <table:table-cell office:value-type="float" office:value="6.41564424959856">
                <text:p>6.41564424959856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2.07724913028841">
                <text:p>2.07724913028841</text:p>
              </table:table-cell>
              <table:table-cell office:value-type="float" office:value="2.40814643720215">
                <text:p>2.40814643720215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3.67164993187989">
                <text:p>3.67164993187989</text:p>
              </table:table-cell>
              <table:table-cell office:value-type="float" office:value="3.05996067878973">
                <text:p>3.05996067878973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2.81512734029769">
                <text:p>2.81512734029769</text:p>
              </table:table-cell>
              <table:table-cell office:value-type="float" office:value="1.8417696191622">
                <text:p>1.8417696191622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9.61583506440749">
                <text:p>9.61583506440749</text:p>
              </table:table-cell>
              <table:table-cell office:value-type="float" office:value="6.94068936789804">
                <text:p>6.94068936789804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6.26011449244326">
                <text:p>6.26011449244326</text:p>
              </table:table-cell>
              <table:table-cell office:value-type="float" office:value="7.29068021731403">
                <text:p>7.29068021731403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8.47886162478291">
                <text:p>8.47886162478291</text:p>
              </table:table-cell>
              <table:table-cell office:value-type="float" office:value="7.21304788943863">
                <text:p>7.21304788943863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8.70784925099371">
                <text:p>8.70784925099371</text:p>
              </table:table-cell>
              <table:table-cell office:value-type="float" office:value="7.85504040955178">
                <text:p>7.85504040955178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9.38257524046614">
                <text:p>9.38257524046614</text:p>
              </table:table-cell>
              <table:table-cell office:value-type="float" office:value="6.55352554095338">
                <text:p>6.55352554095338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2.07731449619975">
                <text:p>2.07731449619975</text:p>
              </table:table-cell>
              <table:table-cell office:value-type="float" office:value="3.56316132353975">
                <text:p>3.56316132353975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1.44112525774679">
                <text:p>1.44112525774679</text:p>
              </table:table-cell>
              <table:table-cell office:value-type="float" office:value="2.91111433808636">
                <text:p>2.91111433808636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3.7494238302463">
                <text:p>3.7494238302463</text:p>
              </table:table-cell>
              <table:table-cell office:value-type="float" office:value="2.43474715018683">
                <text:p>2.43474715018683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1.69428218302187">
                <text:p>1.69428218302187</text:p>
              </table:table-cell>
              <table:table-cell office:value-type="float" office:value="1.89969376057818">
                <text:p>1.89969376057818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6.01605557592843">
                <text:p>6.01605557592843</text:p>
              </table:table-cell>
              <table:table-cell office:value-type="float" office:value="7.11670082110064">
                <text:p>7.11670082110064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6.52248833759682">
                <text:p>6.52248833759682</text:p>
              </table:table-cell>
              <table:table-cell office:value-type="float" office:value="7.1680981710787">
                <text:p>7.1680981710787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6.75310091124365">
                <text:p>6.75310091124365</text:p>
              </table:table-cell>
              <table:table-cell office:value-type="float" office:value="6.50950676797496">
                <text:p>6.50950676797496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9.5018672705547">
                <text:p>9.5018672705547</text:p>
              </table:table-cell>
              <table:table-cell office:value-type="float" office:value="6.73352013593506">
                <text:p>6.73352013593506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1.43273908965749">
                <text:p>1.43273908965749</text:p>
              </table:table-cell>
              <table:table-cell office:value-type="float" office:value="2.9596264777693">
                <text:p>2.9596264777693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8.20897152800847">
                <text:p>8.20897152800847</text:p>
              </table:table-cell>
              <table:table-cell office:value-type="float" office:value="6.45208581109159">
                <text:p>6.45208581109159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1.60089699157583">
                <text:p>1.60089699157583</text:p>
              </table:table-cell>
              <table:table-cell office:value-type="float" office:value="2.09927524953197">
                <text:p>2.09927524953197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2.38908790640039">
                <text:p>2.38908790640039</text:p>
              </table:table-cell>
              <table:table-cell office:value-type="float" office:value="3.65033547549713">
                <text:p>3.65033547549713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6.53522307075921">
                <text:p>6.53522307075921</text:p>
              </table:table-cell>
              <table:table-cell office:value-type="float" office:value="6.7672886496054">
                <text:p>6.7672886496054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7.54203478756918">
                <text:p>7.54203478756918</text:p>
              </table:table-cell>
              <table:table-cell office:value-type="float" office:value="7.73478372354918">
                <text:p>7.73478372354918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9.050913935159">
                <text:p>9.050913935159</text:p>
              </table:table-cell>
              <table:table-cell office:value-type="float" office:value="6.50644549166214">
                <text:p>6.50644549166214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1.32170885717284">
                <text:p>1.32170885717284</text:p>
              </table:table-cell>
              <table:table-cell office:value-type="float" office:value="1.93929079074071">
                <text:p>1.93929079074071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1.6030556488686">
                <text:p>1.6030556488686</text:p>
              </table:table-cell>
              <table:table-cell office:value-type="float" office:value="1.94755593557705">
                <text:p>1.94755593557705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9.9975258665712">
                <text:p>9.9975258665712</text:p>
              </table:table-cell>
              <table:table-cell office:value-type="float" office:value="7.00627825322006">
                <text:p>7.00627825322006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1.04803893139604">
                <text:p>1.04803893139604</text:p>
              </table:table-cell>
              <table:table-cell office:value-type="float" office:value="2.6544286887801">
                <text:p>2.6544286887801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9.56655240087921">
                <text:p>9.56655240087921</text:p>
              </table:table-cell>
              <table:table-cell office:value-type="float" office:value="7.15437226385717">
                <text:p>7.15437226385717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7.24886142229896">
                <text:p>7.24886142229896</text:p>
              </table:table-cell>
              <table:table-cell office:value-type="float" office:value="6.43600868343889">
                <text:p>6.43600868343889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1.85930838238007">
                <text:p>1.85930838238007</text:p>
              </table:table-cell>
              <table:table-cell office:value-type="float" office:value="2.86605147853877">
                <text:p>2.86605147853877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8.76132533073612">
                <text:p>8.76132533073612</text:p>
              </table:table-cell>
              <table:table-cell office:value-type="float" office:value="6.77192225348155">
                <text:p>6.77192225348155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7.81204957123281">
                <text:p>7.81204957123281</text:p>
              </table:table-cell>
              <table:table-cell office:value-type="float" office:value="7.96774494513534">
                <text:p>7.96774494513534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3.42527425078392">
                <text:p>3.42527425078392</text:p>
              </table:table-cell>
              <table:table-cell office:value-type="float" office:value="3.20627012309396">
                <text:p>3.20627012309396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9.1124642152031">
                <text:p>9.1124642152031</text:p>
              </table:table-cell>
              <table:table-cell office:value-type="float" office:value="7.79431803820424">
                <text:p>7.79431803820424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1.74876543211">
                <text:p>1.74876543211</text:p>
              </table:table-cell>
              <table:table-cell office:value-type="float" office:value="7.86868686869">
                <text:p>7.86868686869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7.94222582951164">
                <text:p>7.94222582951164</text:p>
              </table:table-cell>
              <table:table-cell office:value-type="float" office:value="7.61854748166631">
                <text:p>7.61854748166631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1.47979739106768">
                <text:p>1.47979739106768</text:p>
              </table:table-cell>
              <table:table-cell office:value-type="float" office:value="3.30432219238402">
                <text:p>3.30432219238402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7.17873356591021">
                <text:p>7.17873356591021</text:p>
              </table:table-cell>
              <table:table-cell office:value-type="float" office:value="6.81843936899191">
                <text:p>6.81843936899191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6.3848210999999">
                <text:p>6.3848210999999</text:p>
              </table:table-cell>
              <table:table-cell office:value-type="float" office:value="7.11564341365981">
                <text:p>7.11564341365981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2.03177527294444">
                <text:p>2.03177527294444</text:p>
              </table:table-cell>
              <table:table-cell office:value-type="float" office:value="2.13503710989211">
                <text:p>2.13503710989211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1.24133023476366">
                <text:p>1.24133023476366</text:p>
              </table:table-cell>
              <table:table-cell office:value-type="float" office:value="1.68981363986104">
                <text:p>1.6898136398610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8.3.2$Linux_X86_64 LibreOffice_project/5ee70f9e60a556cf41458d71cbfa54885591385a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